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3.305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787in" svg:y="0.813in">
            <draw:object draw:notify-on-update-of-ranges="Sheet1.B1:Sheet1.B1 Sheet1.B2:Sheet1.B342 Sheet1.C1:Sheet1.C1 Sheet1.C2:Sheet1.C342 Sheet1.E2:Sheet1.E342 Sheet1.D2:Sheet1.D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n_h1/n_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_h1/n_h</text:p>
          </table:table-cell>
          <table:table-cell office:value-type="string" calcext:value-type="string">
            <text:p>Pressure_Initial</text:p>
          </table:table-cell>
          <table:table-cell office:value-type="string" calcext:value-type="string">
            <text:p>Pressure_Calc</text:p>
          </table:table-cell>
        </table:table-row>
        <table:table-row table:style-name="ro1">
          <table:table-cell/>
          <table:table-cell office:value-type="float" office:value="1212.34549175263" calcext:value-type="float">
            <text:p>1212.3454917526</text:p>
          </table:table-cell>
          <table:table-cell office:value-type="float" office:value="2.24861916633933E-026" calcext:value-type="float">
            <text:p>2.24861916633933E-026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1.37773972381400009554682667611371120E-0341</text:p>
          </table:table-cell>
          <table:table-cell office:value-type="float" office:value="100" calcext:value-type="float">
            <text:p>100</text:p>
          </table:table-cell>
          <table:table-cell office:value-type="float" office:value="100.049205173762" calcext:value-type="float">
            <text:p>100.0492051738</text:p>
          </table:table-cell>
        </table:table-row>
        <table:table-row table:style-name="ro1">
          <table:table-cell/>
          <table:table-cell office:value-type="float" office:value="1333.58004092789" calcext:value-type="float">
            <text:p>1333.5800409279</text:p>
          </table:table-cell>
          <table:table-cell office:value-type="float" office:value="8.96333962229743E-024" calcext:value-type="float">
            <text:p>8.96333962229743E-024</text:p>
          </table:table-cell>
          <table:table-cell office:value-type="float" office:value="200" calcext:value-type="float">
            <text:p>200</text:p>
          </table:table-cell>
          <table:table-cell office:value-type="float" office:value="4.98030576734043E-170" calcext:value-type="float">
            <text:p>4.98030576734043E-170</text:p>
          </table:table-cell>
          <table:table-cell office:value-type="float" office:value="110" calcext:value-type="float">
            <text:p>110</text:p>
          </table:table-cell>
          <table:table-cell office:value-type="float" office:value="110.054125691138" calcext:value-type="float">
            <text:p>110.0541256911</text:p>
          </table:table-cell>
        </table:table-row>
        <table:table-row table:style-name="ro1">
          <table:table-cell/>
          <table:table-cell office:value-type="float" office:value="1454.81459010315" calcext:value-type="float">
            <text:p>1454.8145901032</text:p>
          </table:table-cell>
          <table:table-cell office:value-type="float" office:value="1.32455236198077E-021" calcext:value-type="float">
            <text:p>1.32455236198077E-021</text:p>
          </table:table-cell>
          <table:table-cell office:value-type="float" office:value="300" calcext:value-type="float">
            <text:p>300</text:p>
          </table:table-cell>
          <table:table-cell office:value-type="float" office:value="8.71157262634914E-113" calcext:value-type="float">
            <text:p>8.71157262634914E-113</text:p>
          </table:table-cell>
          <table:table-cell office:value-type="float" office:value="120" calcext:value-type="float">
            <text:p>120</text:p>
          </table:table-cell>
          <table:table-cell office:value-type="float" office:value="120.059046208515" calcext:value-type="float">
            <text:p>120.0590462085</text:p>
          </table:table-cell>
        </table:table-row>
        <table:table-row table:style-name="ro1">
          <table:table-cell/>
          <table:table-cell office:value-type="float" office:value="1576.04913927842" calcext:value-type="float">
            <text:p>1576.0491392784</text:p>
          </table:table-cell>
          <table:table-cell office:value-type="float" office:value="9.1195683725051E-020" calcext:value-type="float">
            <text:p>9.1195683725051E-020</text:p>
          </table:table-cell>
          <table:table-cell office:value-type="float" office:value="400" calcext:value-type="float">
            <text:p>400</text:p>
          </table:table-cell>
          <table:table-cell office:value-type="float" office:value="3.88317237181936E-084" calcext:value-type="float">
            <text:p>3.88317237181936E-084</text:p>
          </table:table-cell>
          <table:table-cell office:value-type="float" office:value="130" calcext:value-type="float">
            <text:p>130</text:p>
          </table:table-cell>
          <table:table-cell office:value-type="float" office:value="130.063966725891" calcext:value-type="float">
            <text:p>130.0639667259</text:p>
          </table:table-cell>
        </table:table-row>
        <table:table-row table:style-name="ro1">
          <table:table-cell/>
          <table:table-cell office:value-type="float" office:value="1697.28368845368" calcext:value-type="float">
            <text:p>1697.2836884537</text:p>
          </table:table-cell>
          <table:table-cell office:value-type="float" office:value="3.44439540638301E-018" calcext:value-type="float">
            <text:p>3.44439540638301E-018</text:p>
          </table:table-cell>
          <table:table-cell office:value-type="float" office:value="500" calcext:value-type="float">
            <text:p>500</text:p>
          </table:table-cell>
          <table:table-cell office:value-type="float" office:value="6.23879638485861E-067" calcext:value-type="float">
            <text:p>6.23879638485861E-067</text:p>
          </table:table-cell>
          <table:table-cell office:value-type="float" office:value="140" calcext:value-type="float">
            <text:p>140</text:p>
          </table:table-cell>
          <table:table-cell office:value-type="float" office:value="140.068887243267" calcext:value-type="float">
            <text:p>140.0688872433</text:p>
          </table:table-cell>
        </table:table-row>
        <table:table-row table:style-name="ro1">
          <table:table-cell/>
          <table:table-cell office:value-type="float" office:value="1818.51823762894" calcext:value-type="float">
            <text:p>1818.518237629</text:p>
          </table:table-cell>
          <table:table-cell office:value-type="float" office:value="8.04486813670687E-017" calcext:value-type="float">
            <text:p>8.04486813670687E-017</text:p>
          </table:table-cell>
          <table:table-cell office:value-type="float" office:value="600" calcext:value-type="float">
            <text:p>600</text:p>
          </table:table-cell>
          <table:table-cell office:value-type="float" office:value="1.8907807336983E-055" calcext:value-type="float">
            <text:p>1.8907807336983E-055</text:p>
          </table:table-cell>
          <table:table-cell office:value-type="float" office:value="150" calcext:value-type="float">
            <text:p>150</text:p>
          </table:table-cell>
          <table:table-cell office:value-type="float" office:value="150.073807760643" calcext:value-type="float">
            <text:p>150.0738077606</text:p>
          </table:table-cell>
        </table:table-row>
        <table:table-row table:style-name="ro1">
          <table:table-cell/>
          <table:table-cell office:value-type="float" office:value="1939.7527868042" calcext:value-type="float">
            <text:p>1939.7527868042</text:p>
          </table:table-cell>
          <table:table-cell office:value-type="float" office:value="1.27125389005192E-015" calcext:value-type="float">
            <text:p>1.27125389005192E-015</text:p>
          </table:table-cell>
          <table:table-cell office:value-type="float" office:value="700" calcext:value-type="float">
            <text:p>700</text:p>
          </table:table-cell>
          <table:table-cell office:value-type="float" office:value="3.05867258561139E-047" calcext:value-type="float">
            <text:p>3.05867258561139E-047</text:p>
          </table:table-cell>
          <table:table-cell office:value-type="float" office:value="160" calcext:value-type="float">
            <text:p>160</text:p>
          </table:table-cell>
          <table:table-cell office:value-type="float" office:value="160.07872827802" calcext:value-type="float">
            <text:p>160.078728278</text:p>
          </table:table-cell>
        </table:table-row>
        <table:table-row table:style-name="ro1">
          <table:table-cell/>
          <table:table-cell office:value-type="float" office:value="2060.98733597944" calcext:value-type="float">
            <text:p>2060.9873359794</text:p>
          </table:table-cell>
          <table:table-cell office:value-type="float" office:value="0.0000000000000145585741258392" calcext:value-type="float">
            <text:p>1.45585741258392E-014</text:p>
          </table:table-cell>
          <table:table-cell office:value-type="float" office:value="800" calcext:value-type="float">
            <text:p>800</text:p>
          </table:table-cell>
          <table:table-cell office:value-type="float" office:value="4.44670427883676E-041" calcext:value-type="float">
            <text:p>4.44670427883676E-041</text:p>
          </table:table-cell>
          <table:table-cell office:value-type="float" office:value="170" calcext:value-type="float">
            <text:p>170</text:p>
          </table:table-cell>
          <table:table-cell office:value-type="float" office:value="170.083648795396" calcext:value-type="float">
            <text:p>170.0836487954</text:p>
          </table:table-cell>
        </table:table-row>
        <table:table-row table:style-name="ro1">
          <table:table-cell/>
          <table:table-cell office:value-type="float" office:value="2182.22188515445" calcext:value-type="float">
            <text:p>2182.2218851545</text:p>
          </table:table-cell>
          <table:table-cell office:value-type="float" office:value="0.000000000000127472466853025" calcext:value-type="float">
            <text:p>1.27472466853025E-013</text:p>
          </table:table-cell>
          <table:table-cell office:value-type="float" office:value="900" calcext:value-type="float">
            <text:p>900</text:p>
          </table:table-cell>
          <table:table-cell office:value-type="float" office:value="2.79018917415682E-036" calcext:value-type="float">
            <text:p>2.79018917415682E-036</text:p>
          </table:table-cell>
          <table:table-cell office:value-type="float" office:value="180" calcext:value-type="float">
            <text:p>180</text:p>
          </table:table-cell>
          <table:table-cell office:value-type="float" office:value="180.088569312772" calcext:value-type="float">
            <text:p>180.0885693128</text:p>
          </table:table-cell>
        </table:table-row>
        <table:table-row table:style-name="ro1">
          <table:table-cell/>
          <table:table-cell office:value-type="float" office:value="2303.45643432794" calcext:value-type="float">
            <text:p>2303.456434328</text:p>
          </table:table-cell>
          <table:table-cell office:value-type="float" office:value="0.000000000000890179551507595" calcext:value-type="float">
            <text:p>8.90179551507595E-013</text:p>
          </table:table-cell>
          <table:table-cell office:value-type="float" office:value="1000" calcext:value-type="float">
            <text:p>1000</text:p>
          </table:table-cell>
          <table:table-cell office:value-type="float" office:value="1.93792325635395E-032" calcext:value-type="float">
            <text:p>1.93792325635395E-032</text:p>
          </table:table-cell>
          <table:table-cell office:value-type="float" office:value="190" calcext:value-type="float">
            <text:p>190</text:p>
          </table:table-cell>
          <table:table-cell office:value-type="float" office:value="190.093489830148" calcext:value-type="float">
            <text:p>190.0934898301</text:p>
          </table:table-cell>
        </table:table-row>
        <table:table-row table:style-name="ro1">
          <table:table-cell/>
          <table:table-cell office:value-type="float" office:value="2424.69098349282" calcext:value-type="float">
            <text:p>2424.6909834928</text:p>
          </table:table-cell>
          <table:table-cell office:value-type="float" office:value="0.00000000000512849895260614" calcext:value-type="float">
            <text:p>5.12849895260614E-012</text:p>
          </table:table-cell>
          <table:table-cell office:value-type="float" office:value="1100" calcext:value-type="float">
            <text:p>1100</text:p>
          </table:table-cell>
          <table:table-cell office:value-type="float" office:value="2.71340182422454E-029" calcext:value-type="float">
            <text:p>2.71340182422454E-029</text:p>
          </table:table-cell>
          <table:table-cell office:value-type="float" office:value="200" calcext:value-type="float">
            <text:p>200</text:p>
          </table:table-cell>
          <table:table-cell office:value-type="float" office:value="200.098410347524" calcext:value-type="float">
            <text:p>200.0984103475</text:p>
          </table:table-cell>
        </table:table-row>
        <table:table-row table:style-name="ro1">
          <table:table-cell/>
          <table:table-cell office:value-type="float" office:value="2545.92553261674" calcext:value-type="float">
            <text:p>2545.9255326167</text:p>
          </table:table-cell>
          <table:table-cell office:value-type="float" office:value="0.0000000000250523805867798" calcext:value-type="float">
            <text:p>2.50523805867798E-011</text:p>
          </table:table-cell>
          <table:table-cell office:value-type="float" office:value="1200" calcext:value-type="float">
            <text:p>1200</text:p>
          </table:table-cell>
          <table:table-cell office:value-type="float" office:value="1.14235140486952E-026" calcext:value-type="float">
            <text:p>1.14235140486952E-026</text:p>
          </table:table-cell>
          <table:table-cell office:value-type="float" office:value="210" calcext:value-type="float">
            <text:p>210</text:p>
          </table:table-cell>
          <table:table-cell office:value-type="float" office:value="210.103330864901" calcext:value-type="float">
            <text:p>210.1033308649</text:p>
          </table:table-cell>
        </table:table-row>
        <table:table-row table:style-name="ro1">
          <table:table-cell/>
          <table:table-cell office:value-type="float" office:value="2667.16008157275" calcext:value-type="float">
            <text:p>2667.1600815728</text:p>
          </table:table-cell>
          <table:table-cell office:value-type="float" office:value="0.000000000106118108133191" calcext:value-type="float">
            <text:p>1.06118108133191E-010</text:p>
          </table:table-cell>
          <table:table-cell office:value-type="float" office:value="1300" calcext:value-type="float">
            <text:p>1300</text:p>
          </table:table-cell>
          <table:table-cell office:value-type="float" office:value="1.90738980895371E-024" calcext:value-type="float">
            <text:p>1.90738980895371E-024</text:p>
          </table:table-cell>
          <table:table-cell office:value-type="float" office:value="220" calcext:value-type="float">
            <text:p>220</text:p>
          </table:table-cell>
          <table:table-cell office:value-type="float" office:value="220.108251382277" calcext:value-type="float">
            <text:p>220.1082513823</text:p>
          </table:table-cell>
        </table:table-row>
        <table:table-row table:style-name="ro1">
          <table:table-cell/>
          <table:table-cell office:value-type="float" office:value="2788.39462992388" calcext:value-type="float">
            <text:p>2788.3946299239</text:p>
          </table:table-cell>
          <table:table-cell office:value-type="float" office:value="0.000000000397061124414179" calcext:value-type="float">
            <text:p>3.97061124414179E-010</text:p>
          </table:table-cell>
          <table:table-cell office:value-type="float" office:value="1400" calcext:value-type="float">
            <text:p>1400</text:p>
          </table:table-cell>
          <table:table-cell office:value-type="float" office:value="1.53939714664978E-022" calcext:value-type="float">
            <text:p>1.53939714664978E-022</text:p>
          </table:table-cell>
          <table:table-cell office:value-type="float" office:value="230" calcext:value-type="float">
            <text:p>230</text:p>
          </table:table-cell>
          <table:table-cell office:value-type="float" office:value="230.113171899653" calcext:value-type="float">
            <text:p>230.1131718997</text:p>
          </table:table-cell>
        </table:table-row>
        <table:table-row table:style-name="ro1">
          <table:table-cell/>
          <table:table-cell office:value-type="float" office:value="2909.6291763284" calcext:value-type="float">
            <text:p>2909.6291763284</text:p>
          </table:table-cell>
          <table:table-cell office:value-type="float" office:value="0.00000000133278419435956" calcext:value-type="float">
            <text:p>1.33278419435956E-009</text:p>
          </table:table-cell>
          <table:table-cell office:value-type="float" office:value="1500" calcext:value-type="float">
            <text:p>1500</text:p>
          </table:table-cell>
          <table:table-cell office:value-type="float" office:value="6.94319625141455E-021" calcext:value-type="float">
            <text:p>6.94319625141455E-021</text:p>
          </table:table-cell>
          <table:table-cell office:value-type="float" office:value="240" calcext:value-type="float">
            <text:p>240</text:p>
          </table:table-cell>
          <table:table-cell office:value-type="float" office:value="240.118092417029" calcext:value-type="float">
            <text:p>240.118092417</text:p>
          </table:table-cell>
        </table:table-row>
        <table:table-row table:style-name="ro1">
          <table:table-cell/>
          <table:table-cell office:value-type="float" office:value="3030.86371705905" calcext:value-type="float">
            <text:p>3030.8637170591</text:p>
          </table:table-cell>
          <table:table-cell office:value-type="float" office:value="0.00000000406567918301476" calcext:value-type="float">
            <text:p>4.06567918301476E-009</text:p>
          </table:table-cell>
          <table:table-cell office:value-type="float" office:value="1600" calcext:value-type="float">
            <text:p>1600</text:p>
          </table:table-cell>
          <table:table-cell office:value-type="float" office:value="1.95141790881215E-019" calcext:value-type="float">
            <text:p>1.95141790881215E-019</text:p>
          </table:table-cell>
          <table:table-cell office:value-type="float" office:value="250" calcext:value-type="float">
            <text:p>250</text:p>
          </table:table-cell>
          <table:table-cell office:value-type="float" office:value="250.123012934405" calcext:value-type="float">
            <text:p>250.1230129344</text:p>
          </table:table-cell>
        </table:table-row>
        <table:table-row table:style-name="ro1">
          <table:table-cell/>
          <table:table-cell office:value-type="float" office:value="3152.09824263588" calcext:value-type="float">
            <text:p>3152.0982426359</text:p>
          </table:table-cell>
          <table:table-cell office:value-type="float" office:value="0.0000000113958857380819" calcext:value-type="float">
            <text:p>1.13958857380819E-008</text:p>
          </table:table-cell>
          <table:table-cell office:value-type="float" office:value="1700" calcext:value-type="float">
            <text:p>1700</text:p>
          </table:table-cell>
          <table:table-cell office:value-type="float" office:value="3.71444073961886E-018" calcext:value-type="float">
            <text:p>3.71444073961886E-018</text:p>
          </table:table-cell>
          <table:table-cell office:value-type="float" office:value="260" calcext:value-type="float">
            <text:p>260</text:p>
          </table:table-cell>
          <table:table-cell office:value-type="float" office:value="260.127933451782" calcext:value-type="float">
            <text:p>260.1279334518</text:p>
          </table:table-cell>
        </table:table-row>
        <table:table-row table:style-name="ro1">
          <table:table-cell/>
          <table:table-cell office:value-type="float" office:value="3273.33273075693" calcext:value-type="float">
            <text:p>3273.3327307569</text:p>
          </table:table-cell>
          <table:table-cell office:value-type="float" office:value="0.0000000296258203453975" calcext:value-type="float">
            <text:p>2.96258203453975E-008</text:p>
          </table:table-cell>
          <table:table-cell office:value-type="float" office:value="1800" calcext:value-type="float">
            <text:p>1800</text:p>
          </table:table-cell>
          <table:table-cell office:value-type="float" office:value="5.10893271178044E-017" calcext:value-type="float">
            <text:p>5.10893271178044E-017</text:p>
          </table:table-cell>
          <table:table-cell office:value-type="float" office:value="270" calcext:value-type="float">
            <text:p>270</text:p>
          </table:table-cell>
          <table:table-cell office:value-type="float" office:value="270.132853969158" calcext:value-type="float">
            <text:p>270.1328539692</text:p>
          </table:table-cell>
        </table:table-row>
        <table:table-row table:style-name="ro1">
          <table:table-cell/>
          <table:table-cell office:value-type="float" office:value="3394.56713246838" calcext:value-type="float">
            <text:p>3394.5671324684</text:p>
          </table:table-cell>
          <table:table-cell office:value-type="float" office:value="0.0000000720088815160652" calcext:value-type="float">
            <text:p>0.000000072</text:p>
          </table:table-cell>
          <table:table-cell office:value-type="float" office:value="1900" calcext:value-type="float">
            <text:p>1900</text:p>
          </table:table-cell>
          <table:table-cell office:value-type="float" office:value="5.34422057844999E-016" calcext:value-type="float">
            <text:p>5.34422057844999E-016</text:p>
          </table:table-cell>
          <table:table-cell office:value-type="float" office:value="280" calcext:value-type="float">
            <text:p>280</text:p>
          </table:table-cell>
          <table:table-cell office:value-type="float" office:value="280.137774486534" calcext:value-type="float">
            <text:p>280.1377744865</text:p>
          </table:table-cell>
        </table:table-row>
        <table:table-row table:style-name="ro1">
          <table:table-cell/>
          <table:table-cell office:value-type="float" office:value="3515.80134675306" calcext:value-type="float">
            <text:p>3515.8013467531</text:p>
          </table:table-cell>
          <table:table-cell office:value-type="float" office:value="0.000000164778810541623" calcext:value-type="float">
            <text:p>1.64778810541623E-007</text:p>
          </table:table-cell>
          <table:table-cell office:value-type="float" office:value="2000" calcext:value-type="float">
            <text:p>2000</text:p>
          </table:table-cell>
          <table:table-cell office:value-type="float" office:value="4.42935719501165E-015" calcext:value-type="float">
            <text:p>4.42935719501165E-015</text:p>
          </table:table-cell>
          <table:table-cell office:value-type="float" office:value="290" calcext:value-type="float">
            <text:p>290</text:p>
          </table:table-cell>
          <table:table-cell office:value-type="float" office:value="290.14269500391" calcext:value-type="float">
            <text:p>290.1426950039</text:p>
          </table:table-cell>
        </table:table-row>
        <table:table-row table:style-name="ro1">
          <table:table-cell/>
          <table:table-cell office:value-type="float" office:value="3637.03517637514" calcext:value-type="float">
            <text:p>3637.0351763751</text:p>
          </table:table-cell>
          <table:table-cell office:value-type="float" office:value="0.000000357126802815862" calcext:value-type="float">
            <text:p>3.57126802815862E-007</text:p>
          </table:table-cell>
          <table:table-cell office:value-type="float" office:value="2100" calcext:value-type="float">
            <text:p>2100</text:p>
          </table:table-cell>
          <table:table-cell office:value-type="float" office:value="0.0000000000000300677445323316" calcext:value-type="float">
            <text:p>3.00677445323316E-014</text:p>
          </table:table-cell>
          <table:table-cell office:value-type="float" office:value="300" calcext:value-type="float">
            <text:p>300</text:p>
          </table:table-cell>
          <table:table-cell office:value-type="float" office:value="300.147615521287" calcext:value-type="float">
            <text:p>300.1476155213</text:p>
          </table:table-cell>
        </table:table-row>
        <table:table-row table:style-name="ro1">
          <table:table-cell/>
          <table:table-cell office:value-type="float" office:value="3758.2682548943" calcext:value-type="float">
            <text:p>3758.2682548943</text:p>
          </table:table-cell>
          <table:table-cell office:value-type="float" office:value="0.000000736918882606518" calcext:value-type="float">
            <text:p>7.36918882606518E-007</text:p>
          </table:table-cell>
          <table:table-cell office:value-type="float" office:value="2200" calcext:value-type="float">
            <text:p>2200</text:p>
          </table:table-cell>
          <table:table-cell office:value-type="float" office:value="0.00000000000017177174605206" calcext:value-type="float">
            <text:p>1.7177174605206E-013</text:p>
          </table:table-cell>
          <table:table-cell office:value-type="float" office:value="310" calcext:value-type="float">
            <text:p>310</text:p>
          </table:table-cell>
          <table:table-cell office:value-type="float" office:value="310.152536038663" calcext:value-type="float">
            <text:p>310.1525360387</text:p>
          </table:table-cell>
        </table:table-row>
        <table:table-row table:style-name="ro1">
          <table:table-cell/>
          <table:table-cell office:value-type="float" office:value="3879.49993131624" calcext:value-type="float">
            <text:p>3879.4999313163</text:p>
          </table:table-cell>
          <table:table-cell office:value-type="float" office:value="0.00000145438645906021" calcext:value-type="float">
            <text:p>1.45438645906021E-006</text:p>
          </table:table-cell>
          <table:table-cell office:value-type="float" office:value="2300" calcext:value-type="float">
            <text:p>2300</text:p>
          </table:table-cell>
          <table:table-cell office:value-type="float" office:value="0.000000000000844565677486752" calcext:value-type="float">
            <text:p>8.44565677486752E-013</text:p>
          </table:table-cell>
          <table:table-cell office:value-type="float" office:value="320" calcext:value-type="float">
            <text:p>320</text:p>
          </table:table-cell>
          <table:table-cell office:value-type="float" office:value="320.157456556039" calcext:value-type="float">
            <text:p>320.157456556</text:p>
          </table:table-cell>
        </table:table-row>
        <table:table-row table:style-name="ro1">
          <table:table-cell/>
          <table:table-cell office:value-type="float" office:value="4000.72909501364" calcext:value-type="float">
            <text:p>4000.7290950137</text:p>
          </table:table-cell>
          <table:table-cell office:value-type="float" office:value="0.00000275644008051241" calcext:value-type="float">
            <text:p>2.75644008051241E-006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0000000364137364306966" calcext:value-type="float">
            <text:p>3.64137364306966E-012</text:p>
          </table:table-cell>
          <table:table-cell office:value-type="float" office:value="330" calcext:value-type="float">
            <text:p>330</text:p>
          </table:table-cell>
          <table:table-cell office:value-type="float" office:value="330.162377073415" calcext:value-type="float">
            <text:p>330.1623770734</text:p>
          </table:table-cell>
        </table:table-row>
        <table:table-row table:style-name="ro1">
          <table:table-cell/>
          <table:table-cell office:value-type="float" office:value="4121.95391954461" calcext:value-type="float">
            <text:p>4121.9539195446</text:p>
          </table:table-cell>
          <table:table-cell office:value-type="float" office:value="0.00000503460609584548" calcext:value-type="float">
            <text:p>5.03460609584548E-006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139852276673153" calcext:value-type="float">
            <text:p>1.39852276673153E-011</text:p>
          </table:table-cell>
          <table:table-cell office:value-type="float" office:value="340" calcext:value-type="float">
            <text:p>340</text:p>
          </table:table-cell>
          <table:table-cell office:value-type="float" office:value="340.167297590792" calcext:value-type="float">
            <text:p>340.1672975908</text:p>
          </table:table-cell>
        </table:table-row>
        <table:table-row table:style-name="ro1">
          <table:table-cell/>
          <table:table-cell office:value-type="float" office:value="4243.1715001013" calcext:value-type="float">
            <text:p>4243.1715001013</text:p>
          </table:table-cell>
          <table:table-cell office:value-type="float" office:value="0.00000888982048040413" calcext:value-type="float">
            <text:p>8.88982048040413E-006</text:p>
          </table:table-cell>
          <table:table-cell office:value-type="float" office:value="2600" calcext:value-type="float">
            <text:p>2600</text:p>
          </table:table-cell>
          <table:table-cell office:value-type="float" office:value="0.0000000000484865075270579" calcext:value-type="float">
            <text:p>4.84865075270579E-011</text:p>
          </table:table-cell>
          <table:table-cell office:value-type="float" office:value="350" calcext:value-type="float">
            <text:p>350</text:p>
          </table:table-cell>
          <table:table-cell office:value-type="float" office:value="350.172218108168" calcext:value-type="float">
            <text:p>350.1722181082</text:p>
          </table:table-cell>
        </table:table-row>
        <table:table-row table:style-name="ro1">
          <table:table-cell/>
          <table:table-cell office:value-type="float" office:value="4364.37735590867" calcext:value-type="float">
            <text:p>4364.3773559087</text:p>
          </table:table-cell>
          <table:table-cell office:value-type="float" office:value="0.0000152173827729394" calcext:value-type="float">
            <text:p>1.52173827729394E-005</text:p>
          </table:table-cell>
          <table:table-cell office:value-type="float" office:value="2700" calcext:value-type="float">
            <text:p>2700</text:p>
          </table:table-cell>
          <table:table-cell office:value-type="float" office:value="0.000000000153475823583885" calcext:value-type="float">
            <text:p>1.53475823583885E-010</text:p>
          </table:table-cell>
          <table:table-cell office:value-type="float" office:value="360" calcext:value-type="float">
            <text:p>360</text:p>
          </table:table-cell>
          <table:table-cell office:value-type="float" office:value="360.177138625544" calcext:value-type="float">
            <text:p>360.1771386255</text:p>
          </table:table-cell>
        </table:table-row>
        <table:table-row table:style-name="ro1">
          <table:table-cell/>
          <table:table-cell office:value-type="float" office:value="4485.56476642317" calcext:value-type="float">
            <text:p>4485.5647664232</text:p>
          </table:table-cell>
          <table:table-cell office:value-type="float" office:value="0.0000253152205945224" calcext:value-type="float">
            <text:p>2.53152205945224E-005</text:p>
          </table:table-cell>
          <table:table-cell office:value-type="float" office:value="2800" calcext:value-type="float">
            <text:p>2800</text:p>
          </table:table-cell>
          <table:table-cell office:value-type="float" office:value="0.000000000447863602376214" calcext:value-type="float">
            <text:p>4.47863602376214E-010</text:p>
          </table:table-cell>
          <table:table-cell office:value-type="float" office:value="370" calcext:value-type="float">
            <text:p>370</text:p>
          </table:table-cell>
          <table:table-cell office:value-type="float" office:value="370.18205914292" calcext:value-type="float">
            <text:p>370.1820591429</text:p>
          </table:table-cell>
        </table:table-row>
        <table:table-row table:style-name="ro1">
          <table:table-cell/>
          <table:table-cell office:value-type="float" office:value="4606.7239092403" calcext:value-type="float">
            <text:p>4606.7239092403</text:p>
          </table:table-cell>
          <table:table-cell office:value-type="float" office:value="0.000041018177648681" calcext:value-type="float">
            <text:p>4.1018177648681E-005</text:p>
          </table:table-cell>
          <table:table-cell office:value-type="float" office:value="2900" calcext:value-type="float">
            <text:p>2900</text:p>
          </table:table-cell>
          <table:table-cell office:value-type="float" office:value="0.00000000121500068532342" calcext:value-type="float">
            <text:p>1.21500068532342E-009</text:p>
          </table:table-cell>
          <table:table-cell office:value-type="float" office:value="380" calcext:value-type="float">
            <text:p>380</text:p>
          </table:table-cell>
          <table:table-cell office:value-type="float" office:value="380.186979660296" calcext:value-type="float">
            <text:p>380.1869796603</text:p>
          </table:table-cell>
        </table:table-row>
        <table:table-row table:style-name="ro1">
          <table:table-cell/>
          <table:table-cell office:value-type="float" office:value="4727.84076896228" calcext:value-type="float">
            <text:p>4727.8407689623</text:p>
          </table:table-cell>
          <table:table-cell office:value-type="float" office:value="0.0000648602370421973" calcext:value-type="float">
            <text:p>6.48602370421973E-00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30866426938177" calcext:value-type="float">
            <text:p>3.0866426938177E-009</text:p>
          </table:table-cell>
          <table:table-cell office:value-type="float" office:value="390" calcext:value-type="float">
            <text:p>390</text:p>
          </table:table-cell>
          <table:table-cell office:value-type="float" office:value="390.191900177673" calcext:value-type="float">
            <text:p>390.1919001777</text:p>
          </table:table-cell>
        </table:table-row>
        <table:table-row table:style-name="ro1">
          <table:table-cell/>
          <table:table-cell office:value-type="float" office:value="4848.8957908813" calcext:value-type="float">
            <text:p>4848.8957908813</text:p>
          </table:table-cell>
          <table:table-cell office:value-type="float" office:value="0.000100265328474785" calcext:value-type="float">
            <text:p>0.0001002653</text:p>
          </table:table-cell>
          <table:table-cell office:value-type="float" office:value="3100" calcext:value-type="float">
            <text:p>3100</text:p>
          </table:table-cell>
          <table:table-cell office:value-type="float" office:value="0.00000000738964000306475" calcext:value-type="float">
            <text:p>7.38964000306475E-009</text:p>
          </table:table-cell>
          <table:table-cell office:value-type="float" office:value="400" calcext:value-type="float">
            <text:p>400</text:p>
          </table:table-cell>
          <table:table-cell office:value-type="float" office:value="400.196820695049" calcext:value-type="float">
            <text:p>400.196820695</text:p>
          </table:table-cell>
        </table:table-row>
        <table:table-row table:style-name="ro1">
          <table:table-cell/>
          <table:table-cell office:value-type="float" office:value="4969.86226245308" calcext:value-type="float">
            <text:p>4969.8622624531</text:p>
          </table:table-cell>
          <table:table-cell office:value-type="float" office:value="0.000151765520423319" calcext:value-type="float">
            <text:p>0.0001517655</text:p>
          </table:table-cell>
          <table:table-cell office:value-type="float" office:value="3200" calcext:value-type="float">
            <text:p>3200</text:p>
          </table:table-cell>
          <table:table-cell office:value-type="float" office:value="0.0000000167645750773367" calcext:value-type="float">
            <text:p>1.67645750773367E-008</text:p>
          </table:table-cell>
          <table:table-cell office:value-type="float" office:value="410" calcext:value-type="float">
            <text:p>410</text:p>
          </table:table-cell>
          <table:table-cell office:value-type="float" office:value="410.201741212425" calcext:value-type="float">
            <text:p>410.2017412124</text:p>
          </table:table-cell>
        </table:table-row>
        <table:table-row table:style-name="ro1">
          <table:table-cell/>
          <table:table-cell office:value-type="float" office:value="5090.70442070585" calcext:value-type="float">
            <text:p>5090.7044207059</text:p>
          </table:table-cell>
          <table:table-cell office:value-type="float" office:value="0.000225242827008429" calcext:value-type="float">
            <text:p>0.0002252428</text:p>
          </table:table-cell>
          <table:table-cell office:value-type="float" office:value="3300" calcext:value-type="float">
            <text:p>3300</text:p>
          </table:table-cell>
          <table:table-cell office:value-type="float" office:value="0.0000000362166720401009" calcext:value-type="float">
            <text:p>3.62166720401009E-008</text:p>
          </table:table-cell>
          <table:table-cell office:value-type="float" office:value="420" calcext:value-type="float">
            <text:p>420</text:p>
          </table:table-cell>
          <table:table-cell office:value-type="float" office:value="420.206661729801" calcext:value-type="float">
            <text:p>420.2066617298</text:p>
          </table:table-cell>
        </table:table-row>
        <table:table-row table:style-name="ro1">
          <table:table-cell/>
          <table:table-cell office:value-type="float" office:value="5211.37530668942" calcext:value-type="float">
            <text:p>5211.3753066894</text:p>
          </table:table-cell>
          <table:table-cell office:value-type="float" office:value="0.000328187425816362" calcext:value-type="float">
            <text:p>0.0003281874</text:p>
          </table:table-cell>
          <table:table-cell office:value-type="float" office:value="3400" calcext:value-type="float">
            <text:p>3400</text:p>
          </table:table-cell>
          <table:table-cell office:value-type="float" office:value="0.0000000748234042239357" calcext:value-type="float">
            <text:p>7.48234042239357E-008</text:p>
          </table:table-cell>
          <table:table-cell office:value-type="float" office:value="430" calcext:value-type="float">
            <text:p>430</text:p>
          </table:table-cell>
          <table:table-cell office:value-type="float" office:value="430.211582247176" calcext:value-type="float">
            <text:p>430.2115822472</text:p>
          </table:table-cell>
        </table:table-row>
        <table:table-row table:style-name="ro1">
          <table:table-cell/>
          <table:table-cell office:value-type="float" office:value="5331.81442050417" calcext:value-type="float">
            <text:p>5331.8144205042</text:p>
          </table:table-cell>
          <table:table-cell office:value-type="float" office:value="0.000469960694379281" calcext:value-type="float">
            <text:p>0.0004699607</text:p>
          </table:table-cell>
          <table:table-cell office:value-type="float" office:value="3500" calcext:value-type="float">
            <text:p>3500</text:p>
          </table:table-cell>
          <table:table-cell office:value-type="float" office:value="0.0000001483996120633" calcext:value-type="float">
            <text:p>1.483996120633E-007</text:p>
          </table:table-cell>
          <table:table-cell office:value-type="float" office:value="440" calcext:value-type="float">
            <text:p>440</text:p>
          </table:table-cell>
          <table:table-cell office:value-type="float" office:value="440.216502764552" calcext:value-type="float">
            <text:p>440.2165027646</text:p>
          </table:table-cell>
        </table:table-row>
        <table:table-row table:style-name="ro1">
          <table:table-cell/>
          <table:table-cell office:value-type="float" office:value="5451.94527348383" calcext:value-type="float">
            <text:p>5451.9452734838</text:p>
          </table:table-cell>
          <table:table-cell office:value-type="float" office:value="0.000662046154517334" calcext:value-type="float">
            <text:p>0.0006620462</text:p>
          </table:table-cell>
          <table:table-cell office:value-type="float" office:value="3600" calcext:value-type="float">
            <text:p>3600</text:p>
          </table:table-cell>
          <table:table-cell office:value-type="float" office:value="0.000000283507554790911" calcext:value-type="float">
            <text:p>2.83507554790911E-007</text:p>
          </table:table-cell>
          <table:table-cell office:value-type="float" office:value="450" calcext:value-type="float">
            <text:p>450</text:p>
          </table:table-cell>
          <table:table-cell office:value-type="float" office:value="450.221423281926" calcext:value-type="float">
            <text:p>450.2214232819</text:p>
          </table:table-cell>
        </table:table-row>
        <table:table-row table:style-name="ro1">
          <table:table-cell/>
          <table:table-cell office:value-type="float" office:value="5571.67298744611" calcext:value-type="float">
            <text:p>5571.6729874461</text:p>
          </table:table-cell>
          <table:table-cell office:value-type="float" office:value="0.000918265416406695" calcext:value-type="float">
            <text:p>0.0009182654</text:p>
          </table:table-cell>
          <table:table-cell office:value-type="float" office:value="3700" calcext:value-type="float">
            <text:p>3700</text:p>
          </table:table-cell>
          <table:table-cell office:value-type="float" office:value="0.000000523292766986739" calcext:value-type="float">
            <text:p>5.23292766986739E-007</text:p>
          </table:table-cell>
          <table:table-cell office:value-type="float" office:value="460" calcext:value-type="float">
            <text:p>460</text:p>
          </table:table-cell>
          <table:table-cell office:value-type="float" office:value="460.2263437993" calcext:value-type="float">
            <text:p>460.2263437993</text:p>
          </table:table-cell>
        </table:table-row>
        <table:table-row table:style-name="ro1">
          <table:table-cell/>
          <table:table-cell office:value-type="float" office:value="5690.88215166303" calcext:value-type="float">
            <text:p>5690.882151663</text:p>
          </table:table-cell>
          <table:table-cell office:value-type="float" office:value="0.00125493014681188" calcext:value-type="float">
            <text:p>0.0012549301</text:p>
          </table:table-cell>
          <table:table-cell office:value-type="float" office:value="3800" calcext:value-type="float">
            <text:p>3800</text:p>
          </table:table-cell>
          <table:table-cell office:value-type="float" office:value="0.000000935722347557962" calcext:value-type="float">
            <text:p>9.35722347557962E-007</text:p>
          </table:table-cell>
          <table:table-cell office:value-type="float" office:value="470" calcext:value-type="float">
            <text:p>470</text:p>
          </table:table-cell>
          <table:table-cell office:value-type="float" office:value="470.231264316662" calcext:value-type="float">
            <text:p>470.2312643167</text:p>
          </table:table-cell>
        </table:table-row>
        <table:table-row table:style-name="ro1">
          <table:table-cell/>
          <table:table-cell office:value-type="float" office:value="5809.43520943348" calcext:value-type="float">
            <text:p>5809.4352094335</text:p>
          </table:table-cell>
          <table:table-cell office:value-type="float" office:value="0.00169089603802372" calcext:value-type="float">
            <text:p>0.001690896</text:p>
          </table:table-cell>
          <table:table-cell office:value-type="float" office:value="3900" calcext:value-type="float">
            <text:p>3900</text:p>
          </table:table-cell>
          <table:table-cell office:value-type="float" office:value="0.00000162489503149646" calcext:value-type="float">
            <text:p>1.62489503149646E-006</text:p>
          </table:table-cell>
          <table:table-cell office:value-type="float" office:value="480" calcext:value-type="float">
            <text:p>480</text:p>
          </table:table-cell>
          <table:table-cell office:value-type="float" office:value="480.23618483403" calcext:value-type="float">
            <text:p>480.236184834</text:p>
          </table:table-cell>
        </table:table-row>
        <table:table-row table:style-name="ro1">
          <table:table-cell/>
          <table:table-cell office:value-type="float" office:value="5927.171695856" calcext:value-type="float">
            <text:p>5927.171695856</text:p>
          </table:table-cell>
          <table:table-cell office:value-type="float" office:value="0.00224748234318089" calcext:value-type="float">
            <text:p>0.0022474823</text:p>
          </table:table-cell>
          <table:table-cell office:value-type="float" office:value="4000" calcext:value-type="float">
            <text:p>4000</text:p>
          </table:table-cell>
          <table:table-cell office:value-type="float" office:value="0.00000274617634019908" calcext:value-type="float">
            <text:p>2.74617634019908E-006</text:p>
          </table:table-cell>
          <table:table-cell office:value-type="float" office:value="490" calcext:value-type="float">
            <text:p>490</text:p>
          </table:table-cell>
          <table:table-cell office:value-type="float" office:value="490.241105351399" calcext:value-type="float">
            <text:p>490.2411053514</text:p>
          </table:table-cell>
        </table:table-row>
        <table:table-row table:style-name="ro1">
          <table:table-cell/>
          <table:table-cell office:value-type="float" office:value="6043.90866948627" calcext:value-type="float">
            <text:p>6043.9086694863</text:p>
          </table:table-cell>
          <table:table-cell office:value-type="float" office:value="0.00294822278929902" calcext:value-type="float">
            <text:p>0.0029482228</text:p>
          </table:table-cell>
          <table:table-cell office:value-type="float" office:value="4100" calcext:value-type="float">
            <text:p>4100</text:p>
          </table:table-cell>
          <table:table-cell office:value-type="float" office:value="0.000004526" calcext:value-type="float">
            <text:p>0.000004526</text:p>
          </table:table-cell>
          <table:table-cell office:value-type="float" office:value="500" calcext:value-type="float">
            <text:p>500</text:p>
          </table:table-cell>
          <table:table-cell office:value-type="float" office:value="500.246025868725" calcext:value-type="float">
            <text:p>500.2460258687</text:p>
          </table:table-cell>
        </table:table-row>
        <table:table-row table:style-name="ro1">
          <table:table-cell/>
          <table:table-cell office:value-type="float" office:value="6159.44265295241" calcext:value-type="float">
            <text:p>6159.4426529524</text:p>
          </table:table-cell>
          <table:table-cell office:value-type="float" office:value="0.00381842259257461" calcext:value-type="float">
            <text:p>0.0038184226</text:p>
          </table:table-cell>
          <table:table-cell office:value-type="float" office:value="4200" calcext:value-type="float">
            <text:p>4200</text:p>
          </table:table-cell>
          <table:table-cell office:value-type="float" office:value="0.00000728707930611628" calcext:value-type="float">
            <text:p>7.28707930611628E-006</text:p>
          </table:table-cell>
          <table:table-cell office:value-type="float" office:value="510" calcext:value-type="float">
            <text:p>510</text:p>
          </table:table-cell>
          <table:table-cell office:value-type="float" office:value="510.250946385999" calcext:value-type="float">
            <text:p>510.250946386</text:p>
          </table:table-cell>
        </table:table-row>
        <table:table-row table:style-name="ro1">
          <table:table-cell/>
          <table:table-cell office:value-type="float" office:value="6273.55330346347" calcext:value-type="float">
            <text:p>6273.5533034635</text:p>
          </table:table-cell>
          <table:table-cell office:value-type="float" office:value="0.00488451315638904" calcext:value-type="float">
            <text:p>0.0048845132</text:p>
          </table:table-cell>
          <table:table-cell office:value-type="float" office:value="4300" calcext:value-type="float">
            <text:p>4300</text:p>
          </table:table-cell>
          <table:table-cell office:value-type="float" office:value="0.0000114803133939647" calcext:value-type="float">
            <text:p>1.14803133939647E-005</text:p>
          </table:table-cell>
          <table:table-cell office:value-type="float" office:value="520" calcext:value-type="float">
            <text:p>520</text:p>
          </table:table-cell>
          <table:table-cell office:value-type="float" office:value="520.255866903388" calcext:value-type="float">
            <text:p>520.2558669034</text:p>
          </table:table-cell>
        </table:table-row>
        <table:table-row table:style-name="ro1">
          <table:table-cell/>
          <table:table-cell office:value-type="float" office:value="6386.00886588322" calcext:value-type="float">
            <text:p>6386.0088658832</text:p>
          </table:table-cell>
          <table:table-cell office:value-type="float" office:value="0.00617322043077256" calcext:value-type="float">
            <text:p>0.0061732204</text:p>
          </table:table-cell>
          <table:table-cell office:value-type="float" office:value="4400" calcext:value-type="float">
            <text:p>4400</text:p>
          </table:table-cell>
          <table:table-cell office:value-type="float" office:value="0.0000177236407638101" calcext:value-type="float">
            <text:p>1.77236407638101E-005</text:p>
          </table:table-cell>
          <table:table-cell office:value-type="float" office:value="530" calcext:value-type="float">
            <text:p>530</text:p>
          </table:table-cell>
          <table:table-cell office:value-type="float" office:value="530.260787420631" calcext:value-type="float">
            <text:p>530.2607874206</text:p>
          </table:table-cell>
        </table:table-row>
        <table:table-row table:style-name="ro1">
          <table:table-cell/>
          <table:table-cell office:value-type="float" office:value="6496.57322995071" calcext:value-type="float">
            <text:p>6496.5732299507</text:p>
          </table:table-cell>
          <table:table-cell office:value-type="float" office:value="0.00771059198973259" calcext:value-type="float">
            <text:p>0.007710592</text:p>
          </table:table-cell>
          <table:table-cell office:value-type="float" office:value="4500" calcext:value-type="float">
            <text:p>4500</text:p>
          </table:table-cell>
          <table:table-cell office:value-type="float" office:value="0.000026849350289121" calcext:value-type="float">
            <text:p>2.6849350289121E-005</text:p>
          </table:table-cell>
          <table:table-cell office:value-type="float" office:value="540" calcext:value-type="float">
            <text:p>540</text:p>
          </table:table-cell>
          <table:table-cell office:value-type="float" office:value="540.265707937828" calcext:value-type="float">
            <text:p>540.2657079378</text:p>
          </table:table-cell>
        </table:table-row>
        <table:table-row table:style-name="ro1">
          <table:table-cell/>
          <table:table-cell office:value-type="float" office:value="6605.01415437774" calcext:value-type="float">
            <text:p>6605.0141543777</text:p>
          </table:table-cell>
          <table:table-cell office:value-type="float" office:value="0.00952095616808658" calcext:value-type="float">
            <text:p>0.0095209562</text:p>
          </table:table-cell>
          <table:table-cell office:value-type="float" office:value="4600" calcext:value-type="float">
            <text:p>4600</text:p>
          </table:table-cell>
          <table:table-cell office:value-type="float" office:value="0.0000399602679922926" calcext:value-type="float">
            <text:p>3.99602679922926E-005</text:p>
          </table:table-cell>
          <table:table-cell office:value-type="float" office:value="550" calcext:value-type="float">
            <text:p>550</text:p>
          </table:table-cell>
          <table:table-cell office:value-type="float" office:value="550.270628455008" calcext:value-type="float">
            <text:p>550.270628455</text:p>
          </table:table-cell>
        </table:table-row>
        <table:table-row table:style-name="ro1">
          <table:table-cell/>
          <table:table-cell office:value-type="float" office:value="6711.11198953103" calcext:value-type="float">
            <text:p>6711.111989531</text:p>
          </table:table-cell>
          <table:table-cell office:value-type="float" office:value="0.0116259070620655" calcext:value-type="float">
            <text:p>0.0116259071</text:p>
          </table:table-cell>
          <table:table-cell office:value-type="float" office:value="4700" calcext:value-type="float">
            <text:p>4700</text:p>
          </table:table-cell>
          <table:table-cell office:value-type="float" office:value="0.0000584956628257569" calcext:value-type="float">
            <text:p>5.84956628257569E-005</text:p>
          </table:table-cell>
          <table:table-cell office:value-type="float" office:value="560" calcext:value-type="float">
            <text:p>560</text:p>
          </table:table-cell>
          <table:table-cell office:value-type="float" office:value="560.275548972219" calcext:value-type="float">
            <text:p>560.2755489722</text:p>
          </table:table-cell>
        </table:table-row>
        <table:table-row table:style-name="ro1">
          <table:table-cell/>
          <table:table-cell office:value-type="float" office:value="6814.66808873578" calcext:value-type="float">
            <text:p>6814.6680887358</text:p>
          </table:table-cell>
          <table:table-cell office:value-type="float" office:value="0.0140434153184128" calcext:value-type="float">
            <text:p>0.0140434153</text:p>
          </table:table-cell>
          <table:table-cell office:value-type="float" office:value="4800" calcext:value-type="float">
            <text:p>4800</text:p>
          </table:table-cell>
          <table:table-cell office:value-type="float" office:value="0.0000843074487078592" calcext:value-type="float">
            <text:p>8.43074487078592E-005</text:p>
          </table:table-cell>
          <table:table-cell office:value-type="float" office:value="570" calcext:value-type="float">
            <text:p>570</text:p>
          </table:table-cell>
          <table:table-cell office:value-type="float" office:value="570.28046948822" calcext:value-type="float">
            <text:p>570.2804694882</text:p>
          </table:table-cell>
        </table:table-row>
        <table:table-row table:style-name="ro1">
          <table:table-cell/>
          <table:table-cell office:value-type="float" office:value="6915.51209231768" calcext:value-type="float">
            <text:p>6915.5120923177</text:p>
          </table:table-cell>
          <table:table-cell office:value-type="float" office:value="0.016787153036728" calcext:value-type="float">
            <text:p>0.016787153</text:p>
          </table:table-cell>
          <table:table-cell office:value-type="float" office:value="4900" calcext:value-type="float">
            <text:p>4900</text:p>
          </table:table-cell>
          <table:table-cell office:value-type="float" office:value="0.0001197471" calcext:value-type="float">
            <text:p>0.0001197471</text:p>
          </table:table-cell>
          <table:table-cell office:value-type="float" office:value="580" calcext:value-type="float">
            <text:p>580</text:p>
          </table:table-cell>
          <table:table-cell office:value-type="float" office:value="580.285390005635" calcext:value-type="float">
            <text:p>580.2853900056</text:p>
          </table:table-cell>
        </table:table-row>
        <table:table-row table:style-name="ro1">
          <table:table-cell/>
          <table:table-cell office:value-type="float" office:value="7013.50740948784" calcext:value-type="float">
            <text:p>7013.5074094878</text:p>
          </table:table-cell>
          <table:table-cell office:value-type="float" office:value="0.0198660931911715" calcext:value-type="float">
            <text:p>0.0198660932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77638" calcext:value-type="float">
            <text:p>0.0001677638</text:p>
          </table:table-cell>
          <table:table-cell office:value-type="float" office:value="590" calcext:value-type="float">
            <text:p>590</text:p>
          </table:table-cell>
          <table:table-cell office:value-type="float" office:value="590.290310520344" calcext:value-type="float">
            <text:p>590.2903105203</text:p>
          </table:table-cell>
        </table:table-row>
        <table:table-row table:style-name="ro1">
          <table:table-cell/>
          <table:table-cell office:value-type="float" office:value="7108.5544811877" calcext:value-type="float">
            <text:p>7108.5544811877</text:p>
          </table:table-cell>
          <table:table-cell office:value-type="float" office:value="0.0232844060942024" calcext:value-type="float">
            <text:p>0.0232844061</text:p>
          </table:table-cell>
          <table:table-cell office:value-type="float" office:value="5100" calcext:value-type="float">
            <text:p>5100</text:p>
          </table:table-cell>
          <table:table-cell office:value-type="float" office:value="0.0002320132" calcext:value-type="float">
            <text:p>0.0002320132</text:p>
          </table:table-cell>
          <table:table-cell office:value-type="float" office:value="600" calcext:value-type="float">
            <text:p>600</text:p>
          </table:table-cell>
          <table:table-cell office:value-type="float" office:value="600.295231038832" calcext:value-type="float">
            <text:p>600.2952310388</text:p>
          </table:table-cell>
        </table:table-row>
        <table:table-row table:style-name="ro1">
          <table:table-cell/>
          <table:table-cell office:value-type="float" office:value="7200.59171804271" calcext:value-type="float">
            <text:p>7200.5917180427</text:p>
          </table:table-cell>
          <table:table-cell office:value-type="float" office:value="0.0270416361858318" calcext:value-type="float">
            <text:p>0.0270416362</text:p>
          </table:table-cell>
          <table:table-cell office:value-type="float" office:value="5200" calcext:value-type="float">
            <text:p>5200</text:p>
          </table:table-cell>
          <table:table-cell office:value-type="float" office:value="0.0003169779" calcext:value-type="float">
            <text:p>0.0003169779</text:p>
          </table:table-cell>
          <table:table-cell office:value-type="float" office:value="610" calcext:value-type="float">
            <text:p>610</text:p>
          </table:table-cell>
          <table:table-cell office:value-type="float" office:value="610.300151552828" calcext:value-type="float">
            <text:p>610.3001515528</text:p>
          </table:table-cell>
        </table:table-row>
        <table:table-row table:style-name="ro1">
          <table:table-cell/>
          <table:table-cell office:value-type="float" office:value="7289.59430195018" calcext:value-type="float">
            <text:p>7289.5943019502</text:p>
          </table:table-cell>
          <table:table-cell office:value-type="float" office:value="0.0311331107691134" calcext:value-type="float">
            <text:p>0.0311331108</text:p>
          </table:table-cell>
          <table:table-cell office:value-type="float" office:value="5300" calcext:value-type="float">
            <text:p>5300</text:p>
          </table:table-cell>
          <table:table-cell office:value-type="float" office:value="0.0004280981" calcext:value-type="float">
            <text:p>0.0004280981</text:p>
          </table:table-cell>
          <table:table-cell office:value-type="float" office:value="620" calcext:value-type="float">
            <text:p>620</text:p>
          </table:table-cell>
          <table:table-cell office:value-type="float" office:value="620.305072073067" calcext:value-type="float">
            <text:p>620.3050720731</text:p>
          </table:table-cell>
        </table:table-row>
        <table:table-row table:style-name="ro1">
          <table:table-cell/>
          <table:table-cell office:value-type="float" office:value="7375.57125682637" calcext:value-type="float">
            <text:p>7375.5712568264</text:p>
          </table:table-cell>
          <table:table-cell office:value-type="float" office:value="0.035550512902639" calcext:value-type="float">
            <text:p>0.0355505129</text:p>
          </table:table-cell>
          <table:table-cell office:value-type="float" office:value="5400" calcext:value-type="float">
            <text:p>5400</text:p>
          </table:table-cell>
          <table:table-cell office:value-type="float" office:value="0.0005719125" calcext:value-type="float">
            <text:p>0.0005719125</text:p>
          </table:table-cell>
          <table:table-cell office:value-type="float" office:value="630" calcext:value-type="float">
            <text:p>630</text:p>
          </table:table-cell>
          <table:table-cell office:value-type="float" office:value="630.309992587683" calcext:value-type="float">
            <text:p>630.3099925877</text:p>
          </table:table-cell>
        </table:table-row>
        <table:table-row table:style-name="ro1">
          <table:table-cell/>
          <table:table-cell office:value-type="float" office:value="7458.56131030209" calcext:value-type="float">
            <text:p>7458.5613103021</text:p>
          </table:table-cell>
          <table:table-cell office:value-type="float" office:value="0.0402825456920477" calcext:value-type="float">
            <text:p>0.0402825457</text:p>
          </table:table-cell>
          <table:table-cell office:value-type="float" office:value="5500" calcext:value-type="float">
            <text:p>5500</text:p>
          </table:table-cell>
          <table:table-cell office:value-type="float" office:value="0.0007562085" calcext:value-type="float">
            <text:p>0.0007562085</text:p>
          </table:table-cell>
          <table:table-cell office:value-type="float" office:value="640" calcext:value-type="float">
            <text:p>640</text:p>
          </table:table-cell>
          <table:table-cell office:value-type="float" office:value="640.314913100892" calcext:value-type="float">
            <text:p>640.3149131009</text:p>
          </table:table-cell>
        </table:table-row>
        <table:table-row table:style-name="ro1">
          <table:table-cell/>
          <table:table-cell office:value-type="float" office:value="7538.62808139092" calcext:value-type="float">
            <text:p>7538.6280813909</text:p>
          </table:table-cell>
          <table:table-cell office:value-type="float" office:value="0.0453156212380501" calcext:value-type="float">
            <text:p>0.0453156212</text:p>
          </table:table-cell>
          <table:table-cell office:value-type="float" office:value="5600" calcext:value-type="float">
            <text:p>5600</text:p>
          </table:table-cell>
          <table:table-cell office:value-type="float" office:value="0.0009901807" calcext:value-type="float">
            <text:p>0.0009901807</text:p>
          </table:table-cell>
          <table:table-cell office:value-type="float" office:value="650" calcext:value-type="float">
            <text:p>650</text:p>
          </table:table-cell>
          <table:table-cell office:value-type="float" office:value="650.319833612097" calcext:value-type="float">
            <text:p>650.3198336121</text:p>
          </table:table-cell>
        </table:table-row>
        <table:table-row table:style-name="ro1">
          <table:table-cell/>
          <table:table-cell office:value-type="float" office:value="7615.85506888341" calcext:value-type="float">
            <text:p>7615.8550688834</text:p>
          </table:table-cell>
          <table:table-cell office:value-type="float" office:value="0.0506345213868479" calcext:value-type="float">
            <text:p>0.0506345214</text:p>
          </table:table-cell>
          <table:table-cell office:value-type="float" office:value="5700" calcext:value-type="float">
            <text:p>5700</text:p>
          </table:table-cell>
          <table:table-cell office:value-type="float" office:value="0.0012845962" calcext:value-type="float">
            <text:p>0.0012845962</text:p>
          </table:table-cell>
          <table:table-cell office:value-type="float" office:value="660" calcext:value-type="float">
            <text:p>660</text:p>
          </table:table-cell>
          <table:table-cell office:value-type="float" office:value="660.32475412047" calcext:value-type="float">
            <text:p>660.3247541205</text:p>
          </table:table-cell>
        </table:table-row>
        <table:table-row table:style-name="ro1">
          <table:table-cell/>
          <table:table-cell office:value-type="float" office:value="7690.34081029946" calcext:value-type="float">
            <text:p>7690.3408102995</text:p>
          </table:table-cell>
          <table:table-cell office:value-type="float" office:value="0.0562229938351291" calcext:value-type="float">
            <text:p>0.0562229938</text:p>
          </table:table-cell>
          <table:table-cell office:value-type="float" office:value="5800" calcext:value-type="float">
            <text:p>5800</text:p>
          </table:table-cell>
          <table:table-cell office:value-type="float" office:value="0.0016519653" calcext:value-type="float">
            <text:p>0.0016519653</text:p>
          </table:table-cell>
          <table:table-cell office:value-type="float" office:value="670" calcext:value-type="float">
            <text:p>670</text:p>
          </table:table-cell>
          <table:table-cell office:value-type="float" office:value="670.329674624955" calcext:value-type="float">
            <text:p>670.329674625</text:p>
          </table:table-cell>
        </table:table-row>
        <table:table-row table:style-name="ro1">
          <table:table-cell/>
          <table:table-cell office:value-type="float" office:value="7762.19446433023" calcext:value-type="float">
            <text:p>7762.1944643302</text:p>
          </table:table-cell>
          <table:table-cell office:value-type="float" office:value="0.0620642630984421" calcext:value-type="float">
            <text:p>0.0620642631</text:p>
          </table:table-cell>
          <table:table-cell office:value-type="float" office:value="5900" calcext:value-type="float">
            <text:p>5900</text:p>
          </table:table-cell>
          <table:table-cell office:value-type="float" office:value="0.0021067149" calcext:value-type="float">
            <text:p>0.0021067149</text:p>
          </table:table-cell>
          <table:table-cell office:value-type="float" office:value="680" calcext:value-type="float">
            <text:p>680</text:p>
          </table:table-cell>
          <table:table-cell office:value-type="float" office:value="680.334595170675" calcext:value-type="float">
            <text:p>680.3345951707</text:p>
          </table:table-cell>
        </table:table-row>
        <table:table-row table:style-name="ro1">
          <table:table-cell/>
          <table:table-cell office:value-type="float" office:value="7831.53196021246" calcext:value-type="float">
            <text:p>7831.5319602125</text:p>
          </table:table-cell>
          <table:table-cell office:value-type="float" office:value="0.0681414486248505" calcext:value-type="float">
            <text:p>0.0681414486</text:p>
          </table:table-cell>
          <table:table-cell office:value-type="float" office:value="6000" calcext:value-type="float">
            <text:p>6000</text:p>
          </table:table-cell>
          <table:table-cell office:value-type="float" office:value="0.0026653639" calcext:value-type="float">
            <text:p>0.0026653639</text:p>
          </table:table-cell>
          <table:table-cell office:value-type="float" office:value="690" calcext:value-type="float">
            <text:p>690</text:p>
          </table:table-cell>
          <table:table-cell office:value-type="float" office:value="690.339515685757" calcext:value-type="float">
            <text:p>690.3395156858</text:p>
          </table:table-cell>
        </table:table-row>
        <table:table-row table:style-name="ro1">
          <table:table-cell/>
          <table:table-cell office:value-type="float" office:value="7898.47277297606" calcext:value-type="float">
            <text:p>7898.4727729761</text:p>
          </table:table-cell>
          <table:table-cell office:value-type="float" office:value="0.0744378927450149" calcext:value-type="float">
            <text:p>0.0744378927</text:p>
          </table:table-cell>
          <table:table-cell office:value-type="float" office:value="6100" calcext:value-type="float">
            <text:p>6100</text:p>
          </table:table-cell>
          <table:table-cell office:value-type="float" office:value="0.0033466961" calcext:value-type="float">
            <text:p>0.0033466961</text:p>
          </table:table-cell>
          <table:table-cell office:value-type="float" office:value="700" calcext:value-type="float">
            <text:p>700</text:p>
          </table:table-cell>
          <table:table-cell office:value-type="float" office:value="700.344436202461" calcext:value-type="float">
            <text:p>700.3444362025</text:p>
          </table:table-cell>
        </table:table-row>
        <table:table-row table:style-name="ro1">
          <table:table-cell/>
          <table:table-cell office:value-type="float" office:value="7963.13731515208" calcext:value-type="float">
            <text:p>7963.1373151521</text:p>
          </table:table-cell>
          <table:table-cell office:value-type="float" office:value="0.080937405684041" calcext:value-type="float">
            <text:p>0.0809374057</text:p>
          </table:table-cell>
          <table:table-cell office:value-type="float" office:value="6200" calcext:value-type="float">
            <text:p>6200</text:p>
          </table:table-cell>
          <table:table-cell office:value-type="float" office:value="0.0041719287" calcext:value-type="float">
            <text:p>0.0041719287</text:p>
          </table:table-cell>
          <table:table-cell office:value-type="float" office:value="710" calcext:value-type="float">
            <text:p>710</text:p>
          </table:table-cell>
          <table:table-cell office:value-type="float" office:value="710.349356659654" calcext:value-type="float">
            <text:p>710.3493566597</text:p>
          </table:table-cell>
        </table:table-row>
        <table:table-row table:style-name="ro1">
          <table:table-cell/>
          <table:table-cell office:value-type="float" office:value="8025.64490156836" calcext:value-type="float">
            <text:p>8025.6449015684</text:p>
          </table:table-cell>
          <table:table-cell office:value-type="float" office:value="0.087624439884983" calcext:value-type="float">
            <text:p>0.0876244399</text:p>
          </table:table-cell>
          <table:table-cell office:value-type="float" office:value="6300" calcext:value-type="float">
            <text:p>6300</text:p>
          </table:table-cell>
          <table:table-cell office:value-type="float" office:value="0.0051648731" calcext:value-type="float">
            <text:p>0.0051648731</text:p>
          </table:table-cell>
          <table:table-cell office:value-type="float" office:value="720" calcext:value-type="float">
            <text:p>720</text:p>
          </table:table-cell>
          <table:table-cell office:value-type="float" office:value="720.354277264716" calcext:value-type="float">
            <text:p>720.3542772647</text:p>
          </table:table-cell>
        </table:table-row>
        <table:table-row table:style-name="ro1">
          <table:table-cell/>
          <table:table-cell office:value-type="float" office:value="8086.11221331761" calcext:value-type="float">
            <text:p>8086.1122133176</text:p>
          </table:table-cell>
          <table:table-cell office:value-type="float" office:value="0.0944842041892472" calcext:value-type="float">
            <text:p>0.0944842042</text:p>
          </table:table-cell>
          <table:table-cell office:value-type="float" office:value="6400" calcext:value-type="float">
            <text:p>6400</text:p>
          </table:table-cell>
          <table:table-cell office:value-type="float" office:value="0.0063520835" calcext:value-type="float">
            <text:p>0.0063520835</text:p>
          </table:table-cell>
          <table:table-cell office:value-type="float" office:value="730" calcext:value-type="float">
            <text:p>730</text:p>
          </table:table-cell>
          <table:table-cell office:value-type="float" office:value="730.359197849644" calcext:value-type="float">
            <text:p>730.3591978496</text:p>
          </table:table-cell>
        </table:table-row>
        <table:table-row table:style-name="ro1">
          <table:table-cell/>
          <table:table-cell office:value-type="float" office:value="8144.65219095414" calcext:value-type="float">
            <text:p>8144.6521909542</text:p>
          </table:table-cell>
          <table:table-cell office:value-type="float" office:value="0.101502731947712" calcext:value-type="float">
            <text:p>0.1015027319</text:p>
          </table:table-cell>
          <table:table-cell office:value-type="float" office:value="6500" calcext:value-type="float">
            <text:p>6500</text:p>
          </table:table-cell>
          <table:table-cell office:value-type="float" office:value="0.0077629893" calcext:value-type="float">
            <text:p>0.0077629893</text:p>
          </table:table-cell>
          <table:table-cell office:value-type="float" office:value="740" calcext:value-type="float">
            <text:p>740</text:p>
          </table:table-cell>
          <table:table-cell office:value-type="float" office:value="740.364118296606" calcext:value-type="float">
            <text:p>740.3641182966</text:p>
          </table:table-cell>
        </table:table-row>
        <table:table-row table:style-name="ro1">
          <table:table-cell/>
          <table:table-cell office:value-type="float" office:value="8201.37327647004" calcext:value-type="float">
            <text:p>8201.37327647</text:p>
          </table:table-cell>
          <table:table-cell office:value-type="float" office:value="0.108666912445965" calcext:value-type="float">
            <text:p>0.1086669124</text:p>
          </table:table-cell>
          <table:table-cell office:value-type="float" office:value="6600" calcext:value-type="float">
            <text:p>6600</text:p>
          </table:table-cell>
          <table:table-cell office:value-type="float" office:value="0.0094300067" calcext:value-type="float">
            <text:p>0.0094300067</text:p>
          </table:table-cell>
          <table:table-cell office:value-type="float" office:value="750" calcext:value-type="float">
            <text:p>750</text:p>
          </table:table-cell>
          <table:table-cell office:value-type="float" office:value="750.369038811154" calcext:value-type="float">
            <text:p>750.3690388112</text:p>
          </table:table-cell>
        </table:table-row>
        <table:table-row table:style-name="ro1">
          <table:table-cell/>
          <table:table-cell office:value-type="float" office:value="8256.3789319531" calcext:value-type="float">
            <text:p>8256.3789319531</text:p>
          </table:table-cell>
          <table:table-cell office:value-type="float" office:value="0.115964494015047" calcext:value-type="float">
            <text:p>0.115964494</text:p>
          </table:table-cell>
          <table:table-cell office:value-type="float" office:value="6700" calcext:value-type="float">
            <text:p>6700</text:p>
          </table:table-cell>
          <table:table-cell office:value-type="float" office:value="0.0113886237" calcext:value-type="float">
            <text:p>0.0113886237</text:p>
          </table:table-cell>
          <table:table-cell office:value-type="float" office:value="760" calcext:value-type="float">
            <text:p>760</text:p>
          </table:table-cell>
          <table:table-cell office:value-type="float" office:value="760.373959310158" calcext:value-type="float">
            <text:p>760.3739593102</text:p>
          </table:table-cell>
        </table:table-row>
        <table:table-row table:style-name="ro1">
          <table:table-cell/>
          <table:table-cell office:value-type="float" office:value="8309.76737922425" calcext:value-type="float">
            <text:p>8309.7673792243</text:p>
          </table:table-cell>
          <table:table-cell office:value-type="float" office:value="0.123384068426252" calcext:value-type="float">
            <text:p>0.1233840684</text:p>
          </table:table-cell>
          <table:table-cell office:value-type="float" office:value="6800" calcext:value-type="float">
            <text:p>6800</text:p>
          </table:table-cell>
          <table:table-cell office:value-type="float" office:value="0.013677453" calcext:value-type="float">
            <text:p>0.013677453</text:p>
          </table:table-cell>
          <table:table-cell office:value-type="float" office:value="770" calcext:value-type="float">
            <text:p>770</text:p>
          </table:table-cell>
          <table:table-cell office:value-type="float" office:value="770.37887980937" calcext:value-type="float">
            <text:p>770.3788798094</text:p>
          </table:table-cell>
        </table:table-row>
        <table:table-row table:style-name="ro1">
          <table:table-cell/>
          <table:table-cell office:value-type="float" office:value="8361.63150408992" calcext:value-type="float">
            <text:p>8361.6315040899</text:p>
          </table:table-cell>
          <table:table-cell office:value-type="float" office:value="0.130915041105866" calcext:value-type="float">
            <text:p>0.1309150411</text:p>
          </table:table-cell>
          <table:table-cell office:value-type="float" office:value="6900" calcext:value-type="float">
            <text:p>6900</text:p>
          </table:table-cell>
          <table:table-cell office:value-type="float" office:value="0.0163382469" calcext:value-type="float">
            <text:p>0.0163382469</text:p>
          </table:table-cell>
          <table:table-cell office:value-type="float" office:value="780" calcext:value-type="float">
            <text:p>780</text:p>
          </table:table-cell>
          <table:table-cell office:value-type="float" office:value="780.383800395738" calcext:value-type="float">
            <text:p>780.3838003957</text:p>
          </table:table-cell>
        </table:table-row>
        <table:table-row table:style-name="ro1">
          <table:table-cell/>
          <table:table-cell office:value-type="float" office:value="8412.05888285258" calcext:value-type="float">
            <text:p>8412.0588828526</text:p>
          </table:table-cell>
          <table:table-cell office:value-type="float" office:value="0.138547591953674" calcext:value-type="float">
            <text:p>0.138547592</text:p>
          </table:table-cell>
          <table:table-cell office:value-type="float" office:value="7000" calcext:value-type="float">
            <text:p>7000</text:p>
          </table:table-cell>
          <table:table-cell office:value-type="float" office:value="0.0194158659" calcext:value-type="float">
            <text:p>0.0194158659</text:p>
          </table:table-cell>
          <table:table-cell office:value-type="float" office:value="790" calcext:value-type="float">
            <text:p>790</text:p>
          </table:table-cell>
          <table:table-cell office:value-type="float" office:value="790.388720839592" calcext:value-type="float">
            <text:p>790.3887208396</text:p>
          </table:table-cell>
        </table:table-row>
        <table:table-row table:style-name="ro1">
          <table:table-cell/>
          <table:table-cell office:value-type="float" office:value="8461.1319009756" calcext:value-type="float">
            <text:p>8461.1319009756</text:p>
          </table:table-cell>
          <table:table-cell office:value-type="float" office:value="0.146272632056974" calcext:value-type="float">
            <text:p>0.1462726321</text:p>
          </table:table-cell>
          <table:table-cell office:value-type="float" office:value="7100" calcext:value-type="float">
            <text:p>7100</text:p>
          </table:table-cell>
          <table:table-cell office:value-type="float" office:value="0.0229581952" calcext:value-type="float">
            <text:p>0.0229581952</text:p>
          </table:table-cell>
          <table:table-cell office:value-type="float" office:value="800" calcext:value-type="float">
            <text:p>800</text:p>
          </table:table-cell>
          <table:table-cell office:value-type="float" office:value="800.393641414154" calcext:value-type="float">
            <text:p>800.3936414142</text:p>
          </table:table-cell>
        </table:table-row>
        <table:table-row table:style-name="ro1">
          <table:table-cell/>
          <table:table-cell office:value-type="float" office:value="8508.92792900536" calcext:value-type="float">
            <text:p>8508.9279290054</text:p>
          </table:table-cell>
          <table:table-cell office:value-type="float" office:value="0.154081755888032" calcext:value-type="float">
            <text:p>0.1540817559</text:p>
          </table:table-cell>
          <table:table-cell office:value-type="float" office:value="7200" calcext:value-type="float">
            <text:p>7200</text:p>
          </table:table-cell>
          <table:table-cell office:value-type="float" office:value="0.0270160003" calcext:value-type="float">
            <text:p>0.0270160003</text:p>
          </table:table-cell>
          <table:table-cell office:value-type="float" office:value="810" calcext:value-type="float">
            <text:p>810</text:p>
          </table:table-cell>
          <table:table-cell office:value-type="float" office:value="810.398562058902" calcext:value-type="float">
            <text:p>810.3985620589</text:p>
          </table:table-cell>
        </table:table-row>
        <table:table-row table:style-name="ro1">
          <table:table-cell/>
          <table:table-cell office:value-type="float" office:value="8555.51954156426" calcext:value-type="float">
            <text:p>8555.5195415643</text:p>
          </table:table-cell>
          <table:table-cell office:value-type="float" office:value="0.161967193571414" calcext:value-type="float">
            <text:p>0.1619671936</text:p>
          </table:table-cell>
          <table:table-cell office:value-type="float" office:value="7300" calcext:value-type="float">
            <text:p>7300</text:p>
          </table:table-cell>
          <table:table-cell office:value-type="float" office:value="0.0316427146" calcext:value-type="float">
            <text:p>0.0316427146</text:p>
          </table:table-cell>
          <table:table-cell office:value-type="float" office:value="820" calcext:value-type="float">
            <text:p>820</text:p>
          </table:table-cell>
          <table:table-cell office:value-type="float" office:value="820.403482332856" calcext:value-type="float">
            <text:p>820.4034823329</text:p>
          </table:table-cell>
        </table:table-row>
        <table:table-row table:style-name="ro1">
          <table:table-cell/>
          <table:table-cell office:value-type="float" office:value="8600.97476516153" calcext:value-type="float">
            <text:p>8600.9747651615</text:p>
          </table:table-cell>
          <table:table-cell office:value-type="float" office:value="0.169921765496484" calcext:value-type="float">
            <text:p>0.1699217655</text:p>
          </table:table-cell>
          <table:table-cell office:value-type="float" office:value="7400" calcext:value-type="float">
            <text:p>7400</text:p>
          </table:table-cell>
          <table:table-cell office:value-type="float" office:value="0.036894149" calcext:value-type="float">
            <text:p>0.036894149</text:p>
          </table:table-cell>
          <table:table-cell office:value-type="float" office:value="830" calcext:value-type="float">
            <text:p>830</text:p>
          </table:table-cell>
          <table:table-cell office:value-type="float" office:value="830.408403000132" calcext:value-type="float">
            <text:p>830.4084030001</text:p>
          </table:table-cell>
        </table:table-row>
        <table:table-row table:style-name="ro1">
          <table:table-cell/>
          <table:table-cell office:value-type="float" office:value="8645.35732890519" calcext:value-type="float">
            <text:p>8645.3573289052</text:p>
          </table:table-cell>
          <table:table-cell office:value-type="float" office:value="0.177938834208404" calcext:value-type="float">
            <text:p>0.1779388342</text:p>
          </table:table-cell>
          <table:table-cell office:value-type="float" office:value="7500" calcext:value-type="float">
            <text:p>7500</text:p>
          </table:table-cell>
          <table:table-cell office:value-type="float" office:value="0.0428281175" calcext:value-type="float">
            <text:p>0.0428281175</text:p>
          </table:table-cell>
          <table:table-cell office:value-type="float" office:value="840" calcext:value-type="float">
            <text:p>840</text:p>
          </table:table-cell>
          <table:table-cell office:value-type="float" office:value="840.413323674464" calcext:value-type="float">
            <text:p>840.4133236745</text:p>
          </table:table-cell>
        </table:table-row>
        <table:table-row table:style-name="ro1">
          <table:table-cell/>
          <table:table-cell office:value-type="float" office:value="8688.72692792627" calcext:value-type="float">
            <text:p>8688.7269279263</text:p>
          </table:table-cell>
          <table:table-cell office:value-type="float" office:value="0.186012262079735" calcext:value-type="float">
            <text:p>0.1860122621</text:p>
          </table:table-cell>
          <table:table-cell office:value-type="float" office:value="7600" calcext:value-type="float">
            <text:p>7600</text:p>
          </table:table-cell>
          <table:table-cell office:value-type="float" office:value="0.0495039692" calcext:value-type="float">
            <text:p>0.0495039692</text:p>
          </table:table-cell>
          <table:table-cell office:value-type="float" office:value="850" calcext:value-type="float">
            <text:p>850</text:p>
          </table:table-cell>
          <table:table-cell office:value-type="float" office:value="850.418243852003" calcext:value-type="float">
            <text:p>850.418243852</text:p>
          </table:table-cell>
        </table:table-row>
        <table:table-row table:style-name="ro1">
          <table:table-cell/>
          <table:table-cell office:value-type="float" office:value="8731.13948468254" calcext:value-type="float">
            <text:p>8731.1394846826</text:p>
          </table:table-cell>
          <table:table-cell office:value-type="float" office:value="0.194136371682632" calcext:value-type="float">
            <text:p>0.1941363717</text:p>
          </table:table-cell>
          <table:table-cell office:value-type="float" office:value="7700" calcext:value-type="float">
            <text:p>7700</text:p>
          </table:table-cell>
          <table:table-cell office:value-type="float" office:value="0.0569820195" calcext:value-type="float">
            <text:p>0.0569820195</text:p>
          </table:table-cell>
          <table:table-cell office:value-type="float" office:value="860" calcext:value-type="float">
            <text:p>860</text:p>
          </table:table-cell>
          <table:table-cell office:value-type="float" office:value="860.423164149497" calcext:value-type="float">
            <text:p>860.4231641495</text:p>
          </table:table-cell>
        </table:table-row>
        <table:table-row table:style-name="ro1">
          <table:table-cell/>
          <table:table-cell office:value-type="float" office:value="8772.64739787673" calcext:value-type="float">
            <text:p>8772.6473978767</text:p>
          </table:table-cell>
          <table:table-cell office:value-type="float" office:value="0.202305906305893" calcext:value-type="float">
            <text:p>0.2023059063</text:p>
          </table:table-cell>
          <table:table-cell office:value-type="float" office:value="7800" calcext:value-type="float">
            <text:p>7800</text:p>
          </table:table-cell>
          <table:table-cell office:value-type="float" office:value="0.065322874" calcext:value-type="float">
            <text:p>0.065322874</text:p>
          </table:table-cell>
          <table:table-cell office:value-type="float" office:value="870" calcext:value-type="float">
            <text:p>870</text:p>
          </table:table-cell>
          <table:table-cell office:value-type="float" office:value="870.42808518985" calcext:value-type="float">
            <text:p>870.4280851899</text:p>
          </table:table-cell>
        </table:table-row>
        <table:table-row table:style-name="ro1">
          <table:table-cell/>
          <table:table-cell office:value-type="float" office:value="8813.29978057294" calcext:value-type="float">
            <text:p>8813.2997805729</text:p>
          </table:table-cell>
          <table:table-cell office:value-type="float" office:value="0.210515992560566" calcext:value-type="float">
            <text:p>0.2105159926</text:p>
          </table:table-cell>
          <table:table-cell office:value-type="float" office:value="7900" calcext:value-type="float">
            <text:p>7900</text:p>
          </table:table-cell>
          <table:table-cell office:value-type="float" office:value="0.0745866404" calcext:value-type="float">
            <text:p>0.0745866404</text:p>
          </table:table-cell>
          <table:table-cell office:value-type="float" office:value="880" calcext:value-type="float">
            <text:p>880</text:p>
          </table:table-cell>
          <table:table-cell office:value-type="float" office:value="880.433005874967" calcext:value-type="float">
            <text:p>880.433005875</text:p>
          </table:table-cell>
        </table:table-row>
        <table:table-row table:style-name="ro1">
          <table:table-cell/>
          <table:table-cell office:value-type="float" office:value="8853.1426965128" calcext:value-type="float">
            <text:p>8853.1426965128</text:p>
          </table:table-cell>
          <table:table-cell office:value-type="float" office:value="0.218762110250466" calcext:value-type="float">
            <text:p>0.2187621103</text:p>
          </table:table-cell>
          <table:table-cell office:value-type="float" office:value="8000" calcext:value-type="float">
            <text:p>8000</text:p>
          </table:table-cell>
          <table:table-cell office:value-type="float" office:value="0.0848320242" calcext:value-type="float">
            <text:p>0.0848320242</text:p>
          </table:table-cell>
          <table:table-cell office:value-type="float" office:value="890" calcext:value-type="float">
            <text:p>890</text:p>
          </table:table-cell>
          <table:table-cell office:value-type="float" office:value="890.437925926991" calcext:value-type="float">
            <text:p>890.437925927</text:p>
          </table:table-cell>
        </table:table-row>
        <table:table-row table:style-name="ro1">
          <table:table-cell/>
          <table:table-cell office:value-type="float" office:value="8892.21938014141" calcext:value-type="float">
            <text:p>8892.2193801414</text:p>
          </table:table-cell>
          <table:table-cell office:value-type="float" office:value="0.227040063327489" calcext:value-type="float">
            <text:p>0.2270400633</text:p>
          </table:table-cell>
          <table:table-cell office:value-type="float" office:value="8100" calcext:value-type="float">
            <text:p>8100</text:p>
          </table:table-cell>
          <table:table-cell office:value-type="float" office:value="0.0961153069" calcext:value-type="float">
            <text:p>0.0961153069</text:p>
          </table:table-cell>
          <table:table-cell office:value-type="float" office:value="900" calcext:value-type="float">
            <text:p>900</text:p>
          </table:table-cell>
          <table:table-cell office:value-type="float" office:value="900.442847022453" calcext:value-type="float">
            <text:p>900.4428470225</text:p>
          </table:table-cell>
        </table:table-row>
        <table:table-row table:style-name="ro1">
          <table:table-cell/>
          <table:table-cell office:value-type="float" office:value="8930.5704281437" calcext:value-type="float">
            <text:p>8930.5704281437</text:p>
          </table:table-cell>
          <table:table-cell office:value-type="float" office:value="0.235345945862484" calcext:value-type="float">
            <text:p>0.2353459459</text:p>
          </table:table-cell>
          <table:table-cell office:value-type="float" office:value="8200" calcext:value-type="float">
            <text:p>8200</text:p>
          </table:table-cell>
          <table:table-cell office:value-type="float" office:value="0.1084892103" calcext:value-type="float">
            <text:p>0.1084892103</text:p>
          </table:table-cell>
          <table:table-cell office:value-type="float" office:value="910" calcext:value-type="float">
            <text:p>910</text:p>
          </table:table-cell>
          <table:table-cell office:value-type="float" office:value="910.447766891246" calcext:value-type="float">
            <text:p>910.4477668912</text:p>
          </table:table-cell>
        </table:table-row>
        <table:table-row table:style-name="ro1">
          <table:table-cell/>
          <table:table-cell office:value-type="float" office:value="8968.23400948136" calcext:value-type="float">
            <text:p>8968.2340094814</text:p>
          </table:table-cell>
          <table:table-cell office:value-type="float" office:value="0.243676125706336" calcext:value-type="float">
            <text:p>0.2436761257</text:p>
          </table:table-cell>
          <table:table-cell office:value-type="float" office:value="8300" calcext:value-type="float">
            <text:p>8300</text:p>
          </table:table-cell>
          <table:table-cell office:value-type="float" office:value="0.1220016514" calcext:value-type="float">
            <text:p>0.1220016514</text:p>
          </table:table-cell>
          <table:table-cell office:value-type="float" office:value="920" calcext:value-type="float">
            <text:p>920</text:p>
          </table:table-cell>
          <table:table-cell office:value-type="float" office:value="920.452687863964" calcext:value-type="float">
            <text:p>920.452687864</text:p>
          </table:table-cell>
        </table:table-row>
        <table:table-row table:style-name="ro1">
          <table:table-cell/>
          <table:table-cell office:value-type="float" office:value="9005.24602408581" calcext:value-type="float">
            <text:p>9005.2460240858</text:p>
          </table:table-cell>
          <table:table-cell office:value-type="float" office:value="0.252027211668138" calcext:value-type="float">
            <text:p>0.2520272117</text:p>
          </table:table-cell>
          <table:table-cell office:value-type="float" office:value="8400" calcext:value-type="float">
            <text:p>8400</text:p>
          </table:table-cell>
          <table:table-cell office:value-type="float" office:value="0.1366943989" calcext:value-type="float">
            <text:p>0.1366943989</text:p>
          </table:table-cell>
          <table:table-cell office:value-type="float" office:value="930" calcext:value-type="float">
            <text:p>930</text:p>
          </table:table-cell>
          <table:table-cell office:value-type="float" office:value="930.457607837243" calcext:value-type="float">
            <text:p>930.4576078372</text:p>
          </table:table-cell>
        </table:table-row>
        <table:table-row table:style-name="ro1">
          <table:table-cell/>
          <table:table-cell office:value-type="float" office:value="9041.64028704899" calcext:value-type="float">
            <text:p>9041.640287049</text:p>
          </table:table-cell>
          <table:table-cell office:value-type="float" office:value="0.260396041410203" calcext:value-type="float">
            <text:p>0.2603960414</text:p>
          </table:table-cell>
          <table:table-cell office:value-type="float" office:value="8500" calcext:value-type="float">
            <text:p>8500</text:p>
          </table:table-cell>
          <table:table-cell office:value-type="float" office:value="0.1526016478" calcext:value-type="float">
            <text:p>0.1526016478</text:p>
          </table:table-cell>
          <table:table-cell office:value-type="float" office:value="940" calcext:value-type="float">
            <text:p>940</text:p>
          </table:table-cell>
          <table:table-cell office:value-type="float" office:value="940.462528895536" calcext:value-type="float">
            <text:p>940.4625288955</text:p>
          </table:table-cell>
        </table:table-row>
        <table:table-row table:style-name="ro1">
          <table:table-cell/>
          <table:table-cell office:value-type="float" office:value="9077.44866462842" calcext:value-type="float">
            <text:p>9077.4486646284</text:p>
          </table:table-cell>
          <table:table-cell office:value-type="float" office:value="0.268779653220504" calcext:value-type="float">
            <text:p>0.2687796532</text:p>
          </table:table-cell>
          <table:table-cell office:value-type="float" office:value="8600" calcext:value-type="float">
            <text:p>8600</text:p>
          </table:table-cell>
          <table:table-cell office:value-type="float" office:value="0.1697485338" calcext:value-type="float">
            <text:p>0.1697485338</text:p>
          </table:table-cell>
          <table:table-cell office:value-type="float" office:value="950" calcext:value-type="float">
            <text:p>950</text:p>
          </table:table-cell>
          <table:table-cell office:value-type="float" office:value="950.467448918367" calcext:value-type="float">
            <text:p>950.4674489184</text:p>
          </table:table-cell>
        </table:table-row>
        <table:table-row table:style-name="ro1">
          <table:table-cell/>
          <table:table-cell office:value-type="float" office:value="9112.70123240363" calcext:value-type="float">
            <text:p>9112.7012324036</text:p>
          </table:table-cell>
          <table:table-cell office:value-type="float" office:value="0.277175276273367" calcext:value-type="float">
            <text:p>0.2771752763</text:p>
          </table:table-cell>
          <table:table-cell office:value-type="float" office:value="8700" calcext:value-type="float">
            <text:p>8700</text:p>
          </table:table-cell>
          <table:table-cell office:value-type="float" office:value="0.1881496181" calcext:value-type="float">
            <text:p>0.1881496181</text:p>
          </table:table-cell>
          <table:table-cell office:value-type="float" office:value="960" calcext:value-type="float">
            <text:p>960</text:p>
          </table:table-cell>
          <table:table-cell office:value-type="float" office:value="960.472369112436" calcext:value-type="float">
            <text:p>960.4723691124</text:p>
          </table:table-cell>
        </table:table-row>
        <table:table-row table:style-name="ro1">
          <table:table-cell/>
          <table:table-cell office:value-type="float" office:value="9147.42639985399" calcext:value-type="float">
            <text:p>9147.426399854</text:p>
          </table:table-cell>
          <table:table-cell office:value-type="float" office:value="0.285580310938482" calcext:value-type="float">
            <text:p>0.2855803109</text:p>
          </table:table-cell>
          <table:table-cell office:value-type="float" office:value="8800" calcext:value-type="float">
            <text:p>8800</text:p>
          </table:table-cell>
          <table:table-cell office:value-type="float" office:value="0.2078073774" calcext:value-type="float">
            <text:p>0.2078073774</text:p>
          </table:table-cell>
          <table:table-cell office:value-type="float" office:value="970" calcext:value-type="float">
            <text:p>970</text:p>
          </table:table-cell>
          <table:table-cell office:value-type="float" office:value="970.477290632012" calcext:value-type="float">
            <text:p>970.477290632</text:p>
          </table:table-cell>
        </table:table-row>
        <table:table-row table:style-name="ro1">
          <table:table-cell/>
          <table:table-cell office:value-type="float" office:value="9181.65102374818" calcext:value-type="float">
            <text:p>9181.6510237482</text:p>
          </table:table-cell>
          <table:table-cell office:value-type="float" office:value="0.293992309682596" calcext:value-type="float">
            <text:p>0.2939923097</text:p>
          </table:table-cell>
          <table:table-cell office:value-type="float" office:value="8900" calcext:value-type="float">
            <text:p>8900</text:p>
          </table:table-cell>
          <table:table-cell office:value-type="float" office:value="0.2287107477" calcext:value-type="float">
            <text:p>0.2287107477</text:p>
          </table:table-cell>
          <table:table-cell office:value-type="float" office:value="980" calcext:value-type="float">
            <text:p>980</text:p>
          </table:table-cell>
          <table:table-cell office:value-type="float" office:value="980.482210351619" calcext:value-type="float">
            <text:p>980.4822103516</text:p>
          </table:table-cell>
        </table:table-row>
        <table:table-row table:style-name="ro1">
          <table:table-cell/>
          <table:table-cell office:value-type="float" office:value="9215.4005420347" calcext:value-type="float">
            <text:p>9215.4005420347</text:p>
          </table:table-cell>
          <table:table-cell office:value-type="float" office:value="0.302408974725434" calcext:value-type="float">
            <text:p>0.3024089747</text:p>
          </table:table-cell>
          <table:table-cell office:value-type="float" office:value="9000" calcext:value-type="float">
            <text:p>9000</text:p>
          </table:table-cell>
          <table:table-cell office:value-type="float" office:value="0.2508337731" calcext:value-type="float">
            <text:p>0.2508337731</text:p>
          </table:table-cell>
          <table:table-cell office:value-type="float" office:value="990" calcext:value-type="float">
            <text:p>990</text:p>
          </table:table-cell>
          <table:table-cell office:value-type="float" office:value="990.487131491309" calcext:value-type="float">
            <text:p>990.4871314913</text:p>
          </table:table-cell>
        </table:table-row>
        <table:table-row table:style-name="ro1">
          <table:table-cell/>
          <table:table-cell office:value-type="float" office:value="9248.69905501178" calcext:value-type="float">
            <text:p>9248.6990550118</text:p>
          </table:table-cell>
          <table:table-cell office:value-type="float" office:value="0.310828133953676" calcext:value-type="float">
            <text:p>0.310828134</text:p>
          </table:table-cell>
          <table:table-cell office:value-type="float" office:value="9100" calcext:value-type="float">
            <text:p>9100</text:p>
          </table:table-cell>
          <table:table-cell office:value-type="float" office:value="0.2741344221" calcext:value-type="float">
            <text:p>0.2741344221</text:p>
          </table:table-cell>
          <table:table-cell office:value-type="float" office:value="1000" calcext:value-type="float">
            <text:p>1000</text:p>
          </table:table-cell>
          <table:table-cell office:value-type="float" office:value="1000.49205225373" calcext:value-type="float">
            <text:p>1000.4920522537</text:p>
          </table:table-cell>
        </table:table-row>
        <table:table-row table:style-name="ro1">
          <table:table-cell/>
          <table:table-cell office:value-type="float" office:value="9281.56943354886" calcext:value-type="float">
            <text:p>9281.5694335489</text:p>
          </table:table-cell>
          <table:table-cell office:value-type="float" office:value="0.319247736044739" calcext:value-type="float">
            <text:p>0.319247736</text:p>
          </table:table-cell>
          <table:table-cell office:value-type="float" office:value="9200" calcext:value-type="float">
            <text:p>9200</text:p>
          </table:table-cell>
          <table:table-cell office:value-type="float" office:value="0.2985536407" calcext:value-type="float">
            <text:p>0.2985536407</text:p>
          </table:table-cell>
          <table:table-cell office:value-type="float" office:value="1010" calcext:value-type="float">
            <text:p>1010</text:p>
          </table:table-cell>
          <table:table-cell office:value-type="float" office:value="1010.49697187949" calcext:value-type="float">
            <text:p>1010.4969718795</text:p>
          </table:table-cell>
        </table:table-row>
        <table:table-row table:style-name="ro1">
          <table:table-cell/>
          <table:table-cell office:value-type="float" office:value="9314.03341058763" calcext:value-type="float">
            <text:p>9314.0334105876</text:p>
          </table:table-cell>
          <table:table-cell office:value-type="float" office:value="0.327665841737082" calcext:value-type="float">
            <text:p>0.3276658417</text:p>
          </table:table-cell>
          <table:table-cell office:value-type="float" office:value="9300" calcext:value-type="float">
            <text:p>9300</text:p>
          </table:table-cell>
          <table:table-cell office:value-type="float" office:value="0.324014713" calcext:value-type="float">
            <text:p>0.324014713</text:p>
          </table:table-cell>
          <table:table-cell office:value-type="float" office:value="1020" calcext:value-type="float">
            <text:p>1020</text:p>
          </table:table-cell>
          <table:table-cell office:value-type="float" office:value="1020.50189212524" calcext:value-type="float">
            <text:p>1020.5018921252</text:p>
          </table:table-cell>
        </table:table-row>
        <table:table-row table:style-name="ro1">
          <table:table-cell/>
          <table:table-cell office:value-type="float" office:value="9346.11165623724" calcext:value-type="float">
            <text:p>9346.1116562373</text:p>
          </table:table-cell>
          <table:table-cell office:value-type="float" office:value="0.336080610820069" calcext:value-type="float">
            <text:p>0.3360806108</text:p>
          </table:table-cell>
          <table:table-cell office:value-type="float" office:value="9400" calcext:value-type="float">
            <text:p>9400</text:p>
          </table:table-cell>
          <table:table-cell office:value-type="float" office:value="0.3504230092" calcext:value-type="float">
            <text:p>0.3504230092</text:p>
          </table:table-cell>
          <table:table-cell office:value-type="float" office:value="1030" calcext:value-type="float">
            <text:p>1030</text:p>
          </table:table-cell>
          <table:table-cell office:value-type="float" office:value="1030.50681373588" calcext:value-type="float">
            <text:p>1030.5068137359</text:p>
          </table:table-cell>
        </table:table-row>
        <table:table-row table:style-name="ro1">
          <table:table-cell/>
          <table:table-cell office:value-type="float" office:value="9377.82385001397" calcext:value-type="float">
            <text:p>9377.823850014</text:p>
          </table:table-cell>
          <table:table-cell office:value-type="float" office:value="0.344490291607186" calcext:value-type="float">
            <text:p>0.3444902916</text:p>
          </table:table-cell>
          <table:table-cell office:value-type="float" office:value="9500" calcext:value-type="float">
            <text:p>9500</text:p>
          </table:table-cell>
          <table:table-cell office:value-type="float" office:value="0.3776661916" calcext:value-type="float">
            <text:p>0.3776661916</text:p>
          </table:table-cell>
          <table:table-cell office:value-type="float" office:value="1040" calcext:value-type="float">
            <text:p>1040</text:p>
          </table:table-cell>
          <table:table-cell office:value-type="float" office:value="1040.51173451014" calcext:value-type="float">
            <text:p>1040.5117345102</text:p>
          </table:table-cell>
        </table:table-row>
        <table:table-row table:style-name="ro1">
          <table:table-cell/>
          <table:table-cell office:value-type="float" office:value="9409.18875981916" calcext:value-type="float">
            <text:p>9409.1887598192</text:p>
          </table:table-cell>
          <table:table-cell office:value-type="float" office:value="0.352893217765085" calcext:value-type="float">
            <text:p>0.3528932178</text:p>
          </table:table-cell>
          <table:table-cell office:value-type="float" office:value="9600" calcext:value-type="float">
            <text:p>9600</text:p>
          </table:table-cell>
          <table:table-cell office:value-type="float" office:value="0.4056149454" calcext:value-type="float">
            <text:p>0.4056149454</text:p>
          </table:table-cell>
          <table:table-cell office:value-type="float" office:value="1050" calcext:value-type="float">
            <text:p>1050</text:p>
          </table:table-cell>
          <table:table-cell office:value-type="float" office:value="1050.51665386469" calcext:value-type="float">
            <text:p>1050.5166538647</text:p>
          </table:table-cell>
        </table:table-row>
        <table:table-row table:style-name="ro1">
          <table:table-cell/>
          <table:table-cell office:value-type="float" office:value="9440.22430932821" calcext:value-type="float">
            <text:p>9440.2243093282</text:p>
          </table:table-cell>
          <table:table-cell office:value-type="float" office:value="0.361287802430604" calcext:value-type="float">
            <text:p>0.3612878024</text:p>
          </table:table-cell>
          <table:table-cell office:value-type="float" office:value="9700" calcext:value-type="float">
            <text:p>9700</text:p>
          </table:table-cell>
          <table:table-cell office:value-type="float" office:value="0.4341242919" calcext:value-type="float">
            <text:p>0.4341242919</text:p>
          </table:table-cell>
          <table:table-cell office:value-type="float" office:value="1060" calcext:value-type="float">
            <text:p>1060</text:p>
          </table:table-cell>
          <table:table-cell office:value-type="float" office:value="1060.52157417503" calcext:value-type="float">
            <text:p>1060.521574175</text:p>
          </table:table-cell>
        </table:table-row>
        <table:table-row table:style-name="ro1">
          <table:table-cell/>
          <table:table-cell office:value-type="float" office:value="9470.94762866584" calcext:value-type="float">
            <text:p>9470.9476286658</text:p>
          </table:table-cell>
          <table:table-cell office:value-type="float" office:value="0.369672526485065" calcext:value-type="float">
            <text:p>0.3696725265</text:p>
          </table:table-cell>
          <table:table-cell office:value-type="float" office:value="9800" calcext:value-type="float">
            <text:p>9800</text:p>
          </table:table-cell>
          <table:table-cell office:value-type="float" office:value="0.4630355085" calcext:value-type="float">
            <text:p>0.4630355085</text:p>
          </table:table-cell>
          <table:table-cell office:value-type="float" office:value="1070" calcext:value-type="float">
            <text:p>1070</text:p>
          </table:table-cell>
          <table:table-cell office:value-type="float" office:value="1070.52649577265" calcext:value-type="float">
            <text:p>1070.5264957727</text:p>
          </table:table-cell>
        </table:table-row>
        <table:table-row table:style-name="ro1">
          <table:table-cell/>
          <table:table-cell office:value-type="float" office:value="9501.3751093616" calcext:value-type="float">
            <text:p>9501.3751093616</text:p>
          </table:table-cell>
          <table:table-cell office:value-type="float" office:value="0.378045931976711" calcext:value-type="float">
            <text:p>0.378045932</text:p>
          </table:table-cell>
          <table:table-cell office:value-type="float" office:value="9900" calcext:value-type="float">
            <text:p>9900</text:p>
          </table:table-cell>
          <table:table-cell office:value-type="float" office:value="0.4921786714" calcext:value-type="float">
            <text:p>0.4921786714</text:p>
          </table:table-cell>
          <table:table-cell office:value-type="float" office:value="1080" calcext:value-type="float">
            <text:p>1080</text:p>
          </table:table-cell>
          <table:table-cell office:value-type="float" office:value="1080.53141643055" calcext:value-type="float">
            <text:p>1080.5314164306</text:p>
          </table:table-cell>
        </table:table-row>
        <table:table-row table:style-name="ro1">
          <table:table-cell/>
          <table:table-cell office:value-type="float" office:value="9531.52246691697" calcext:value-type="float">
            <text:p>9531.522466917</text:p>
          </table:table-cell>
          <table:table-cell office:value-type="float" office:value="0.386406622297828" calcext:value-type="float">
            <text:p>0.38640662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5213757777" calcext:value-type="float">
            <text:p>0.5213757777</text:p>
          </table:table-cell>
          <table:table-cell office:value-type="float" office:value="1090" calcext:value-type="float">
            <text:p>1090</text:p>
          </table:table-cell>
          <table:table-cell office:value-type="float" office:value="1090.5363371046" calcext:value-type="float">
            <text:p>1090.5363371046</text:p>
          </table:table-cell>
        </table:table-row>
        <table:table-row table:style-name="ro1">
          <table:table-cell/>
          <table:table-cell office:value-type="float" office:value="9561.40478112081" calcext:value-type="float">
            <text:p>9561.4047811208</text:p>
          </table:table-cell>
          <table:table-cell office:value-type="float" office:value="0.394753252806678" calcext:value-type="float">
            <text:p>0.3947532528</text:p>
          </table:table-cell>
          <table:table-cell office:value-type="float" office:value="10100" calcext:value-type="float">
            <text:p>10100</text:p>
          </table:table-cell>
          <table:table-cell office:value-type="float" office:value="0.5504443874" calcext:value-type="float">
            <text:p>0.5504443874</text:p>
          </table:table-cell>
          <table:table-cell office:value-type="float" office:value="1100" calcext:value-type="float">
            <text:p>1100</text:p>
          </table:table-cell>
          <table:table-cell office:value-type="float" office:value="1100.54125778538" calcext:value-type="float">
            <text:p>1100.5412577854</text:p>
          </table:table-cell>
        </table:table-row>
        <table:table-row table:style-name="ro1">
          <table:table-cell/>
          <table:table-cell office:value-type="float" office:value="9591.03653982171" calcext:value-type="float">
            <text:p>9591.0365398217</text:p>
          </table:table-cell>
          <table:table-cell office:value-type="float" office:value="0.403084525512959" calcext:value-type="float">
            <text:p>0.4030845255</text:p>
          </table:table-cell>
          <table:table-cell office:value-type="float" office:value="10200" calcext:value-type="float">
            <text:p>10200</text:p>
          </table:table-cell>
          <table:table-cell office:value-type="float" office:value="0.5792016581" calcext:value-type="float">
            <text:p>0.5792016581</text:p>
          </table:table-cell>
          <table:table-cell office:value-type="float" office:value="1110" calcext:value-type="float">
            <text:p>1110</text:p>
          </table:table-cell>
          <table:table-cell office:value-type="float" office:value="1110.54617695003" calcext:value-type="float">
            <text:p>1110.54617695</text:p>
          </table:table-cell>
        </table:table-row>
        <table:table-row table:style-name="ro1">
          <table:table-cell/>
          <table:table-cell office:value-type="float" office:value="9620.43169137966" calcext:value-type="float">
            <text:p>9620.4316913797</text:p>
          </table:table-cell>
          <table:table-cell office:value-type="float" office:value="0.411399190451822" calcext:value-type="float">
            <text:p>0.4113991905</text:p>
          </table:table-cell>
          <table:table-cell office:value-type="float" office:value="10300" calcext:value-type="float">
            <text:p>10300</text:p>
          </table:table-cell>
          <table:table-cell office:value-type="float" office:value="0.6074686257" calcext:value-type="float">
            <text:p>0.6074686257</text:p>
          </table:table-cell>
          <table:table-cell office:value-type="float" office:value="1120" calcext:value-type="float">
            <text:p>1120</text:p>
          </table:table-cell>
          <table:table-cell office:value-type="float" office:value="1120.55109739989" calcext:value-type="float">
            <text:p>1120.5510973999</text:p>
          </table:table-cell>
        </table:table-row>
        <table:table-row table:style-name="ro1">
          <table:table-cell/>
          <table:table-cell office:value-type="float" office:value="9649.6036679628" calcext:value-type="float">
            <text:p>9649.6036679628</text:p>
          </table:table-cell>
          <table:table-cell office:value-type="float" office:value="0.41969603322012" calcext:value-type="float">
            <text:p>0.4196960332</text:p>
          </table:table-cell>
          <table:table-cell office:value-type="float" office:value="10400" calcext:value-type="float">
            <text:p>10400</text:p>
          </table:table-cell>
          <table:table-cell office:value-type="float" office:value="0.6350745303" calcext:value-type="float">
            <text:p>0.6350745303</text:p>
          </table:table-cell>
          <table:table-cell office:value-type="float" office:value="1130" calcext:value-type="float">
            <text:p>1130</text:p>
          </table:table-cell>
          <table:table-cell office:value-type="float" office:value="1130.55601786507" calcext:value-type="float">
            <text:p>1130.5560178651</text:p>
          </table:table-cell>
        </table:table-row>
        <table:table-row table:style-name="ro1">
          <table:table-cell/>
          <table:table-cell office:value-type="float" office:value="9678.56543167911" calcext:value-type="float">
            <text:p>9678.5654316791</text:p>
          </table:table-cell>
          <table:table-cell office:value-type="float" office:value="0.427973876491396" calcext:value-type="float">
            <text:p>0.4279738765</text:p>
          </table:table-cell>
          <table:table-cell office:value-type="float" office:value="10500" calcext:value-type="float">
            <text:p>10500</text:p>
          </table:table-cell>
          <table:table-cell office:value-type="float" office:value="0.6618609722" calcext:value-type="float">
            <text:p>0.6618609722</text:p>
          </table:table-cell>
          <table:table-cell office:value-type="float" office:value="1140" calcext:value-type="float">
            <text:p>1140</text:p>
          </table:table-cell>
          <table:table-cell office:value-type="float" office:value="1140.56093835126" calcext:value-type="float">
            <text:p>1140.5609383513</text:p>
          </table:table-cell>
        </table:table-row>
        <table:table-row table:style-name="ro1">
          <table:table-cell/>
          <table:table-cell office:value-type="float" office:value="9707.32950606135" calcext:value-type="float">
            <text:p>9707.3295060614</text:p>
          </table:table-cell>
          <table:table-cell office:value-type="float" office:value="0.436231575197079" calcext:value-type="float">
            <text:p>0.4362315752</text:p>
          </table:table-cell>
          <table:table-cell office:value-type="float" office:value="10600" calcext:value-type="float">
            <text:p>10600</text:p>
          </table:table-cell>
          <table:table-cell office:value-type="float" office:value="0.6876856753" calcext:value-type="float">
            <text:p>0.6876856753</text:p>
          </table:table-cell>
          <table:table-cell office:value-type="float" office:value="1150" calcext:value-type="float">
            <text:p>1150</text:p>
          </table:table-cell>
          <table:table-cell office:value-type="float" office:value="1150.56585886219" calcext:value-type="float">
            <text:p>1150.5658588622</text:p>
          </table:table-cell>
        </table:table-row>
        <table:table-row table:style-name="ro1">
          <table:table-cell/>
          <table:table-cell office:value-type="float" office:value="9735.90800773416" calcext:value-type="float">
            <text:p>9735.9080077342</text:p>
          </table:table-cell>
          <table:table-cell office:value-type="float" office:value="0.444468013223505" calcext:value-type="float">
            <text:p>0.4444680132</text:p>
          </table:table-cell>
          <table:table-cell office:value-type="float" office:value="10700" calcext:value-type="float">
            <text:p>10700</text:p>
          </table:table-cell>
          <table:table-cell office:value-type="float" office:value="0.7124256481" calcext:value-type="float">
            <text:p>0.7124256481</text:p>
          </table:table-cell>
          <table:table-cell office:value-type="float" office:value="1160" calcext:value-type="float">
            <text:p>1160</text:p>
          </table:table-cell>
          <table:table-cell office:value-type="float" office:value="1160.57077939902" calcext:value-type="float">
            <text:p>1160.570779399</text:p>
          </table:table-cell>
        </table:table-row>
        <table:table-row table:style-name="ro1">
          <table:table-cell/>
          <table:table-cell office:value-type="float" office:value="9764.31267607882" calcext:value-type="float">
            <text:p>9764.3126760788</text:p>
          </table:table-cell>
          <table:table-cell office:value-type="float" office:value="0.452682100329869" calcext:value-type="float">
            <text:p>0.4526821003</text:p>
          </table:table-cell>
          <table:table-cell office:value-type="float" office:value="10800" calcext:value-type="float">
            <text:p>10800</text:p>
          </table:table-cell>
          <table:table-cell office:value-type="float" office:value="0.7359795646" calcext:value-type="float">
            <text:p>0.7359795646</text:p>
          </table:table-cell>
          <table:table-cell office:value-type="float" office:value="1170" calcext:value-type="float">
            <text:p>1170</text:p>
          </table:table-cell>
          <table:table-cell office:value-type="float" office:value="1170.57569996013" calcext:value-type="float">
            <text:p>1170.5756999601</text:p>
          </table:table-cell>
        </table:table-row>
        <table:table-row table:style-name="ro1">
          <table:table-cell/>
          <table:table-cell office:value-type="float" office:value="9792.55490395926" calcext:value-type="float">
            <text:p>9792.5549039593</text:p>
          </table:table-cell>
          <table:table-cell office:value-type="float" office:value="0.460872770795587" calcext:value-type="float">
            <text:p>0.4608727708</text:p>
          </table:table-cell>
          <table:table-cell office:value-type="float" office:value="10900" calcext:value-type="float">
            <text:p>10900</text:p>
          </table:table-cell>
          <table:table-cell office:value-type="float" office:value="0.7582692454" calcext:value-type="float">
            <text:p>0.7582692454</text:p>
          </table:table-cell>
          <table:table-cell office:value-type="float" office:value="1180" calcext:value-type="float">
            <text:p>1180</text:p>
          </table:table-cell>
          <table:table-cell office:value-type="float" office:value="1180.58062212602" calcext:value-type="float">
            <text:p>1180.580622126</text:p>
          </table:table-cell>
        </table:table-row>
        <table:table-row table:style-name="ro1">
          <table:table-cell/>
          <table:table-cell office:value-type="float" office:value="9820.64575182851" calcext:value-type="float">
            <text:p>9820.6457518285</text:p>
          </table:table-cell>
          <table:table-cell office:value-type="float" office:value="0.469038974369093" calcext:value-type="float">
            <text:p>0.4690389744</text:p>
          </table:table-cell>
          <table:table-cell office:value-type="float" office:value="11000" calcext:value-type="float">
            <text:p>11000</text:p>
          </table:table-cell>
          <table:table-cell office:value-type="float" office:value="0.7792401853" calcext:value-type="float">
            <text:p>0.7792401853</text:p>
          </table:table-cell>
          <table:table-cell office:value-type="float" office:value="1190" calcext:value-type="float">
            <text:p>1190</text:p>
          </table:table-cell>
          <table:table-cell office:value-type="float" office:value="1190.58554247985" calcext:value-type="float">
            <text:p>1190.5855424799</text:p>
          </table:table-cell>
        </table:table-row>
        <table:table-row table:style-name="ro1">
          <table:table-cell/>
          <table:table-cell office:value-type="float" office:value="9848.59599099704" calcext:value-type="float">
            <text:p>9848.5959909971</text:p>
          </table:table-cell>
          <table:table-cell office:value-type="float" office:value="0.477179683604003" calcext:value-type="float">
            <text:p>0.4771796836</text:p>
          </table:table-cell>
          <table:table-cell office:value-type="float" office:value="11100" calcext:value-type="float">
            <text:p>11100</text:p>
          </table:table-cell>
          <table:table-cell office:value-type="float" office:value="0.7988611453" calcext:value-type="float">
            <text:p>0.7988611453</text:p>
          </table:table-cell>
          <table:table-cell office:value-type="float" office:value="1200" calcext:value-type="float">
            <text:p>1200</text:p>
          </table:table-cell>
          <table:table-cell office:value-type="float" office:value="1200.59046281906" calcext:value-type="float">
            <text:p>1200.5904628191</text:p>
          </table:table-cell>
        </table:table-row>
        <table:table-row table:style-name="ro1">
          <table:table-cell/>
          <table:table-cell office:value-type="float" office:value="9876.41611400251" calcext:value-type="float">
            <text:p>9876.4161140025</text:p>
          </table:table-cell>
          <table:table-cell office:value-type="float" office:value="0.485293884705677" calcext:value-type="float">
            <text:p>0.4852938847</text:p>
          </table:table-cell>
          <table:table-cell office:value-type="float" office:value="11200" calcext:value-type="float">
            <text:p>11200</text:p>
          </table:table-cell>
          <table:table-cell office:value-type="float" office:value="0.8171228943" calcext:value-type="float">
            <text:p>0.8171228943</text:p>
          </table:table-cell>
          <table:table-cell office:value-type="float" office:value="1210" calcext:value-type="float">
            <text:p>1210</text:p>
          </table:table-cell>
          <table:table-cell office:value-type="float" office:value="1210.5953831579" calcext:value-type="float">
            <text:p>1210.5953831579</text:p>
          </table:table-cell>
        </table:table-row>
        <table:table-row table:style-name="ro1">
          <table:table-cell/>
          <table:table-cell office:value-type="float" office:value="9904.11635749529" calcext:value-type="float">
            <text:p>9904.1163574953</text:p>
          </table:table-cell>
          <table:table-cell office:value-type="float" office:value="0.493380575857858" calcext:value-type="float">
            <text:p>0.4933805759</text:p>
          </table:table-cell>
          <table:table-cell office:value-type="float" office:value="11300" calcext:value-type="float">
            <text:p>11300</text:p>
          </table:table-cell>
          <table:table-cell office:value-type="float" office:value="0.8340362436" calcext:value-type="float">
            <text:p>0.8340362436</text:p>
          </table:table-cell>
          <table:table-cell office:value-type="float" office:value="1220" calcext:value-type="float">
            <text:p>1220</text:p>
          </table:table-cell>
          <table:table-cell office:value-type="float" office:value="1220.60030228949" calcext:value-type="float">
            <text:p>1220.6003022895</text:p>
          </table:table-cell>
        </table:table-row>
        <table:table-row table:style-name="ro1">
          <table:table-cell/>
          <table:table-cell office:value-type="float" office:value="9931.7067356942" calcext:value-type="float">
            <text:p>9931.7067356942</text:p>
          </table:table-cell>
          <table:table-cell office:value-type="float" office:value="0.501438771704281" calcext:value-type="float">
            <text:p>0.5014387717</text:p>
          </table:table-cell>
          <table:table-cell office:value-type="float" office:value="11400" calcext:value-type="float">
            <text:p>11400</text:p>
          </table:table-cell>
          <table:table-cell office:value-type="float" office:value="0.8496295546" calcext:value-type="float">
            <text:p>0.8496295546</text:p>
          </table:table-cell>
          <table:table-cell office:value-type="float" office:value="1230" calcext:value-type="float">
            <text:p>1230</text:p>
          </table:table-cell>
          <table:table-cell office:value-type="float" office:value="1230.60522476049" calcext:value-type="float">
            <text:p>1230.6052247605</text:p>
          </table:table-cell>
        </table:table-row>
        <table:table-row table:style-name="ro1">
          <table:table-cell/>
          <table:table-cell office:value-type="float" office:value="9959.1970303566" calcext:value-type="float">
            <text:p>9959.1970303566</text:p>
          </table:table-cell>
          <table:table-cell office:value-type="float" office:value="0.509467486086508" calcext:value-type="float">
            <text:p>0.5094674861</text:p>
          </table:table-cell>
          <table:table-cell office:value-type="float" office:value="11500" calcext:value-type="float">
            <text:p>11500</text:p>
          </table:table-cell>
          <table:table-cell office:value-type="float" office:value="0.8639459152" calcext:value-type="float">
            <text:p>0.8639459152</text:p>
          </table:table-cell>
          <table:table-cell office:value-type="float" office:value="1240" calcext:value-type="float">
            <text:p>1240</text:p>
          </table:table-cell>
          <table:table-cell office:value-type="float" office:value="1240.61014474223" calcext:value-type="float">
            <text:p>1240.6101447422</text:p>
          </table:table-cell>
        </table:table-row>
        <table:table-row table:style-name="ro1">
          <table:table-cell/>
          <table:table-cell office:value-type="float" office:value="9986.59684505741" calcext:value-type="float">
            <text:p>9986.5968450574</text:p>
          </table:table-cell>
          <table:table-cell office:value-type="float" office:value="0.517465748556304" calcext:value-type="float">
            <text:p>0.5174657486</text:p>
          </table:table-cell>
          <table:table-cell office:value-type="float" office:value="11600" calcext:value-type="float">
            <text:p>11600</text:p>
          </table:table-cell>
          <table:table-cell office:value-type="float" office:value="0.8770401789" calcext:value-type="float">
            <text:p>0.8770401789</text:p>
          </table:table-cell>
          <table:table-cell office:value-type="float" office:value="1250" calcext:value-type="float">
            <text:p>1250</text:p>
          </table:table-cell>
          <table:table-cell office:value-type="float" office:value="1250.61506550613" calcext:value-type="float">
            <text:p>1250.6150655061</text:p>
          </table:table-cell>
        </table:table-row>
        <table:table-row table:style-name="ro1">
          <table:table-cell/>
          <table:table-cell office:value-type="float" office:value="10013.9155988449" calcext:value-type="float">
            <text:p>10013.9155988449</text:p>
          </table:table-cell>
          <table:table-cell office:value-type="float" office:value="0.525432590242224" calcext:value-type="float">
            <text:p>0.5254325902</text:p>
          </table:table-cell>
          <table:table-cell office:value-type="float" office:value="11700" calcext:value-type="float">
            <text:p>11700</text:p>
          </table:table-cell>
          <table:table-cell office:value-type="float" office:value="0.8889760374" calcext:value-type="float">
            <text:p>0.8889760374</text:p>
          </table:table-cell>
          <table:table-cell office:value-type="float" office:value="1260" calcext:value-type="float">
            <text:p>1260</text:p>
          </table:table-cell>
          <table:table-cell office:value-type="float" office:value="1260.61998637198" calcext:value-type="float">
            <text:p>1260.619986372</text:p>
          </table:table-cell>
        </table:table-row>
        <table:table-row table:style-name="ro1">
          <table:table-cell/>
          <table:table-cell office:value-type="float" office:value="10041.1625496682" calcext:value-type="float">
            <text:p>10041.1625496682</text:p>
          </table:table-cell>
          <table:table-cell office:value-type="float" office:value="0.533367045592892" calcext:value-type="float">
            <text:p>0.5333670456</text:p>
          </table:table-cell>
          <table:table-cell office:value-type="float" office:value="11800" calcext:value-type="float">
            <text:p>11800</text:p>
          </table:table-cell>
          <table:table-cell office:value-type="float" office:value="0.8998232649" calcext:value-type="float">
            <text:p>0.8998232649</text:p>
          </table:table-cell>
          <table:table-cell office:value-type="float" office:value="1270" calcext:value-type="float">
            <text:p>1270</text:p>
          </table:table-cell>
          <table:table-cell office:value-type="float" office:value="1270.62490635413" calcext:value-type="float">
            <text:p>1270.6249063541</text:p>
          </table:table-cell>
        </table:table-row>
        <table:table-row table:style-name="ro1">
          <table:table-cell/>
          <table:table-cell office:value-type="float" office:value="10068.3468157566" calcext:value-type="float">
            <text:p>10068.3468157566</text:p>
          </table:table-cell>
          <table:table-cell office:value-type="float" office:value="0.541268153430413" calcext:value-type="float">
            <text:p>0.5412681534</text:p>
          </table:table-cell>
          <table:table-cell office:value-type="float" office:value="11900" calcext:value-type="float">
            <text:p>11900</text:p>
          </table:table-cell>
          <table:table-cell office:value-type="float" office:value="0.9096552373" calcext:value-type="float">
            <text:p>0.9096552373</text:p>
          </table:table-cell>
          <table:table-cell office:value-type="float" office:value="1280" calcext:value-type="float">
            <text:p>1280</text:p>
          </table:table-cell>
          <table:table-cell office:value-type="float" office:value="1280.62982708115" calcext:value-type="float">
            <text:p>1280.6298270812</text:p>
          </table:table-cell>
        </table:table-row>
        <table:table-row table:style-name="ro1">
          <table:table-cell/>
          <table:table-cell office:value-type="float" office:value="10095.4773813451" calcext:value-type="float">
            <text:p>10095.4773813451</text:p>
          </table:table-cell>
          <table:table-cell office:value-type="float" office:value="0.549134950632296" calcext:value-type="float">
            <text:p>0.5491349506</text:p>
          </table:table-cell>
          <table:table-cell office:value-type="float" office:value="12000" calcext:value-type="float">
            <text:p>12000</text:p>
          </table:table-cell>
          <table:table-cell office:value-type="float" office:value="0.9185467862" calcext:value-type="float">
            <text:p>0.9185467862</text:p>
          </table:table-cell>
          <table:table-cell office:value-type="float" office:value="1290" calcext:value-type="float">
            <text:p>1290</text:p>
          </table:table-cell>
          <table:table-cell office:value-type="float" office:value="1290.63474766174" calcext:value-type="float">
            <text:p>1290.6347476617</text:p>
          </table:table-cell>
        </table:table-row>
        <table:table-row table:style-name="ro1">
          <table:table-cell/>
          <table:table-cell office:value-type="float" office:value="10122.5631176288" calcext:value-type="float">
            <text:p>10122.5631176288</text:p>
          </table:table-cell>
          <table:table-cell office:value-type="float" office:value="0.556966473839118" calcext:value-type="float">
            <text:p>0.5569664738</text:p>
          </table:table-cell>
          <table:table-cell office:value-type="float" office:value="12100" calcext:value-type="float">
            <text:p>12100</text:p>
          </table:table-cell>
          <table:table-cell office:value-type="float" office:value="0.9265724183" calcext:value-type="float">
            <text:p>0.9265724183</text:p>
          </table:table-cell>
          <table:table-cell office:value-type="float" office:value="1300" calcext:value-type="float">
            <text:p>1300</text:p>
          </table:table-cell>
          <table:table-cell office:value-type="float" office:value="1300.63966814063" calcext:value-type="float">
            <text:p>1300.6396681406</text:p>
          </table:table-cell>
        </table:table-row>
        <table:table-row table:style-name="ro1">
          <table:table-cell/>
          <table:table-cell office:value-type="float" office:value="10149.6127949609" calcext:value-type="float">
            <text:p>10149.6127949609</text:p>
          </table:table-cell>
          <table:table-cell office:value-type="float" office:value="0.564761757149421" calcext:value-type="float">
            <text:p>0.5647617571</text:p>
          </table:table-cell>
          <table:table-cell office:value-type="float" office:value="12200" calcext:value-type="float">
            <text:p>12200</text:p>
          </table:table-cell>
          <table:table-cell office:value-type="float" office:value="0.9338048971" calcext:value-type="float">
            <text:p>0.9338048971</text:p>
          </table:table-cell>
          <table:table-cell office:value-type="float" office:value="1310" calcext:value-type="float">
            <text:p>1310</text:p>
          </table:table-cell>
          <table:table-cell office:value-type="float" office:value="1310.64458855779" calcext:value-type="float">
            <text:p>1310.6445885578</text:p>
          </table:table-cell>
        </table:table-row>
        <table:table-row table:style-name="ro1">
          <table:table-cell/>
          <table:table-cell office:value-type="float" office:value="10176.6350962092" calcext:value-type="float">
            <text:p>10176.6350962092</text:p>
          </table:table-cell>
          <table:table-cell office:value-type="float" office:value="0.572519830744018" calcext:value-type="float">
            <text:p>0.5725198307</text:p>
          </table:table-cell>
          <table:table-cell office:value-type="float" office:value="12300" calcext:value-type="float">
            <text:p>12300</text:p>
          </table:table-cell>
          <table:table-cell office:value-type="float" office:value="0.9403141676" calcext:value-type="float">
            <text:p>0.9403141676</text:p>
          </table:table-cell>
          <table:table-cell office:value-type="float" office:value="1320" calcext:value-type="float">
            <text:p>1320</text:p>
          </table:table-cell>
          <table:table-cell office:value-type="float" office:value="1320.64950894559" calcext:value-type="float">
            <text:p>1320.6495089456</text:p>
          </table:table-cell>
        </table:table-row>
        <table:table-row table:style-name="ro1">
          <table:table-cell/>
          <table:table-cell office:value-type="float" office:value="10203.6386262671" calcext:value-type="float">
            <text:p>10203.6386262671</text:p>
          </table:table-cell>
          <table:table-cell office:value-type="float" office:value="0.580239718008469" calcext:value-type="float">
            <text:p>0.580239718</text:p>
          </table:table-cell>
          <table:table-cell office:value-type="float" office:value="12400" calcext:value-type="float">
            <text:p>12400</text:p>
          </table:table-cell>
          <table:table-cell office:value-type="float" office:value="0.9461665865" calcext:value-type="float">
            <text:p>0.9461665865</text:p>
          </table:table-cell>
          <table:table-cell office:value-type="float" office:value="1330" calcext:value-type="float">
            <text:p>1330</text:p>
          </table:table-cell>
          <table:table-cell office:value-type="float" office:value="1330.65442758328" calcext:value-type="float">
            <text:p>1330.6544275833</text:p>
          </table:table-cell>
        </table:table-row>
        <table:table-row table:style-name="ro1">
          <table:table-cell/>
          <table:table-cell office:value-type="float" office:value="10230.6319384137" calcext:value-type="float">
            <text:p>10230.6319384137</text:p>
          </table:table-cell>
          <table:table-cell office:value-type="float" office:value="0.587920440871409" calcext:value-type="float">
            <text:p>0.5879204409</text:p>
          </table:table-cell>
          <table:table-cell office:value-type="float" office:value="12500" calcext:value-type="float">
            <text:p>12500</text:p>
          </table:table-cell>
          <table:table-cell office:value-type="float" office:value="0.9514244185" calcext:value-type="float">
            <text:p>0.9514244185</text:p>
          </table:table-cell>
          <table:table-cell office:value-type="float" office:value="1340" calcext:value-type="float">
            <text:p>1340</text:p>
          </table:table-cell>
          <table:table-cell office:value-type="float" office:value="1340.65934838381" calcext:value-type="float">
            <text:p>1340.6593483838</text:p>
          </table:table-cell>
        </table:table-row>
        <table:table-row table:style-name="ro1">
          <table:table-cell/>
          <table:table-cell office:value-type="float" office:value="10257.6235239075" calcext:value-type="float">
            <text:p>10257.6235239075</text:p>
          </table:table-cell>
          <table:table-cell office:value-type="float" office:value="0.595561008069901" calcext:value-type="float">
            <text:p>0.5955610081</text:p>
          </table:table-cell>
          <table:table-cell office:value-type="float" office:value="12600" calcext:value-type="float">
            <text:p>12600</text:p>
          </table:table-cell>
          <table:table-cell office:value-type="float" office:value="0.9561455498" calcext:value-type="float">
            <text:p>0.9561455498</text:p>
          </table:table-cell>
          <table:table-cell office:value-type="float" office:value="1350" calcext:value-type="float">
            <text:p>1350</text:p>
          </table:table-cell>
          <table:table-cell office:value-type="float" office:value="1350.66426914819" calcext:value-type="float">
            <text:p>1350.6642691482</text:p>
          </table:table-cell>
        </table:table-row>
        <table:table-row table:style-name="ro1">
          <table:table-cell/>
          <table:table-cell office:value-type="float" office:value="10284.6218425013" calcext:value-type="float">
            <text:p>10284.6218425013</text:p>
          </table:table-cell>
          <table:table-cell office:value-type="float" office:value="0.603160422943883" calcext:value-type="float">
            <text:p>0.6031604229</text:p>
          </table:table-cell>
          <table:table-cell office:value-type="float" office:value="12700" calcext:value-type="float">
            <text:p>12700</text:p>
          </table:table-cell>
          <table:table-cell office:value-type="float" office:value="0.9603833786" calcext:value-type="float">
            <text:p>0.9603833786</text:p>
          </table:table-cell>
          <table:table-cell office:value-type="float" office:value="1360" calcext:value-type="float">
            <text:p>1360</text:p>
          </table:table-cell>
          <table:table-cell office:value-type="float" office:value="1360.66919160158" calcext:value-type="float">
            <text:p>1360.6691916016</text:p>
          </table:table-cell>
        </table:table-row>
        <table:table-row table:style-name="ro1">
          <table:table-cell/>
          <table:table-cell office:value-type="float" office:value="10311.6353149351" calcext:value-type="float">
            <text:p>10311.6353149351</text:p>
          </table:table-cell>
          <table:table-cell office:value-type="float" office:value="0.610717673793318" calcext:value-type="float">
            <text:p>0.6107176738</text:p>
          </table:table-cell>
          <table:table-cell office:value-type="float" office:value="12800" calcext:value-type="float">
            <text:p>12800</text:p>
          </table:table-cell>
          <table:table-cell office:value-type="float" office:value="0.9641868396" calcext:value-type="float">
            <text:p>0.9641868396</text:p>
          </table:table-cell>
          <table:table-cell office:value-type="float" office:value="1370" calcext:value-type="float">
            <text:p>1370</text:p>
          </table:table-cell>
          <table:table-cell office:value-type="float" office:value="1370.67411174428" calcext:value-type="float">
            <text:p>1370.6741117443</text:p>
          </table:table-cell>
        </table:table-row>
        <table:table-row table:style-name="ro1">
          <table:table-cell/>
          <table:table-cell office:value-type="float" office:value="10338.6723569676" calcext:value-type="float">
            <text:p>10338.6723569676</text:p>
          </table:table-cell>
          <table:table-cell office:value-type="float" office:value="0.618231743455439" calcext:value-type="float">
            <text:p>0.6182317435</text:p>
          </table:table-cell>
          <table:table-cell office:value-type="float" office:value="12900" calcext:value-type="float">
            <text:p>12900</text:p>
          </table:table-cell>
          <table:table-cell office:value-type="float" office:value="0.9676005296" calcext:value-type="float">
            <text:p>0.9676005296</text:p>
          </table:table-cell>
          <table:table-cell office:value-type="float" office:value="1380" calcext:value-type="float">
            <text:p>1380</text:p>
          </table:table-cell>
          <table:table-cell office:value-type="float" office:value="1380.67903197922" calcext:value-type="float">
            <text:p>1380.6790319792</text:p>
          </table:table-cell>
        </table:table-row>
        <table:table-row table:style-name="ro1">
          <table:table-cell/>
          <table:table-cell office:value-type="float" office:value="10365.7413699628" calcext:value-type="float">
            <text:p>10365.7413699628</text:p>
          </table:table-cell>
          <table:table-cell office:value-type="float" office:value="0.625701599312601" calcext:value-type="float">
            <text:p>0.6257015993</text:p>
          </table:table-cell>
          <table:table-cell office:value-type="float" office:value="13000" calcext:value-type="float">
            <text:p>13000</text:p>
          </table:table-cell>
          <table:table-cell office:value-type="float" office:value="0.9706649033" calcext:value-type="float">
            <text:p>0.9706649033</text:p>
          </table:table-cell>
          <table:table-cell office:value-type="float" office:value="1390" calcext:value-type="float">
            <text:p>1390</text:p>
          </table:table-cell>
          <table:table-cell office:value-type="float" office:value="1390.68395091243" calcext:value-type="float">
            <text:p>1390.6839509124</text:p>
          </table:table-cell>
        </table:table-row>
        <table:table-row table:style-name="ro1">
          <table:table-cell/>
          <table:table-cell office:value-type="float" office:value="10392.8507673118" calcext:value-type="float">
            <text:p>10392.8507673118</text:p>
          </table:table-cell>
          <table:table-cell office:value-type="float" office:value="0.633126199610908" calcext:value-type="float">
            <text:p>0.6331261996</text:p>
          </table:table-cell>
          <table:table-cell office:value-type="float" office:value="13100" calcext:value-type="float">
            <text:p>13100</text:p>
          </table:table-cell>
          <table:table-cell office:value-type="float" office:value="0.9734165155" calcext:value-type="float">
            <text:p>0.9734165155</text:p>
          </table:table-cell>
          <table:table-cell office:value-type="float" office:value="1400" calcext:value-type="float">
            <text:p>1400</text:p>
          </table:table-cell>
          <table:table-cell office:value-type="float" office:value="1400.6888717895" calcext:value-type="float">
            <text:p>1400.6888717895</text:p>
          </table:table-cell>
        </table:table-row>
        <table:table-row table:style-name="ro1">
          <table:table-cell/>
          <table:table-cell office:value-type="float" office:value="10420.0089674933" calcext:value-type="float">
            <text:p>10420.0089674933</text:p>
          </table:table-cell>
          <table:table-cell office:value-type="float" office:value="0.640504485214854" calcext:value-type="float">
            <text:p>0.6405044852</text:p>
          </table:table-cell>
          <table:table-cell office:value-type="float" office:value="13200" calcext:value-type="float">
            <text:p>13200</text:p>
          </table:table-cell>
          <table:table-cell office:value-type="float" office:value="0.9758882901" calcext:value-type="float">
            <text:p>0.9758882901</text:p>
          </table:table-cell>
          <table:table-cell office:value-type="float" office:value="1410" calcext:value-type="float">
            <text:p>1410</text:p>
          </table:table-cell>
          <table:table-cell office:value-type="float" office:value="1410.69379405917" calcext:value-type="float">
            <text:p>1410.6937940592</text:p>
          </table:table-cell>
        </table:table-row>
        <table:table-row table:style-name="ro1">
          <table:table-cell/>
          <table:table-cell office:value-type="float" office:value="10447.2244046241" calcext:value-type="float">
            <text:p>10447.2244046241</text:p>
          </table:table-cell>
          <table:table-cell office:value-type="float" office:value="0.647835379463198" calcext:value-type="float">
            <text:p>0.6478353795</text:p>
          </table:table-cell>
          <table:table-cell office:value-type="float" office:value="13300" calcext:value-type="float">
            <text:p>13300</text:p>
          </table:table-cell>
          <table:table-cell office:value-type="float" office:value="0.9781098016" calcext:value-type="float">
            <text:p>0.9781098016</text:p>
          </table:table-cell>
          <table:table-cell office:value-type="float" office:value="1420" calcext:value-type="float">
            <text:p>1420</text:p>
          </table:table-cell>
          <table:table-cell office:value-type="float" office:value="1420.69871414772" calcext:value-type="float">
            <text:p>1420.6987141477</text:p>
          </table:table-cell>
        </table:table-row>
        <table:table-row table:style-name="ro1">
          <table:table-cell/>
          <table:table-cell office:value-type="float" office:value="10474.5055520497" calcext:value-type="float">
            <text:p>10474.5055520497</text:p>
          </table:table-cell>
          <table:table-cell office:value-type="float" office:value="0.655117793540116" calcext:value-type="float">
            <text:p>0.6551177935</text:p>
          </table:table-cell>
          <table:table-cell office:value-type="float" office:value="13400" calcext:value-type="float">
            <text:p>13400</text:p>
          </table:table-cell>
          <table:table-cell office:value-type="float" office:value="0.980107558" calcext:value-type="float">
            <text:p>0.980107558</text:p>
          </table:table-cell>
          <table:table-cell office:value-type="float" office:value="1430" calcext:value-type="float">
            <text:p>1430</text:p>
          </table:table-cell>
          <table:table-cell office:value-type="float" office:value="1430.70363280218" calcext:value-type="float">
            <text:p>1430.7036328022</text:p>
          </table:table-cell>
        </table:table-row>
        <table:table-row table:style-name="ro1">
          <table:table-cell/>
          <table:table-cell office:value-type="float" office:value="10501.8609286572" calcext:value-type="float">
            <text:p>10501.8609286572</text:p>
          </table:table-cell>
          <table:table-cell office:value-type="float" office:value="0.662350624466392" calcext:value-type="float">
            <text:p>0.6623506245</text:p>
          </table:table-cell>
          <table:table-cell office:value-type="float" office:value="13500" calcext:value-type="float">
            <text:p>13500</text:p>
          </table:table-cell>
          <table:table-cell office:value-type="float" office:value="0.9819052773" calcext:value-type="float">
            <text:p>0.9819052773</text:p>
          </table:table-cell>
          <table:table-cell office:value-type="float" office:value="1440" calcext:value-type="float">
            <text:p>1440</text:p>
          </table:table-cell>
          <table:table-cell office:value-type="float" office:value="1440.70855380687" calcext:value-type="float">
            <text:p>1440.7085538069</text:p>
          </table:table-cell>
        </table:table-row>
        <table:table-row table:style-name="ro1">
          <table:table-cell/>
          <table:table-cell office:value-type="float" office:value="10529.2990914444" calcext:value-type="float">
            <text:p>10529.2990914444</text:p>
          </table:table-cell>
          <table:table-cell office:value-type="float" office:value="0.669532747870928" calcext:value-type="float">
            <text:p>0.6695327479</text:p>
          </table:table-cell>
          <table:table-cell office:value-type="float" office:value="13600" calcext:value-type="float">
            <text:p>13600</text:p>
          </table:table-cell>
          <table:table-cell office:value-type="float" office:value="0.9835241515" calcext:value-type="float">
            <text:p>0.9835241515</text:p>
          </table:table-cell>
          <table:table-cell office:value-type="float" office:value="1450" calcext:value-type="float">
            <text:p>1450</text:p>
          </table:table-cell>
          <table:table-cell office:value-type="float" office:value="1450.71347624761" calcext:value-type="float">
            <text:p>1450.7134762476</text:p>
          </table:table-cell>
        </table:table-row>
        <table:table-row table:style-name="ro1">
          <table:table-cell/>
          <table:table-cell office:value-type="float" office:value="10556.8286466236" calcext:value-type="float">
            <text:p>10556.8286466236</text:p>
          </table:table-cell>
          <table:table-cell office:value-type="float" office:value="0.676663018836164" calcext:value-type="float">
            <text:p>0.6766630188</text:p>
          </table:table-cell>
          <table:table-cell office:value-type="float" office:value="13700" calcext:value-type="float">
            <text:p>13700</text:p>
          </table:table-cell>
          <table:table-cell office:value-type="float" office:value="0.9849830955" calcext:value-type="float">
            <text:p>0.9849830955</text:p>
          </table:table-cell>
          <table:table-cell office:value-type="float" office:value="1460" calcext:value-type="float">
            <text:p>1460</text:p>
          </table:table-cell>
          <table:table-cell office:value-type="float" office:value="1460.71839622978" calcext:value-type="float">
            <text:p>1460.7183962298</text:p>
          </table:table-cell>
        </table:table-row>
        <table:table-row table:style-name="ro1">
          <table:table-cell/>
          <table:table-cell office:value-type="float" office:value="10584.4582735586" calcext:value-type="float">
            <text:p>10584.4582735586</text:p>
          </table:table-cell>
          <table:table-cell office:value-type="float" office:value="0.683740277771554" calcext:value-type="float">
            <text:p>0.6837402778</text:p>
          </table:table-cell>
          <table:table-cell office:value-type="float" office:value="13800" calcext:value-type="float">
            <text:p>13800</text:p>
          </table:table-cell>
          <table:table-cell office:value-type="float" office:value="0.9862989784" calcext:value-type="float">
            <text:p>0.9862989784</text:p>
          </table:table-cell>
          <table:table-cell office:value-type="float" office:value="1470" calcext:value-type="float">
            <text:p>1470</text:p>
          </table:table-cell>
          <table:table-cell office:value-type="float" office:value="1470.72331480151" calcext:value-type="float">
            <text:p>1470.7233148015</text:p>
          </table:table-cell>
        </table:table-row>
        <table:table-row table:style-name="ro1">
          <table:table-cell/>
          <table:table-cell office:value-type="float" office:value="10612.1967280581" calcext:value-type="float">
            <text:p>10612.1967280581</text:p>
          </table:table-cell>
          <table:table-cell office:value-type="float" office:value="0.690763348014393" calcext:value-type="float">
            <text:p>0.690763348</text:p>
          </table:table-cell>
          <table:table-cell office:value-type="float" office:value="13900" calcext:value-type="float">
            <text:p>13900</text:p>
          </table:table-cell>
          <table:table-cell office:value-type="float" office:value="0.9874868365" calcext:value-type="float">
            <text:p>0.9874868365</text:p>
          </table:table-cell>
          <table:table-cell office:value-type="float" office:value="1480" calcext:value-type="float">
            <text:p>1480</text:p>
          </table:table-cell>
          <table:table-cell office:value-type="float" office:value="1480.72823589333" calcext:value-type="float">
            <text:p>1480.7282358933</text:p>
          </table:table-cell>
        </table:table-row>
        <table:table-row table:style-name="ro1">
          <table:table-cell/>
          <table:table-cell office:value-type="float" office:value="10640.0528289628" calcext:value-type="float">
            <text:p>10640.0528289628</text:p>
          </table:table-cell>
          <table:table-cell office:value-type="float" office:value="0.69773102758162" calcext:value-type="float">
            <text:p>0.6977310276</text:p>
          </table:table-cell>
          <table:table-cell office:value-type="float" office:value="14000" calcext:value-type="float">
            <text:p>14000</text:p>
          </table:table-cell>
          <table:table-cell office:value-type="float" office:value="0.9885600683" calcext:value-type="float">
            <text:p>0.9885600683</text:p>
          </table:table-cell>
          <table:table-cell office:value-type="float" office:value="1490" calcext:value-type="float">
            <text:p>1490</text:p>
          </table:table-cell>
          <table:table-cell office:value-type="float" office:value="1490.73315673615" calcext:value-type="float">
            <text:p>1490.7331567362</text:p>
          </table:table-cell>
        </table:table-row>
        <table:table-row table:style-name="ro1">
          <table:table-cell/>
          <table:table-cell office:value-type="float" office:value="10668.035486362" calcext:value-type="float">
            <text:p>10668.035486362</text:p>
          </table:table-cell>
          <table:table-cell office:value-type="float" office:value="0.704642097178776" calcext:value-type="float">
            <text:p>0.7046420972</text:p>
          </table:table-cell>
          <table:table-cell office:value-type="float" office:value="14100" calcext:value-type="float">
            <text:p>14100</text:p>
          </table:table-cell>
          <table:table-cell office:value-type="float" office:value="0.9895306104" calcext:value-type="float">
            <text:p>0.9895306104</text:p>
          </table:table-cell>
          <table:table-cell office:value-type="float" office:value="1500" calcext:value-type="float">
            <text:p>1500</text:p>
          </table:table-cell>
          <table:table-cell office:value-type="float" office:value="1500.73807826336" calcext:value-type="float">
            <text:p>1500.7380782634</text:p>
          </table:table-cell>
        </table:table-row>
        <table:table-row table:style-name="ro1">
          <table:table-cell/>
          <table:table-cell office:value-type="float" office:value="10696.1536933659" calcext:value-type="float">
            <text:p>10696.1536933659</text:p>
          </table:table-cell>
          <table:table-cell office:value-type="float" office:value="0.711495314505117" calcext:value-type="float">
            <text:p>0.7114953145</text:p>
          </table:table-cell>
          <table:table-cell office:value-type="float" office:value="14200" calcext:value-type="float">
            <text:p>14200</text:p>
          </table:table-cell>
          <table:table-cell office:value-type="float" office:value="0.9904090975" calcext:value-type="float">
            <text:p>0.9904090975</text:p>
          </table:table-cell>
          <table:table-cell office:value-type="float" office:value="1510" calcext:value-type="float">
            <text:p>1510</text:p>
          </table:table-cell>
          <table:table-cell office:value-type="float" office:value="1510.74299845042" calcext:value-type="float">
            <text:p>1510.7429984504</text:p>
          </table:table-cell>
        </table:table-row>
        <table:table-row table:style-name="ro1">
          <table:table-cell/>
          <table:table-cell office:value-type="float" office:value="10724.4165438107" calcext:value-type="float">
            <text:p>10724.4165438107</text:p>
          </table:table-cell>
          <table:table-cell office:value-type="float" office:value="0.718289418514572" calcext:value-type="float">
            <text:p>0.7182894185</text:p>
          </table:table-cell>
          <table:table-cell office:value-type="float" office:value="14300" calcext:value-type="float">
            <text:p>14300</text:p>
          </table:table-cell>
          <table:table-cell office:value-type="float" office:value="0.9912050053" calcext:value-type="float">
            <text:p>0.9912050053</text:p>
          </table:table-cell>
          <table:table-cell office:value-type="float" office:value="1520" calcext:value-type="float">
            <text:p>1520</text:p>
          </table:table-cell>
          <table:table-cell office:value-type="float" office:value="1520.74791800843" calcext:value-type="float">
            <text:p>1520.7479180084</text:p>
          </table:table-cell>
        </table:table-row>
        <table:table-row table:style-name="ro1">
          <table:table-cell/>
          <table:table-cell office:value-type="float" office:value="10752.8332340933" calcext:value-type="float">
            <text:p>10752.8332340933</text:p>
          </table:table-cell>
          <table:table-cell office:value-type="float" office:value="0.725023127985714" calcext:value-type="float">
            <text:p>0.725023128</text:p>
          </table:table-cell>
          <table:table-cell office:value-type="float" office:value="14400" calcext:value-type="float">
            <text:p>14400</text:p>
          </table:table-cell>
          <table:table-cell office:value-type="float" office:value="0.9919267794" calcext:value-type="float">
            <text:p>0.9919267794</text:p>
          </table:table-cell>
          <table:table-cell office:value-type="float" office:value="1530" calcext:value-type="float">
            <text:p>1530</text:p>
          </table:table-cell>
          <table:table-cell office:value-type="float" office:value="1530.75283885893" calcext:value-type="float">
            <text:p>1530.7528388589</text:p>
          </table:table-cell>
        </table:table-row>
        <table:table-row table:style-name="ro1">
          <table:table-cell/>
          <table:table-cell office:value-type="float" office:value="10781.4130589878" calcext:value-type="float">
            <text:p>10781.4130589878</text:p>
          </table:table-cell>
          <table:table-cell office:value-type="float" office:value="0.731695138495949" calcext:value-type="float">
            <text:p>0.7316951385</text:p>
          </table:table-cell>
          <table:table-cell office:value-type="float" office:value="14500" calcext:value-type="float">
            <text:p>14500</text:p>
          </table:table-cell>
          <table:table-cell office:value-type="float" office:value="0.9925819495" calcext:value-type="float">
            <text:p>0.9925819495</text:p>
          </table:table-cell>
          <table:table-cell office:value-type="float" office:value="1540" calcext:value-type="float">
            <text:p>1540</text:p>
          </table:table-cell>
          <table:table-cell office:value-type="float" office:value="1540.75776028459" calcext:value-type="float">
            <text:p>1540.7577602846</text:p>
          </table:table-cell>
        </table:table-row>
        <table:table-row table:style-name="ro1">
          <table:table-cell/>
          <table:table-cell office:value-type="float" office:value="10810.1654185564" calcext:value-type="float">
            <text:p>10810.1654185564</text:p>
          </table:table-cell>
          <table:table-cell office:value-type="float" office:value="0.738304123747907" calcext:value-type="float">
            <text:p>0.7383041237</text:p>
          </table:table-cell>
          <table:table-cell office:value-type="float" office:value="14600" calcext:value-type="float">
            <text:p>14600</text:p>
          </table:table-cell>
          <table:table-cell office:value-type="float" office:value="0.9931772319" calcext:value-type="float">
            <text:p>0.9931772319</text:p>
          </table:table-cell>
          <table:table-cell office:value-type="float" office:value="1550" calcext:value-type="float">
            <text:p>1550</text:p>
          </table:table-cell>
          <table:table-cell office:value-type="float" office:value="1550.7626804663" calcext:value-type="float">
            <text:p>1550.7626804663</text:p>
          </table:table-cell>
        </table:table-row>
        <table:table-row table:style-name="ro1">
          <table:table-cell/>
          <table:table-cell office:value-type="float" office:value="10839.0998294483" calcext:value-type="float">
            <text:p>10839.0998294483</text:p>
          </table:table-cell>
          <table:table-cell office:value-type="float" office:value="0.74484873853283" calcext:value-type="float">
            <text:p>0.7448487385</text:p>
          </table:table-cell>
          <table:table-cell office:value-type="float" office:value="14700" calcext:value-type="float">
            <text:p>14700</text:p>
          </table:table-cell>
          <table:table-cell office:value-type="float" office:value="0.9937186207" calcext:value-type="float">
            <text:p>0.9937186207</text:p>
          </table:table-cell>
          <table:table-cell office:value-type="float" office:value="1560" calcext:value-type="float">
            <text:p>1560</text:p>
          </table:table-cell>
          <table:table-cell office:value-type="float" office:value="1560.76760012503" calcext:value-type="float">
            <text:p>1560.767600125</text:p>
          </table:table-cell>
        </table:table-row>
        <table:table-row table:style-name="ro1">
          <table:table-cell/>
          <table:table-cell office:value-type="float" office:value="10868.2259239072" calcext:value-type="float">
            <text:p>10868.2259239072</text:p>
          </table:table-cell>
          <table:table-cell office:value-type="float" office:value="0.751327617846018" calcext:value-type="float">
            <text:p>0.7513276178</text:p>
          </table:table-cell>
          <table:table-cell office:value-type="float" office:value="14800" calcext:value-type="float">
            <text:p>14800</text:p>
          </table:table-cell>
          <table:table-cell office:value-type="float" office:value="0.9942114682" calcext:value-type="float">
            <text:p>0.9942114682</text:p>
          </table:table-cell>
          <table:table-cell office:value-type="float" office:value="1570" calcext:value-type="float">
            <text:p>1570</text:p>
          </table:table-cell>
          <table:table-cell office:value-type="float" office:value="1570.77252098152" calcext:value-type="float">
            <text:p>1570.7725209815</text:p>
          </table:table-cell>
        </table:table-row>
        <table:table-row table:style-name="ro1">
          <table:table-cell/>
          <table:table-cell office:value-type="float" office:value="10897.5534432019" calcext:value-type="float">
            <text:p>10897.5534432019</text:p>
          </table:table-cell>
          <table:table-cell office:value-type="float" office:value="0.757739374836846" calcext:value-type="float">
            <text:p>0.7577393748</text:p>
          </table:table-cell>
          <table:table-cell office:value-type="float" office:value="14900" calcext:value-type="float">
            <text:p>14900</text:p>
          </table:table-cell>
          <table:table-cell office:value-type="float" office:value="0.9946605567" calcext:value-type="float">
            <text:p>0.9946605567</text:p>
          </table:table-cell>
          <table:table-cell office:value-type="float" office:value="1580" calcext:value-type="float">
            <text:p>1580</text:p>
          </table:table-cell>
          <table:table-cell office:value-type="float" office:value="1580.77744230772" calcext:value-type="float">
            <text:p>1580.7774423077</text:p>
          </table:table-cell>
        </table:table-row>
        <table:table-row table:style-name="ro1">
          <table:table-cell/>
          <table:table-cell office:value-type="float" office:value="10927.0922415442" calcext:value-type="float">
            <text:p>10927.0922415442</text:p>
          </table:table-cell>
          <table:table-cell office:value-type="float" office:value="0.76408260271029" calcext:value-type="float">
            <text:p>0.7640826027</text:p>
          </table:table-cell>
          <table:table-cell office:value-type="float" office:value="15000" calcext:value-type="float">
            <text:p>15000</text:p>
          </table:table-cell>
          <table:table-cell office:value-type="float" office:value="0.9950701625" calcext:value-type="float">
            <text:p>0.9950701625</text:p>
          </table:table-cell>
          <table:table-cell office:value-type="float" office:value="1590" calcext:value-type="float">
            <text:p>1590</text:p>
          </table:table-cell>
          <table:table-cell office:value-type="float" office:value="1590.78236248168" calcext:value-type="float">
            <text:p>1590.7823624817</text:p>
          </table:table-cell>
        </table:table-row>
        <table:table-row table:style-name="ro1">
          <table:table-cell/>
          <table:table-cell office:value-type="float" office:value="10956.852293402" calcext:value-type="float">
            <text:p>10956.852293402</text:p>
          </table:table-cell>
          <table:table-cell office:value-type="float" office:value="0.770355877962218" calcext:value-type="float">
            <text:p>0.770355878</text:p>
          </table:table-cell>
          <table:table-cell office:value-type="float" office:value="15100" calcext:value-type="float">
            <text:p>15100</text:p>
          </table:table-cell>
          <table:table-cell office:value-type="float" office:value="0.9954441117" calcext:value-type="float">
            <text:p>0.9954441117</text:p>
          </table:table-cell>
          <table:table-cell office:value-type="float" office:value="1600" calcext:value-type="float">
            <text:p>1600</text:p>
          </table:table-cell>
          <table:table-cell office:value-type="float" office:value="1600.78728224758" calcext:value-type="float">
            <text:p>1600.7872822476</text:p>
          </table:table-cell>
        </table:table-row>
        <table:table-row table:style-name="ro1">
          <table:table-cell/>
          <table:table-cell office:value-type="float" office:value="10986.8436883613" calcext:value-type="float">
            <text:p>10986.8436883613</text:p>
          </table:table-cell>
          <table:table-cell office:value-type="float" office:value="0.776557760226618" calcext:value-type="float">
            <text:p>0.7765577602</text:p>
          </table:table-cell>
          <table:table-cell office:value-type="float" office:value="15200" calcext:value-type="float">
            <text:p>15200</text:p>
          </table:table-cell>
          <table:table-cell office:value-type="float" office:value="0.9957858306" calcext:value-type="float">
            <text:p>0.9957858306</text:p>
          </table:table-cell>
          <table:table-cell office:value-type="float" office:value="1610" calcext:value-type="float">
            <text:p>1610</text:p>
          </table:table-cell>
          <table:table-cell office:value-type="float" office:value="1610.79220311089" calcext:value-type="float">
            <text:p>1610.7922031109</text:p>
          </table:table-cell>
        </table:table-row>
        <table:table-row table:style-name="ro1">
          <table:table-cell/>
          <table:table-cell office:value-type="float" office:value="11017.076620944" calcext:value-type="float">
            <text:p>11017.076620944</text:p>
          </table:table-cell>
          <table:table-cell office:value-type="float" office:value="0.782686791422043" calcext:value-type="float">
            <text:p>0.7826867914</text:p>
          </table:table-cell>
          <table:table-cell office:value-type="float" office:value="15300" calcext:value-type="float">
            <text:p>15300</text:p>
          </table:table-cell>
          <table:table-cell office:value-type="float" office:value="0.9960983897" calcext:value-type="float">
            <text:p>0.9960983897</text:p>
          </table:table-cell>
          <table:table-cell office:value-type="float" office:value="1620" calcext:value-type="float">
            <text:p>1620</text:p>
          </table:table-cell>
          <table:table-cell office:value-type="float" office:value="1620.79712429763" calcext:value-type="float">
            <text:p>1620.7971242976</text:p>
          </table:table-cell>
        </table:table-row>
        <table:table-row table:style-name="ro1">
          <table:table-cell/>
          <table:table-cell office:value-type="float" office:value="11047.5613905637" calcext:value-type="float">
            <text:p>11047.5613905637</text:p>
          </table:table-cell>
          <table:table-cell office:value-type="float" office:value="0.788741498571648" calcext:value-type="float">
            <text:p>0.7887414986</text:p>
          </table:table-cell>
          <table:table-cell office:value-type="float" office:value="15400" calcext:value-type="float">
            <text:p>15400</text:p>
          </table:table-cell>
          <table:table-cell office:value-type="float" office:value="0.9963845427" calcext:value-type="float">
            <text:p>0.9963845427</text:p>
          </table:table-cell>
          <table:table-cell office:value-type="float" office:value="1630" calcext:value-type="float">
            <text:p>1630</text:p>
          </table:table-cell>
          <table:table-cell office:value-type="float" office:value="1630.80204447686" calcext:value-type="float">
            <text:p>1630.8020444769</text:p>
          </table:table-cell>
        </table:table-row>
        <table:table-row table:style-name="ro1">
          <table:table-cell/>
          <table:table-cell office:value-type="float" office:value="11078.3084029212" calcext:value-type="float">
            <text:p>11078.3084029212</text:p>
          </table:table-cell>
          <table:table-cell office:value-type="float" office:value="0.79472039746127" calcext:value-type="float">
            <text:p>0.7947203975</text:p>
          </table:table-cell>
          <table:table-cell office:value-type="float" office:value="15500" calcext:value-type="float">
            <text:p>15500</text:p>
          </table:table-cell>
          <table:table-cell office:value-type="float" office:value="0.9966467617" calcext:value-type="float">
            <text:p>0.9966467617</text:p>
          </table:table-cell>
          <table:table-cell office:value-type="float" office:value="1640" calcext:value-type="float">
            <text:p>1640</text:p>
          </table:table-cell>
          <table:table-cell office:value-type="float" office:value="1640.80696446564" calcext:value-type="float">
            <text:p>1640.8069644656</text:p>
          </table:table-cell>
        </table:table-row>
        <table:table-row table:style-name="ro1">
          <table:table-cell/>
          <table:table-cell office:value-type="float" office:value="11109.3281583737" calcext:value-type="float">
            <text:p>11109.3281583737</text:p>
          </table:table-cell>
          <table:table-cell office:value-type="float" office:value="0.800621993311064" calcext:value-type="float">
            <text:p>0.8006219933</text:p>
          </table:table-cell>
          <table:table-cell office:value-type="float" office:value="15600" calcext:value-type="float">
            <text:p>15600</text:p>
          </table:table-cell>
          <table:table-cell office:value-type="float" office:value="0.9968872672" calcext:value-type="float">
            <text:p>0.9968872672</text:p>
          </table:table-cell>
          <table:table-cell office:value-type="float" office:value="1650" calcext:value-type="float">
            <text:p>1650</text:p>
          </table:table-cell>
          <table:table-cell office:value-type="float" office:value="1650.81188528119" calcext:value-type="float">
            <text:p>1650.8118852812</text:p>
          </table:table-cell>
        </table:table-row>
        <table:table-row table:style-name="ro1">
          <table:table-cell/>
          <table:table-cell office:value-type="float" office:value="11140.6312379744" calcext:value-type="float">
            <text:p>11140.6312379744</text:p>
          </table:table-cell>
          <table:table-cell office:value-type="float" office:value="0.80644478176812" calcext:value-type="float">
            <text:p>0.8064447818</text:p>
          </table:table-cell>
          <table:table-cell office:value-type="float" office:value="15700" calcext:value-type="float">
            <text:p>15700</text:p>
          </table:table-cell>
          <table:table-cell office:value-type="float" office:value="0.9971080562" calcext:value-type="float">
            <text:p>0.9971080562</text:p>
          </table:table-cell>
          <table:table-cell office:value-type="float" office:value="1660" calcext:value-type="float">
            <text:p>1660</text:p>
          </table:table-cell>
          <table:table-cell office:value-type="float" office:value="1660.81680607824" calcext:value-type="float">
            <text:p>1660.8168060782</text:p>
          </table:table-cell>
        </table:table-row>
        <table:table-row table:style-name="ro1">
          <table:table-cell/>
          <table:table-cell office:value-type="float" office:value="11172.228298138" calcext:value-type="float">
            <text:p>11172.228298138</text:p>
          </table:table-cell>
          <table:table-cell office:value-type="float" office:value="0.812187252970409" calcext:value-type="float">
            <text:p>0.812187253</text:p>
          </table:table-cell>
          <table:table-cell office:value-type="float" office:value="15800" calcext:value-type="float">
            <text:p>15800</text:p>
          </table:table-cell>
          <table:table-cell office:value-type="float" office:value="0.9973109255" calcext:value-type="float">
            <text:p>0.9973109255</text:p>
          </table:table-cell>
          <table:table-cell office:value-type="float" office:value="1670" calcext:value-type="float">
            <text:p>1670</text:p>
          </table:table-cell>
          <table:table-cell office:value-type="float" office:value="1670.82172614535" calcext:value-type="float">
            <text:p>1670.8217261454</text:p>
          </table:table-cell>
        </table:table-row>
        <table:table-row table:style-name="ro1">
          <table:table-cell/>
          <table:table-cell office:value-type="float" office:value="11204.1300641298" calcext:value-type="float">
            <text:p>11204.1300641298</text:p>
          </table:table-cell>
          <table:table-cell office:value-type="float" office:value="0.817847895891282" calcext:value-type="float">
            <text:p>0.8178478959</text:p>
          </table:table-cell>
          <table:table-cell office:value-type="float" office:value="15900" calcext:value-type="float">
            <text:p>15900</text:p>
          </table:table-cell>
          <table:table-cell office:value-type="float" office:value="0.9974974935" calcext:value-type="float">
            <text:p>0.9974974935</text:p>
          </table:table-cell>
          <table:table-cell office:value-type="float" office:value="1680" calcext:value-type="float">
            <text:p>1680</text:p>
          </table:table-cell>
          <table:table-cell office:value-type="float" office:value="1680.82664699566" calcext:value-type="float">
            <text:p>1680.8266469957</text:p>
          </table:table-cell>
        </table:table-row>
        <table:table-row table:style-name="ro1">
          <table:table-cell/>
          <table:table-cell office:value-type="float" office:value="11236.3473002521" calcext:value-type="float">
            <text:p>11236.3473002521</text:p>
          </table:table-cell>
          <table:table-cell office:value-type="float" office:value="0.823425197894208" calcext:value-type="float">
            <text:p>0.8234251979</text:p>
          </table:table-cell>
          <table:table-cell office:value-type="float" office:value="16000" calcext:value-type="float">
            <text:p>16000</text:p>
          </table:table-cell>
          <table:table-cell office:value-type="float" office:value="0.9976692194" calcext:value-type="float">
            <text:p>0.9976692194</text:p>
          </table:table-cell>
          <table:table-cell office:value-type="float" office:value="1690" calcext:value-type="float">
            <text:p>1690</text:p>
          </table:table-cell>
          <table:table-cell office:value-type="float" office:value="1690.83156652475" calcext:value-type="float">
            <text:p>1690.8315665248</text:p>
          </table:table-cell>
        </table:table-row>
        <table:table-row table:style-name="ro1">
          <table:table-cell/>
          <table:table-cell office:value-type="float" office:value="11268.890817584" calcext:value-type="float">
            <text:p>11268.890817584</text:p>
          </table:table-cell>
          <table:table-cell office:value-type="float" office:value="0.828917654139974" calcext:value-type="float">
            <text:p>0.8289176541</text:p>
          </table:table-cell>
          <table:table-cell office:value-type="float" office:value="16100" calcext:value-type="float">
            <text:p>16100</text:p>
          </table:table-cell>
          <table:table-cell office:value-type="float" office:value="0.9978274195" calcext:value-type="float">
            <text:p>0.9978274195</text:p>
          </table:table-cell>
          <table:table-cell office:value-type="float" office:value="1700" calcext:value-type="float">
            <text:p>1700</text:p>
          </table:table-cell>
          <table:table-cell office:value-type="float" office:value="1700.83648787643" calcext:value-type="float">
            <text:p>1700.8364878764</text:p>
          </table:table-cell>
        </table:table-row>
        <table:table-row table:style-name="ro1">
          <table:table-cell/>
          <table:table-cell office:value-type="float" office:value="11301.7714254824" calcext:value-type="float">
            <text:p>11301.7714254824</text:p>
          </table:table-cell>
          <table:table-cell office:value-type="float" office:value="0.834323764699746" calcext:value-type="float">
            <text:p>0.8343237647</text:p>
          </table:table-cell>
          <table:table-cell office:value-type="float" office:value="16200" calcext:value-type="float">
            <text:p>16200</text:p>
          </table:table-cell>
          <table:table-cell office:value-type="float" office:value="0.9979732826" calcext:value-type="float">
            <text:p>0.9979732826</text:p>
          </table:table-cell>
          <table:table-cell office:value-type="float" office:value="1710" calcext:value-type="float">
            <text:p>1710</text:p>
          </table:table-cell>
          <table:table-cell office:value-type="float" office:value="1710.84140847108" calcext:value-type="float">
            <text:p>1710.8414084711</text:p>
          </table:table-cell>
        </table:table-row>
        <table:table-row table:style-name="ro1">
          <table:table-cell/>
          <table:table-cell office:value-type="float" office:value="11334.9999349614" calcext:value-type="float">
            <text:p>11334.9999349614</text:p>
          </table:table-cell>
          <table:table-cell office:value-type="float" office:value="0.839642044625238" calcext:value-type="float">
            <text:p>0.8396420446</text:p>
          </table:table-cell>
          <table:table-cell office:value-type="float" office:value="16300" calcext:value-type="float">
            <text:p>16300</text:p>
          </table:table-cell>
          <table:table-cell office:value-type="float" office:value="0.9981078834" calcext:value-type="float">
            <text:p>0.9981078834</text:p>
          </table:table-cell>
          <table:table-cell office:value-type="float" office:value="1720" calcext:value-type="float">
            <text:p>1720</text:p>
          </table:table-cell>
          <table:table-cell office:value-type="float" office:value="1720.84632882648" calcext:value-type="float">
            <text:p>1720.8463288265</text:p>
          </table:table-cell>
        </table:table-row>
        <table:table-row table:style-name="ro1">
          <table:table-cell/>
          <table:table-cell office:value-type="float" office:value="11368.5871270449" calcext:value-type="float">
            <text:p>11368.5871270449</text:p>
          </table:table-cell>
          <table:table-cell office:value-type="float" office:value="0.84487102681031" calcext:value-type="float">
            <text:p>0.8448710268</text:p>
          </table:table-cell>
          <table:table-cell office:value-type="float" office:value="16400" calcext:value-type="float">
            <text:p>16400</text:p>
          </table:table-cell>
          <table:table-cell office:value-type="float" office:value="0.9982321937" calcext:value-type="float">
            <text:p>0.9982321937</text:p>
          </table:table-cell>
          <table:table-cell office:value-type="float" office:value="1730" calcext:value-type="float">
            <text:p>1730</text:p>
          </table:table-cell>
          <table:table-cell office:value-type="float" office:value="1730.85124943456" calcext:value-type="float">
            <text:p>1730.8512494346</text:p>
          </table:table-cell>
        </table:table-row>
        <table:table-row table:style-name="ro1">
          <table:table-cell/>
          <table:table-cell office:value-type="float" office:value="11402.5437232743" calcext:value-type="float">
            <text:p>11402.5437232743</text:p>
          </table:table-cell>
          <table:table-cell office:value-type="float" office:value="0.850009266496994" calcext:value-type="float">
            <text:p>0.8500092665</text:p>
          </table:table-cell>
          <table:table-cell office:value-type="float" office:value="16500" calcext:value-type="float">
            <text:p>16500</text:p>
          </table:table-cell>
          <table:table-cell office:value-type="float" office:value="0.9983470938" calcext:value-type="float">
            <text:p>0.9983470938</text:p>
          </table:table-cell>
          <table:table-cell office:value-type="float" office:value="1740" calcext:value-type="float">
            <text:p>1740</text:p>
          </table:table-cell>
          <table:table-cell office:value-type="float" office:value="1740.85616946219" calcext:value-type="float">
            <text:p>1740.8561694622</text:p>
          </table:table-cell>
        </table:table-row>
        <table:table-row table:style-name="ro1">
          <table:table-cell/>
          <table:table-cell office:value-type="float" office:value="11436.8803683042" calcext:value-type="float">
            <text:p>11436.8803683042</text:p>
          </table:table-cell>
          <table:table-cell office:value-type="float" office:value="0.855055349087767" calcext:value-type="float">
            <text:p>0.8550553491</text:p>
          </table:table-cell>
          <table:table-cell office:value-type="float" office:value="16600" calcext:value-type="float">
            <text:p>16600</text:p>
          </table:table-cell>
          <table:table-cell office:value-type="float" office:value="0.9984533811" calcext:value-type="float">
            <text:p>0.9984533811</text:p>
          </table:table-cell>
          <table:table-cell office:value-type="float" office:value="1750" calcext:value-type="float">
            <text:p>1750</text:p>
          </table:table-cell>
          <table:table-cell office:value-type="float" office:value="1750.86109041116" calcext:value-type="float">
            <text:p>1750.8610904112</text:p>
          </table:table-cell>
        </table:table-row>
        <table:table-row table:style-name="ro1">
          <table:table-cell/>
          <table:table-cell office:value-type="float" office:value="11471.6075827883" calcext:value-type="float">
            <text:p>11471.6075827883</text:p>
          </table:table-cell>
          <table:table-cell office:value-type="float" office:value="0.860007892951725" calcext:value-type="float">
            <text:p>0.860007893</text:p>
          </table:table-cell>
          <table:table-cell office:value-type="float" office:value="16700" calcext:value-type="float">
            <text:p>16700</text:p>
          </table:table-cell>
          <table:table-cell office:value-type="float" office:value="0.998551779" calcext:value-type="float">
            <text:p>0.998551779</text:p>
          </table:table-cell>
          <table:table-cell office:value-type="float" office:value="1760" calcext:value-type="float">
            <text:p>1760</text:p>
          </table:table-cell>
          <table:table-cell office:value-type="float" office:value="1760.8660105618" calcext:value-type="float">
            <text:p>1760.8660105618</text:p>
          </table:table-cell>
        </table:table-row>
        <table:table-row table:style-name="ro1">
          <table:table-cell/>
          <table:table-cell office:value-type="float" office:value="11506.7357496333" calcext:value-type="float">
            <text:p>11506.7357496333</text:p>
          </table:table-cell>
          <table:table-cell office:value-type="float" office:value="0.864865559573054" calcext:value-type="float">
            <text:p>0.8648655596</text:p>
          </table:table-cell>
          <table:table-cell office:value-type="float" office:value="16800" calcext:value-type="float">
            <text:p>16800</text:p>
          </table:table-cell>
          <table:table-cell office:value-type="float" office:value="0.9986429441" calcext:value-type="float">
            <text:p>0.9986429441</text:p>
          </table:table-cell>
          <table:table-cell office:value-type="float" office:value="1770" calcext:value-type="float">
            <text:p>1770</text:p>
          </table:table-cell>
          <table:table-cell office:value-type="float" office:value="1770.87093145821" calcext:value-type="float">
            <text:p>1770.8709314582</text:p>
          </table:table-cell>
        </table:table-row>
        <table:table-row table:style-name="ro1">
          <table:table-cell/>
          <table:table-cell office:value-type="float" office:value="11542.2750597486" calcext:value-type="float">
            <text:p>11542.2750597486</text:p>
          </table:table-cell>
          <table:table-cell office:value-type="float" office:value="0.869627056833583" calcext:value-type="float">
            <text:p>0.8696270568</text:p>
          </table:table-cell>
          <table:table-cell office:value-type="float" office:value="16900" calcext:value-type="float">
            <text:p>16900</text:p>
          </table:table-cell>
          <table:table-cell office:value-type="float" office:value="0.998727473" calcext:value-type="float">
            <text:p>0.998727473</text:p>
          </table:table-cell>
          <table:table-cell office:value-type="float" office:value="1780" calcext:value-type="float">
            <text:p>1780</text:p>
          </table:table-cell>
          <table:table-cell office:value-type="float" office:value="1780.87585175665" calcext:value-type="float">
            <text:p>1780.8758517567</text:p>
          </table:table-cell>
        </table:table-row>
        <table:table-row table:style-name="ro1">
          <table:table-cell/>
          <table:table-cell office:value-type="float" office:value="11578.2354903767" calcext:value-type="float">
            <text:p>11578.2354903767</text:p>
          </table:table-cell>
          <table:table-cell office:value-type="float" office:value="0.874291149057246" calcext:value-type="float">
            <text:p>0.8742911491</text:p>
          </table:table-cell>
          <table:table-cell office:value-type="float" office:value="17000" calcext:value-type="float">
            <text:p>17000</text:p>
          </table:table-cell>
          <table:table-cell office:value-type="float" office:value="0.9988059081" calcext:value-type="float">
            <text:p>0.9988059081</text:p>
          </table:table-cell>
          <table:table-cell office:value-type="float" office:value="1790" calcext:value-type="float">
            <text:p>1790</text:p>
          </table:table-cell>
          <table:table-cell office:value-type="float" office:value="1790.88077252299" calcext:value-type="float">
            <text:p>1790.880772523</text:p>
          </table:table-cell>
        </table:table-row>
        <table:table-row table:style-name="ro1">
          <table:table-cell/>
          <table:table-cell office:value-type="float" office:value="11614.6267514242" calcext:value-type="float">
            <text:p>11614.6267514242</text:p>
          </table:table-cell>
          <table:table-cell office:value-type="float" office:value="0.878856662035638" calcext:value-type="float">
            <text:p>0.878856662</text:p>
          </table:table-cell>
          <table:table-cell office:value-type="float" office:value="17100" calcext:value-type="float">
            <text:p>17100</text:p>
          </table:table-cell>
          <table:table-cell office:value-type="float" office:value="0.998878743" calcext:value-type="float">
            <text:p>0.998878743</text:p>
          </table:table-cell>
          <table:table-cell office:value-type="float" office:value="1800" calcext:value-type="float">
            <text:p>1800</text:p>
          </table:table-cell>
          <table:table-cell office:value-type="float" office:value="1800.88569291509" calcext:value-type="float">
            <text:p>1800.8856929151</text:p>
          </table:table-cell>
        </table:table-row>
        <table:table-row table:style-name="ro1">
          <table:table-cell/>
          <table:table-cell office:value-type="float" office:value="11651.4582526851" calcext:value-type="float">
            <text:p>11651.4582526851</text:p>
          </table:table-cell>
          <table:table-cell office:value-type="float" office:value="0.883322492276416" calcext:value-type="float">
            <text:p>0.8833224923</text:p>
          </table:table-cell>
          <table:table-cell office:value-type="float" office:value="17200" calcext:value-type="float">
            <text:p>17200</text:p>
          </table:table-cell>
          <table:table-cell office:value-type="float" office:value="0.9989464273" calcext:value-type="float">
            <text:p>0.9989464273</text:p>
          </table:table-cell>
          <table:table-cell office:value-type="float" office:value="1810" calcext:value-type="float">
            <text:p>1810</text:p>
          </table:table-cell>
          <table:table-cell office:value-type="float" office:value="1810.89061318122" calcext:value-type="float">
            <text:p>1810.8906131812</text:p>
          </table:table-cell>
        </table:table-row>
        <table:table-row table:style-name="ro1">
          <table:table-cell/>
          <table:table-cell office:value-type="float" office:value="11688.7390579756" calcext:value-type="float">
            <text:p>11688.7390579756</text:p>
          </table:table-cell>
          <table:table-cell office:value-type="float" office:value="0.887687614450573" calcext:value-type="float">
            <text:p>0.8876876145</text:p>
          </table:table-cell>
          <table:table-cell office:value-type="float" office:value="17300" calcext:value-type="float">
            <text:p>17300</text:p>
          </table:table-cell>
          <table:table-cell office:value-type="float" office:value="0.9990093708" calcext:value-type="float">
            <text:p>0.9990093708</text:p>
          </table:table-cell>
          <table:table-cell office:value-type="float" office:value="1820" calcext:value-type="float">
            <text:p>1820</text:p>
          </table:table-cell>
          <table:table-cell office:value-type="float" office:value="1820.8955340294" calcext:value-type="float">
            <text:p>1820.8955340294</text:p>
          </table:table-cell>
        </table:table-row>
        <table:table-row table:style-name="ro1">
          <table:table-cell/>
          <table:table-cell office:value-type="float" office:value="11726.4778321532" calcext:value-type="float">
            <text:p>11726.4778321532</text:p>
          </table:table-cell>
          <table:table-cell office:value-type="float" office:value="0.891951088246077" calcext:value-type="float">
            <text:p>0.8919510882</text:p>
          </table:table-cell>
          <table:table-cell office:value-type="float" office:value="17400" calcext:value-type="float">
            <text:p>17400</text:p>
          </table:table-cell>
          <table:table-cell office:value-type="float" office:value="0.9990679474" calcext:value-type="float">
            <text:p>0.9990679474</text:p>
          </table:table-cell>
          <table:table-cell office:value-type="float" office:value="1830" calcext:value-type="float">
            <text:p>1830</text:p>
          </table:table-cell>
          <table:table-cell office:value-type="float" office:value="1830.90045441269" calcext:value-type="float">
            <text:p>1830.9004544127</text:p>
          </table:table-cell>
        </table:table-row>
        <table:table-row table:style-name="ro1">
          <table:table-cell/>
          <table:table-cell office:value-type="float" office:value="11764.6828049991" calcext:value-type="float">
            <text:p>11764.6828049991</text:p>
          </table:table-cell>
          <table:table-cell office:value-type="float" office:value="0.89611206795305" calcext:value-type="float">
            <text:p>0.896112068</text:p>
          </table:table-cell>
          <table:table-cell office:value-type="float" office:value="17500" calcext:value-type="float">
            <text:p>17500</text:p>
          </table:table-cell>
          <table:table-cell office:value-type="float" office:value="0.9991224983" calcext:value-type="float">
            <text:p>0.9991224983</text:p>
          </table:table-cell>
          <table:table-cell office:value-type="float" office:value="1840" calcext:value-type="float">
            <text:p>1840</text:p>
          </table:table-cell>
          <table:table-cell office:value-type="float" office:value="1840.90537469796" calcext:value-type="float">
            <text:p>1840.905374698</text:p>
          </table:table-cell>
        </table:table-row>
        <table:table-row table:style-name="ro1">
          <table:table-cell/>
          <table:table-cell office:value-type="float" office:value="11803.3617202932" calcext:value-type="float">
            <text:p>11803.3617202932</text:p>
          </table:table-cell>
          <table:table-cell office:value-type="float" office:value="0.900169809838754" calcext:value-type="float">
            <text:p>0.9001698098</text:p>
          </table:table-cell>
          <table:table-cell office:value-type="float" office:value="17600" calcext:value-type="float">
            <text:p>17600</text:p>
          </table:table-cell>
          <table:table-cell office:value-type="float" office:value="0.9991733355" calcext:value-type="float">
            <text:p>0.9991733355</text:p>
          </table:table-cell>
          <table:table-cell office:value-type="float" office:value="1850" calcext:value-type="float">
            <text:p>1850</text:p>
          </table:table-cell>
          <table:table-cell office:value-type="float" office:value="1850.91029555648" calcext:value-type="float">
            <text:p>1850.9102955565</text:p>
          </table:table-cell>
        </table:table-row>
        <table:table-row table:style-name="ro1">
          <table:table-cell/>
          <table:table-cell office:value-type="float" office:value="11842.5217810312" calcext:value-type="float">
            <text:p>11842.5217810312</text:p>
          </table:table-cell>
          <table:table-cell office:value-type="float" office:value="0.904123679073353" calcext:value-type="float">
            <text:p>0.9041236791</text:p>
          </table:table-cell>
          <table:table-cell office:value-type="float" office:value="17700" calcext:value-type="float">
            <text:p>17700</text:p>
          </table:table-cell>
          <table:table-cell office:value-type="float" office:value="0.9992207442" calcext:value-type="float">
            <text:p>0.9992207442</text:p>
          </table:table-cell>
          <table:table-cell office:value-type="float" office:value="1860" calcext:value-type="float">
            <text:p>1860</text:p>
          </table:table-cell>
          <table:table-cell office:value-type="float" office:value="1860.91521595177" calcext:value-type="float">
            <text:p>1860.9152159518</text:p>
          </table:table-cell>
        </table:table-row>
        <table:table-row table:style-name="ro1">
          <table:table-cell/>
          <table:table-cell office:value-type="float" office:value="11882.1696130357" calcext:value-type="float">
            <text:p>11882.1696130357</text:p>
          </table:table-cell>
          <table:table-cell office:value-type="float" office:value="0.907973158807261" calcext:value-type="float">
            <text:p>0.9079731588</text:p>
          </table:table-cell>
          <table:table-cell office:value-type="float" office:value="17800" calcext:value-type="float">
            <text:p>17800</text:p>
          </table:table-cell>
          <table:table-cell office:value-type="float" office:value="0.9992649852" calcext:value-type="float">
            <text:p>0.9992649852</text:p>
          </table:table-cell>
          <table:table-cell office:value-type="float" office:value="1870" calcext:value-type="float">
            <text:p>1870</text:p>
          </table:table-cell>
          <table:table-cell office:value-type="float" office:value="1870.9201362784" calcext:value-type="float">
            <text:p>1870.9201362784</text:p>
          </table:table-cell>
        </table:table-row>
        <table:table-row table:style-name="ro1">
          <table:table-cell/>
          <table:table-cell office:value-type="float" office:value="11922.3112141971" calcext:value-type="float">
            <text:p>11922.3112141971</text:p>
          </table:table-cell>
          <table:table-cell office:value-type="float" office:value="0.911717856839878" calcext:value-type="float">
            <text:p>0.9117178568</text:p>
          </table:table-cell>
          <table:table-cell office:value-type="float" office:value="17900" calcext:value-type="float">
            <text:p>17900</text:p>
          </table:table-cell>
          <table:table-cell office:value-type="float" office:value="0.9993062977" calcext:value-type="float">
            <text:p>0.9993062977</text:p>
          </table:table-cell>
          <table:table-cell office:value-type="float" office:value="1880" calcext:value-type="float">
            <text:p>1880</text:p>
          </table:table-cell>
          <table:table-cell office:value-type="float" office:value="1880.92505710444" calcext:value-type="float">
            <text:p>1880.9250571044</text:p>
          </table:table-cell>
        </table:table-row>
        <table:table-row table:style-name="ro1">
          <table:table-cell/>
          <table:table-cell office:value-type="float" office:value="11962.9519032867" calcext:value-type="float">
            <text:p>11962.9519032867</text:p>
          </table:table-cell>
          <table:table-cell office:value-type="float" office:value="0.915357511773691" calcext:value-type="float">
            <text:p>0.9153575118</text:p>
          </table:table-cell>
          <table:table-cell office:value-type="float" office:value="18000" calcext:value-type="float">
            <text:p>18000</text:p>
          </table:table-cell>
          <table:table-cell office:value-type="float" office:value="0.9993449006" calcext:value-type="float">
            <text:p>0.9993449006</text:p>
          </table:table-cell>
          <table:table-cell office:value-type="float" office:value="1890" calcext:value-type="float">
            <text:p>1890</text:p>
          </table:table-cell>
          <table:table-cell office:value-type="float" office:value="1890.92997752191" calcext:value-type="float">
            <text:p>1890.9299775219</text:p>
          </table:table-cell>
        </table:table-row>
        <table:table-row table:style-name="ro1">
          <table:table-cell/>
          <table:table-cell office:value-type="float" office:value="12004.0962871516" calcext:value-type="float">
            <text:p>12004.0962871516</text:p>
          </table:table-cell>
          <table:table-cell office:value-type="float" office:value="0.91889200047765" calcext:value-type="float">
            <text:p>0.9188920005</text:p>
          </table:table-cell>
          <table:table-cell office:value-type="float" office:value="18100" calcext:value-type="float">
            <text:p>18100</text:p>
          </table:table-cell>
          <table:table-cell office:value-type="float" office:value="0.999380995" calcext:value-type="float">
            <text:p>0.999380995</text:p>
          </table:table-cell>
          <table:table-cell office:value-type="float" office:value="1900" calcext:value-type="float">
            <text:p>1900</text:p>
          </table:table-cell>
          <table:table-cell office:value-type="float" office:value="1900.93489789536" calcext:value-type="float">
            <text:p>1900.9348978954</text:p>
          </table:table-cell>
        </table:table-row>
        <table:table-row table:style-name="ro1">
          <table:table-cell/>
          <table:table-cell office:value-type="float" office:value="12045.7482163689" calcext:value-type="float">
            <text:p>12045.7482163689</text:p>
          </table:table-cell>
          <table:table-cell office:value-type="float" office:value="0.922321343160167" calcext:value-type="float">
            <text:p>0.9223213432</text:p>
          </table:table-cell>
          <table:table-cell office:value-type="float" office:value="18200" calcext:value-type="float">
            <text:p>18200</text:p>
          </table:table-cell>
          <table:table-cell office:value-type="float" office:value="0.9994147652" calcext:value-type="float">
            <text:p>0.9994147652</text:p>
          </table:table-cell>
          <table:table-cell office:value-type="float" office:value="1910" calcext:value-type="float">
            <text:p>1910</text:p>
          </table:table-cell>
          <table:table-cell office:value-type="float" office:value="1910.93981866901" calcext:value-type="float">
            <text:p>1910.939818669</text:p>
          </table:table-cell>
        </table:table-row>
        <table:table-row table:style-name="ro1">
          <table:table-cell/>
          <table:table-cell office:value-type="float" office:value="12087.9107437192" calcext:value-type="float">
            <text:p>12087.9107437192</text:p>
          </table:table-cell>
          <table:table-cell office:value-type="float" office:value="0.925645707718591" calcext:value-type="float">
            <text:p>0.9256457077</text:p>
          </table:table-cell>
          <table:table-cell office:value-type="float" office:value="18300" calcext:value-type="float">
            <text:p>18300</text:p>
          </table:table-cell>
          <table:table-cell office:value-type="float" office:value="0.9994463805" calcext:value-type="float">
            <text:p>0.9994463805</text:p>
          </table:table-cell>
          <table:table-cell office:value-type="float" office:value="1920" calcext:value-type="float">
            <text:p>1920</text:p>
          </table:table-cell>
          <table:table-cell office:value-type="float" office:value="1920.94473911159" calcext:value-type="float">
            <text:p>1920.9447391116</text:p>
          </table:table-cell>
        </table:table-row>
        <table:table-row table:style-name="ro1">
          <table:table-cell/>
          <table:table-cell office:value-type="float" office:value="12130.5861002568" calcext:value-type="float">
            <text:p>12130.5861002568</text:p>
          </table:table-cell>
          <table:table-cell office:value-type="float" office:value="0.928865414540056" calcext:value-type="float">
            <text:p>0.9288654145</text:p>
          </table:table-cell>
          <table:table-cell office:value-type="float" office:value="18400" calcext:value-type="float">
            <text:p>18400</text:p>
          </table:table-cell>
          <table:table-cell office:value-type="float" office:value="0.9994759969" calcext:value-type="float">
            <text:p>0.9994759969</text:p>
          </table:table-cell>
          <table:table-cell office:value-type="float" office:value="1930" calcext:value-type="float">
            <text:p>1930</text:p>
          </table:table-cell>
          <table:table-cell office:value-type="float" office:value="1930.94965952845" calcext:value-type="float">
            <text:p>1930.9496595285</text:p>
          </table:table-cell>
        </table:table-row>
        <table:table-row table:style-name="ro1">
          <table:table-cell/>
          <table:table-cell office:value-type="float" office:value="12173.7756638389" calcext:value-type="float">
            <text:p>12173.7756638389</text:p>
          </table:table-cell>
          <table:table-cell office:value-type="float" office:value="0.931980939022035" calcext:value-type="float">
            <text:p>0.931980939</text:p>
          </table:table-cell>
          <table:table-cell office:value-type="float" office:value="18500" calcext:value-type="float">
            <text:p>18500</text:p>
          </table:table-cell>
          <table:table-cell office:value-type="float" office:value="0.9995037573" calcext:value-type="float">
            <text:p>0.9995037573</text:p>
          </table:table-cell>
          <table:table-cell office:value-type="float" office:value="1940" calcext:value-type="float">
            <text:p>1940</text:p>
          </table:table-cell>
          <table:table-cell office:value-type="float" office:value="1940.9545802444" calcext:value-type="float">
            <text:p>1940.9545802444</text:p>
          </table:table-cell>
        </table:table-row>
        <table:table-row table:style-name="ro1">
          <table:table-cell/>
          <table:table-cell office:value-type="float" office:value="12217.4799331971" calcext:value-type="float">
            <text:p>12217.4799331971</text:p>
          </table:table-cell>
          <table:table-cell office:value-type="float" office:value="0.934992913127934" calcext:value-type="float">
            <text:p>0.9349929131</text:p>
          </table:table-cell>
          <table:table-cell office:value-type="float" office:value="18600" calcext:value-type="float">
            <text:p>18600</text:p>
          </table:table-cell>
          <table:table-cell office:value-type="float" office:value="0.9995297938" calcext:value-type="float">
            <text:p>0.9995297938</text:p>
          </table:table-cell>
          <table:table-cell office:value-type="float" office:value="1950" calcext:value-type="float">
            <text:p>1950</text:p>
          </table:table-cell>
          <table:table-cell office:value-type="float" office:value="1950.95950071035" calcext:value-type="float">
            <text:p>1950.9595007104</text:p>
          </table:table-cell>
        </table:table-row>
        <table:table-row table:style-name="ro1">
          <table:table-cell/>
          <table:table-cell office:value-type="float" office:value="12261.6985182998" calcext:value-type="float">
            <text:p>12261.6985182998</text:p>
          </table:table-cell>
          <table:table-cell office:value-type="float" office:value="0.937902126686994" calcext:value-type="float">
            <text:p>0.9379021267</text:p>
          </table:table-cell>
          <table:table-cell office:value-type="float" office:value="18700" calcext:value-type="float">
            <text:p>18700</text:p>
          </table:table-cell>
          <table:table-cell office:value-type="float" office:value="0.9995542278" calcext:value-type="float">
            <text:p>0.9995542278</text:p>
          </table:table-cell>
          <table:table-cell office:value-type="float" office:value="1960" calcext:value-type="float">
            <text:p>1960</text:p>
          </table:table-cell>
          <table:table-cell office:value-type="float" office:value="1960.96442116282" calcext:value-type="float">
            <text:p>1960.9644211628</text:p>
          </table:table-cell>
        </table:table-row>
        <table:table-row table:style-name="ro1">
          <table:table-cell/>
          <table:table-cell office:value-type="float" office:value="12306.430126301" calcext:value-type="float">
            <text:p>12306.430126301</text:p>
          </table:table-cell>
          <table:table-cell office:value-type="float" office:value="0.940709526524587" calcext:value-type="float">
            <text:p>0.9407095265</text:p>
          </table:table-cell>
          <table:table-cell office:value-type="float" office:value="18800" calcext:value-type="float">
            <text:p>18800</text:p>
          </table:table-cell>
          <table:table-cell office:value-type="float" office:value="0.9995771711" calcext:value-type="float">
            <text:p>0.9995771711</text:p>
          </table:table-cell>
          <table:table-cell office:value-type="float" office:value="1970" calcext:value-type="float">
            <text:p>1970</text:p>
          </table:table-cell>
          <table:table-cell office:value-type="float" office:value="1970.96934160083" calcext:value-type="float">
            <text:p>1970.9693416008</text:p>
          </table:table-cell>
        </table:table-row>
        <table:table-row table:style-name="ro1">
          <table:table-cell/>
          <table:table-cell office:value-type="float" office:value="12351.6725605139" calcext:value-type="float">
            <text:p>12351.6725605139</text:p>
          </table:table-cell>
          <table:table-cell office:value-type="float" office:value="0.943416214890051" calcext:value-type="float">
            <text:p>0.9434162149</text:p>
          </table:table-cell>
          <table:table-cell office:value-type="float" office:value="18900" calcext:value-type="float">
            <text:p>18900</text:p>
          </table:table-cell>
          <table:table-cell office:value-type="float" office:value="0.9995987272" calcext:value-type="float">
            <text:p>0.9995987272</text:p>
          </table:table-cell>
          <table:table-cell office:value-type="float" office:value="1980" calcext:value-type="float">
            <text:p>1980</text:p>
          </table:table-cell>
          <table:table-cell office:value-type="float" office:value="1980.97426230954" calcext:value-type="float">
            <text:p>1980.9742623095</text:p>
          </table:table-cell>
        </table:table-row>
        <table:table-row table:style-name="ro1">
          <table:table-cell/>
          <table:table-cell office:value-type="float" office:value="12397.422719586" calcext:value-type="float">
            <text:p>12397.422719586</text:p>
          </table:table-cell>
          <table:table-cell office:value-type="float" office:value="0.946023446123851" calcext:value-type="float">
            <text:p>0.9460234461</text:p>
          </table:table-cell>
          <table:table-cell office:value-type="float" office:value="19000" calcext:value-type="float">
            <text:p>19000</text:p>
          </table:table-cell>
          <table:table-cell office:value-type="float" office:value="0.9996189912" calcext:value-type="float">
            <text:p>0.9996189912</text:p>
          </table:table-cell>
          <table:table-cell office:value-type="float" office:value="1990" calcext:value-type="float">
            <text:p>1990</text:p>
          </table:table-cell>
          <table:table-cell office:value-type="float" office:value="1990.97918278833" calcext:value-type="float">
            <text:p>1990.9791827883</text:p>
          </table:table-cell>
        </table:table-row>
        <table:table-row table:style-name="ro1">
          <table:table-cell/>
          <table:table-cell office:value-type="float" office:value="12443.6766148112" calcext:value-type="float">
            <text:p>12443.6766148112</text:p>
          </table:table-cell>
          <table:table-cell office:value-type="float" office:value="0.948532622874314" calcext:value-type="float">
            <text:p>0.9485326229</text:p>
          </table:table-cell>
          <table:table-cell office:value-type="float" office:value="19100" calcext:value-type="float">
            <text:p>19100</text:p>
          </table:table-cell>
          <table:table-cell office:value-type="float" office:value="0.9996380512" calcext:value-type="float">
            <text:p>0.9996380512</text:p>
          </table:table-cell>
          <table:table-cell office:value-type="float" office:value="2000" calcext:value-type="float">
            <text:p>2000</text:p>
          </table:table-cell>
          <table:table-cell office:value-type="float" office:value="2000.98410326112" calcext:value-type="float">
            <text:p>2000.9841032611</text:p>
          </table:table-cell>
        </table:table-row>
        <table:table-row table:style-name="ro1">
          <table:table-cell/>
          <table:table-cell office:value-type="float" office:value="12490.429384051" calcext:value-type="float">
            <text:p>12490.429384051</text:p>
          </table:table-cell>
          <table:table-cell office:value-type="float" office:value="0.950945290330979" calcext:value-type="float">
            <text:p>0.9509452903</text:p>
          </table:table-cell>
          <table:table-cell office:value-type="float" office:value="19200" calcext:value-type="float">
            <text:p>19200</text:p>
          </table:table-cell>
          <table:table-cell office:value-type="float" office:value="0.9996559886" calcext:value-type="float">
            <text:p>0.9996559886</text:p>
          </table:table-cell>
          <table:table-cell office:value-type="float" office:value="2010" calcext:value-type="float">
            <text:p>2010</text:p>
          </table:table-cell>
          <table:table-cell office:value-type="float" office:value="2010.98902372838" calcext:value-type="float">
            <text:p>2010.9890237284</text:p>
          </table:table-cell>
        </table:table-row>
        <table:table-row table:style-name="ro1">
          <table:table-cell/>
          <table:table-cell office:value-type="float" office:value="12537.6753185347" calcext:value-type="float">
            <text:p>12537.6753185347</text:p>
          </table:table-cell>
          <table:table-cell office:value-type="float" office:value="0.95326312971755" calcext:value-type="float">
            <text:p>0.9532631297</text:p>
          </table:table-cell>
          <table:table-cell office:value-type="float" office:value="19300" calcext:value-type="float">
            <text:p>19300</text:p>
          </table:table-cell>
          <table:table-cell office:value-type="float" office:value="0.9996728786" calcext:value-type="float">
            <text:p>0.9996728786</text:p>
          </table:table-cell>
          <table:table-cell office:value-type="float" office:value="2020" calcext:value-type="float">
            <text:p>2020</text:p>
          </table:table-cell>
          <table:table-cell office:value-type="float" office:value="2020.99394439945" calcext:value-type="float">
            <text:p>2020.9939443995</text:p>
          </table:table-cell>
        </table:table-row>
        <table:table-row table:style-name="ro1">
          <table:table-cell/>
          <table:table-cell office:value-type="float" office:value="12585.4078908339" calcext:value-type="float">
            <text:p>12585.4078908339</text:p>
          </table:table-cell>
          <table:table-cell office:value-type="float" office:value="0.955487950365485" calcext:value-type="float">
            <text:p>0.9554879504</text:p>
          </table:table-cell>
          <table:table-cell office:value-type="float" office:value="19400" calcext:value-type="float">
            <text:p>19400</text:p>
          </table:table-cell>
          <table:table-cell office:value-type="float" office:value="0.9996887908" calcext:value-type="float">
            <text:p>0.9996887908</text:p>
          </table:table-cell>
          <table:table-cell office:value-type="float" office:value="2030" calcext:value-type="float">
            <text:p>2030</text:p>
          </table:table-cell>
          <table:table-cell office:value-type="float" office:value="2030.99886489385" calcext:value-type="float">
            <text:p>2030.9988648939</text:p>
          </table:table-cell>
        </table:table-row>
        <table:table-row table:style-name="ro1">
          <table:table-cell/>
          <table:table-cell office:value-type="float" office:value="12633.6197978816" calcext:value-type="float">
            <text:p>12633.6197978816</text:p>
          </table:table-cell>
          <table:table-cell office:value-type="float" office:value="0.957621681316252" calcext:value-type="float">
            <text:p>0.9576216813</text:p>
          </table:table-cell>
          <table:table-cell office:value-type="float" office:value="19500" calcext:value-type="float">
            <text:p>19500</text:p>
          </table:table-cell>
          <table:table-cell office:value-type="float" office:value="0.9997037897" calcext:value-type="float">
            <text:p>0.9997037897</text:p>
          </table:table-cell>
          <table:table-cell office:value-type="float" office:value="2040" calcext:value-type="float">
            <text:p>2040</text:p>
          </table:table-cell>
          <table:table-cell office:value-type="float" office:value="2041.00378538677" calcext:value-type="float">
            <text:p>2041.0037853868</text:p>
          </table:table-cell>
        </table:table-row>
        <table:table-row table:style-name="ro1">
          <table:table-cell/>
          <table:table-cell office:value-type="float" office:value="12682.3030013214" calcext:value-type="float">
            <text:p>12682.3030013214</text:p>
          </table:table-cell>
          <table:table-cell office:value-type="float" office:value="0.959666361552621" calcext:value-type="float">
            <text:p>0.9596663616</text:p>
          </table:table-cell>
          <table:table-cell office:value-type="float" office:value="19600" calcext:value-type="float">
            <text:p>19600</text:p>
          </table:table-cell>
          <table:table-cell office:value-type="float" office:value="0.9997179351" calcext:value-type="float">
            <text:p>0.9997179351</text:p>
          </table:table-cell>
          <table:table-cell office:value-type="float" office:value="2050" calcext:value-type="float">
            <text:p>2050</text:p>
          </table:table-cell>
          <table:table-cell office:value-type="float" office:value="2051.00870587879" calcext:value-type="float">
            <text:p>2051.0087058788</text:p>
          </table:table-cell>
        </table:table-row>
        <table:table-row table:style-name="ro1">
          <table:table-cell/>
          <table:table-cell office:value-type="float" office:value="12731.4487770665" calcext:value-type="float">
            <text:p>12731.4487770665</text:p>
          </table:table-cell>
          <table:table-cell office:value-type="float" office:value="0.961624129734529" calcext:value-type="float">
            <text:p>0.9616241297</text:p>
          </table:table-cell>
          <table:table-cell office:value-type="float" office:value="19700" calcext:value-type="float">
            <text:p>19700</text:p>
          </table:table-cell>
          <table:table-cell office:value-type="float" office:value="0.9997312823" calcext:value-type="float">
            <text:p>0.9997312823</text:p>
          </table:table-cell>
          <table:table-cell office:value-type="float" office:value="2060" calcext:value-type="float">
            <text:p>2060</text:p>
          </table:table-cell>
          <table:table-cell office:value-type="float" office:value="2061.0136263706" calcext:value-type="float">
            <text:p>2061.0136263706</text:p>
          </table:table-cell>
        </table:table-row>
        <table:table-row table:style-name="ro1">
          <table:table-cell/>
          <table:table-cell office:value-type="float" office:value="12781.0477685236" calcext:value-type="float">
            <text:p>12781.0477685236</text:p>
          </table:table-cell>
          <table:table-cell office:value-type="float" office:value="0.96349721329169" calcext:value-type="float">
            <text:p>0.9634972133</text:p>
          </table:table-cell>
          <table:table-cell office:value-type="float" office:value="19800" calcext:value-type="float">
            <text:p>19800</text:p>
          </table:table-cell>
          <table:table-cell office:value-type="float" office:value="0.9997438827" calcext:value-type="float">
            <text:p>0.9997438827</text:p>
          </table:table-cell>
          <table:table-cell office:value-type="float" office:value="2070" calcext:value-type="float">
            <text:p>2070</text:p>
          </table:table-cell>
          <table:table-cell office:value-type="float" office:value="2071.0185468629" calcext:value-type="float">
            <text:p>2071.0185468629</text:p>
          </table:table-cell>
        </table:table-row>
        <table:table-row table:style-name="ro1">
          <table:table-cell/>
          <table:table-cell office:value-type="float" office:value="12831.0900442638" calcext:value-type="float">
            <text:p>12831.0900442638</text:p>
          </table:table-cell>
          <table:table-cell office:value-type="float" office:value="0.965287917102642" calcext:value-type="float">
            <text:p>0.9652879171</text:p>
          </table:table-cell>
          <table:table-cell office:value-type="float" office:value="19900" calcext:value-type="float">
            <text:p>19900</text:p>
          </table:table-cell>
          <table:table-cell office:value-type="float" office:value="0.9997557839" calcext:value-type="float">
            <text:p>0.9997557839</text:p>
          </table:table-cell>
          <table:table-cell office:value-type="float" office:value="2080" calcext:value-type="float">
            <text:p>2080</text:p>
          </table:table-cell>
          <table:table-cell office:value-type="float" office:value="2081.02346751464" calcext:value-type="float">
            <text:p>2081.0234675146</text:p>
          </table:table-cell>
        </table:table-row>
        <table:table-row table:style-name="ro1">
          <table:table-cell/>
          <table:table-cell office:value-type="float" office:value="12881.5651547827" calcext:value-type="float">
            <text:p>12881.5651547827</text:p>
          </table:table-cell>
          <table:table-cell office:value-type="float" office:value="0.966998611724828" calcext:value-type="float">
            <text:p>0.9669986117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7670304" calcext:value-type="float">
            <text:p>0.9997670304</text:p>
          </table:table-cell>
          <table:table-cell office:value-type="float" office:value="2090" calcext:value-type="float">
            <text:p>2090</text:p>
          </table:table-cell>
          <table:table-cell office:value-type="float" office:value="2091.02838802192" calcext:value-type="float">
            <text:p>2091.0283880219</text:p>
          </table:table-cell>
        </table:table-row>
        <table:table-row table:style-name="ro1">
          <table:table-cell/>
          <table:table-cell office:value-type="float" office:value="12932.4621987004" calcext:value-type="float">
            <text:p>12932.4621987004</text:p>
          </table:table-cell>
          <table:table-cell office:value-type="float" office:value="0.968631721801714" calcext:value-type="float">
            <text:p>0.9686317218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2101.03330853" calcext:value-type="float">
            <text:p>2101.03330853</text:p>
          </table:table-cell>
        </table:table-row>
        <table:table-row table:style-name="ro1">
          <table:table-cell/>
          <table:table-cell office:value-type="float" office:value="12983.769882884" calcext:value-type="float">
            <text:p>12983.769882884</text:p>
          </table:table-cell>
          <table:table-cell office:value-type="float" office:value="0.970189714172335" calcext:value-type="float">
            <text:p>0.9701897142</text:p>
          </table:table-cell>
          <table:table-cell office:value-type="float" office:value="4347200884.62748" calcext:value-type="float">
            <text:p>4347200884.62748</text:p>
          </table:table-cell>
          <table:table-cell/>
          <table:table-cell office:value-type="float" office:value="2110" calcext:value-type="float">
            <text:p>2110</text:p>
          </table:table-cell>
          <table:table-cell office:value-type="float" office:value="2111.03822903913" calcext:value-type="float">
            <text:p>2111.0382290391</text:p>
          </table:table-cell>
        </table:table-row>
        <table:table-row table:style-name="ro1">
          <table:table-cell/>
          <table:table-cell office:value-type="float" office:value="13035.476586497" calcext:value-type="float">
            <text:p>13035.476586497</text:p>
          </table:table-cell>
          <table:table-cell office:value-type="float" office:value="0.971675086291246" calcext:value-type="float">
            <text:p>0.9716750863</text:p>
          </table:table-cell>
          <table:table-cell table:number-columns-repeated="2"/>
          <table:table-cell office:value-type="float" office:value="2120" calcext:value-type="float">
            <text:p>2120</text:p>
          </table:table-cell>
          <table:table-cell office:value-type="float" office:value="2121.04314954952" calcext:value-type="float">
            <text:p>2121.0431495495</text:p>
          </table:table-cell>
        </table:table-row>
        <table:table-row table:style-name="ro1">
          <table:table-cell/>
          <table:table-cell office:value-type="float" office:value="13087.5704239377" calcext:value-type="float">
            <text:p>13087.5704239377</text:p>
          </table:table-cell>
          <table:table-cell office:value-type="float" office:value="0.973090354906917" calcext:value-type="float">
            <text:p>0.9730903549</text:p>
          </table:table-cell>
          <table:table-cell table:number-columns-repeated="2"/>
          <table:table-cell office:value-type="float" office:value="2130" calcext:value-type="float">
            <text:p>2130</text:p>
          </table:table-cell>
          <table:table-cell office:value-type="float" office:value="2131.0480700613" calcext:value-type="float">
            <text:p>2131.0480700613</text:p>
          </table:table-cell>
        </table:table-row>
        <table:table-row table:style-name="ro1">
          <table:table-cell/>
          <table:table-cell office:value-type="float" office:value="13140.0393066318" calcext:value-type="float">
            <text:p>13140.0393066318</text:p>
          </table:table-cell>
          <table:table-cell office:value-type="float" office:value="0.974438045148613" calcext:value-type="float">
            <text:p>0.9744380451</text:p>
          </table:table-cell>
          <table:table-cell table:number-columns-repeated="2"/>
          <table:table-cell office:value-type="float" office:value="2140" calcext:value-type="float">
            <text:p>2140</text:p>
          </table:table-cell>
          <table:table-cell office:value-type="float" office:value="2141.05299057458" calcext:value-type="float">
            <text:p>2141.0529905746</text:p>
          </table:table-cell>
        </table:table-row>
        <table:table-row table:style-name="ro1">
          <table:table-cell/>
          <table:table-cell office:value-type="float" office:value="13192.8710030189" calcext:value-type="float">
            <text:p>13192.8710030189</text:p>
          </table:table-cell>
          <table:table-cell office:value-type="float" office:value="0.975720680126537" calcext:value-type="float">
            <text:p>0.9757206801</text:p>
          </table:table-cell>
          <table:table-cell table:number-columns-repeated="2"/>
          <table:table-cell office:value-type="float" office:value="2150" calcext:value-type="float">
            <text:p>2150</text:p>
          </table:table-cell>
          <table:table-cell office:value-type="float" office:value="2151.05791108938" calcext:value-type="float">
            <text:p>2151.0579110894</text:p>
          </table:table-cell>
        </table:table-row>
        <table:table-row table:style-name="ro1">
          <table:table-cell/>
          <table:table-cell office:value-type="float" office:value="13246.0531961453" calcext:value-type="float">
            <text:p>13246.0531961453</text:p>
          </table:table-cell>
          <table:table-cell office:value-type="float" office:value="0.976940771133948" calcext:value-type="float">
            <text:p>0.9769407711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161.0628316057" calcext:value-type="float">
            <text:p>2161.0628316057</text:p>
          </table:table-cell>
        </table:table-row>
        <table:table-row table:style-name="ro1">
          <table:table-cell/>
          <table:table-cell office:value-type="float" office:value="13299.573538363" calcext:value-type="float">
            <text:p>13299.573538363</text:p>
          </table:table-cell>
          <table:table-cell office:value-type="float" office:value="0.978100808523134" calcext:value-type="float">
            <text:p>0.9781008085</text:p>
          </table:table-cell>
          <table:table-cell table:number-columns-repeated="2"/>
          <table:table-cell office:value-type="float" office:value="2170" calcext:value-type="float">
            <text:p>2170</text:p>
          </table:table-cell>
          <table:table-cell office:value-type="float" office:value="2171.06775212347" calcext:value-type="float">
            <text:p>2171.0677521235</text:p>
          </table:table-cell>
        </table:table-row>
        <table:table-row table:style-name="ro1">
          <table:table-cell/>
          <table:table-cell office:value-type="float" office:value="13353.4197027224" calcext:value-type="float">
            <text:p>13353.4197027224</text:p>
          </table:table-cell>
          <table:table-cell office:value-type="float" office:value="0.979203253310223" calcext:value-type="float">
            <text:p>0.9792032533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181.07267264259" calcext:value-type="float">
            <text:p>2181.0726726426</text:p>
          </table:table-cell>
        </table:table-row>
        <table:table-row table:style-name="ro1">
          <table:table-cell/>
          <table:table-cell office:value-type="float" office:value="13407.5794311607" calcext:value-type="float">
            <text:p>13407.5794311607</text:p>
          </table:table-cell>
          <table:table-cell office:value-type="float" office:value="0.980250529556671" calcext:value-type="float">
            <text:p>0.9802505296</text:p>
          </table:table-cell>
          <table:table-cell table:number-columns-repeated="2"/>
          <table:table-cell office:value-type="float" office:value="2190" calcext:value-type="float">
            <text:p>2190</text:p>
          </table:table-cell>
          <table:table-cell office:value-type="float" office:value="2191.07759324322" calcext:value-type="float">
            <text:p>2191.0775932432</text:p>
          </table:table-cell>
        </table:table-row>
        <table:table-row table:style-name="ro1">
          <table:table-cell/>
          <table:table-cell office:value-type="float" office:value="13462.0405766742" calcext:value-type="float">
            <text:p>13462.0405766742</text:p>
          </table:table-cell>
          <table:table-cell office:value-type="float" office:value="0.98124501749268" calcext:value-type="float">
            <text:p>0.9812450175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2201.08251376189" calcext:value-type="float">
            <text:p>2201.0825137619</text:p>
          </table:table-cell>
        </table:table-row>
        <table:table-row table:style-name="ro1">
          <table:table-cell/>
          <table:table-cell office:value-type="float" office:value="13516.7911457897" calcext:value-type="float">
            <text:p>13516.7911457897</text:p>
          </table:table-cell>
          <table:table-cell office:value-type="float" office:value="0.982189047536044" calcext:value-type="float">
            <text:p>0.9821890475</text:p>
          </table:table-cell>
          <table:table-cell table:number-columns-repeated="2"/>
          <table:table-cell office:value-type="float" office:value="2210" calcext:value-type="float">
            <text:p>2210</text:p>
          </table:table-cell>
          <table:table-cell office:value-type="float" office:value="2211.08743428101" calcext:value-type="float">
            <text:p>2211.087434281</text:p>
          </table:table-cell>
        </table:table-row>
        <table:table-row table:style-name="ro1">
          <table:table-cell/>
          <table:table-cell office:value-type="float" office:value="13571.8193326022" calcext:value-type="float">
            <text:p>13571.8193326022</text:p>
          </table:table-cell>
          <table:table-cell office:value-type="float" office:value="0.98308489500479" calcext:value-type="float">
            <text:p>0.983084895</text:p>
          </table:table-cell>
          <table:table-cell table:number-columns-repeated="2"/>
          <table:table-cell office:value-type="float" office:value="2220" calcext:value-type="float">
            <text:p>2220</text:p>
          </table:table-cell>
          <table:table-cell office:value-type="float" office:value="2221.09235480051" calcext:value-type="float">
            <text:p>2221.0923548005</text:p>
          </table:table-cell>
        </table:table-row>
        <table:table-row table:style-name="ro1">
          <table:table-cell/>
          <table:table-cell office:value-type="float" office:value="13627.1135508876" calcext:value-type="float">
            <text:p>13627.1135508876</text:p>
          </table:table-cell>
          <table:table-cell office:value-type="float" office:value="0.983934775656233" calcext:value-type="float">
            <text:p>0.9839347757</text:p>
          </table:table-cell>
          <table:table-cell table:number-columns-repeated="2"/>
          <table:table-cell office:value-type="float" office:value="2230" calcext:value-type="float">
            <text:p>2230</text:p>
          </table:table-cell>
          <table:table-cell office:value-type="float" office:value="2231.09727532031" calcext:value-type="float">
            <text:p>2231.0972753203</text:p>
          </table:table-cell>
        </table:table-row>
        <table:table-row table:style-name="ro1">
          <table:table-cell/>
          <table:table-cell office:value-type="float" office:value="13682.6624617334" calcext:value-type="float">
            <text:p>13682.6624617334</text:p>
          </table:table-cell>
          <table:table-cell office:value-type="float" office:value="0.984740841965437" calcext:value-type="float">
            <text:p>0.984740842</text:p>
          </table:table-cell>
          <table:table-cell table:number-columns-repeated="2"/>
          <table:table-cell office:value-type="float" office:value="2240" calcext:value-type="float">
            <text:p>2240</text:p>
          </table:table-cell>
          <table:table-cell office:value-type="float" office:value="2241.10219584035" calcext:value-type="float">
            <text:p>2241.1021958404</text:p>
          </table:table-cell>
        </table:table-row>
        <table:table-row table:style-name="ro1">
          <table:table-cell/>
          <table:table-cell office:value-type="float" office:value="13738.4549972364" calcext:value-type="float">
            <text:p>13738.4549972364</text:p>
          </table:table-cell>
          <table:table-cell office:value-type="float" office:value="0.985505180118606" calcext:value-type="float">
            <text:p>0.9855051801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office:value-type="float" office:value="2251.10711636055" calcext:value-type="float">
            <text:p>2251.1071163606</text:p>
          </table:table-cell>
        </table:table-row>
        <table:table-row table:style-name="ro1">
          <table:table-cell/>
          <table:table-cell office:value-type="float" office:value="13794.4803804191" calcext:value-type="float">
            <text:p>13794.4803804191</text:p>
          </table:table-cell>
          <table:table-cell office:value-type="float" office:value="0.986229807680339" calcext:value-type="float">
            <text:p>0.9862298077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2261.11203688087" calcext:value-type="float">
            <text:p>2261.1120368809</text:p>
          </table:table-cell>
        </table:table-row>
        <table:table-row table:style-name="ro1">
          <table:table-cell/>
          <table:table-cell office:value-type="float" office:value="13850.7281412743" calcext:value-type="float">
            <text:p>13850.7281412743</text:p>
          </table:table-cell>
          <table:table-cell office:value-type="float" office:value="0.986916671884964" calcext:value-type="float">
            <text:p>0.9869166719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2271.11695735028" calcext:value-type="float">
            <text:p>2271.1169573503</text:p>
          </table:table-cell>
        </table:table-row>
        <table:table-row table:style-name="ro1">
          <table:table-cell/>
          <table:table-cell office:value-type="float" office:value="13907.1881308745" calcext:value-type="float">
            <text:p>13907.1881308745</text:p>
          </table:table-cell>
          <table:table-cell office:value-type="float" office:value="0.987567648526897" calcext:value-type="float">
            <text:p>0.9875676485</text:p>
          </table:table-cell>
          <table:table-cell table:number-columns-repeated="2"/>
          <table:table-cell office:value-type="float" office:value="2280" calcext:value-type="float">
            <text:p>2280</text:p>
          </table:table-cell>
          <table:table-cell office:value-type="float" office:value="2281.12187787459" calcext:value-type="float">
            <text:p>2281.1218778746</text:p>
          </table:table-cell>
        </table:table-row>
        <table:table-row table:style-name="ro1">
          <table:table-cell/>
          <table:table-cell office:value-type="float" office:value="13963.8505294307" calcext:value-type="float">
            <text:p>13963.8505294307</text:p>
          </table:table-cell>
          <table:table-cell office:value-type="float" office:value="0.988184541337427" calcext:value-type="float">
            <text:p>0.9881845413</text:p>
          </table:table-cell>
          <table:table-cell table:number-columns-repeated="2"/>
          <table:table-cell office:value-type="float" office:value="2290" calcext:value-type="float">
            <text:p>2290</text:p>
          </table:table-cell>
          <table:table-cell office:value-type="float" office:value="2291.12679839873" calcext:value-type="float">
            <text:p>2291.1267983987</text:p>
          </table:table-cell>
        </table:table-row>
        <table:table-row table:style-name="ro1">
          <table:table-cell/>
          <table:table-cell office:value-type="float" office:value="14020.7058544253" calcext:value-type="float">
            <text:p>14020.7058544253</text:p>
          </table:table-cell>
          <table:table-cell office:value-type="float" office:value="0.988769081880007" calcext:value-type="float">
            <text:p>0.9887690819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2301.13171892263" calcext:value-type="float">
            <text:p>2301.1317189226</text:p>
          </table:table-cell>
        </table:table-row>
        <table:table-row table:style-name="ro1">
          <table:table-cell/>
          <table:table-cell office:value-type="float" office:value="14077.7449646157" calcext:value-type="float">
            <text:p>14077.7449646157</text:p>
          </table:table-cell>
          <table:table-cell office:value-type="float" office:value="0.989322929848266" calcext:value-type="float">
            <text:p>0.9893229298</text:p>
          </table:table-cell>
          <table:table-cell table:number-columns-repeated="2"/>
          <table:table-cell office:value-type="float" office:value="2310" calcext:value-type="float">
            <text:p>2310</text:p>
          </table:table-cell>
          <table:table-cell office:value-type="float" office:value="2311.13663944625" calcext:value-type="float">
            <text:p>2311.1366394463</text:p>
          </table:table-cell>
        </table:table-row>
        <table:table-row table:style-name="ro1">
          <table:table-cell/>
          <table:table-cell office:value-type="float" office:value="14134.9590619714" calcext:value-type="float">
            <text:p>14134.9590619714</text:p>
          </table:table-cell>
          <table:table-cell office:value-type="float" office:value="0.989847673742755" calcext:value-type="float">
            <text:p>0.9898476737</text:p>
          </table:table-cell>
          <table:table-cell table:number-columns-repeated="2"/>
          <table:table-cell office:value-type="float" office:value="2320" calcext:value-type="float">
            <text:p>2320</text:p>
          </table:table-cell>
          <table:table-cell office:value-type="float" office:value="2321.14155996955" calcext:value-type="float">
            <text:p>2321.1415599696</text:p>
          </table:table-cell>
        </table:table-row>
        <table:table-row table:style-name="ro1">
          <table:table-cell/>
          <table:table-cell office:value-type="float" office:value="14192.3396914931" calcext:value-type="float">
            <text:p>14192.3396914931</text:p>
          </table:table-cell>
          <table:table-cell office:value-type="float" office:value="0.99034483187345" calcext:value-type="float">
            <text:p>0.9903448319</text:p>
          </table:table-cell>
          <table:table-cell table:number-columns-repeated="2"/>
          <table:table-cell office:value-type="float" office:value="2330" calcext:value-type="float">
            <text:p>2330</text:p>
          </table:table-cell>
          <table:table-cell office:value-type="float" office:value="2331.1464804925" calcext:value-type="float">
            <text:p>2331.1464804925</text:p>
          </table:table-cell>
        </table:table-row>
        <table:table-row table:style-name="ro1">
          <table:table-cell/>
          <table:table-cell office:value-type="float" office:value="14249.8787391595" calcext:value-type="float">
            <text:p>14249.8787391595</text:p>
          </table:table-cell>
          <table:table-cell office:value-type="float" office:value="0.990815853641962" calcext:value-type="float">
            <text:p>0.9908158536</text:p>
          </table:table-cell>
          <table:table-cell table:number-columns-repeated="2"/>
          <table:table-cell office:value-type="float" office:value="2340" calcext:value-type="float">
            <text:p>2340</text:p>
          </table:table-cell>
          <table:table-cell office:value-type="float" office:value="2341.1514010151" calcext:value-type="float">
            <text:p>2341.1514010151</text:p>
          </table:table-cell>
        </table:table-row>
        <table:table-row table:style-name="ro1">
          <table:table-cell/>
          <table:table-cell office:value-type="float" office:value="14307.568428239" calcext:value-type="float">
            <text:p>14307.568428239</text:p>
          </table:table-cell>
          <table:table-cell office:value-type="float" office:value="0.991262121060143" calcext:value-type="float">
            <text:p>0.9912621211</text:p>
          </table:table-cell>
          <table:table-cell table:number-columns-repeated="2"/>
          <table:table-cell office:value-type="float" office:value="2350" calcext:value-type="float">
            <text:p>2350</text:p>
          </table:table-cell>
          <table:table-cell office:value-type="float" office:value="2351.15632153733" calcext:value-type="float">
            <text:p>2351.1563215373</text:p>
          </table:table-cell>
        </table:table-row>
        <table:table-row table:style-name="ro1">
          <table:table-cell/>
          <table:table-cell office:value-type="float" office:value="14365.4013141886" calcext:value-type="float">
            <text:p>14365.4013141886</text:p>
          </table:table-cell>
          <table:table-cell office:value-type="float" office:value="0.991684950464896" calcext:value-type="float">
            <text:p>0.9916849505</text:p>
          </table:table-cell>
          <table:table-cell table:number-columns-repeated="2"/>
          <table:table-cell office:value-type="float" office:value="2360" calcext:value-type="float">
            <text:p>2360</text:p>
          </table:table-cell>
          <table:table-cell office:value-type="float" office:value="2361.16124205919" calcext:value-type="float">
            <text:p>2361.1612420592</text:p>
          </table:table-cell>
        </table:table-row>
        <table:table-row table:style-name="ro1">
          <table:table-cell/>
          <table:table-cell office:value-type="float" office:value="14423.3702783492" calcext:value-type="float">
            <text:p>14423.3702783492</text:p>
          </table:table-cell>
          <table:table-cell office:value-type="float" office:value="0.992085594392151" calcext:value-type="float">
            <text:p>0.9920855944</text:p>
          </table:table-cell>
          <table:table-cell table:number-columns-repeated="2"/>
          <table:table-cell office:value-type="float" office:value="2370" calcext:value-type="float">
            <text:p>2370</text:p>
          </table:table-cell>
          <table:table-cell office:value-type="float" office:value="2371.1661625807" calcext:value-type="float">
            <text:p>2371.1661625807</text:p>
          </table:table-cell>
        </table:table-row>
        <table:table-row table:style-name="ro1">
          <table:table-cell/>
          <table:table-cell office:value-type="float" office:value="14481.4685206325" calcext:value-type="float">
            <text:p>14481.4685206325</text:p>
          </table:table-cell>
          <table:table-cell office:value-type="float" office:value="0.992465243576307" calcext:value-type="float">
            <text:p>0.9924652436</text:p>
          </table:table-cell>
          <table:table-cell table:number-columns-repeated="2"/>
          <table:table-cell office:value-type="float" office:value="2380" calcext:value-type="float">
            <text:p>2380</text:p>
          </table:table-cell>
          <table:table-cell office:value-type="float" office:value="2381.17108310187" calcext:value-type="float">
            <text:p>2381.1710831019</text:p>
          </table:table-cell>
        </table:table-row>
        <table:table-row table:style-name="ro1">
          <table:table-cell/>
          <table:table-cell office:value-type="float" office:value="14539.6895513759" calcext:value-type="float">
            <text:p>14539.6895513759</text:p>
          </table:table-cell>
          <table:table-cell office:value-type="float" office:value="0.992825029044704" calcext:value-type="float">
            <text:p>0.992825029</text:p>
          </table:table-cell>
          <table:table-cell table:number-columns-repeated="2"/>
          <table:table-cell office:value-type="float" office:value="2390" calcext:value-type="float">
            <text:p>2390</text:p>
          </table:table-cell>
          <table:table-cell office:value-type="float" office:value="2391.17600362271" calcext:value-type="float">
            <text:p>2391.1760036227</text:p>
          </table:table-cell>
        </table:table-row>
        <table:table-row table:style-name="ro1">
          <table:table-cell/>
          <table:table-cell office:value-type="float" office:value="14598.0271825309" calcext:value-type="float">
            <text:p>14598.0271825309</text:p>
          </table:table-cell>
          <table:table-cell office:value-type="float" office:value="0.993166024279914" calcext:value-type="float">
            <text:p>0.9931660243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2401.18092414323" calcext:value-type="float">
            <text:p>2401.1809241432</text:p>
          </table:table-cell>
        </table:table-row>
        <table:table-row table:style-name="ro1">
          <table:table-cell/>
          <table:table-cell office:value-type="float" office:value="14656.475518328" calcext:value-type="float">
            <text:p>14656.475518328</text:p>
          </table:table-cell>
          <table:table-cell office:value-type="float" office:value="0.993489247425714" calcext:value-type="float">
            <text:p>0.9934892474</text:p>
          </table:table-cell>
          <table:table-cell table:number-columns-repeated="2"/>
          <table:table-cell office:value-type="float" office:value="2410" calcext:value-type="float">
            <text:p>2410</text:p>
          </table:table-cell>
          <table:table-cell office:value-type="float" office:value="2411.18584466347" calcext:value-type="float">
            <text:p>2411.1858446635</text:p>
          </table:table-cell>
        </table:table-row>
        <table:table-row table:style-name="ro1">
          <table:table-cell/>
          <table:table-cell office:value-type="float" office:value="14715.0289454181" calcext:value-type="float">
            <text:p>14715.0289454181</text:p>
          </table:table-cell>
          <table:table-cell office:value-type="float" office:value="0.993795663514791" calcext:value-type="float">
            <text:p>0.9937956635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2421.19076516013" calcext:value-type="float">
            <text:p>2421.1907651601</text:p>
          </table:table-cell>
        </table:table-row>
        <table:table-row table:style-name="ro1">
          <table:table-cell/>
          <table:table-cell office:value-type="float" office:value="14773.682123433" calcext:value-type="float">
            <text:p>14773.682123433</text:p>
          </table:table-cell>
          <table:table-cell office:value-type="float" office:value="0.994086186704714" calcext:value-type="float">
            <text:p>0.9940861867</text:p>
          </table:table-cell>
          <table:table-cell table:number-columns-repeated="2"/>
          <table:table-cell office:value-type="float" office:value="2430" calcext:value-type="float">
            <text:p>2430</text:p>
          </table:table-cell>
          <table:table-cell office:value-type="float" office:value="2431.19568568242" calcext:value-type="float">
            <text:p>2431.1956856824</text:p>
          </table:table-cell>
        </table:table-row>
        <table:table-row table:style-name="ro1">
          <table:table-cell/>
          <table:table-cell office:value-type="float" office:value="14832.4299739589" calcext:value-type="float">
            <text:p>14832.4299739589</text:p>
          </table:table-cell>
          <table:table-cell office:value-type="float" office:value="0.994361682493583" calcext:value-type="float">
            <text:p>0.9943616825</text:p>
          </table:table-cell>
          <table:table-cell table:number-columns-repeated="2"/>
          <table:table-cell office:value-type="float" office:value="2440" calcext:value-type="float">
            <text:p>2440</text:p>
          </table:table-cell>
          <table:table-cell office:value-type="float" office:value="2441.20060620422" calcext:value-type="float">
            <text:p>2441.2006062042</text:p>
          </table:table-cell>
        </table:table-row>
        <table:table-row table:style-name="ro1">
          <table:table-cell/>
          <table:table-cell office:value-type="float" office:value="14891.2676708805" calcext:value-type="float">
            <text:p>14891.2676708805</text:p>
          </table:table-cell>
          <table:table-cell office:value-type="float" office:value="0.994622969919388" calcext:value-type="float">
            <text:p>0.9946229699</text:p>
          </table:table-cell>
          <table:table-cell table:number-columns-repeated="2"/>
          <table:table-cell office:value-type="float" office:value="2450" calcext:value-type="float">
            <text:p>2450</text:p>
          </table:table-cell>
          <table:table-cell office:value-type="float" office:value="2451.20552672555" calcext:value-type="float">
            <text:p>2451.2055267256</text:p>
          </table:table-cell>
        </table:table-row>
        <table:table-row table:style-name="ro1">
          <table:table-cell/>
          <table:table-cell office:value-type="float" office:value="14950.1906299807" calcext:value-type="float">
            <text:p>14950.1906299807</text:p>
          </table:table-cell>
          <table:table-cell office:value-type="float" office:value="0.994870823718246" calcext:value-type="float">
            <text:p>0.9948708237</text:p>
          </table:table-cell>
          <table:table-cell table:number-columns-repeated="2"/>
          <table:table-cell office:value-type="float" office:value="2460" calcext:value-type="float">
            <text:p>2460</text:p>
          </table:table-cell>
          <table:table-cell office:value-type="float" office:value="2461.21044724646" calcext:value-type="float">
            <text:p>2461.2104472465</text:p>
          </table:table-cell>
        </table:table-row>
        <table:table-row table:style-name="ro1">
          <table:table-cell/>
          <table:table-cell office:value-type="float" office:value="15009.1944987577" calcext:value-type="float">
            <text:p>15009.1944987577</text:p>
          </table:table-cell>
          <table:table-cell office:value-type="float" office:value="0.995105976437735" calcext:value-type="float">
            <text:p>0.9951059764</text:p>
          </table:table-cell>
          <table:table-cell table:number-columns-repeated="2"/>
          <table:table-cell office:value-type="float" office:value="2470" calcext:value-type="float">
            <text:p>2470</text:p>
          </table:table-cell>
          <table:table-cell office:value-type="float" office:value="2471.215367767" calcext:value-type="float">
            <text:p>2471.215367767</text:p>
          </table:table-cell>
        </table:table-row>
        <table:table-row table:style-name="ro1">
          <table:table-cell/>
          <table:table-cell office:value-type="float" office:value="15068.2751463638" calcext:value-type="float">
            <text:p>15068.2751463638</text:p>
          </table:table-cell>
          <table:table-cell office:value-type="float" office:value="0.995329120496755" calcext:value-type="float">
            <text:p>0.9953291205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2481.22028828719" calcext:value-type="float">
            <text:p>2481.2202882872</text:p>
          </table:table-cell>
        </table:table-row>
        <table:table-row table:style-name="ro1">
          <table:table-cell/>
          <table:table-cell office:value-type="float" office:value="15127.4286537134" calcext:value-type="float">
            <text:p>15127.4286537134</text:p>
          </table:table-cell>
          <table:table-cell office:value-type="float" office:value="0.995540910185861" calcext:value-type="float">
            <text:p>0.9955409102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2491.22520880707" calcext:value-type="float">
            <text:p>2491.2252088071</text:p>
          </table:table-cell>
        </table:table-row>
        <table:table-row table:style-name="ro1">
          <table:table-cell/>
          <table:table-cell office:value-type="float" office:value="15186.6513037994" calcext:value-type="float">
            <text:p>15186.6513037994</text:p>
          </table:table-cell>
          <table:table-cell office:value-type="float" office:value="0.995741963603419" calcext:value-type="float">
            <text:p>0.9957419636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2501.23012932668" calcext:value-type="float">
            <text:p>2501.2301293267</text:p>
          </table:table-cell>
        </table:table-row>
        <table:table-row table:style-name="ro1">
          <table:table-cell/>
          <table:table-cell office:value-type="float" office:value="15245.939572251" calcext:value-type="float">
            <text:p>15245.939572251</text:p>
          </table:table-cell>
          <table:table-cell office:value-type="float" office:value="0.995932864524113" calcext:value-type="float">
            <text:p>0.9959328645</text:p>
          </table:table-cell>
          <table:table-cell table:number-columns-repeated="2"/>
          <table:table-cell office:value-type="float" office:value="2510" calcext:value-type="float">
            <text:p>2510</text:p>
          </table:table-cell>
          <table:table-cell office:value-type="float" office:value="2511.23504984603" calcext:value-type="float">
            <text:p>2511.235049846</text:p>
          </table:table-cell>
        </table:table-row>
        <table:table-row table:style-name="ro1">
          <table:table-cell/>
          <table:table-cell office:value-type="float" office:value="15305.2901180712" calcext:value-type="float">
            <text:p>15305.2901180712</text:p>
          </table:table-cell>
          <table:table-cell office:value-type="float" office:value="0.996114164197107" calcext:value-type="float">
            <text:p>0.9961141642</text:p>
          </table:table-cell>
          <table:table-cell table:number-columns-repeated="2"/>
          <table:table-cell office:value-type="float" office:value="2520" calcext:value-type="float">
            <text:p>2520</text:p>
          </table:table-cell>
          <table:table-cell office:value-type="float" office:value="2521.23997035089" calcext:value-type="float">
            <text:p>2521.2399703509</text:p>
          </table:table-cell>
        </table:table-row>
        <table:table-row table:style-name="ro1">
          <table:table-cell/>
          <table:table-cell office:value-type="float" office:value="15364.6997750934" calcext:value-type="float">
            <text:p>15364.6997750934</text:p>
          </table:table-cell>
          <table:table-cell office:value-type="float" office:value="0.996286383074196" calcext:value-type="float">
            <text:p>0.9962863831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2531.24489087148" calcext:value-type="float">
            <text:p>2531.2448908715</text:p>
          </table:table-cell>
        </table:table-row>
        <table:table-row table:style-name="ro1">
          <table:table-cell/>
          <table:table-cell office:value-type="float" office:value="15424.1655428522" calcext:value-type="float">
            <text:p>15424.1655428522</text:p>
          </table:table-cell>
          <table:table-cell office:value-type="float" office:value="0.996450012462563" calcext:value-type="float">
            <text:p>0.9964500125</text:p>
          </table:table-cell>
          <table:table-cell table:number-columns-repeated="2"/>
          <table:table-cell office:value-type="float" office:value="2540" calcext:value-type="float">
            <text:p>2540</text:p>
          </table:table-cell>
          <table:table-cell office:value-type="float" office:value="2541.24981139171" calcext:value-type="float">
            <text:p>2541.2498113917</text:p>
          </table:table-cell>
        </table:table-row>
        <table:table-row table:style-name="ro1">
          <table:table-cell/>
          <table:table-cell office:value-type="float" office:value="15483.6845786707" calcext:value-type="float">
            <text:p>15483.6845786707</text:p>
          </table:table-cell>
          <table:table-cell office:value-type="float" office:value="0.99660551610848" calcext:value-type="float">
            <text:p>0.9966055161</text:p>
          </table:table-cell>
          <table:table-cell table:number-columns-repeated="2"/>
          <table:table-cell office:value-type="float" office:value="2550" calcext:value-type="float">
            <text:p>2550</text:p>
          </table:table-cell>
          <table:table-cell office:value-type="float" office:value="2551.25473191161" calcext:value-type="float">
            <text:p>2551.2547319116</text:p>
          </table:table-cell>
        </table:table-row>
        <table:table-row table:style-name="ro1">
          <table:table-cell/>
          <table:table-cell office:value-type="float" office:value="15543.2541895995" calcext:value-type="float">
            <text:p>15543.2541895995</text:p>
          </table:table-cell>
          <table:table-cell office:value-type="float" office:value="0.996753331707546" calcext:value-type="float">
            <text:p>0.9967533317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2561.25965243121" calcext:value-type="float">
            <text:p>2561.2596524312</text:p>
          </table:table-cell>
        </table:table-row>
        <table:table-row table:style-name="ro1">
          <table:table-cell/>
          <table:table-cell office:value-type="float" office:value="15602.8718247702" calcext:value-type="float">
            <text:p>15602.8718247702</text:p>
          </table:table-cell>
          <table:table-cell office:value-type="float" office:value="0.996893872344435" calcext:value-type="float">
            <text:p>0.9968938723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2571.26457295056" calcext:value-type="float">
            <text:p>2571.2645729506</text:p>
          </table:table-cell>
        </table:table-row>
        <table:table-row table:style-name="ro1">
          <table:table-cell/>
          <table:table-cell office:value-type="float" office:value="15662.5350680686" calcext:value-type="float">
            <text:p>15662.5350680686</text:p>
          </table:table-cell>
          <table:table-cell office:value-type="float" office:value="0.997027527863187" calcext:value-type="float">
            <text:p>0.9970275279</text:p>
          </table:table-cell>
          <table:table-cell table:number-columns-repeated="2"/>
          <table:table-cell office:value-type="float" office:value="2580" calcext:value-type="float">
            <text:p>2580</text:p>
          </table:table-cell>
          <table:table-cell office:value-type="float" office:value="2581.26949346968" calcext:value-type="float">
            <text:p>2581.2694934697</text:p>
          </table:table-cell>
        </table:table-row>
        <table:table-row table:style-name="ro1">
          <table:table-cell/>
          <table:table-cell office:value-type="float" office:value="15722.2416311256" calcext:value-type="float">
            <text:p>15722.2416311256</text:p>
          </table:table-cell>
          <table:table-cell office:value-type="float" office:value="0.997154666169666" calcext:value-type="float">
            <text:p>0.9971546662</text:p>
          </table:table-cell>
          <table:table-cell table:number-columns-repeated="2"/>
          <table:table-cell office:value-type="float" office:value="2590" calcext:value-type="float">
            <text:p>2590</text:p>
          </table:table-cell>
          <table:table-cell office:value-type="float" office:value="2591.27441398859" calcext:value-type="float">
            <text:p>2591.2744139886</text:p>
          </table:table-cell>
        </table:table-row>
        <table:table-row table:style-name="ro1">
          <table:table-cell/>
          <table:table-cell office:value-type="float" office:value="15781.989346621" calcext:value-type="float">
            <text:p>15781.989346621</text:p>
          </table:table-cell>
          <table:table-cell office:value-type="float" office:value="0.997275634468102" calcext:value-type="float">
            <text:p>0.9972756345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float" office:value="2601.27933450733" calcext:value-type="float">
            <text:p>2601.2793345073</text:p>
          </table:table-cell>
        </table:table-row>
        <table:table-row table:style-name="ro1">
          <table:table-cell/>
          <table:table-cell office:value-type="float" office:value="15841.7761618388" calcext:value-type="float">
            <text:p>15841.7761618388</text:p>
          </table:table-cell>
          <table:table-cell office:value-type="float" office:value="0.997390760433669" calcext:value-type="float">
            <text:p>0.9973907604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2611.28425501634" calcext:value-type="float">
            <text:p>2611.2842550163</text:p>
          </table:table-cell>
        </table:table-row>
        <table:table-row table:style-name="ro1">
          <table:table-cell/>
          <table:table-cell office:value-type="float" office:value="15901.6001328152" calcext:value-type="float">
            <text:p>15901.6001328152</text:p>
          </table:table-cell>
          <table:table-cell office:value-type="float" office:value="0.997500353324088" calcext:value-type="float">
            <text:p>0.9975003533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2621.28917553588" calcext:value-type="float">
            <text:p>2621.2891755359</text:p>
          </table:table-cell>
        </table:table-row>
        <table:table-row table:style-name="ro1">
          <table:table-cell/>
          <table:table-cell office:value-type="float" office:value="15961.459418182" calcext:value-type="float">
            <text:p>15961.459418182</text:p>
          </table:table-cell>
          <table:table-cell office:value-type="float" office:value="0.997604705030589" calcext:value-type="float">
            <text:p>0.997604705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2631.29409605517" calcext:value-type="float">
            <text:p>2631.2940960552</text:p>
          </table:table-cell>
        </table:table-row>
        <table:table-row table:style-name="ro1">
          <table:table-cell/>
          <table:table-cell office:value-type="float" office:value="16021.3522739069" calcext:value-type="float">
            <text:p>16021.3522739069</text:p>
          </table:table-cell>
          <table:table-cell office:value-type="float" office:value="0.997704091073334" calcext:value-type="float">
            <text:p>0.9977040911</text:p>
          </table:table-cell>
          <table:table-cell table:number-columns-repeated="2"/>
          <table:table-cell office:value-type="float" office:value="2640" calcext:value-type="float">
            <text:p>2640</text:p>
          </table:table-cell>
          <table:table-cell office:value-type="float" office:value="2641.29901657424" calcext:value-type="float">
            <text:p>2641.2990165742</text:p>
          </table:table-cell>
        </table:table-row>
        <table:table-row table:style-name="ro1">
          <table:table-cell/>
          <table:table-cell office:value-type="float" office:value="16081.2770479947" calcext:value-type="float">
            <text:p>16081.2770479947</text:p>
          </table:table-cell>
          <table:table-cell office:value-type="float" office:value="0.997798771541612" calcext:value-type="float">
            <text:p>0.9977987715</text:p>
          </table:table-cell>
          <table:table-cell table:number-columns-repeated="2"/>
          <table:table-cell office:value-type="float" office:value="2650" calcext:value-type="float">
            <text:p>2650</text:p>
          </table:table-cell>
          <table:table-cell office:value-type="float" office:value="2651.30393709311" calcext:value-type="float">
            <text:p>2651.3039370931</text:p>
          </table:table-cell>
        </table:table-row>
        <table:table-row table:style-name="ro1">
          <table:table-cell/>
          <table:table-cell office:value-type="float" office:value="16141.2321755185" calcext:value-type="float">
            <text:p>16141.2321755185</text:p>
          </table:table-cell>
          <table:table-cell office:value-type="float" office:value="0.997888991982079" calcext:value-type="float">
            <text:p>0.997888992</text:p>
          </table:table-cell>
          <table:table-cell table:number-columns-repeated="2"/>
          <table:table-cell office:value-type="float" office:value="2660" calcext:value-type="float">
            <text:p>2660</text:p>
          </table:table-cell>
          <table:table-cell office:value-type="float" office:value="2661.3088576118" calcext:value-type="float">
            <text:p>2661.3088576118</text:p>
          </table:table-cell>
        </table:table-row>
        <table:table-row table:style-name="ro1">
          <table:table-cell/>
          <table:table-cell office:value-type="float" office:value="16201.2161739059" calcext:value-type="float">
            <text:p>16201.2161739059</text:p>
          </table:table-cell>
          <table:table-cell office:value-type="float" office:value="0.997974984237308" calcext:value-type="float">
            <text:p>0.9979749842</text:p>
          </table:table-cell>
          <table:table-cell table:number-columns-repeated="2"/>
          <table:table-cell office:value-type="float" office:value="2670" calcext:value-type="float">
            <text:p>2670</text:p>
          </table:table-cell>
          <table:table-cell office:value-type="float" office:value="2671.31377813034" calcext:value-type="float">
            <text:p>2671.3137781304</text:p>
          </table:table-cell>
        </table:table-row>
        <table:table-row table:style-name="ro1">
          <table:table-cell/>
          <table:table-cell office:value-type="float" office:value="16261.2276384702" calcext:value-type="float">
            <text:p>16261.2276384702</text:p>
          </table:table-cell>
          <table:table-cell office:value-type="float" office:value="0.998056967237014" calcext:value-type="float">
            <text:p>0.9980569672</text:p>
          </table:table-cell>
          <table:table-cell table:number-columns-repeated="2"/>
          <table:table-cell office:value-type="float" office:value="2680" calcext:value-type="float">
            <text:p>2680</text:p>
          </table:table-cell>
          <table:table-cell office:value-type="float" office:value="2681.31869864875" calcext:value-type="float">
            <text:p>2681.3186986488</text:p>
          </table:table-cell>
        </table:table-row>
        <table:table-row table:style-name="ro1">
          <table:table-cell/>
          <table:table-cell office:value-type="float" office:value="16321.2652381772" calcext:value-type="float">
            <text:p>16321.2652381772</text:p>
          </table:table-cell>
          <table:table-cell office:value-type="float" office:value="0.998135147744281" calcext:value-type="float">
            <text:p>0.9981351477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2691.32361916703" calcext:value-type="float">
            <text:p>2691.323619167</text:p>
          </table:table-cell>
        </table:table-row>
        <table:table-row table:style-name="ro1">
          <table:table-cell/>
          <table:table-cell office:value-type="float" office:value="16381.3277115964" calcext:value-type="float">
            <text:p>16381.3277115964</text:p>
          </table:table-cell>
          <table:table-cell office:value-type="float" office:value="0.998209721059004" calcext:value-type="float">
            <text:p>0.9982097211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office:value-type="float" office:value="2701.32853967872" calcext:value-type="float">
            <text:p>2701.3285396787</text:p>
          </table:table-cell>
        </table:table-row>
        <table:table-row table:style-name="ro1">
          <table:table-cell/>
          <table:table-cell office:value-type="float" office:value="16441.4138632665" calcext:value-type="float">
            <text:p>16441.4138632665</text:p>
          </table:table-cell>
          <table:table-cell office:value-type="float" office:value="0.998280871681097" calcext:value-type="float">
            <text:p>0.9982808717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2711.33346019754" calcext:value-type="float">
            <text:p>2711.3334601975</text:p>
          </table:table-cell>
        </table:table-row>
        <table:table-row table:style-name="ro1">
          <table:table-cell/>
          <table:table-cell office:value-type="float" office:value="16501.5225598581" calcext:value-type="float">
            <text:p>16501.5225598581</text:p>
          </table:table-cell>
          <table:table-cell office:value-type="float" office:value="0.998348773934725" calcext:value-type="float">
            <text:p>0.9983487739</text:p>
          </table:table-cell>
          <table:table-cell table:number-columns-repeated="2"/>
          <table:table-cell office:value-type="float" office:value="2720" calcext:value-type="float">
            <text:p>2720</text:p>
          </table:table-cell>
          <table:table-cell office:value-type="float" office:value="2721.33838071619" calcext:value-type="float">
            <text:p>2721.3383807162</text:p>
          </table:table-cell>
        </table:table-row>
        <table:table-row table:style-name="ro1">
          <table:table-cell/>
          <table:table-cell office:value-type="float" office:value="16561.6527269475" calcext:value-type="float">
            <text:p>16561.6527269475</text:p>
          </table:table-cell>
          <table:table-cell office:value-type="float" office:value="0.998413592556809" calcext:value-type="float">
            <text:p>0.9984135926</text:p>
          </table:table-cell>
          <table:table-cell table:number-columns-repeated="2"/>
          <table:table-cell office:value-type="float" office:value="2730" calcext:value-type="float">
            <text:p>2730</text:p>
          </table:table-cell>
          <table:table-cell office:value-type="float" office:value="2731.34330123469" calcext:value-type="float">
            <text:p>2731.3433012347</text:p>
          </table:table-cell>
        </table:table-row>
        <table:table-row table:style-name="ro1">
          <table:table-cell/>
          <table:table-cell office:value-type="float" office:value="16621.8033457631" calcext:value-type="float">
            <text:p>16621.8033457631</text:p>
          </table:table-cell>
          <table:table-cell office:value-type="float" office:value="0.99847548325087" calcext:value-type="float">
            <text:p>0.9984754833</text:p>
          </table:table-cell>
          <table:table-cell table:number-columns-repeated="2"/>
          <table:table-cell office:value-type="float" office:value="2740" calcext:value-type="float">
            <text:p>2740</text:p>
          </table:table-cell>
          <table:table-cell office:value-type="float" office:value="2741.34822175307" calcext:value-type="float">
            <text:p>2741.3482217531</text:p>
          </table:table-cell>
        </table:table-row>
        <table:table-row table:style-name="ro1">
          <table:table-cell/>
          <table:table-cell office:value-type="float" office:value="16681.9734501503" calcext:value-type="float">
            <text:p>16681.9734501503</text:p>
          </table:table-cell>
          <table:table-cell office:value-type="float" office:value="0.998534593208485" calcext:value-type="float">
            <text:p>0.9985345932</text:p>
          </table:table-cell>
          <table:table-cell table:number-columns-repeated="2"/>
          <table:table-cell office:value-type="float" office:value="2750" calcext:value-type="float">
            <text:p>2750</text:p>
          </table:table-cell>
          <table:table-cell office:value-type="float" office:value="2751.35314227133" calcext:value-type="float">
            <text:p>2751.3531422713</text:p>
          </table:table-cell>
        </table:table-row>
        <table:table-row table:style-name="ro1">
          <table:table-cell/>
          <table:table-cell office:value-type="float" office:value="16742.1621237045" calcext:value-type="float">
            <text:p>16742.1621237045</text:p>
          </table:table-cell>
          <table:table-cell office:value-type="float" office:value="0.998591061600095" calcext:value-type="float">
            <text:p>0.9985910616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2761.35806278948" calcext:value-type="float">
            <text:p>2761.3580627895</text:p>
          </table:table-cell>
        </table:table-row>
        <table:table-row table:style-name="ro1">
          <table:table-cell/>
          <table:table-cell office:value-type="float" office:value="16802.3684970626" calcext:value-type="float">
            <text:p>16802.3684970626</text:p>
          </table:table-cell>
          <table:table-cell office:value-type="float" office:value="0.998645020036916" calcext:value-type="float">
            <text:p>0.99864502</text:p>
          </table:table-cell>
          <table:table-cell table:number-columns-repeated="2"/>
          <table:table-cell office:value-type="float" office:value="2770" calcext:value-type="float">
            <text:p>2770</text:p>
          </table:table-cell>
          <table:table-cell office:value-type="float" office:value="2771.36298330755" calcext:value-type="float">
            <text:p>2771.3629833076</text:p>
          </table:table-cell>
        </table:table-row>
        <table:table-row table:style-name="ro1">
          <table:table-cell/>
          <table:table-cell office:value-type="float" office:value="16862.5917453433" calcext:value-type="float">
            <text:p>16862.5917453433</text:p>
          </table:table-cell>
          <table:table-cell office:value-type="float" office:value="0.998696593005593" calcext:value-type="float">
            <text:p>0.998696593</text:p>
          </table:table-cell>
          <table:table-cell table:number-columns-repeated="2"/>
          <table:table-cell office:value-type="float" office:value="2780" calcext:value-type="float">
            <text:p>2780</text:p>
          </table:table-cell>
          <table:table-cell office:value-type="float" office:value="2781.36790382555" calcext:value-type="float">
            <text:p>2781.3679038256</text:p>
          </table:table-cell>
        </table:table-row>
        <table:table-row table:style-name="ro1">
          <table:table-cell/>
          <table:table-cell office:value-type="float" office:value="16922.8310857045" calcext:value-type="float">
            <text:p>16922.8310857045</text:p>
          </table:table-cell>
          <table:table-cell office:value-type="float" office:value="0.998745898277131" calcext:value-type="float">
            <text:p>0.9987458983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2791.37282433891" calcext:value-type="float">
            <text:p>2791.3728243389</text:p>
          </table:table-cell>
        </table:table-row>
        <table:table-row table:style-name="ro1">
          <table:table-cell/>
          <table:table-cell office:value-type="float" office:value="16983.085775173" calcext:value-type="float">
            <text:p>16983.085775173</text:p>
          </table:table-cell>
          <table:table-cell office:value-type="float" office:value="0.998793047291779" calcext:value-type="float">
            <text:p>0.9987930473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2801.37774485727" calcext:value-type="float">
            <text:p>2801.3777448573</text:p>
          </table:table-cell>
        </table:table-row>
        <table:table-row table:style-name="ro1">
          <table:table-cell/>
          <table:table-cell office:value-type="float" office:value="17043.355108317" calcext:value-type="float">
            <text:p>17043.355108317</text:p>
          </table:table-cell>
          <table:table-cell office:value-type="float" office:value="0.998838145520843" calcext:value-type="float">
            <text:p>0.9988381455</text:p>
          </table:table-cell>
          <table:table-cell table:number-columns-repeated="2"/>
          <table:table-cell office:value-type="float" office:value="2810" calcext:value-type="float">
            <text:p>2810</text:p>
          </table:table-cell>
          <table:table-cell office:value-type="float" office:value="2811.38266537551" calcext:value-type="float">
            <text:p>2811.3826653755</text:p>
          </table:table-cell>
        </table:table-row>
        <table:table-row table:style-name="ro1">
          <table:table-cell/>
          <table:table-cell office:value-type="float" office:value="17103.6384153309" calcext:value-type="float">
            <text:p>17103.6384153309</text:p>
          </table:table-cell>
          <table:table-cell office:value-type="float" office:value="0.998881292807351" calcext:value-type="float">
            <text:p>0.9988812928</text:p>
          </table:table-cell>
          <table:table-cell table:number-columns-repeated="2"/>
          <table:table-cell office:value-type="float" office:value="2820" calcext:value-type="float">
            <text:p>2820</text:p>
          </table:table-cell>
          <table:table-cell office:value-type="float" office:value="2821.38758589366" calcext:value-type="float">
            <text:p>2821.3875858937</text:p>
          </table:table-cell>
        </table:table-row>
        <table:table-row table:style-name="ro1">
          <table:table-cell/>
          <table:table-cell office:value-type="float" office:value="17163.9350600846" calcext:value-type="float">
            <text:p>17163.9350600846</text:p>
          </table:table-cell>
          <table:table-cell office:value-type="float" office:value="0.998922583686388" calcext:value-type="float">
            <text:p>0.9989225837</text:p>
          </table:table-cell>
          <table:table-cell table:number-columns-repeated="2"/>
          <table:table-cell office:value-type="float" office:value="2830" calcext:value-type="float">
            <text:p>2830</text:p>
          </table:table-cell>
          <table:table-cell office:value-type="float" office:value="2831.39250641172" calcext:value-type="float">
            <text:p>2831.3925064117</text:p>
          </table:table-cell>
        </table:table-row>
        <table:table-row table:style-name="ro1">
          <table:table-cell/>
          <table:table-cell office:value-type="float" office:value="17224.2444383104" calcext:value-type="float">
            <text:p>17224.2444383104</text:p>
          </table:table-cell>
          <table:table-cell office:value-type="float" office:value="0.998962107686493" calcext:value-type="float">
            <text:p>0.9989621077</text:p>
          </table:table-cell>
          <table:table-cell table:number-columns-repeated="2"/>
          <table:table-cell office:value-type="float" office:value="2840" calcext:value-type="float">
            <text:p>2840</text:p>
          </table:table-cell>
          <table:table-cell office:value-type="float" office:value="2841.3974269297" calcext:value-type="float">
            <text:p>2841.3974269297</text:p>
          </table:table-cell>
        </table:table-row>
        <table:table-row table:style-name="ro1">
          <table:table-cell/>
          <table:table-cell office:value-type="float" office:value="17284.565975892" calcext:value-type="float">
            <text:p>17284.565975892</text:p>
          </table:table-cell>
          <table:table-cell office:value-type="float" office:value="0.998999949613198" calcext:value-type="float">
            <text:p>0.9989999496</text:p>
          </table:table-cell>
          <table:table-cell table:number-columns-repeated="2"/>
          <table:table-cell office:value-type="float" office:value="2850" calcext:value-type="float">
            <text:p>2850</text:p>
          </table:table-cell>
          <table:table-cell office:value-type="float" office:value="2851.40234744762" calcext:value-type="float">
            <text:p>2851.4023474476</text:p>
          </table:table-cell>
        </table:table-row>
        <table:table-row table:style-name="ro1">
          <table:table-cell/>
          <table:table-cell office:value-type="float" office:value="17344.8991272491" calcext:value-type="float">
            <text:p>17344.8991272491</text:p>
          </table:table-cell>
          <table:table-cell office:value-type="float" office:value="0.999036189815793" calcext:value-type="float">
            <text:p>0.9990361898</text:p>
          </table:table-cell>
          <table:table-cell table:number-columns-repeated="2"/>
          <table:table-cell office:value-type="float" office:value="2860" calcext:value-type="float">
            <text:p>2860</text:p>
          </table:table-cell>
          <table:table-cell office:value-type="float" office:value="2861.40726796548" calcext:value-type="float">
            <text:p>2861.4072679655</text:p>
          </table:table-cell>
        </table:table-row>
        <table:table-row table:style-name="ro1">
          <table:table-cell/>
          <table:table-cell office:value-type="float" office:value="17405.2433738121" calcext:value-type="float">
            <text:p>17405.2433738121</text:p>
          </table:table-cell>
          <table:table-cell office:value-type="float" office:value="0.999070904438325" calcext:value-type="float">
            <text:p>0.9990709044</text:p>
          </table:table-cell>
          <table:table-cell table:number-columns-repeated="2"/>
          <table:table-cell office:value-type="float" office:value="2870" calcext:value-type="float">
            <text:p>2870</text:p>
          </table:table-cell>
          <table:table-cell office:value-type="float" office:value="2871.41218848329" calcext:value-type="float">
            <text:p>2871.4121884833</text:p>
          </table:table-cell>
        </table:table-row>
        <table:table-row table:style-name="ro1">
          <table:table-cell/>
          <table:table-cell office:value-type="float" office:value="17465.598222563" calcext:value-type="float">
            <text:p>17465.598222563</text:p>
          </table:table-cell>
          <table:table-cell office:value-type="float" office:value="0.999104165655744" calcext:value-type="float">
            <text:p>0.9991041657</text:p>
          </table:table-cell>
          <table:table-cell table:number-columns-repeated="2"/>
          <table:table-cell office:value-type="float" office:value="2880" calcext:value-type="float">
            <text:p>2880</text:p>
          </table:table-cell>
          <table:table-cell office:value-type="float" office:value="2881.41710899771" calcext:value-type="float">
            <text:p>2881.4171089977</text:p>
          </table:table-cell>
        </table:table-row>
        <table:table-row table:style-name="ro1">
          <table:table-cell/>
          <table:table-cell office:value-type="float" office:value="17525.9632047582" calcext:value-type="float">
            <text:p>17525.9632047582</text:p>
          </table:table-cell>
          <table:table-cell office:value-type="float" office:value="0.999136041896199" calcext:value-type="float">
            <text:p>0.9991360419</text:p>
          </table:table-cell>
          <table:table-cell table:number-columns-repeated="2"/>
          <table:table-cell office:value-type="float" office:value="2890" calcext:value-type="float">
            <text:p>2890</text:p>
          </table:table-cell>
          <table:table-cell office:value-type="float" office:value="2891.42202951577" calcext:value-type="float">
            <text:p>2891.4220295158</text:p>
          </table:table-cell>
        </table:table-row>
        <table:table-row table:style-name="ro1">
          <table:table-cell/>
          <table:table-cell office:value-type="float" office:value="17586.3378745189" calcext:value-type="float">
            <text:p>17586.3378745189</text:p>
          </table:table-cell>
          <table:table-cell office:value-type="float" office:value="0.999166598050097" calcext:value-type="float">
            <text:p>0.9991665981</text:p>
          </table:table-cell>
          <table:table-cell table:number-columns-repeated="2"/>
          <table:table-cell office:value-type="float" office:value="2900" calcext:value-type="float">
            <text:p>2900</text:p>
          </table:table-cell>
          <table:table-cell office:value-type="float" office:value="2901.42695003376" calcext:value-type="float">
            <text:p>2901.4269500338</text:p>
          </table:table-cell>
        </table:table-row>
        <table:table-row table:style-name="ro1">
          <table:table-cell/>
          <table:table-cell office:value-type="float" office:value="17646.7218077061" calcext:value-type="float">
            <text:p>17646.7218077061</text:p>
          </table:table-cell>
          <table:table-cell office:value-type="float" office:value="0.999195895667005" calcext:value-type="float">
            <text:p>0.9991958957</text:p>
          </table:table-cell>
          <table:table-cell table:number-columns-repeated="2"/>
          <table:table-cell office:value-type="float" office:value="2910" calcext:value-type="float">
            <text:p>2910</text:p>
          </table:table-cell>
          <table:table-cell office:value-type="float" office:value="2911.43187055169" calcext:value-type="float">
            <text:p>2911.4318705517</text:p>
          </table:table-cell>
        </table:table-row>
        <table:table-row table:style-name="ro1">
          <table:table-cell/>
          <table:table-cell office:value-type="float" office:value="17707.1146007546" calcext:value-type="float">
            <text:p>17707.1146007546</text:p>
          </table:table-cell>
          <table:table-cell office:value-type="float" office:value="0.999223993140924" calcext:value-type="float">
            <text:p>0.99922399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2921.43679106955" calcext:value-type="float">
            <text:p>2921.4367910696</text:p>
          </table:table-cell>
        </table:table-row>
        <table:table-row table:style-name="ro1">
          <table:table-cell/>
          <table:table-cell office:value-type="float" office:value="17767.5158695927" calcext:value-type="float">
            <text:p>17767.5158695927</text:p>
          </table:table-cell>
          <table:table-cell office:value-type="float" office:value="0.999250945884723" calcext:value-type="float">
            <text:p>0.9992509459</text:p>
          </table:table-cell>
          <table:table-cell table:number-columns-repeated="2"/>
          <table:table-cell office:value-type="float" office:value="2930" calcext:value-type="float">
            <text:p>2930</text:p>
          </table:table-cell>
          <table:table-cell office:value-type="float" office:value="2931.44171158736" calcext:value-type="float">
            <text:p>2931.4417115874</text:p>
          </table:table-cell>
        </table:table-row>
        <table:table-row table:style-name="ro1">
          <table:table-cell/>
          <table:table-cell office:value-type="float" office:value="17827.9252486219" calcext:value-type="float">
            <text:p>17827.9252486219</text:p>
          </table:table-cell>
          <table:table-cell office:value-type="float" office:value="0.999276806494368" calcext:value-type="float">
            <text:p>0.9992768065</text:p>
          </table:table-cell>
          <table:table-cell table:number-columns-repeated="2"/>
          <table:table-cell office:value-type="float" office:value="2940" calcext:value-type="float">
            <text:p>2940</text:p>
          </table:table-cell>
          <table:table-cell office:value-type="float" office:value="2941.44663210513" calcext:value-type="float">
            <text:p>2941.4466321051</text:p>
          </table:table-cell>
        </table:table-row>
        <table:table-row table:style-name="ro1">
          <table:table-cell/>
          <table:table-cell office:value-type="float" office:value="17888.342389753" calcext:value-type="float">
            <text:p>17888.342389753</text:p>
          </table:table-cell>
          <table:table-cell office:value-type="float" office:value="0.99930162490357" calcext:value-type="float">
            <text:p>0.9993016249</text:p>
          </table:table-cell>
          <table:table-cell table:number-columns-repeated="2"/>
          <table:table-cell office:value-type="float" office:value="2950" calcext:value-type="float">
            <text:p>2950</text:p>
          </table:table-cell>
          <table:table-cell office:value-type="float" office:value="2951.45155262285" calcext:value-type="float">
            <text:p>2951.4515526229</text:p>
          </table:table-cell>
        </table:table-row>
        <table:table-row table:style-name="ro1">
          <table:table-cell/>
          <table:table-cell office:value-type="float" office:value="17948.7669614962" calcext:value-type="float">
            <text:p>17948.7669614962</text:p>
          </table:table-cell>
          <table:table-cell office:value-type="float" office:value="0.999325448529429" calcext:value-type="float">
            <text:p>0.9993254485</text:p>
          </table:table-cell>
          <table:table-cell table:number-columns-repeated="2"/>
          <table:table-cell office:value-type="float" office:value="2960" calcext:value-type="float">
            <text:p>2960</text:p>
          </table:table-cell>
          <table:table-cell office:value-type="float" office:value="2961.45647314054" calcext:value-type="float">
            <text:p>2961.4564731406</text:p>
          </table:table-cell>
        </table:table-row>
        <table:table-row table:style-name="ro1">
          <table:table-cell/>
          <table:table-cell office:value-type="float" office:value="18009.1986481009" calcext:value-type="float">
            <text:p>18009.1986481009</text:p>
          </table:table-cell>
          <table:table-cell office:value-type="float" office:value="0.999348322409628" calcext:value-type="float">
            <text:p>0.9993483224</text:p>
          </table:table-cell>
          <table:table-cell table:number-columns-repeated="2"/>
          <table:table-cell office:value-type="float" office:value="2970" calcext:value-type="float">
            <text:p>2970</text:p>
          </table:table-cell>
          <table:table-cell office:value-type="float" office:value="2971.4613936582" calcext:value-type="float">
            <text:p>2971.4613936582</text:p>
          </table:table-cell>
        </table:table-row>
        <table:table-row table:style-name="ro1">
          <table:table-cell/>
          <table:table-cell office:value-type="float" office:value="18069.6371487291" calcext:value-type="float">
            <text:p>18069.6371487291</text:p>
          </table:table-cell>
          <table:table-cell office:value-type="float" office:value="0.999370289331661" calcext:value-type="float">
            <text:p>0.9993702893</text:p>
          </table:table-cell>
          <table:table-cell table:number-columns-repeated="2"/>
          <table:table-cell office:value-type="float" office:value="2980" calcext:value-type="float">
            <text:p>2980</text:p>
          </table:table-cell>
          <table:table-cell office:value-type="float" office:value="2981.46631417352" calcext:value-type="float">
            <text:p>2981.4663141735</text:p>
          </table:table-cell>
        </table:table-row>
        <table:table-row table:style-name="ro1">
          <table:table-cell/>
          <table:table-cell office:value-type="float" office:value="18130.0821767448" calcext:value-type="float">
            <text:p>18130.0821767448</text:p>
          </table:table-cell>
          <table:table-cell office:value-type="float" office:value="0.99939138995463" calcext:value-type="float">
            <text:p>0.99939139</text:p>
          </table:table-cell>
          <table:table-cell table:number-columns-repeated="2"/>
          <table:table-cell office:value-type="float" office:value="2990" calcext:value-type="float">
            <text:p>2990</text:p>
          </table:table-cell>
          <table:table-cell office:value-type="float" office:value="2991.47123469135" calcext:value-type="float">
            <text:p>2991.4712346914</text:p>
          </table:table-cell>
        </table:table-row>
        <table:table-row table:style-name="ro1">
          <table:table-cell/>
          <table:table-cell office:value-type="float" office:value="18190.5334589001" calcext:value-type="float">
            <text:p>18190.5334589001</text:p>
          </table:table-cell>
          <table:table-cell office:value-type="float" office:value="0.999411662923968" calcext:value-type="float">
            <text:p>0.9994116629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3001.47615520913" calcext:value-type="float">
            <text:p>3001.4761552091</text:p>
          </table:table-cell>
        </table:table-row>
        <table:table-row table:style-name="ro1">
          <table:table-cell/>
          <table:table-cell office:value-type="float" office:value="18250.9907347098" calcext:value-type="float">
            <text:p>18250.9907347098</text:p>
          </table:table-cell>
          <table:table-cell office:value-type="float" office:value="0.999431144979622" calcext:value-type="float">
            <text:p>0.999431145</text:p>
          </table:table-cell>
          <table:table-cell table:number-columns-repeated="2"/>
          <table:table-cell office:value-type="float" office:value="3010" calcext:value-type="float">
            <text:p>3010</text:p>
          </table:table-cell>
          <table:table-cell office:value-type="float" office:value="3011.48107572687" calcext:value-type="float">
            <text:p>3011.4810757269</text:p>
          </table:table-cell>
        </table:table-row>
        <table:table-row table:style-name="ro1">
          <table:table-cell/>
          <table:table-cell office:value-type="float" office:value="18311.4537557867" calcext:value-type="float">
            <text:p>18311.4537557867</text:p>
          </table:table-cell>
          <table:table-cell office:value-type="float" office:value="0.999449871058014" calcext:value-type="float">
            <text:p>0.9994498711</text:p>
          </table:table-cell>
          <table:table-cell table:number-columns-repeated="2"/>
          <table:table-cell office:value-type="float" office:value="3020" calcext:value-type="float">
            <text:p>3020</text:p>
          </table:table-cell>
          <table:table-cell office:value-type="float" office:value="3021.48599624457" calcext:value-type="float">
            <text:p>3021.4859962446</text:p>
          </table:table-cell>
        </table:table-row>
        <table:table-row table:style-name="ro1">
          <table:table-cell/>
          <table:table-cell office:value-type="float" office:value="18371.9222852288" calcext:value-type="float">
            <text:p>18371.9222852288</text:p>
          </table:table-cell>
          <table:table-cell office:value-type="float" office:value="0.999467874388177" calcext:value-type="float">
            <text:p>0.9994678744</text:p>
          </table:table-cell>
          <table:table-cell table:number-columns-repeated="2"/>
          <table:table-cell office:value-type="float" office:value="3030" calcext:value-type="float">
            <text:p>3030</text:p>
          </table:table-cell>
          <table:table-cell office:value-type="float" office:value="3031.49091676224" calcext:value-type="float">
            <text:p>3031.4909167623</text:p>
          </table:table-cell>
        </table:table-row>
        <table:table-row table:style-name="ro1">
          <table:table-cell/>
          <table:table-cell office:value-type="float" office:value="18432.3960970393" calcext:value-type="float">
            <text:p>18432.3960970393</text:p>
          </table:table-cell>
          <table:table-cell office:value-type="float" office:value="0.999485186582424" calcext:value-type="float">
            <text:p>0.9994851866</text:p>
          </table:table-cell>
          <table:table-cell table:number-columns-repeated="2"/>
          <table:table-cell office:value-type="float" office:value="3040" calcext:value-type="float">
            <text:p>3040</text:p>
          </table:table-cell>
          <table:table-cell office:value-type="float" office:value="3041.49583727988" calcext:value-type="float">
            <text:p>3041.4958372799</text:p>
          </table:table-cell>
        </table:table-row>
        <table:table-row table:style-name="ro1">
          <table:table-cell/>
          <table:table-cell office:value-type="float" office:value="18492.8749755776" calcext:value-type="float">
            <text:p>18492.8749755776</text:p>
          </table:table-cell>
          <table:table-cell office:value-type="float" office:value="0.999501837721856" calcext:value-type="float">
            <text:p>0.9995018377</text:p>
          </table:table-cell>
          <table:table-cell table:number-columns-repeated="2"/>
          <table:table-cell office:value-type="float" office:value="3050" calcext:value-type="float">
            <text:p>3050</text:p>
          </table:table-cell>
          <table:table-cell office:value-type="float" office:value="3051.5007577975" calcext:value-type="float">
            <text:p>3051.5007577975</text:p>
          </table:table-cell>
        </table:table-row>
        <table:table-row table:style-name="ro1">
          <table:table-cell/>
          <table:table-cell office:value-type="float" office:value="18553.3587150407" calcext:value-type="float">
            <text:p>18553.3587150407</text:p>
          </table:table-cell>
          <table:table-cell office:value-type="float" office:value="0.999517856437048" calcext:value-type="float">
            <text:p>0.9995178564</text:p>
          </table:table-cell>
          <table:table-cell table:number-columns-repeated="2"/>
          <table:table-cell office:value-type="float" office:value="3060" calcext:value-type="float">
            <text:p>3060</text:p>
          </table:table-cell>
          <table:table-cell office:value-type="float" office:value="3061.50567831509" calcext:value-type="float">
            <text:p>3061.5056783151</text:p>
          </table:table-cell>
        </table:table-row>
        <table:table-row table:style-name="ro1">
          <table:table-cell/>
          <table:table-cell office:value-type="float" office:value="18613.847118972" calcext:value-type="float">
            <text:p>18613.847118972</text:p>
          </table:table-cell>
          <table:table-cell office:value-type="float" office:value="0.99953326998416" calcext:value-type="float">
            <text:p>0.99953327</text:p>
          </table:table-cell>
          <table:table-cell table:number-columns-repeated="2"/>
          <table:table-cell office:value-type="float" office:value="3070" calcext:value-type="float">
            <text:p>3070</text:p>
          </table:table-cell>
          <table:table-cell office:value-type="float" office:value="3071.51059883265" calcext:value-type="float">
            <text:p>3071.5105988327</text:p>
          </table:table-cell>
        </table:table-row>
        <table:table-row table:style-name="ro1">
          <table:table-cell/>
          <table:table-cell office:value-type="float" office:value="18674.3399997865" calcext:value-type="float">
            <text:p>18674.3399997865</text:p>
          </table:table-cell>
          <table:table-cell office:value-type="float" office:value="0.999548104316787" calcext:value-type="float">
            <text:p>0.9995481043</text:p>
          </table:table-cell>
          <table:table-cell table:number-columns-repeated="2"/>
          <table:table-cell office:value-type="float" office:value="3080" calcext:value-type="float">
            <text:p>3080</text:p>
          </table:table-cell>
          <table:table-cell office:value-type="float" office:value="3081.51551934852" calcext:value-type="float">
            <text:p>3081.5155193485</text:p>
          </table:table-cell>
        </table:table-row>
        <table:table-row table:style-name="ro1">
          <table:table-cell/>
          <table:table-cell office:value-type="float" office:value="18734.8371783725" calcext:value-type="float">
            <text:p>18734.8371783725</text:p>
          </table:table-cell>
          <table:table-cell office:value-type="float" office:value="0.999562384153782" calcext:value-type="float">
            <text:p>0.9995623842</text:p>
          </table:table-cell>
          <table:table-cell table:number-columns-repeated="2"/>
          <table:table-cell office:value-type="float" office:value="3090" calcext:value-type="float">
            <text:p>3090</text:p>
          </table:table-cell>
          <table:table-cell office:value-type="float" office:value="3091.52043986621" calcext:value-type="float">
            <text:p>3091.5204398662</text:p>
          </table:table-cell>
        </table:table-row>
        <table:table-row table:style-name="ro1">
          <table:table-cell/>
          <table:table-cell office:value-type="float" office:value="18795.338483611" calcext:value-type="float">
            <text:p>18795.338483611</text:p>
          </table:table-cell>
          <table:table-cell office:value-type="float" office:value="0.999576133043264" calcext:value-type="float">
            <text:p>0.999576133</text:p>
          </table:table-cell>
          <table:table-cell table:number-columns-repeated="2"/>
          <table:table-cell office:value-type="float" office:value="3100" calcext:value-type="float">
            <text:p>3100</text:p>
          </table:table-cell>
          <table:table-cell office:value-type="float" office:value="3101.52536038387" calcext:value-type="float">
            <text:p>3101.5253603839</text:p>
          </table:table-cell>
        </table:table-row>
        <table:table-row table:style-name="ro1">
          <table:table-cell/>
          <table:table-cell office:value-type="float" office:value="18855.8437520255" calcext:value-type="float">
            <text:p>18855.8437520255</text:p>
          </table:table-cell>
          <table:table-cell office:value-type="float" office:value="0.999589373423097" calcext:value-type="float">
            <text:p>0.9995893734</text:p>
          </table:table-cell>
          <table:table-cell table:number-columns-repeated="2"/>
          <table:table-cell office:value-type="float" office:value="3110" calcext:value-type="float">
            <text:p>3110</text:p>
          </table:table-cell>
          <table:table-cell office:value-type="float" office:value="3111.5302809015" calcext:value-type="float">
            <text:p>3111.5302809015</text:p>
          </table:table-cell>
        </table:table-row>
        <table:table-row table:style-name="ro1">
          <table:table-cell/>
          <table:table-cell office:value-type="float" office:value="18916.3528273971" calcext:value-type="float">
            <text:p>18916.3528273971</text:p>
          </table:table-cell>
          <table:table-cell office:value-type="float" office:value="0.99960212667799" calcext:value-type="float">
            <text:p>0.9996021267</text:p>
          </table:table-cell>
          <table:table-cell table:number-columns-repeated="2"/>
          <table:table-cell office:value-type="float" office:value="3120" calcext:value-type="float">
            <text:p>3120</text:p>
          </table:table-cell>
          <table:table-cell office:value-type="float" office:value="3121.53520141911" calcext:value-type="float">
            <text:p>3121.5352014191</text:p>
          </table:table-cell>
        </table:table-row>
        <table:table-row table:style-name="ro1">
          <table:table-cell/>
          <table:table-cell office:value-type="float" office:value="18976.865560411" calcext:value-type="float">
            <text:p>18976.865560411</text:p>
          </table:table-cell>
          <table:table-cell office:value-type="float" office:value="0.999614413193452" calcext:value-type="float">
            <text:p>0.9996144132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131.54012193669" calcext:value-type="float">
            <text:p>3131.5401219367</text:p>
          </table:table-cell>
        </table:table-row>
        <table:table-row table:style-name="ro1">
          <table:table-cell/>
          <table:table-cell office:value-type="float" office:value="19037.3818083211" calcext:value-type="float">
            <text:p>19037.3818083211</text:p>
          </table:table-cell>
          <table:table-cell office:value-type="float" office:value="0.999626252406765" calcext:value-type="float">
            <text:p>0.9996262524</text:p>
          </table:table-cell>
          <table:table-cell table:number-columns-repeated="2"/>
          <table:table-cell office:value-type="float" office:value="3140" calcext:value-type="float">
            <text:p>3140</text:p>
          </table:table-cell>
          <table:table-cell office:value-type="float" office:value="3141.54504245426" calcext:value-type="float">
            <text:p>3141.5450424543</text:p>
          </table:table-cell>
        </table:table-row>
        <table:table-row table:style-name="ro1">
          <table:table-cell/>
          <table:table-cell office:value-type="float" office:value="19097.9014346326" calcext:value-type="float">
            <text:p>19097.9014346326</text:p>
          </table:table-cell>
          <table:table-cell office:value-type="float" office:value="0.999637662855167" calcext:value-type="float">
            <text:p>0.9996376629</text:p>
          </table:table-cell>
          <table:table-cell table:number-columns-repeated="2"/>
          <table:table-cell office:value-type="float" office:value="3150" calcext:value-type="float">
            <text:p>3150</text:p>
          </table:table-cell>
          <table:table-cell office:value-type="float" office:value="3151.5499629718" calcext:value-type="float">
            <text:p>3151.5499629718</text:p>
          </table:table-cell>
        </table:table-row>
        <table:table-row table:style-name="ro1">
          <table:table-cell/>
          <table:table-cell office:value-type="float" office:value="19158.4243088012" calcext:value-type="float">
            <text:p>19158.4243088012</text:p>
          </table:table-cell>
          <table:table-cell office:value-type="float" office:value="0.999648662221396" calcext:value-type="float">
            <text:p>0.9996486622</text:p>
          </table:table-cell>
          <table:table-cell table:number-columns-repeated="2"/>
          <table:table-cell office:value-type="float" office:value="3160" calcext:value-type="float">
            <text:p>3160</text:p>
          </table:table-cell>
          <table:table-cell office:value-type="float" office:value="3161.55488348933" calcext:value-type="float">
            <text:p>3161.5548834893</text:p>
          </table:table-cell>
        </table:table-row>
        <table:table-row table:style-name="ro1">
          <table:table-cell/>
          <table:table-cell office:value-type="float" office:value="19218.9503059475" calcext:value-type="float">
            <text:p>19218.9503059475</text:p>
          </table:table-cell>
          <table:table-cell office:value-type="float" office:value="0.999659267376749" calcext:value-type="float">
            <text:p>0.9996592674</text:p>
          </table:table-cell>
          <table:table-cell table:number-columns-repeated="2"/>
          <table:table-cell office:value-type="float" office:value="3170" calcext:value-type="float">
            <text:p>3170</text:p>
          </table:table-cell>
          <table:table-cell office:value-type="float" office:value="3171.55980400685" calcext:value-type="float">
            <text:p>3171.5598040069</text:p>
          </table:table-cell>
        </table:table-row>
        <table:table-row table:style-name="ro1">
          <table:table-cell/>
          <table:table-cell office:value-type="float" office:value="19279.4793065867" calcext:value-type="float">
            <text:p>19279.4793065867</text:p>
          </table:table-cell>
          <table:table-cell office:value-type="float" office:value="0.999669494421806" calcext:value-type="float">
            <text:p>0.9996694944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181.56472452435" calcext:value-type="float">
            <text:p>3181.5647245244</text:p>
          </table:table-cell>
        </table:table-row>
        <table:table-row table:style-name="ro1">
          <table:table-cell/>
          <table:table-cell office:value-type="float" office:value="19340.0111963649" calcext:value-type="float">
            <text:p>19340.0111963649</text:p>
          </table:table-cell>
          <table:table-cell office:value-type="float" office:value="0.999679358724947" calcext:value-type="float">
            <text:p>0.9996793587</text:p>
          </table:table-cell>
          <table:table-cell table:number-columns-repeated="2"/>
          <table:table-cell office:value-type="float" office:value="3190" calcext:value-type="float">
            <text:p>3190</text:p>
          </table:table-cell>
          <table:table-cell office:value-type="float" office:value="3191.56964504066" calcext:value-type="float">
            <text:p>3191.5696450407</text:p>
          </table:table-cell>
        </table:table-row>
        <table:table-row table:style-name="ro1">
          <table:table-cell/>
          <table:table-cell office:value-type="float" office:value="19400.545865845" calcext:value-type="float">
            <text:p>19400.545865845</text:p>
          </table:table-cell>
          <table:table-cell office:value-type="float" office:value="0.999688874958799" calcext:value-type="float">
            <text:p>0.999688875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3201.57456555824" calcext:value-type="float">
            <text:p>3201.5745655583</text:p>
          </table:table-cell>
        </table:table-row>
        <table:table-row table:style-name="ro1">
          <table:table-cell/>
          <table:table-cell office:value-type="float" office:value="19461.0832102308" calcext:value-type="float">
            <text:p>19461.0832102308</text:p>
          </table:table-cell>
          <table:table-cell office:value-type="float" office:value="0.999698057134719" calcext:value-type="float">
            <text:p>0.9996980571</text:p>
          </table:table-cell>
          <table:table-cell table:number-columns-repeated="2"/>
          <table:table-cell office:value-type="float" office:value="3210" calcext:value-type="float">
            <text:p>3210</text:p>
          </table:table-cell>
          <table:table-cell office:value-type="float" office:value="3211.57948607581" calcext:value-type="float">
            <text:p>3211.5794860758</text:p>
          </table:table-cell>
        </table:table-row>
        <table:table-row table:style-name="ro1">
          <table:table-cell/>
          <table:table-cell office:value-type="float" office:value="19521.6231291791" calcext:value-type="float">
            <text:p>19521.6231291791</text:p>
          </table:table-cell>
          <table:table-cell office:value-type="float" office:value="0.999706918635431" calcext:value-type="float">
            <text:p>0.9997069186</text:p>
          </table:table-cell>
          <table:table-cell table:number-columns-repeated="2"/>
          <table:table-cell office:value-type="float" office:value="3220" calcext:value-type="float">
            <text:p>3220</text:p>
          </table:table-cell>
          <table:table-cell office:value-type="float" office:value="3221.58440659336" calcext:value-type="float">
            <text:p>3221.5844065934</text:p>
          </table:table-cell>
        </table:table-row>
        <table:table-row table:style-name="ro1">
          <table:table-cell/>
          <table:table-cell office:value-type="float" office:value="19582.1655265836" calcext:value-type="float">
            <text:p>19582.1655265836</text:p>
          </table:table-cell>
          <table:table-cell office:value-type="float" office:value="0.999715472245931" calcext:value-type="float">
            <text:p>0.9997154722</text:p>
          </table:table-cell>
          <table:table-cell table:number-columns-repeated="2"/>
          <table:table-cell office:value-type="float" office:value="3230" calcext:value-type="float">
            <text:p>3230</text:p>
          </table:table-cell>
          <table:table-cell office:value-type="float" office:value="3231.58932711089" calcext:value-type="float">
            <text:p>3231.5893271109</text:p>
          </table:table-cell>
        </table:table-row>
        <table:table-row table:style-name="ro1">
          <table:table-cell/>
          <table:table-cell office:value-type="float" office:value="19642.7103103775" calcext:value-type="float">
            <text:p>19642.7103103775</text:p>
          </table:table-cell>
          <table:table-cell office:value-type="float" office:value="0.999723730182739" calcext:value-type="float">
            <text:p>0.9997237302</text:p>
          </table:table-cell>
          <table:table-cell table:number-columns-repeated="2"/>
          <table:table-cell office:value-type="float" office:value="3240" calcext:value-type="float">
            <text:p>3240</text:p>
          </table:table-cell>
          <table:table-cell office:value-type="float" office:value="3241.5942476284" calcext:value-type="float">
            <text:p>3241.5942476284</text:p>
          </table:table-cell>
        </table:table-row>
        <table:table-row table:style-name="ro1">
          <table:table-cell/>
          <table:table-cell office:value-type="float" office:value="19703.2573923465" calcext:value-type="float">
            <text:p>19703.2573923465</text:p>
          </table:table-cell>
          <table:table-cell office:value-type="float" office:value="0.99973170412162" calcext:value-type="float">
            <text:p>0.9997317041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office:value-type="float" office:value="3251.59916814591" calcext:value-type="float">
            <text:p>3251.5991681459</text:p>
          </table:table-cell>
        </table:table-row>
        <table:table-row table:style-name="ro1">
          <table:table-cell/>
          <table:table-cell office:value-type="float" office:value="19763.8066879504" calcext:value-type="float">
            <text:p>19763.8066879504</text:p>
          </table:table-cell>
          <table:table-cell office:value-type="float" office:value="0.999739405223824" calcext:value-type="float">
            <text:p>0.9997394052</text:p>
          </table:table-cell>
          <table:table-cell table:number-columns-repeated="2"/>
          <table:table-cell office:value-type="float" office:value="3260" calcext:value-type="float">
            <text:p>3260</text:p>
          </table:table-cell>
          <table:table-cell office:value-type="float" office:value="3261.6040886634" calcext:value-type="float">
            <text:p>3261.6040886634</text:p>
          </table:table-cell>
        </table:table-row>
        <table:table-row table:style-name="ro1">
          <table:table-cell/>
          <table:table-cell office:value-type="float" office:value="19824.3581161547" calcext:value-type="float">
            <text:p>19824.3581161547</text:p>
          </table:table-cell>
          <table:table-cell office:value-type="float" office:value="0.999746844160963" calcext:value-type="float">
            <text:p>0.9997468442</text:p>
          </table:table-cell>
          <table:table-cell table:number-columns-repeated="2"/>
          <table:table-cell office:value-type="float" office:value="3270" calcext:value-type="float">
            <text:p>3270</text:p>
          </table:table-cell>
          <table:table-cell office:value-type="float" office:value="3271.60900918088" calcext:value-type="float">
            <text:p>3271.6090091809</text:p>
          </table:table-cell>
        </table:table-row>
        <table:table-row table:style-name="ro1">
          <table:table-cell/>
          <table:table-cell office:value-type="float" office:value="19884.9115992695" calcext:value-type="float">
            <text:p>19884.9115992695</text:p>
          </table:table-cell>
          <table:table-cell office:value-type="float" office:value="0.999754031138579" calcext:value-type="float">
            <text:p>0.9997540311</text:p>
          </table:table-cell>
          <table:table-cell table:number-columns-repeated="2"/>
          <table:table-cell office:value-type="float" office:value="3280" calcext:value-type="float">
            <text:p>3280</text:p>
          </table:table-cell>
          <table:table-cell office:value-type="float" office:value="3281.61392969836" calcext:value-type="float">
            <text:p>3281.6139296984</text:p>
          </table:table-cell>
        </table:table-row>
        <table:table-row table:style-name="ro1">
          <table:table-cell/>
          <table:table-cell office:value-type="float" office:value="19945.4670627974" calcext:value-type="float">
            <text:p>19945.4670627974</text:p>
          </table:table-cell>
          <table:table-cell office:value-type="float" office:value="0.999760975918489" calcext:value-type="float">
            <text:p>0.9997609759</text:p>
          </table:table-cell>
          <table:table-cell table:number-columns-repeated="2"/>
          <table:table-cell office:value-type="float" office:value="3290" calcext:value-type="float">
            <text:p>3290</text:p>
          </table:table-cell>
          <table:table-cell office:value-type="float" office:value="3291.61885021582" calcext:value-type="float">
            <text:p>3291.6188502158</text:p>
          </table:table-cell>
        </table:table-row>
        <table:table-row table:style-name="ro1">
          <table:table-cell/>
          <table:table-cell office:value-type="float" office:value="20006.0244352828" calcext:value-type="float">
            <text:p>20006.0244352828</text:p>
          </table:table-cell>
          <table:table-cell office:value-type="float" office:value="0.999767687839968" calcext:value-type="float">
            <text:p>0.9997676878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3301.6237707324" calcext:value-type="float">
            <text:p>3301.6237707324</text:p>
          </table:table-cell>
        </table:table-row>
        <table:table-row table:style-name="ro1">
          <table:table-cell/>
          <table:table-cell office:value-type="float" office:value="20066.5836481961" calcext:value-type="float">
            <text:p>20066.5836481961</text:p>
          </table:table-cell>
          <table:table-cell office:value-type="float" office:value="0.999774175839833" calcext:value-type="float">
            <text:p>0.9997741758</text:p>
          </table:table-cell>
          <table:table-cell table:number-columns-repeated="2"/>
          <table:table-cell office:value-type="float" office:value="3310" calcext:value-type="float">
            <text:p>3310</text:p>
          </table:table-cell>
          <table:table-cell office:value-type="float" office:value="3311.62869124992" calcext:value-type="float">
            <text:p>3311.6286912499</text:p>
          </table:table-cell>
        </table:table-row>
        <table:table-row table:style-name="ro1">
          <table:table-cell/>
          <table:table-cell office:value-type="float" office:value="20127.1446357692" calcext:value-type="float">
            <text:p>20127.1446357692</text:p>
          </table:table-cell>
          <table:table-cell office:value-type="float" office:value="0.9997804484715" calcext:value-type="float">
            <text:p>0.9997804485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3321.63361176743" calcext:value-type="float">
            <text:p>3321.6336117674</text:p>
          </table:table-cell>
        </table:table-row>
        <table:table-row table:style-name="ro1">
          <table:table-cell/>
          <table:table-cell office:value-type="float" office:value="20187.7073348938" calcext:value-type="float">
            <text:p>20187.7073348938</text:p>
          </table:table-cell>
          <table:table-cell office:value-type="float" office:value="0.999786513923054" calcext:value-type="float">
            <text:p>0.9997865139</text:p>
          </table:table-cell>
          <table:table-cell table:number-columns-repeated="2"/>
          <table:table-cell office:value-type="float" office:value="3330" calcext:value-type="float">
            <text:p>3330</text:p>
          </table:table-cell>
          <table:table-cell office:value-type="float" office:value="3331.63853228493" calcext:value-type="float">
            <text:p>3331.6385322849</text:p>
          </table:table-cell>
        </table:table-row>
        <table:table-row table:style-name="ro1">
          <table:table-cell/>
          <table:table-cell office:value-type="float" office:value="20248.2716849966" calcext:value-type="float">
            <text:p>20248.2716849966</text:p>
          </table:table-cell>
          <table:table-cell office:value-type="float" office:value="0.999792380034406" calcext:value-type="float">
            <text:p>0.99979238</text:p>
          </table:table-cell>
          <table:table-cell table:number-columns-repeated="2"/>
          <table:table-cell office:value-type="float" office:value="3340" calcext:value-type="float">
            <text:p>3340</text:p>
          </table:table-cell>
          <table:table-cell office:value-type="float" office:value="3341.64345280241" calcext:value-type="float">
            <text:p>3341.6434528024</text:p>
          </table:table-cell>
        </table:table-row>
        <table:table-row table:style-name="ro1">
          <table:table-cell/>
          <table:table-cell office:value-type="float" office:value="20308.8376279273" calcext:value-type="float">
            <text:p>20308.8376279273</text:p>
          </table:table-cell>
          <table:table-cell office:value-type="float" office:value="0.999798054313565" calcext:value-type="float">
            <text:p>0.9997980543</text:p>
          </table:table-cell>
          <table:table-cell table:number-columns-repeated="2"/>
          <table:table-cell office:value-type="float" office:value="3350" calcext:value-type="float">
            <text:p>3350</text:p>
          </table:table-cell>
          <table:table-cell office:value-type="float" office:value="3351.64837331989" calcext:value-type="float">
            <text:p>3351.6483733199</text:p>
          </table:table-cell>
        </table:table-row>
        <table:table-row table:style-name="ro1">
          <table:table-cell/>
          <table:table-cell office:value-type="float" office:value="20369.4051078506" calcext:value-type="float">
            <text:p>20369.4051078506</text:p>
          </table:table-cell>
          <table:table-cell office:value-type="float" office:value="0.999803543952097" calcext:value-type="float">
            <text:p>0.999803544</text:p>
          </table:table-cell>
          <table:table-cell table:number-columns-repeated="2"/>
          <table:table-cell office:value-type="float" office:value="3360" calcext:value-type="float">
            <text:p>3360</text:p>
          </table:table-cell>
          <table:table-cell office:value-type="float" office:value="3361.65329383736" calcext:value-type="float">
            <text:p>3361.6532938374</text:p>
          </table:table-cell>
        </table:table-row>
        <table:table-row table:style-name="ro1">
          <table:table-cell/>
          <table:table-cell office:value-type="float" office:value="20429.9740711444" calcext:value-type="float">
            <text:p>20429.9740711444</text:p>
          </table:table-cell>
          <table:table-cell office:value-type="float" office:value="0.99980885583979" calcext:value-type="float">
            <text:p>0.9998088558</text:p>
          </table:table-cell>
          <table:table-cell table:number-columns-repeated="2"/>
          <table:table-cell office:value-type="float" office:value="3370" calcext:value-type="float">
            <text:p>3370</text:p>
          </table:table-cell>
          <table:table-cell office:value-type="float" office:value="3371.65821435482" calcext:value-type="float">
            <text:p>3371.6582143548</text:p>
          </table:table-cell>
        </table:table-row>
        <table:table-row table:style-name="ro1">
          <table:table-cell/>
          <table:table-cell office:value-type="float" office:value="20490.5444663027" calcext:value-type="float">
            <text:p>20490.5444663027</text:p>
          </table:table-cell>
          <table:table-cell office:value-type="float" office:value="0.999813996578592" calcext:value-type="float">
            <text:p>0.9998139966</text:p>
          </table:table-cell>
          <table:table-cell table:number-columns-repeated="2"/>
          <table:table-cell office:value-type="float" office:value="3380" calcext:value-type="float">
            <text:p>3380</text:p>
          </table:table-cell>
          <table:table-cell office:value-type="float" office:value="3381.66313487228" calcext:value-type="float">
            <text:p>3381.6631348723</text:p>
          </table:table-cell>
        </table:table-row>
        <table:table-row table:style-name="ro1">
          <table:table-cell/>
          <table:table-cell office:value-type="float" office:value="20551.1162438427" calcext:value-type="float">
            <text:p>20551.1162438427</text:p>
          </table:table-cell>
          <table:table-cell office:value-type="float" office:value="0.999818972495846" calcext:value-type="float">
            <text:p>0.9998189725</text:p>
          </table:table-cell>
          <table:table-cell table:number-columns-repeated="2"/>
          <table:table-cell office:value-type="float" office:value="3390" calcext:value-type="float">
            <text:p>3390</text:p>
          </table:table-cell>
          <table:table-cell office:value-type="float" office:value="3391.66805538972" calcext:value-type="float">
            <text:p>3391.6680553897</text:p>
          </table:table-cell>
        </table:table-row>
        <table:table-row table:style-name="ro1">
          <table:table-cell/>
          <table:table-cell office:value-type="float" office:value="20611.6893562172" calcext:value-type="float">
            <text:p>20611.6893562172</text:p>
          </table:table-cell>
          <table:table-cell office:value-type="float" office:value="0.99982378965686" calcext:value-type="float">
            <text:p>0.9998237897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3401.67297590716" calcext:value-type="float">
            <text:p>3401.6729759072</text:p>
          </table:table-cell>
        </table:table-row>
        <table:table-row table:style-name="ro1">
          <table:table-cell/>
          <table:table-cell office:value-type="float" office:value="20672.2637577302" calcext:value-type="float">
            <text:p>20672.2637577302</text:p>
          </table:table-cell>
          <table:table-cell office:value-type="float" office:value="0.999828453876858" calcext:value-type="float">
            <text:p>0.9998284539</text:p>
          </table:table-cell>
          <table:table-cell table:number-columns-repeated="2"/>
          <table:table-cell office:value-type="float" office:value="3410" calcext:value-type="float">
            <text:p>3410</text:p>
          </table:table-cell>
          <table:table-cell office:value-type="float" office:value="3411.6778964246" calcext:value-type="float">
            <text:p>3411.6778964246</text:p>
          </table:table-cell>
        </table:table-row>
        <table:table-row table:style-name="ro1">
          <table:table-cell/>
          <table:table-cell office:value-type="float" office:value="20732.8394044533" calcext:value-type="float">
            <text:p>20732.8394044533</text:p>
          </table:table-cell>
          <table:table-cell office:value-type="float" office:value="0.999832970732341" calcext:value-type="float">
            <text:p>0.9998329707</text:p>
          </table:table-cell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3421.68281694139" calcext:value-type="float">
            <text:p>3421.6828169414</text:p>
          </table:table-cell>
        </table:table-row>
        <table:table-row table:style-name="ro1">
          <table:table-cell/>
          <table:table-cell office:value-type="float" office:value="20793.4162541652" calcext:value-type="float">
            <text:p>20793.4162541652</text:p>
          </table:table-cell>
          <table:table-cell office:value-type="float" office:value="0.999837345571873" calcext:value-type="float">
            <text:p>0.9998373456</text:p>
          </table:table-cell>
          <table:table-cell table:number-columns-repeated="2"/>
          <table:table-cell office:value-type="float" office:value="3430" calcext:value-type="float">
            <text:p>3430</text:p>
          </table:table-cell>
          <table:table-cell office:value-type="float" office:value="3431.68773745887" calcext:value-type="float">
            <text:p>3431.6877374589</text:p>
          </table:table-cell>
        </table:table-row>
        <table:table-row table:style-name="ro1">
          <table:table-cell/>
          <table:table-cell office:value-type="float" office:value="20853.9942662551" calcext:value-type="float">
            <text:p>20853.9942662551</text:p>
          </table:table-cell>
          <table:table-cell office:value-type="float" office:value="0.999841583526358" calcext:value-type="float">
            <text:p>0.9998415835</text:p>
          </table:table-cell>
          <table:table-cell table:number-columns-repeated="2"/>
          <table:table-cell office:value-type="float" office:value="3440" calcext:value-type="float">
            <text:p>3440</text:p>
          </table:table-cell>
          <table:table-cell office:value-type="float" office:value="3441.69265797633" calcext:value-type="float">
            <text:p>3441.6926579763</text:p>
          </table:table-cell>
        </table:table-row>
        <table:table-row table:style-name="ro1">
          <table:table-cell/>
          <table:table-cell office:value-type="float" office:value="20914.5734016697" calcext:value-type="float">
            <text:p>20914.5734016697</text:p>
          </table:table-cell>
          <table:table-cell office:value-type="float" office:value="0.999845689518791" calcext:value-type="float">
            <text:p>0.9998456895</text:p>
          </table:table-cell>
          <table:table-cell table:number-columns-repeated="2"/>
          <table:table-cell office:value-type="float" office:value="3450" calcext:value-type="float">
            <text:p>3450</text:p>
          </table:table-cell>
          <table:table-cell office:value-type="float" office:value="3451.6975784938" calcext:value-type="float">
            <text:p>3451.6975784938</text:p>
          </table:table-cell>
        </table:table-row>
        <table:table-row table:style-name="ro1">
          <table:table-cell/>
          <table:table-cell office:value-type="float" office:value="20975.1536228431" calcext:value-type="float">
            <text:p>20975.1536228431</text:p>
          </table:table-cell>
          <table:table-cell office:value-type="float" office:value="0.999849668273556" calcext:value-type="float">
            <text:p>0.9998496683</text:p>
          </table:table-cell>
          <table:table-cell table:number-columns-repeated="2"/>
          <table:table-cell office:value-type="float" office:value="3460" calcext:value-type="float">
            <text:p>3460</text:p>
          </table:table-cell>
          <table:table-cell office:value-type="float" office:value="3461.70249901125" calcext:value-type="float">
            <text:p>3461.7024990113</text:p>
          </table:table-cell>
        </table:table-row>
        <table:table-row table:style-name="ro1">
          <table:table-cell/>
          <table:table-cell office:value-type="float" office:value="21035.7348936341" calcext:value-type="float">
            <text:p>21035.7348936341</text:p>
          </table:table-cell>
          <table:table-cell office:value-type="float" office:value="0.999853524325251" calcext:value-type="float">
            <text:p>0.9998535243</text:p>
          </table:table-cell>
          <table:table-cell table:number-columns-repeated="2"/>
          <table:table-cell office:value-type="float" office:value="3470" calcext:value-type="float">
            <text:p>3470</text:p>
          </table:table-cell>
          <table:table-cell office:value-type="float" office:value="3471.7074195287" calcext:value-type="float">
            <text:p>3471.7074195287</text:p>
          </table:table-cell>
        </table:table-row>
        <table:table-row table:style-name="ro1">
          <table:table-cell/>
          <table:table-cell office:value-type="float" office:value="21096.3171792658" calcext:value-type="float">
            <text:p>21096.3171792658</text:p>
          </table:table-cell>
          <table:table-cell office:value-type="float" office:value="0.999857262027104" calcext:value-type="float">
            <text:p>0.999857262</text:p>
          </table:table-cell>
          <table:table-cell table:number-columns-repeated="2"/>
          <table:table-cell office:value-type="float" office:value="3480" calcext:value-type="float">
            <text:p>3480</text:p>
          </table:table-cell>
          <table:table-cell office:value-type="float" office:value="3481.71234004614" calcext:value-type="float">
            <text:p>3481.7123400461</text:p>
          </table:table-cell>
        </table:table-row>
        <table:table-row table:style-name="ro1">
          <table:table-cell/>
          <table:table-cell office:value-type="float" office:value="21156.9004462687" calcext:value-type="float">
            <text:p>21156.9004462687</text:p>
          </table:table-cell>
          <table:table-cell office:value-type="float" office:value="0.999860885558967" calcext:value-type="float">
            <text:p>0.9998608856</text:p>
          </table:table-cell>
          <table:table-cell table:number-columns-repeated="2"/>
          <table:table-cell office:value-type="float" office:value="3490" calcext:value-type="float">
            <text:p>3490</text:p>
          </table:table-cell>
          <table:table-cell office:value-type="float" office:value="3491.71726056357" calcext:value-type="float">
            <text:p>3491.7172605636</text:p>
          </table:table-cell>
        </table:table-row>
        <table:table-row table:style-name="ro1">
          <table:table-cell/>
          <table:table-cell office:value-type="float" office:value="21217.484662426" calcext:value-type="float">
            <text:p>21217.484662426</text:p>
          </table:table-cell>
          <table:table-cell office:value-type="float" office:value="0.999864398934941" calcext:value-type="float">
            <text:p>0.9998643989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3501.722181081" calcext:value-type="float">
            <text:p>3501.7221810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0T18:31:17.365244497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7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05cm" chart:symbol-height="0.05cm" chart:link-data-style-to-source="true">
        <chart:symbol-image xlink:href="Pictures/2000000A000000DD000000DDF1F7E11A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100">
      <style:chart-properties chart:symbol-type="named-symbol" chart:symbol-name="diamond" chart:symbol-width="0.05cm" chart:symbol-height="0.05cm" chart:link-data-style-to-source="true">
        <chart:symbol-image/>
      </style:chart-properties>
      <style:graphic-properties svg:stroke-width="0.051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1:Sheet1.C342 Sheet1.E2:Sheet1.E342" chart:data-source-has-labels="row" svg:x="0.32cm" svg:y="0.18cm" svg:width="15.36cm" svg:height="8.64cm">
          <chartooo:coordinate-region svg:x="1.047cm" svg:y="0.38cm" svg:width="14.168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2:Sheet1.C342" chart:label-cell-address="Sheet1.C1:Sheet1.C1" chart:class="chart:scatter">
            <chart:domain table:cell-range-address="Sheet1.B2:Sheet1.B342"/>
            <chart:data-point chart:repeated="341"/>
          </chart:series>
          <chart:series chart:style-name="ch6" chart:values-cell-range-address="Sheet1.E2:Sheet1.E342" chart:label-cell-address="asd" chart:class="chart:scatter">
            <chart:domain table:cell-range-address="Sheet1.D2:Sheet1.D201"/>
            <chart:data-point chart:repeated="3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_h1/n_h</text:p>
                <draw:g>
                  <svg:desc>Sheet1.C1:Sheet1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as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2.34549175263">
                <text:p>1212.34549175263</text:p>
                <draw:g>
                  <svg:desc>Sheet1.B2:Sheet1.B342</svg:desc>
                </draw:g>
              </table:table-cell>
              <table:table-cell office:value-type="float" office:value="2.24861916633933E-026">
                <text:p>2.24861916633933E-026</text:p>
                <draw:g>
                  <svg:desc>Sheet1.C2:Sheet1.C342</svg:desc>
                </draw:g>
              </table:table-cell>
              <table:table-cell office:value-type="float" office:value="100">
                <text:p>100</text:p>
                <draw:g>
                  <svg:desc>Sheet1.D2:Sheet1.D201</svg:desc>
                </draw:g>
              </table:table-cell>
              <table:table-cell office:value-type="float" office:value="NaN">
                <text:p>NaN</text:p>
                <draw:g>
                  <svg:desc>Sheet1.E2:Sheet1.E3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3.58004092789">
                <text:p>1333.58004092789</text:p>
              </table:table-cell>
              <table:table-cell office:value-type="float" office:value="8.96333962229743E-024">
                <text:p>8.96333962229743E-024</text:p>
              </table:table-cell>
              <table:table-cell office:value-type="float" office:value="200">
                <text:p>200</text:p>
              </table:table-cell>
              <table:table-cell office:value-type="float" office:value="4.98030576734043E-170">
                <text:p>4.98030576734043E-1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4.81459010315">
                <text:p>1454.81459010315</text:p>
              </table:table-cell>
              <table:table-cell office:value-type="float" office:value="1.32455236198077E-021">
                <text:p>1.32455236198077E-021</text:p>
              </table:table-cell>
              <table:table-cell office:value-type="float" office:value="300">
                <text:p>300</text:p>
              </table:table-cell>
              <table:table-cell office:value-type="float" office:value="8.71157262634914E-113">
                <text:p>8.71157262634914E-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6.04913927842">
                <text:p>1576.04913927842</text:p>
              </table:table-cell>
              <table:table-cell office:value-type="float" office:value="9.1195683725051E-020">
                <text:p>9.1195683725051E-020</text:p>
              </table:table-cell>
              <table:table-cell office:value-type="float" office:value="400">
                <text:p>400</text:p>
              </table:table-cell>
              <table:table-cell office:value-type="float" office:value="3.88317237181936E-084">
                <text:p>3.88317237181936E-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7.28368845368">
                <text:p>1697.28368845368</text:p>
              </table:table-cell>
              <table:table-cell office:value-type="float" office:value="3.44439540638301E-018">
                <text:p>3.44439540638301E-018</text:p>
              </table:table-cell>
              <table:table-cell office:value-type="float" office:value="500">
                <text:p>500</text:p>
              </table:table-cell>
              <table:table-cell office:value-type="float" office:value="6.23879638485861E-067">
                <text:p>6.23879638485861E-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18.51823762894">
                <text:p>1818.51823762894</text:p>
              </table:table-cell>
              <table:table-cell office:value-type="float" office:value="8.04486813670687E-017">
                <text:p>8.04486813670687E-017</text:p>
              </table:table-cell>
              <table:table-cell office:value-type="float" office:value="600">
                <text:p>600</text:p>
              </table:table-cell>
              <table:table-cell office:value-type="float" office:value="1.8907807336983E-055">
                <text:p>1.8907807336983E-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9.7527868042">
                <text:p>1939.7527868042</text:p>
              </table:table-cell>
              <table:table-cell office:value-type="float" office:value="1.27125389005192E-015">
                <text:p>1.27125389005192E-015</text:p>
              </table:table-cell>
              <table:table-cell office:value-type="float" office:value="700">
                <text:p>700</text:p>
              </table:table-cell>
              <table:table-cell office:value-type="float" office:value="3.05867258561139E-047">
                <text:p>3.05867258561139E-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60.98733597944">
                <text:p>2060.98733597944</text:p>
              </table:table-cell>
              <table:table-cell office:value-type="float" office:value="0.0000000000000145585741258392">
                <text:p>0.0000000000000145585741258392</text:p>
              </table:table-cell>
              <table:table-cell office:value-type="float" office:value="800">
                <text:p>800</text:p>
              </table:table-cell>
              <table:table-cell office:value-type="float" office:value="4.44670427883676E-041">
                <text:p>4.44670427883676E-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2.22188515445">
                <text:p>2182.22188515445</text:p>
              </table:table-cell>
              <table:table-cell office:value-type="float" office:value="0.000000000000127472466853025">
                <text:p>0.000000000000127472466853025</text:p>
              </table:table-cell>
              <table:table-cell office:value-type="float" office:value="900">
                <text:p>900</text:p>
              </table:table-cell>
              <table:table-cell office:value-type="float" office:value="2.79018917415682E-036">
                <text:p>2.79018917415682E-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3.45643432794">
                <text:p>2303.45643432794</text:p>
              </table:table-cell>
              <table:table-cell office:value-type="float" office:value="0.000000000000890179551507595">
                <text:p>0.000000000000890179551507595</text:p>
              </table:table-cell>
              <table:table-cell office:value-type="float" office:value="1000">
                <text:p>1000</text:p>
              </table:table-cell>
              <table:table-cell office:value-type="float" office:value="1.93792325635395E-032">
                <text:p>1.93792325635395E-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24.69098349282">
                <text:p>2424.69098349282</text:p>
              </table:table-cell>
              <table:table-cell office:value-type="float" office:value="0.00000000000512849895260614">
                <text:p>0.00000000000512849895260614</text:p>
              </table:table-cell>
              <table:table-cell office:value-type="float" office:value="1100">
                <text:p>1100</text:p>
              </table:table-cell>
              <table:table-cell office:value-type="float" office:value="2.71340182422454E-029">
                <text:p>2.71340182422454E-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45.92553261674">
                <text:p>2545.92553261674</text:p>
              </table:table-cell>
              <table:table-cell office:value-type="float" office:value="0.0000000000250523805867798">
                <text:p>0.0000000000250523805867798</text:p>
              </table:table-cell>
              <table:table-cell office:value-type="float" office:value="1200">
                <text:p>1200</text:p>
              </table:table-cell>
              <table:table-cell office:value-type="float" office:value="1.14235140486952E-026">
                <text:p>1.14235140486952E-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67.16008157275">
                <text:p>2667.16008157275</text:p>
              </table:table-cell>
              <table:table-cell office:value-type="float" office:value="0.000000000106118108133191">
                <text:p>0.000000000106118108133191</text:p>
              </table:table-cell>
              <table:table-cell office:value-type="float" office:value="1300">
                <text:p>1300</text:p>
              </table:table-cell>
              <table:table-cell office:value-type="float" office:value="1.90738980895371E-024">
                <text:p>1.90738980895371E-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88.39462992388">
                <text:p>2788.39462992388</text:p>
              </table:table-cell>
              <table:table-cell office:value-type="float" office:value="0.000000000397061124414179">
                <text:p>0.000000000397061124414179</text:p>
              </table:table-cell>
              <table:table-cell office:value-type="float" office:value="1400">
                <text:p>1400</text:p>
              </table:table-cell>
              <table:table-cell office:value-type="float" office:value="1.53939714664978E-022">
                <text:p>1.53939714664978E-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09.6291763284">
                <text:p>2909.6291763284</text:p>
              </table:table-cell>
              <table:table-cell office:value-type="float" office:value="0.00000000133278419435956">
                <text:p>0.00000000133278419435956</text:p>
              </table:table-cell>
              <table:table-cell office:value-type="float" office:value="1500">
                <text:p>1500</text:p>
              </table:table-cell>
              <table:table-cell office:value-type="float" office:value="6.94319625141455E-021">
                <text:p>6.94319625141455E-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30.86371705905">
                <text:p>3030.86371705905</text:p>
              </table:table-cell>
              <table:table-cell office:value-type="float" office:value="0.00000000406567918301476">
                <text:p>0.00000000406567918301476</text:p>
              </table:table-cell>
              <table:table-cell office:value-type="float" office:value="1600">
                <text:p>1600</text:p>
              </table:table-cell>
              <table:table-cell office:value-type="float" office:value="1.95141790881215E-019">
                <text:p>1.95141790881215E-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52.09824263588">
                <text:p>3152.09824263588</text:p>
              </table:table-cell>
              <table:table-cell office:value-type="float" office:value="0.0000000113958857380819">
                <text:p>0.0000000113958857380819</text:p>
              </table:table-cell>
              <table:table-cell office:value-type="float" office:value="1700">
                <text:p>1700</text:p>
              </table:table-cell>
              <table:table-cell office:value-type="float" office:value="3.71444073961886E-018">
                <text:p>3.71444073961886E-0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73.33273075693">
                <text:p>3273.33273075693</text:p>
              </table:table-cell>
              <table:table-cell office:value-type="float" office:value="0.0000000296258203453975">
                <text:p>0.0000000296258203453975</text:p>
              </table:table-cell>
              <table:table-cell office:value-type="float" office:value="1800">
                <text:p>1800</text:p>
              </table:table-cell>
              <table:table-cell office:value-type="float" office:value="5.10893271178044E-017">
                <text:p>5.10893271178044E-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94.56713246838">
                <text:p>3394.56713246838</text:p>
              </table:table-cell>
              <table:table-cell office:value-type="float" office:value="0.0000000720088815160652">
                <text:p>0.0000000720088815160652</text:p>
              </table:table-cell>
              <table:table-cell office:value-type="float" office:value="1900">
                <text:p>1900</text:p>
              </table:table-cell>
              <table:table-cell office:value-type="float" office:value="5.34422057844999E-016">
                <text:p>5.34422057844999E-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15.80134675306">
                <text:p>3515.80134675306</text:p>
              </table:table-cell>
              <table:table-cell office:value-type="float" office:value="0.000000164778810541623">
                <text:p>0.000000164778810541623</text:p>
              </table:table-cell>
              <table:table-cell office:value-type="float" office:value="2000">
                <text:p>2000</text:p>
              </table:table-cell>
              <table:table-cell office:value-type="float" office:value="4.42935719501165E-015">
                <text:p>4.42935719501165E-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37.03517637514">
                <text:p>3637.03517637514</text:p>
              </table:table-cell>
              <table:table-cell office:value-type="float" office:value="0.000000357126802815862">
                <text:p>0.000000357126802815862</text:p>
              </table:table-cell>
              <table:table-cell office:value-type="float" office:value="2100">
                <text:p>2100</text:p>
              </table:table-cell>
              <table:table-cell office:value-type="float" office:value="0.0000000000000300677445323316">
                <text:p>0.00000000000003006774453233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58.2682548943">
                <text:p>3758.2682548943</text:p>
              </table:table-cell>
              <table:table-cell office:value-type="float" office:value="0.000000736918882606518">
                <text:p>0.000000736918882606518</text:p>
              </table:table-cell>
              <table:table-cell office:value-type="float" office:value="2200">
                <text:p>2200</text:p>
              </table:table-cell>
              <table:table-cell office:value-type="float" office:value="0.00000000000017177174605206">
                <text:p>0.000000000000171771746052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79.49993131624">
                <text:p>3879.49993131624</text:p>
              </table:table-cell>
              <table:table-cell office:value-type="float" office:value="0.00000145438645906021">
                <text:p>0.00000145438645906021</text:p>
              </table:table-cell>
              <table:table-cell office:value-type="float" office:value="2300">
                <text:p>2300</text:p>
              </table:table-cell>
              <table:table-cell office:value-type="float" office:value="0.000000000000844565677486752">
                <text:p>0.0000000000008445656774867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0.72909501364">
                <text:p>4000.72909501364</text:p>
              </table:table-cell>
              <table:table-cell office:value-type="float" office:value="0.00000275644008051241">
                <text:p>0.00000275644008051241</text:p>
              </table:table-cell>
              <table:table-cell office:value-type="float" office:value="2400">
                <text:p>2400</text:p>
              </table:table-cell>
              <table:table-cell office:value-type="float" office:value="0.00000000000364137364306966">
                <text:p>0.000000000003641373643069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21.95391954461">
                <text:p>4121.95391954461</text:p>
              </table:table-cell>
              <table:table-cell office:value-type="float" office:value="0.00000503460609584548">
                <text:p>0.00000503460609584548</text:p>
              </table:table-cell>
              <table:table-cell office:value-type="float" office:value="2500">
                <text:p>2500</text:p>
              </table:table-cell>
              <table:table-cell office:value-type="float" office:value="0.0000000000139852276673153">
                <text:p>0.0000000000139852276673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3.1715001013">
                <text:p>4243.1715001013</text:p>
              </table:table-cell>
              <table:table-cell office:value-type="float" office:value="0.00000888982048040413">
                <text:p>0.00000888982048040413</text:p>
              </table:table-cell>
              <table:table-cell office:value-type="float" office:value="2600">
                <text:p>2600</text:p>
              </table:table-cell>
              <table:table-cell office:value-type="float" office:value="0.0000000000484865075270579">
                <text:p>0.000000000048486507527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64.37735590867">
                <text:p>4364.37735590867</text:p>
              </table:table-cell>
              <table:table-cell office:value-type="float" office:value="0.0000152173827729394">
                <text:p>0.0000152173827729394</text:p>
              </table:table-cell>
              <table:table-cell office:value-type="float" office:value="2700">
                <text:p>2700</text:p>
              </table:table-cell>
              <table:table-cell office:value-type="float" office:value="0.000000000153475823583885">
                <text:p>0.0000000001534758235838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85.56476642317">
                <text:p>4485.56476642317</text:p>
              </table:table-cell>
              <table:table-cell office:value-type="float" office:value="0.0000253152205945224">
                <text:p>0.0000253152205945224</text:p>
              </table:table-cell>
              <table:table-cell office:value-type="float" office:value="2800">
                <text:p>2800</text:p>
              </table:table-cell>
              <table:table-cell office:value-type="float" office:value="0.000000000447863602376214">
                <text:p>0.0000000004478636023762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06.7239092403">
                <text:p>4606.7239092403</text:p>
              </table:table-cell>
              <table:table-cell office:value-type="float" office:value="0.000041018177648681">
                <text:p>0.000041018177648681</text:p>
              </table:table-cell>
              <table:table-cell office:value-type="float" office:value="2900">
                <text:p>2900</text:p>
              </table:table-cell>
              <table:table-cell office:value-type="float" office:value="0.00000000121500068532342">
                <text:p>0.000000001215000685323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27.84076896228">
                <text:p>4727.84076896228</text:p>
              </table:table-cell>
              <table:table-cell office:value-type="float" office:value="0.0000648602370421973">
                <text:p>0.0000648602370421973</text:p>
              </table:table-cell>
              <table:table-cell office:value-type="float" office:value="3000">
                <text:p>3000</text:p>
              </table:table-cell>
              <table:table-cell office:value-type="float" office:value="0.0000000030866426938177">
                <text:p>0.00000000308664269381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48.8957908813">
                <text:p>4848.8957908813</text:p>
              </table:table-cell>
              <table:table-cell office:value-type="float" office:value="0.000100265328474785">
                <text:p>0.000100265328474785</text:p>
              </table:table-cell>
              <table:table-cell office:value-type="float" office:value="3100">
                <text:p>3100</text:p>
              </table:table-cell>
              <table:table-cell office:value-type="float" office:value="0.00000000738964000306475">
                <text:p>0.000000007389640003064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69.86226245308">
                <text:p>4969.86226245308</text:p>
              </table:table-cell>
              <table:table-cell office:value-type="float" office:value="0.000151765520423319">
                <text:p>0.000151765520423319</text:p>
              </table:table-cell>
              <table:table-cell office:value-type="float" office:value="3200">
                <text:p>3200</text:p>
              </table:table-cell>
              <table:table-cell office:value-type="float" office:value="0.0000000167645750773367">
                <text:p>0.00000001676457507733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90.70442070585">
                <text:p>5090.70442070585</text:p>
              </table:table-cell>
              <table:table-cell office:value-type="float" office:value="0.000225242827008429">
                <text:p>0.000225242827008429</text:p>
              </table:table-cell>
              <table:table-cell office:value-type="float" office:value="3300">
                <text:p>3300</text:p>
              </table:table-cell>
              <table:table-cell office:value-type="float" office:value="0.0000000362166720401009">
                <text:p>0.00000003621667204010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11.37530668942">
                <text:p>5211.37530668942</text:p>
              </table:table-cell>
              <table:table-cell office:value-type="float" office:value="0.000328187425816362">
                <text:p>0.000328187425816362</text:p>
              </table:table-cell>
              <table:table-cell office:value-type="float" office:value="3400">
                <text:p>3400</text:p>
              </table:table-cell>
              <table:table-cell office:value-type="float" office:value="0.0000000748234042239357">
                <text:p>0.00000007482340422393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31.81442050417">
                <text:p>5331.81442050417</text:p>
              </table:table-cell>
              <table:table-cell office:value-type="float" office:value="0.000469960694379281">
                <text:p>0.000469960694379281</text:p>
              </table:table-cell>
              <table:table-cell office:value-type="float" office:value="3500">
                <text:p>3500</text:p>
              </table:table-cell>
              <table:table-cell office:value-type="float" office:value="0.0000001483996120633">
                <text:p>0.00000014839961206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51.94527348383">
                <text:p>5451.94527348383</text:p>
              </table:table-cell>
              <table:table-cell office:value-type="float" office:value="0.000662046154517334">
                <text:p>0.000662046154517334</text:p>
              </table:table-cell>
              <table:table-cell office:value-type="float" office:value="3600">
                <text:p>3600</text:p>
              </table:table-cell>
              <table:table-cell office:value-type="float" office:value="0.000000283507554790911">
                <text:p>0.0000002835075547909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71.67298744611">
                <text:p>5571.67298744611</text:p>
              </table:table-cell>
              <table:table-cell office:value-type="float" office:value="0.000918265416406695">
                <text:p>0.000918265416406695</text:p>
              </table:table-cell>
              <table:table-cell office:value-type="float" office:value="3700">
                <text:p>3700</text:p>
              </table:table-cell>
              <table:table-cell office:value-type="float" office:value="0.000000523292766986739">
                <text:p>0.0000005232927669867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90.88215166303">
                <text:p>5690.88215166303</text:p>
              </table:table-cell>
              <table:table-cell office:value-type="float" office:value="0.00125493014681188">
                <text:p>0.00125493014681188</text:p>
              </table:table-cell>
              <table:table-cell office:value-type="float" office:value="3800">
                <text:p>3800</text:p>
              </table:table-cell>
              <table:table-cell office:value-type="float" office:value="0.000000935722347557962">
                <text:p>0.0000009357223475579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09.43520943348">
                <text:p>5809.43520943348</text:p>
              </table:table-cell>
              <table:table-cell office:value-type="float" office:value="0.00169089603802372">
                <text:p>0.00169089603802372</text:p>
              </table:table-cell>
              <table:table-cell office:value-type="float" office:value="3900">
                <text:p>3900</text:p>
              </table:table-cell>
              <table:table-cell office:value-type="float" office:value="0.00000162489503149646">
                <text:p>0.000001624895031496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27.171695856">
                <text:p>5927.171695856</text:p>
              </table:table-cell>
              <table:table-cell office:value-type="float" office:value="0.00224748234318089">
                <text:p>0.00224748234318089</text:p>
              </table:table-cell>
              <table:table-cell office:value-type="float" office:value="4000">
                <text:p>4000</text:p>
              </table:table-cell>
              <table:table-cell office:value-type="float" office:value="0.00000274617634019908">
                <text:p>0.000002746176340199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43.90866948627">
                <text:p>6043.90866948627</text:p>
              </table:table-cell>
              <table:table-cell office:value-type="float" office:value="0.00294822278929902">
                <text:p>0.00294822278929902</text:p>
              </table:table-cell>
              <table:table-cell office:value-type="float" office:value="4100">
                <text:p>4100</text:p>
              </table:table-cell>
              <table:table-cell office:value-type="float" office:value="0.000004526">
                <text:p>0.0000045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59.44265295241">
                <text:p>6159.44265295241</text:p>
              </table:table-cell>
              <table:table-cell office:value-type="float" office:value="0.00381842259257461">
                <text:p>0.00381842259257461</text:p>
              </table:table-cell>
              <table:table-cell office:value-type="float" office:value="4200">
                <text:p>4200</text:p>
              </table:table-cell>
              <table:table-cell office:value-type="float" office:value="0.00000728707930611628">
                <text:p>0.000007287079306116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73.55330346347">
                <text:p>6273.55330346347</text:p>
              </table:table-cell>
              <table:table-cell office:value-type="float" office:value="0.00488451315638904">
                <text:p>0.00488451315638904</text:p>
              </table:table-cell>
              <table:table-cell office:value-type="float" office:value="4300">
                <text:p>4300</text:p>
              </table:table-cell>
              <table:table-cell office:value-type="float" office:value="0.0000114803133939647">
                <text:p>0.00001148031339396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86.00886588322">
                <text:p>6386.00886588322</text:p>
              </table:table-cell>
              <table:table-cell office:value-type="float" office:value="0.00617322043077256">
                <text:p>0.00617322043077256</text:p>
              </table:table-cell>
              <table:table-cell office:value-type="float" office:value="4400">
                <text:p>4400</text:p>
              </table:table-cell>
              <table:table-cell office:value-type="float" office:value="0.0000177236407638101">
                <text:p>0.00001772364076381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96.57322995071">
                <text:p>6496.57322995071</text:p>
              </table:table-cell>
              <table:table-cell office:value-type="float" office:value="0.00771059198973259">
                <text:p>0.00771059198973259</text:p>
              </table:table-cell>
              <table:table-cell office:value-type="float" office:value="4500">
                <text:p>4500</text:p>
              </table:table-cell>
              <table:table-cell office:value-type="float" office:value="0.000026849350289121">
                <text:p>0.0000268493502891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05.01415437774">
                <text:p>6605.01415437774</text:p>
              </table:table-cell>
              <table:table-cell office:value-type="float" office:value="0.00952095616808658">
                <text:p>0.00952095616808658</text:p>
              </table:table-cell>
              <table:table-cell office:value-type="float" office:value="4600">
                <text:p>4600</text:p>
              </table:table-cell>
              <table:table-cell office:value-type="float" office:value="0.0000399602679922926">
                <text:p>0.00003996026799229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11.11198953103">
                <text:p>6711.11198953103</text:p>
              </table:table-cell>
              <table:table-cell office:value-type="float" office:value="0.0116259070620655">
                <text:p>0.0116259070620655</text:p>
              </table:table-cell>
              <table:table-cell office:value-type="float" office:value="4700">
                <text:p>4700</text:p>
              </table:table-cell>
              <table:table-cell office:value-type="float" office:value="0.0000584956628257569">
                <text:p>0.00005849566282575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14.66808873578">
                <text:p>6814.66808873578</text:p>
              </table:table-cell>
              <table:table-cell office:value-type="float" office:value="0.0140434153184128">
                <text:p>0.0140434153184128</text:p>
              </table:table-cell>
              <table:table-cell office:value-type="float" office:value="4800">
                <text:p>4800</text:p>
              </table:table-cell>
              <table:table-cell office:value-type="float" office:value="0.0000843074487078592">
                <text:p>0.00008430744870785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15.51209231768">
                <text:p>6915.51209231768</text:p>
              </table:table-cell>
              <table:table-cell office:value-type="float" office:value="0.016787153036728">
                <text:p>0.016787153036728</text:p>
              </table:table-cell>
              <table:table-cell office:value-type="float" office:value="4900">
                <text:p>4900</text:p>
              </table:table-cell>
              <table:table-cell office:value-type="float" office:value="0.0001197471">
                <text:p>0.00011974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13.50740948784">
                <text:p>7013.50740948784</text:p>
              </table:table-cell>
              <table:table-cell office:value-type="float" office:value="0.0198660931911715">
                <text:p>0.0198660931911715</text:p>
              </table:table-cell>
              <table:table-cell office:value-type="float" office:value="5000">
                <text:p>5000</text:p>
              </table:table-cell>
              <table:table-cell office:value-type="float" office:value="0.0001677638">
                <text:p>0.00016776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08.5544811877">
                <text:p>7108.5544811877</text:p>
              </table:table-cell>
              <table:table-cell office:value-type="float" office:value="0.0232844060942024">
                <text:p>0.0232844060942024</text:p>
              </table:table-cell>
              <table:table-cell office:value-type="float" office:value="5100">
                <text:p>5100</text:p>
              </table:table-cell>
              <table:table-cell office:value-type="float" office:value="0.0002320132">
                <text:p>0.00023201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00.59171804271">
                <text:p>7200.59171804271</text:p>
              </table:table-cell>
              <table:table-cell office:value-type="float" office:value="0.0270416361858318">
                <text:p>0.0270416361858318</text:p>
              </table:table-cell>
              <table:table-cell office:value-type="float" office:value="5200">
                <text:p>5200</text:p>
              </table:table-cell>
              <table:table-cell office:value-type="float" office:value="0.0003169779">
                <text:p>0.00031697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89.59430195018">
                <text:p>7289.59430195018</text:p>
              </table:table-cell>
              <table:table-cell office:value-type="float" office:value="0.0311331107691134">
                <text:p>0.0311331107691134</text:p>
              </table:table-cell>
              <table:table-cell office:value-type="float" office:value="5300">
                <text:p>5300</text:p>
              </table:table-cell>
              <table:table-cell office:value-type="float" office:value="0.0004280981">
                <text:p>0.00042809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75.57125682637">
                <text:p>7375.57125682637</text:p>
              </table:table-cell>
              <table:table-cell office:value-type="float" office:value="0.035550512902639">
                <text:p>0.035550512902639</text:p>
              </table:table-cell>
              <table:table-cell office:value-type="float" office:value="5400">
                <text:p>5400</text:p>
              </table:table-cell>
              <table:table-cell office:value-type="float" office:value="0.0005719125">
                <text:p>0.0005719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58.56131030209">
                <text:p>7458.56131030209</text:p>
              </table:table-cell>
              <table:table-cell office:value-type="float" office:value="0.0402825456920477">
                <text:p>0.0402825456920477</text:p>
              </table:table-cell>
              <table:table-cell office:value-type="float" office:value="5500">
                <text:p>5500</text:p>
              </table:table-cell>
              <table:table-cell office:value-type="float" office:value="0.0007562085">
                <text:p>0.00075620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38.62808139092">
                <text:p>7538.62808139092</text:p>
              </table:table-cell>
              <table:table-cell office:value-type="float" office:value="0.0453156212380501">
                <text:p>0.0453156212380501</text:p>
              </table:table-cell>
              <table:table-cell office:value-type="float" office:value="5600">
                <text:p>5600</text:p>
              </table:table-cell>
              <table:table-cell office:value-type="float" office:value="0.0009901807">
                <text:p>0.00099018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15.85506888341">
                <text:p>7615.85506888341</text:p>
              </table:table-cell>
              <table:table-cell office:value-type="float" office:value="0.0506345213868479">
                <text:p>0.0506345213868479</text:p>
              </table:table-cell>
              <table:table-cell office:value-type="float" office:value="5700">
                <text:p>5700</text:p>
              </table:table-cell>
              <table:table-cell office:value-type="float" office:value="0.0012845962">
                <text:p>0.00128459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90.34081029946">
                <text:p>7690.34081029946</text:p>
              </table:table-cell>
              <table:table-cell office:value-type="float" office:value="0.0562229938351291">
                <text:p>0.0562229938351291</text:p>
              </table:table-cell>
              <table:table-cell office:value-type="float" office:value="5800">
                <text:p>5800</text:p>
              </table:table-cell>
              <table:table-cell office:value-type="float" office:value="0.0016519653">
                <text:p>0.00165196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62.19446433023">
                <text:p>7762.19446433023</text:p>
              </table:table-cell>
              <table:table-cell office:value-type="float" office:value="0.0620642630984421">
                <text:p>0.0620642630984421</text:p>
              </table:table-cell>
              <table:table-cell office:value-type="float" office:value="5900">
                <text:p>5900</text:p>
              </table:table-cell>
              <table:table-cell office:value-type="float" office:value="0.0021067149">
                <text:p>0.00210671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31.53196021246">
                <text:p>7831.53196021246</text:p>
              </table:table-cell>
              <table:table-cell office:value-type="float" office:value="0.0681414486248505">
                <text:p>0.0681414486248505</text:p>
              </table:table-cell>
              <table:table-cell office:value-type="float" office:value="6000">
                <text:p>6000</text:p>
              </table:table-cell>
              <table:table-cell office:value-type="float" office:value="0.0026653639">
                <text:p>0.00266536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98.47277297606">
                <text:p>7898.47277297606</text:p>
              </table:table-cell>
              <table:table-cell office:value-type="float" office:value="0.0744378927450149">
                <text:p>0.0744378927450149</text:p>
              </table:table-cell>
              <table:table-cell office:value-type="float" office:value="6100">
                <text:p>6100</text:p>
              </table:table-cell>
              <table:table-cell office:value-type="float" office:value="0.0033466961">
                <text:p>0.0033466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63.13731515208">
                <text:p>7963.13731515208</text:p>
              </table:table-cell>
              <table:table-cell office:value-type="float" office:value="0.080937405684041">
                <text:p>0.080937405684041</text:p>
              </table:table-cell>
              <table:table-cell office:value-type="float" office:value="6200">
                <text:p>6200</text:p>
              </table:table-cell>
              <table:table-cell office:value-type="float" office:value="0.0041719287">
                <text:p>0.00417192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25.64490156836">
                <text:p>8025.64490156836</text:p>
              </table:table-cell>
              <table:table-cell office:value-type="float" office:value="0.087624439884983">
                <text:p>0.087624439884983</text:p>
              </table:table-cell>
              <table:table-cell office:value-type="float" office:value="6300">
                <text:p>6300</text:p>
              </table:table-cell>
              <table:table-cell office:value-type="float" office:value="0.0051648731">
                <text:p>0.00516487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86.11221331761">
                <text:p>8086.11221331761</text:p>
              </table:table-cell>
              <table:table-cell office:value-type="float" office:value="0.0944842041892472">
                <text:p>0.0944842041892472</text:p>
              </table:table-cell>
              <table:table-cell office:value-type="float" office:value="6400">
                <text:p>6400</text:p>
              </table:table-cell>
              <table:table-cell office:value-type="float" office:value="0.0063520835">
                <text:p>0.00635208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144.65219095414">
                <text:p>8144.65219095414</text:p>
              </table:table-cell>
              <table:table-cell office:value-type="float" office:value="0.101502731947712">
                <text:p>0.101502731947712</text:p>
              </table:table-cell>
              <table:table-cell office:value-type="float" office:value="6500">
                <text:p>6500</text:p>
              </table:table-cell>
              <table:table-cell office:value-type="float" office:value="0.0077629893">
                <text:p>0.00776298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01.37327647004">
                <text:p>8201.37327647004</text:p>
              </table:table-cell>
              <table:table-cell office:value-type="float" office:value="0.108666912445965">
                <text:p>0.108666912445965</text:p>
              </table:table-cell>
              <table:table-cell office:value-type="float" office:value="6600">
                <text:p>6600</text:p>
              </table:table-cell>
              <table:table-cell office:value-type="float" office:value="0.0094300067">
                <text:p>0.00943000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56.3789319531">
                <text:p>8256.3789319531</text:p>
              </table:table-cell>
              <table:table-cell office:value-type="float" office:value="0.115964494015047">
                <text:p>0.115964494015047</text:p>
              </table:table-cell>
              <table:table-cell office:value-type="float" office:value="6700">
                <text:p>6700</text:p>
              </table:table-cell>
              <table:table-cell office:value-type="float" office:value="0.0113886237">
                <text:p>0.01138862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09.76737922425">
                <text:p>8309.76737922425</text:p>
              </table:table-cell>
              <table:table-cell office:value-type="float" office:value="0.123384068426252">
                <text:p>0.123384068426252</text:p>
              </table:table-cell>
              <table:table-cell office:value-type="float" office:value="6800">
                <text:p>6800</text:p>
              </table:table-cell>
              <table:table-cell office:value-type="float" office:value="0.013677453">
                <text:p>0.0136774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61.63150408992">
                <text:p>8361.63150408992</text:p>
              </table:table-cell>
              <table:table-cell office:value-type="float" office:value="0.130915041105866">
                <text:p>0.130915041105866</text:p>
              </table:table-cell>
              <table:table-cell office:value-type="float" office:value="6900">
                <text:p>6900</text:p>
              </table:table-cell>
              <table:table-cell office:value-type="float" office:value="0.0163382469">
                <text:p>0.01633824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12.05888285258">
                <text:p>8412.05888285258</text:p>
              </table:table-cell>
              <table:table-cell office:value-type="float" office:value="0.138547591953674">
                <text:p>0.138547591953674</text:p>
              </table:table-cell>
              <table:table-cell office:value-type="float" office:value="7000">
                <text:p>7000</text:p>
              </table:table-cell>
              <table:table-cell office:value-type="float" office:value="0.0194158659">
                <text:p>0.01941586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61.1319009756">
                <text:p>8461.1319009756</text:p>
              </table:table-cell>
              <table:table-cell office:value-type="float" office:value="0.146272632056974">
                <text:p>0.146272632056974</text:p>
              </table:table-cell>
              <table:table-cell office:value-type="float" office:value="7100">
                <text:p>7100</text:p>
              </table:table-cell>
              <table:table-cell office:value-type="float" office:value="0.0229581952">
                <text:p>0.02295819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508.92792900536">
                <text:p>8508.92792900536</text:p>
              </table:table-cell>
              <table:table-cell office:value-type="float" office:value="0.154081755888032">
                <text:p>0.154081755888032</text:p>
              </table:table-cell>
              <table:table-cell office:value-type="float" office:value="7200">
                <text:p>7200</text:p>
              </table:table-cell>
              <table:table-cell office:value-type="float" office:value="0.0270160003">
                <text:p>0.02701600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55.51954156426">
                <text:p>8555.51954156426</text:p>
              </table:table-cell>
              <table:table-cell office:value-type="float" office:value="0.161967193571414">
                <text:p>0.161967193571414</text:p>
              </table:table-cell>
              <table:table-cell office:value-type="float" office:value="7300">
                <text:p>7300</text:p>
              </table:table-cell>
              <table:table-cell office:value-type="float" office:value="0.0316427146">
                <text:p>0.03164271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00.97476516153">
                <text:p>8600.97476516153</text:p>
              </table:table-cell>
              <table:table-cell office:value-type="float" office:value="0.169921765496484">
                <text:p>0.169921765496484</text:p>
              </table:table-cell>
              <table:table-cell office:value-type="float" office:value="7400">
                <text:p>7400</text:p>
              </table:table-cell>
              <table:table-cell office:value-type="float" office:value="0.036894149">
                <text:p>0.0368941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45.35732890519">
                <text:p>8645.35732890519</text:p>
              </table:table-cell>
              <table:table-cell office:value-type="float" office:value="0.177938834208404">
                <text:p>0.177938834208404</text:p>
              </table:table-cell>
              <table:table-cell office:value-type="float" office:value="7500">
                <text:p>7500</text:p>
              </table:table-cell>
              <table:table-cell office:value-type="float" office:value="0.0428281175">
                <text:p>0.04282811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88.72692792627">
                <text:p>8688.72692792627</text:p>
              </table:table-cell>
              <table:table-cell office:value-type="float" office:value="0.186012262079735">
                <text:p>0.186012262079735</text:p>
              </table:table-cell>
              <table:table-cell office:value-type="float" office:value="7600">
                <text:p>7600</text:p>
              </table:table-cell>
              <table:table-cell office:value-type="float" office:value="0.0495039692">
                <text:p>0.04950396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31.13948468254">
                <text:p>8731.13948468254</text:p>
              </table:table-cell>
              <table:table-cell office:value-type="float" office:value="0.194136371682632">
                <text:p>0.194136371682632</text:p>
              </table:table-cell>
              <table:table-cell office:value-type="float" office:value="7700">
                <text:p>7700</text:p>
              </table:table-cell>
              <table:table-cell office:value-type="float" office:value="0.0569820195">
                <text:p>0.05698201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72.64739787673">
                <text:p>8772.64739787673</text:p>
              </table:table-cell>
              <table:table-cell office:value-type="float" office:value="0.202305906305893">
                <text:p>0.202305906305893</text:p>
              </table:table-cell>
              <table:table-cell office:value-type="float" office:value="7800">
                <text:p>7800</text:p>
              </table:table-cell>
              <table:table-cell office:value-type="float" office:value="0.065322874">
                <text:p>0.0653228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13.29978057294">
                <text:p>8813.29978057294</text:p>
              </table:table-cell>
              <table:table-cell office:value-type="float" office:value="0.210515992560566">
                <text:p>0.210515992560566</text:p>
              </table:table-cell>
              <table:table-cell office:value-type="float" office:value="7900">
                <text:p>7900</text:p>
              </table:table-cell>
              <table:table-cell office:value-type="float" office:value="0.0745866404">
                <text:p>0.07458664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53.1426965128">
                <text:p>8853.1426965128</text:p>
              </table:table-cell>
              <table:table-cell office:value-type="float" office:value="0.218762110250466">
                <text:p>0.218762110250466</text:p>
              </table:table-cell>
              <table:table-cell office:value-type="float" office:value="8000">
                <text:p>8000</text:p>
              </table:table-cell>
              <table:table-cell office:value-type="float" office:value="0.0848320242">
                <text:p>0.08483202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92.21938014141">
                <text:p>8892.21938014141</text:p>
              </table:table-cell>
              <table:table-cell office:value-type="float" office:value="0.227040063327489">
                <text:p>0.227040063327489</text:p>
              </table:table-cell>
              <table:table-cell office:value-type="float" office:value="8100">
                <text:p>8100</text:p>
              </table:table-cell>
              <table:table-cell office:value-type="float" office:value="0.0961153069">
                <text:p>0.09611530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30.5704281437">
                <text:p>8930.5704281437</text:p>
              </table:table-cell>
              <table:table-cell office:value-type="float" office:value="0.235345945862484">
                <text:p>0.235345945862484</text:p>
              </table:table-cell>
              <table:table-cell office:value-type="float" office:value="8200">
                <text:p>8200</text:p>
              </table:table-cell>
              <table:table-cell office:value-type="float" office:value="0.1084892103">
                <text:p>0.10848921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68.23400948136">
                <text:p>8968.23400948136</text:p>
              </table:table-cell>
              <table:table-cell office:value-type="float" office:value="0.243676125706336">
                <text:p>0.243676125706336</text:p>
              </table:table-cell>
              <table:table-cell office:value-type="float" office:value="8300">
                <text:p>8300</text:p>
              </table:table-cell>
              <table:table-cell office:value-type="float" office:value="0.1220016514">
                <text:p>0.12200165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05.24602408581">
                <text:p>9005.24602408581</text:p>
              </table:table-cell>
              <table:table-cell office:value-type="float" office:value="0.252027211668138">
                <text:p>0.252027211668138</text:p>
              </table:table-cell>
              <table:table-cell office:value-type="float" office:value="8400">
                <text:p>8400</text:p>
              </table:table-cell>
              <table:table-cell office:value-type="float" office:value="0.1366943989">
                <text:p>0.13669439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41.64028704899">
                <text:p>9041.64028704899</text:p>
              </table:table-cell>
              <table:table-cell office:value-type="float" office:value="0.260396041410203">
                <text:p>0.260396041410203</text:p>
              </table:table-cell>
              <table:table-cell office:value-type="float" office:value="8500">
                <text:p>8500</text:p>
              </table:table-cell>
              <table:table-cell office:value-type="float" office:value="0.1526016478">
                <text:p>0.15260164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77.44866462842">
                <text:p>9077.44866462842</text:p>
              </table:table-cell>
              <table:table-cell office:value-type="float" office:value="0.268779653220504">
                <text:p>0.268779653220504</text:p>
              </table:table-cell>
              <table:table-cell office:value-type="float" office:value="8600">
                <text:p>8600</text:p>
              </table:table-cell>
              <table:table-cell office:value-type="float" office:value="0.1697485338">
                <text:p>0.16974853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12.70123240363">
                <text:p>9112.70123240363</text:p>
              </table:table-cell>
              <table:table-cell office:value-type="float" office:value="0.277175276273367">
                <text:p>0.277175276273367</text:p>
              </table:table-cell>
              <table:table-cell office:value-type="float" office:value="8700">
                <text:p>8700</text:p>
              </table:table-cell>
              <table:table-cell office:value-type="float" office:value="0.1881496181">
                <text:p>0.18814961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47.42639985399">
                <text:p>9147.42639985399</text:p>
              </table:table-cell>
              <table:table-cell office:value-type="float" office:value="0.285580310938482">
                <text:p>0.285580310938482</text:p>
              </table:table-cell>
              <table:table-cell office:value-type="float" office:value="8800">
                <text:p>8800</text:p>
              </table:table-cell>
              <table:table-cell office:value-type="float" office:value="0.2078073774">
                <text:p>0.20780737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81.65102374818">
                <text:p>9181.65102374818</text:p>
              </table:table-cell>
              <table:table-cell office:value-type="float" office:value="0.293992309682596">
                <text:p>0.293992309682596</text:p>
              </table:table-cell>
              <table:table-cell office:value-type="float" office:value="8900">
                <text:p>8900</text:p>
              </table:table-cell>
              <table:table-cell office:value-type="float" office:value="0.2287107477">
                <text:p>0.22871074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15.4005420347">
                <text:p>9215.4005420347</text:p>
              </table:table-cell>
              <table:table-cell office:value-type="float" office:value="0.302408974725434">
                <text:p>0.302408974725434</text:p>
              </table:table-cell>
              <table:table-cell office:value-type="float" office:value="9000">
                <text:p>9000</text:p>
              </table:table-cell>
              <table:table-cell office:value-type="float" office:value="0.2508337731">
                <text:p>0.25083377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48.69905501178">
                <text:p>9248.69905501178</text:p>
              </table:table-cell>
              <table:table-cell office:value-type="float" office:value="0.310828133953676">
                <text:p>0.310828133953676</text:p>
              </table:table-cell>
              <table:table-cell office:value-type="float" office:value="9100">
                <text:p>9100</text:p>
              </table:table-cell>
              <table:table-cell office:value-type="float" office:value="0.2741344221">
                <text:p>0.2741344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81.56943354886">
                <text:p>9281.56943354886</text:p>
              </table:table-cell>
              <table:table-cell office:value-type="float" office:value="0.319247736044739">
                <text:p>0.319247736044739</text:p>
              </table:table-cell>
              <table:table-cell office:value-type="float" office:value="9200">
                <text:p>9200</text:p>
              </table:table-cell>
              <table:table-cell office:value-type="float" office:value="0.2985536407">
                <text:p>0.29855364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14.03341058763">
                <text:p>9314.03341058763</text:p>
              </table:table-cell>
              <table:table-cell office:value-type="float" office:value="0.327665841737082">
                <text:p>0.327665841737082</text:p>
              </table:table-cell>
              <table:table-cell office:value-type="float" office:value="9300">
                <text:p>9300</text:p>
              </table:table-cell>
              <table:table-cell office:value-type="float" office:value="0.324014713">
                <text:p>0.3240147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46.11165623724">
                <text:p>9346.11165623724</text:p>
              </table:table-cell>
              <table:table-cell office:value-type="float" office:value="0.336080610820069">
                <text:p>0.336080610820069</text:p>
              </table:table-cell>
              <table:table-cell office:value-type="float" office:value="9400">
                <text:p>9400</text:p>
              </table:table-cell>
              <table:table-cell office:value-type="float" office:value="0.3504230092">
                <text:p>0.35042300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77.82385001397">
                <text:p>9377.82385001397</text:p>
              </table:table-cell>
              <table:table-cell office:value-type="float" office:value="0.344490291607186">
                <text:p>0.344490291607186</text:p>
              </table:table-cell>
              <table:table-cell office:value-type="float" office:value="9500">
                <text:p>9500</text:p>
              </table:table-cell>
              <table:table-cell office:value-type="float" office:value="0.3776661916">
                <text:p>0.37766619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09.18875981916">
                <text:p>9409.18875981916</text:p>
              </table:table-cell>
              <table:table-cell office:value-type="float" office:value="0.352893217765085">
                <text:p>0.352893217765085</text:p>
              </table:table-cell>
              <table:table-cell office:value-type="float" office:value="9600">
                <text:p>9600</text:p>
              </table:table-cell>
              <table:table-cell office:value-type="float" office:value="0.4056149454">
                <text:p>0.40561494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40.22430932821">
                <text:p>9440.22430932821</text:p>
              </table:table-cell>
              <table:table-cell office:value-type="float" office:value="0.361287802430604">
                <text:p>0.361287802430604</text:p>
              </table:table-cell>
              <table:table-cell office:value-type="float" office:value="9700">
                <text:p>9700</text:p>
              </table:table-cell>
              <table:table-cell office:value-type="float" office:value="0.4341242919">
                <text:p>0.43412429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470.94762866584">
                <text:p>9470.94762866584</text:p>
              </table:table-cell>
              <table:table-cell office:value-type="float" office:value="0.369672526485065">
                <text:p>0.369672526485065</text:p>
              </table:table-cell>
              <table:table-cell office:value-type="float" office:value="9800">
                <text:p>9800</text:p>
              </table:table-cell>
              <table:table-cell office:value-type="float" office:value="0.4630355085">
                <text:p>0.46303550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501.3751093616">
                <text:p>9501.3751093616</text:p>
              </table:table-cell>
              <table:table-cell office:value-type="float" office:value="0.378045931976711">
                <text:p>0.378045931976711</text:p>
              </table:table-cell>
              <table:table-cell office:value-type="float" office:value="9900">
                <text:p>9900</text:p>
              </table:table-cell>
              <table:table-cell office:value-type="float" office:value="0.4921786714">
                <text:p>0.49217867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531.52246691697">
                <text:p>9531.52246691697</text:p>
              </table:table-cell>
              <table:table-cell office:value-type="float" office:value="0.386406622297828">
                <text:p>0.386406622297828</text:p>
              </table:table-cell>
              <table:table-cell office:value-type="float" office:value="10000">
                <text:p>10000</text:p>
              </table:table-cell>
              <table:table-cell office:value-type="float" office:value="0.5213757777">
                <text:p>0.52137577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561.40478112081">
                <text:p>9561.40478112081</text:p>
              </table:table-cell>
              <table:table-cell office:value-type="float" office:value="0.394753252806678">
                <text:p>0.394753252806678</text:p>
              </table:table-cell>
              <table:table-cell office:value-type="float" office:value="10100">
                <text:p>10100</text:p>
              </table:table-cell>
              <table:table-cell office:value-type="float" office:value="0.5504443874">
                <text:p>0.55044438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91.03653982171">
                <text:p>9591.03653982171</text:p>
              </table:table-cell>
              <table:table-cell office:value-type="float" office:value="0.403084525512959">
                <text:p>0.403084525512959</text:p>
              </table:table-cell>
              <table:table-cell office:value-type="float" office:value="10200">
                <text:p>10200</text:p>
              </table:table-cell>
              <table:table-cell office:value-type="float" office:value="0.5792016581">
                <text:p>0.57920165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620.43169137966">
                <text:p>9620.43169137966</text:p>
              </table:table-cell>
              <table:table-cell office:value-type="float" office:value="0.411399190451822">
                <text:p>0.411399190451822</text:p>
              </table:table-cell>
              <table:table-cell office:value-type="float" office:value="10300">
                <text:p>10300</text:p>
              </table:table-cell>
              <table:table-cell office:value-type="float" office:value="0.6074686257">
                <text:p>0.60746862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49.6036679628">
                <text:p>9649.6036679628</text:p>
              </table:table-cell>
              <table:table-cell office:value-type="float" office:value="0.41969603322012">
                <text:p>0.41969603322012</text:p>
              </table:table-cell>
              <table:table-cell office:value-type="float" office:value="10400">
                <text:p>10400</text:p>
              </table:table-cell>
              <table:table-cell office:value-type="float" office:value="0.6350745303">
                <text:p>0.63507453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678.56543167911">
                <text:p>9678.56543167911</text:p>
              </table:table-cell>
              <table:table-cell office:value-type="float" office:value="0.427973876491396">
                <text:p>0.427973876491396</text:p>
              </table:table-cell>
              <table:table-cell office:value-type="float" office:value="10500">
                <text:p>10500</text:p>
              </table:table-cell>
              <table:table-cell office:value-type="float" office:value="0.6618609722">
                <text:p>0.66186097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707.32950606135">
                <text:p>9707.32950606135</text:p>
              </table:table-cell>
              <table:table-cell office:value-type="float" office:value="0.436231575197079">
                <text:p>0.436231575197079</text:p>
              </table:table-cell>
              <table:table-cell office:value-type="float" office:value="10600">
                <text:p>10600</text:p>
              </table:table-cell>
              <table:table-cell office:value-type="float" office:value="0.6876856753">
                <text:p>0.68768567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735.90800773416">
                <text:p>9735.90800773416</text:p>
              </table:table-cell>
              <table:table-cell office:value-type="float" office:value="0.444468013223505">
                <text:p>0.444468013223505</text:p>
              </table:table-cell>
              <table:table-cell office:value-type="float" office:value="10700">
                <text:p>10700</text:p>
              </table:table-cell>
              <table:table-cell office:value-type="float" office:value="0.7124256481">
                <text:p>0.71242564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64.31267607882">
                <text:p>9764.31267607882</text:p>
              </table:table-cell>
              <table:table-cell office:value-type="float" office:value="0.452682100329869">
                <text:p>0.452682100329869</text:p>
              </table:table-cell>
              <table:table-cell office:value-type="float" office:value="10800">
                <text:p>10800</text:p>
              </table:table-cell>
              <table:table-cell office:value-type="float" office:value="0.7359795646">
                <text:p>0.73597956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92.55490395926">
                <text:p>9792.55490395926</text:p>
              </table:table-cell>
              <table:table-cell office:value-type="float" office:value="0.460872770795587">
                <text:p>0.460872770795587</text:p>
              </table:table-cell>
              <table:table-cell office:value-type="float" office:value="10900">
                <text:p>10900</text:p>
              </table:table-cell>
              <table:table-cell office:value-type="float" office:value="0.7582692454">
                <text:p>0.75826924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20.64575182851">
                <text:p>9820.64575182851</text:p>
              </table:table-cell>
              <table:table-cell office:value-type="float" office:value="0.469038974369093">
                <text:p>0.469038974369093</text:p>
              </table:table-cell>
              <table:table-cell office:value-type="float" office:value="11000">
                <text:p>11000</text:p>
              </table:table-cell>
              <table:table-cell office:value-type="float" office:value="0.7792401853">
                <text:p>0.77924018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48.59599099704">
                <text:p>9848.59599099704</text:p>
              </table:table-cell>
              <table:table-cell office:value-type="float" office:value="0.477179683604003">
                <text:p>0.477179683604003</text:p>
              </table:table-cell>
              <table:table-cell office:value-type="float" office:value="11100">
                <text:p>11100</text:p>
              </table:table-cell>
              <table:table-cell office:value-type="float" office:value="0.7988611453">
                <text:p>0.79886114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876.41611400251">
                <text:p>9876.41611400251</text:p>
              </table:table-cell>
              <table:table-cell office:value-type="float" office:value="0.485293884705677">
                <text:p>0.485293884705677</text:p>
              </table:table-cell>
              <table:table-cell office:value-type="float" office:value="11200">
                <text:p>11200</text:p>
              </table:table-cell>
              <table:table-cell office:value-type="float" office:value="0.8171228943">
                <text:p>0.81712289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04.11635749529">
                <text:p>9904.11635749529</text:p>
              </table:table-cell>
              <table:table-cell office:value-type="float" office:value="0.493380575857858">
                <text:p>0.493380575857858</text:p>
              </table:table-cell>
              <table:table-cell office:value-type="float" office:value="11300">
                <text:p>11300</text:p>
              </table:table-cell>
              <table:table-cell office:value-type="float" office:value="0.8340362436">
                <text:p>0.83403624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31.7067356942">
                <text:p>9931.7067356942</text:p>
              </table:table-cell>
              <table:table-cell office:value-type="float" office:value="0.501438771704281">
                <text:p>0.501438771704281</text:p>
              </table:table-cell>
              <table:table-cell office:value-type="float" office:value="11400">
                <text:p>11400</text:p>
              </table:table-cell>
              <table:table-cell office:value-type="float" office:value="0.8496295546">
                <text:p>0.84962955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959.1970303566">
                <text:p>9959.1970303566</text:p>
              </table:table-cell>
              <table:table-cell office:value-type="float" office:value="0.509467486086508">
                <text:p>0.509467486086508</text:p>
              </table:table-cell>
              <table:table-cell office:value-type="float" office:value="11500">
                <text:p>11500</text:p>
              </table:table-cell>
              <table:table-cell office:value-type="float" office:value="0.8639459152">
                <text:p>0.8639459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86.59684505741">
                <text:p>9986.59684505741</text:p>
              </table:table-cell>
              <table:table-cell office:value-type="float" office:value="0.517465748556304">
                <text:p>0.517465748556304</text:p>
              </table:table-cell>
              <table:table-cell office:value-type="float" office:value="11600">
                <text:p>11600</text:p>
              </table:table-cell>
              <table:table-cell office:value-type="float" office:value="0.8770401789">
                <text:p>0.87704017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13.9155988449">
                <text:p>10013.9155988449</text:p>
              </table:table-cell>
              <table:table-cell office:value-type="float" office:value="0.525432590242224">
                <text:p>0.525432590242224</text:p>
              </table:table-cell>
              <table:table-cell office:value-type="float" office:value="11700">
                <text:p>11700</text:p>
              </table:table-cell>
              <table:table-cell office:value-type="float" office:value="0.8889760374">
                <text:p>0.88897603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41.1625496682">
                <text:p>10041.1625496682</text:p>
              </table:table-cell>
              <table:table-cell office:value-type="float" office:value="0.533367045592892">
                <text:p>0.533367045592892</text:p>
              </table:table-cell>
              <table:table-cell office:value-type="float" office:value="11800">
                <text:p>11800</text:p>
              </table:table-cell>
              <table:table-cell office:value-type="float" office:value="0.8998232649">
                <text:p>0.89982326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68.3468157566">
                <text:p>10068.3468157566</text:p>
              </table:table-cell>
              <table:table-cell office:value-type="float" office:value="0.541268153430413">
                <text:p>0.541268153430413</text:p>
              </table:table-cell>
              <table:table-cell office:value-type="float" office:value="11900">
                <text:p>11900</text:p>
              </table:table-cell>
              <table:table-cell office:value-type="float" office:value="0.9096552373">
                <text:p>0.90965523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95.4773813451">
                <text:p>10095.4773813451</text:p>
              </table:table-cell>
              <table:table-cell office:value-type="float" office:value="0.549134950632296">
                <text:p>0.549134950632296</text:p>
              </table:table-cell>
              <table:table-cell office:value-type="float" office:value="12000">
                <text:p>12000</text:p>
              </table:table-cell>
              <table:table-cell office:value-type="float" office:value="0.9185467862">
                <text:p>0.91854678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122.5631176288">
                <text:p>10122.5631176288</text:p>
              </table:table-cell>
              <table:table-cell office:value-type="float" office:value="0.556966473839118">
                <text:p>0.556966473839118</text:p>
              </table:table-cell>
              <table:table-cell office:value-type="float" office:value="12100">
                <text:p>12100</text:p>
              </table:table-cell>
              <table:table-cell office:value-type="float" office:value="0.9265724183">
                <text:p>0.92657241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149.6127949609">
                <text:p>10149.6127949609</text:p>
              </table:table-cell>
              <table:table-cell office:value-type="float" office:value="0.564761757149421">
                <text:p>0.564761757149421</text:p>
              </table:table-cell>
              <table:table-cell office:value-type="float" office:value="12200">
                <text:p>12200</text:p>
              </table:table-cell>
              <table:table-cell office:value-type="float" office:value="0.9338048971">
                <text:p>0.93380489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176.6350962092">
                <text:p>10176.6350962092</text:p>
              </table:table-cell>
              <table:table-cell office:value-type="float" office:value="0.572519830744018">
                <text:p>0.572519830744018</text:p>
              </table:table-cell>
              <table:table-cell office:value-type="float" office:value="12300">
                <text:p>12300</text:p>
              </table:table-cell>
              <table:table-cell office:value-type="float" office:value="0.9403141676">
                <text:p>0.94031416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203.6386262671">
                <text:p>10203.6386262671</text:p>
              </table:table-cell>
              <table:table-cell office:value-type="float" office:value="0.580239718008469">
                <text:p>0.580239718008469</text:p>
              </table:table-cell>
              <table:table-cell office:value-type="float" office:value="12400">
                <text:p>12400</text:p>
              </table:table-cell>
              <table:table-cell office:value-type="float" office:value="0.9461665865">
                <text:p>0.94616658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230.6319384137">
                <text:p>10230.6319384137</text:p>
              </table:table-cell>
              <table:table-cell office:value-type="float" office:value="0.587920440871409">
                <text:p>0.587920440871409</text:p>
              </table:table-cell>
              <table:table-cell office:value-type="float" office:value="12500">
                <text:p>12500</text:p>
              </table:table-cell>
              <table:table-cell office:value-type="float" office:value="0.9514244185">
                <text:p>0.95142441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257.6235239075">
                <text:p>10257.6235239075</text:p>
              </table:table-cell>
              <table:table-cell office:value-type="float" office:value="0.595561008069901">
                <text:p>0.595561008069901</text:p>
              </table:table-cell>
              <table:table-cell office:value-type="float" office:value="12600">
                <text:p>12600</text:p>
              </table:table-cell>
              <table:table-cell office:value-type="float" office:value="0.9561455498">
                <text:p>0.95614554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284.6218425013">
                <text:p>10284.6218425013</text:p>
              </table:table-cell>
              <table:table-cell office:value-type="float" office:value="0.603160422943883">
                <text:p>0.603160422943883</text:p>
              </table:table-cell>
              <table:table-cell office:value-type="float" office:value="12700">
                <text:p>12700</text:p>
              </table:table-cell>
              <table:table-cell office:value-type="float" office:value="0.9603833786">
                <text:p>0.96038337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311.6353149351">
                <text:p>10311.6353149351</text:p>
              </table:table-cell>
              <table:table-cell office:value-type="float" office:value="0.610717673793318">
                <text:p>0.610717673793318</text:p>
              </table:table-cell>
              <table:table-cell office:value-type="float" office:value="12800">
                <text:p>12800</text:p>
              </table:table-cell>
              <table:table-cell office:value-type="float" office:value="0.9641868396">
                <text:p>0.96418683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338.6723569676">
                <text:p>10338.6723569676</text:p>
              </table:table-cell>
              <table:table-cell office:value-type="float" office:value="0.618231743455439">
                <text:p>0.618231743455439</text:p>
              </table:table-cell>
              <table:table-cell office:value-type="float" office:value="12900">
                <text:p>12900</text:p>
              </table:table-cell>
              <table:table-cell office:value-type="float" office:value="0.9676005296">
                <text:p>0.96760052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365.7413699628">
                <text:p>10365.7413699628</text:p>
              </table:table-cell>
              <table:table-cell office:value-type="float" office:value="0.625701599312601">
                <text:p>0.625701599312601</text:p>
              </table:table-cell>
              <table:table-cell office:value-type="float" office:value="13000">
                <text:p>13000</text:p>
              </table:table-cell>
              <table:table-cell office:value-type="float" office:value="0.9706649033">
                <text:p>0.97066490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392.8507673118">
                <text:p>10392.8507673118</text:p>
              </table:table-cell>
              <table:table-cell office:value-type="float" office:value="0.633126199610908">
                <text:p>0.633126199610908</text:p>
              </table:table-cell>
              <table:table-cell office:value-type="float" office:value="13100">
                <text:p>13100</text:p>
              </table:table-cell>
              <table:table-cell office:value-type="float" office:value="0.9734165155">
                <text:p>0.97341651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420.0089674933">
                <text:p>10420.0089674933</text:p>
              </table:table-cell>
              <table:table-cell office:value-type="float" office:value="0.640504485214854">
                <text:p>0.640504485214854</text:p>
              </table:table-cell>
              <table:table-cell office:value-type="float" office:value="13200">
                <text:p>13200</text:p>
              </table:table-cell>
              <table:table-cell office:value-type="float" office:value="0.9758882901">
                <text:p>0.97588829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447.2244046241">
                <text:p>10447.2244046241</text:p>
              </table:table-cell>
              <table:table-cell office:value-type="float" office:value="0.647835379463198">
                <text:p>0.647835379463198</text:p>
              </table:table-cell>
              <table:table-cell office:value-type="float" office:value="13300">
                <text:p>13300</text:p>
              </table:table-cell>
              <table:table-cell office:value-type="float" office:value="0.9781098016">
                <text:p>0.97810980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474.5055520497">
                <text:p>10474.5055520497</text:p>
              </table:table-cell>
              <table:table-cell office:value-type="float" office:value="0.655117793540116">
                <text:p>0.655117793540116</text:p>
              </table:table-cell>
              <table:table-cell office:value-type="float" office:value="13400">
                <text:p>13400</text:p>
              </table:table-cell>
              <table:table-cell office:value-type="float" office:value="0.980107558">
                <text:p>0.9801075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501.8609286572">
                <text:p>10501.8609286572</text:p>
              </table:table-cell>
              <table:table-cell office:value-type="float" office:value="0.662350624466392">
                <text:p>0.662350624466392</text:p>
              </table:table-cell>
              <table:table-cell office:value-type="float" office:value="13500">
                <text:p>13500</text:p>
              </table:table-cell>
              <table:table-cell office:value-type="float" office:value="0.9819052773">
                <text:p>0.98190527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529.2990914444">
                <text:p>10529.2990914444</text:p>
              </table:table-cell>
              <table:table-cell office:value-type="float" office:value="0.669532747870928">
                <text:p>0.669532747870928</text:p>
              </table:table-cell>
              <table:table-cell office:value-type="float" office:value="13600">
                <text:p>13600</text:p>
              </table:table-cell>
              <table:table-cell office:value-type="float" office:value="0.9835241515">
                <text:p>0.98352415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556.8286466236">
                <text:p>10556.8286466236</text:p>
              </table:table-cell>
              <table:table-cell office:value-type="float" office:value="0.676663018836164">
                <text:p>0.676663018836164</text:p>
              </table:table-cell>
              <table:table-cell office:value-type="float" office:value="13700">
                <text:p>13700</text:p>
              </table:table-cell>
              <table:table-cell office:value-type="float" office:value="0.9849830955">
                <text:p>0.98498309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584.4582735586">
                <text:p>10584.4582735586</text:p>
              </table:table-cell>
              <table:table-cell office:value-type="float" office:value="0.683740277771554">
                <text:p>0.683740277771554</text:p>
              </table:table-cell>
              <table:table-cell office:value-type="float" office:value="13800">
                <text:p>13800</text:p>
              </table:table-cell>
              <table:table-cell office:value-type="float" office:value="0.9862989784">
                <text:p>0.98629897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612.1967280581">
                <text:p>10612.1967280581</text:p>
              </table:table-cell>
              <table:table-cell office:value-type="float" office:value="0.690763348014393">
                <text:p>0.690763348014393</text:p>
              </table:table-cell>
              <table:table-cell office:value-type="float" office:value="13900">
                <text:p>13900</text:p>
              </table:table-cell>
              <table:table-cell office:value-type="float" office:value="0.9874868365">
                <text:p>0.98748683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640.0528289628">
                <text:p>10640.0528289628</text:p>
              </table:table-cell>
              <table:table-cell office:value-type="float" office:value="0.69773102758162">
                <text:p>0.69773102758162</text:p>
              </table:table-cell>
              <table:table-cell office:value-type="float" office:value="14000">
                <text:p>14000</text:p>
              </table:table-cell>
              <table:table-cell office:value-type="float" office:value="0.9885600683">
                <text:p>0.98856006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668.035486362">
                <text:p>10668.035486362</text:p>
              </table:table-cell>
              <table:table-cell office:value-type="float" office:value="0.704642097178776">
                <text:p>0.704642097178776</text:p>
              </table:table-cell>
              <table:table-cell office:value-type="float" office:value="14100">
                <text:p>14100</text:p>
              </table:table-cell>
              <table:table-cell office:value-type="float" office:value="0.9895306104">
                <text:p>0.98953061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696.1536933659">
                <text:p>10696.1536933659</text:p>
              </table:table-cell>
              <table:table-cell office:value-type="float" office:value="0.711495314505117">
                <text:p>0.711495314505117</text:p>
              </table:table-cell>
              <table:table-cell office:value-type="float" office:value="14200">
                <text:p>14200</text:p>
              </table:table-cell>
              <table:table-cell office:value-type="float" office:value="0.9904090975">
                <text:p>0.99040909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724.4165438107">
                <text:p>10724.4165438107</text:p>
              </table:table-cell>
              <table:table-cell office:value-type="float" office:value="0.718289418514572">
                <text:p>0.718289418514572</text:p>
              </table:table-cell>
              <table:table-cell office:value-type="float" office:value="14300">
                <text:p>14300</text:p>
              </table:table-cell>
              <table:table-cell office:value-type="float" office:value="0.9912050053">
                <text:p>0.99120500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752.8332340933">
                <text:p>10752.8332340933</text:p>
              </table:table-cell>
              <table:table-cell office:value-type="float" office:value="0.725023127985714">
                <text:p>0.725023127985714</text:p>
              </table:table-cell>
              <table:table-cell office:value-type="float" office:value="14400">
                <text:p>14400</text:p>
              </table:table-cell>
              <table:table-cell office:value-type="float" office:value="0.9919267794">
                <text:p>0.99192677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781.4130589878">
                <text:p>10781.4130589878</text:p>
              </table:table-cell>
              <table:table-cell office:value-type="float" office:value="0.731695138495949">
                <text:p>0.731695138495949</text:p>
              </table:table-cell>
              <table:table-cell office:value-type="float" office:value="14500">
                <text:p>14500</text:p>
              </table:table-cell>
              <table:table-cell office:value-type="float" office:value="0.9925819495">
                <text:p>0.99258194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810.1654185564">
                <text:p>10810.1654185564</text:p>
              </table:table-cell>
              <table:table-cell office:value-type="float" office:value="0.738304123747907">
                <text:p>0.738304123747907</text:p>
              </table:table-cell>
              <table:table-cell office:value-type="float" office:value="14600">
                <text:p>14600</text:p>
              </table:table-cell>
              <table:table-cell office:value-type="float" office:value="0.9931772319">
                <text:p>0.99317723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839.0998294483">
                <text:p>10839.0998294483</text:p>
              </table:table-cell>
              <table:table-cell office:value-type="float" office:value="0.74484873853283">
                <text:p>0.74484873853283</text:p>
              </table:table-cell>
              <table:table-cell office:value-type="float" office:value="14700">
                <text:p>14700</text:p>
              </table:table-cell>
              <table:table-cell office:value-type="float" office:value="0.9937186207">
                <text:p>0.99371862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868.2259239072">
                <text:p>10868.2259239072</text:p>
              </table:table-cell>
              <table:table-cell office:value-type="float" office:value="0.751327617846018">
                <text:p>0.751327617846018</text:p>
              </table:table-cell>
              <table:table-cell office:value-type="float" office:value="14800">
                <text:p>14800</text:p>
              </table:table-cell>
              <table:table-cell office:value-type="float" office:value="0.9942114682">
                <text:p>0.99421146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897.5534432019">
                <text:p>10897.5534432019</text:p>
              </table:table-cell>
              <table:table-cell office:value-type="float" office:value="0.757739374836846">
                <text:p>0.757739374836846</text:p>
              </table:table-cell>
              <table:table-cell office:value-type="float" office:value="14900">
                <text:p>14900</text:p>
              </table:table-cell>
              <table:table-cell office:value-type="float" office:value="0.9946605567">
                <text:p>0.99466055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927.0922415442">
                <text:p>10927.0922415442</text:p>
              </table:table-cell>
              <table:table-cell office:value-type="float" office:value="0.76408260271029">
                <text:p>0.76408260271029</text:p>
              </table:table-cell>
              <table:table-cell office:value-type="float" office:value="15000">
                <text:p>15000</text:p>
              </table:table-cell>
              <table:table-cell office:value-type="float" office:value="0.9950701625">
                <text:p>0.99507016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956.852293402">
                <text:p>10956.852293402</text:p>
              </table:table-cell>
              <table:table-cell office:value-type="float" office:value="0.770355877962218">
                <text:p>0.770355877962218</text:p>
              </table:table-cell>
              <table:table-cell office:value-type="float" office:value="15100">
                <text:p>15100</text:p>
              </table:table-cell>
              <table:table-cell office:value-type="float" office:value="0.9954441117">
                <text:p>0.99544411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986.8436883613">
                <text:p>10986.8436883613</text:p>
              </table:table-cell>
              <table:table-cell office:value-type="float" office:value="0.776557760226618">
                <text:p>0.776557760226618</text:p>
              </table:table-cell>
              <table:table-cell office:value-type="float" office:value="15200">
                <text:p>15200</text:p>
              </table:table-cell>
              <table:table-cell office:value-type="float" office:value="0.9957858306">
                <text:p>0.99578583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017.076620944">
                <text:p>11017.076620944</text:p>
              </table:table-cell>
              <table:table-cell office:value-type="float" office:value="0.782686791422043">
                <text:p>0.782686791422043</text:p>
              </table:table-cell>
              <table:table-cell office:value-type="float" office:value="15300">
                <text:p>15300</text:p>
              </table:table-cell>
              <table:table-cell office:value-type="float" office:value="0.9960983897">
                <text:p>0.99609838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047.5613905637">
                <text:p>11047.5613905637</text:p>
              </table:table-cell>
              <table:table-cell office:value-type="float" office:value="0.788741498571648">
                <text:p>0.788741498571648</text:p>
              </table:table-cell>
              <table:table-cell office:value-type="float" office:value="15400">
                <text:p>15400</text:p>
              </table:table-cell>
              <table:table-cell office:value-type="float" office:value="0.9963845427">
                <text:p>0.99638454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078.3084029212">
                <text:p>11078.3084029212</text:p>
              </table:table-cell>
              <table:table-cell office:value-type="float" office:value="0.79472039746127">
                <text:p>0.79472039746127</text:p>
              </table:table-cell>
              <table:table-cell office:value-type="float" office:value="15500">
                <text:p>15500</text:p>
              </table:table-cell>
              <table:table-cell office:value-type="float" office:value="0.9966467617">
                <text:p>0.99664676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109.3281583737">
                <text:p>11109.3281583737</text:p>
              </table:table-cell>
              <table:table-cell office:value-type="float" office:value="0.800621993311064">
                <text:p>0.800621993311064</text:p>
              </table:table-cell>
              <table:table-cell office:value-type="float" office:value="15600">
                <text:p>15600</text:p>
              </table:table-cell>
              <table:table-cell office:value-type="float" office:value="0.9968872672">
                <text:p>0.99688726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140.6312379744">
                <text:p>11140.6312379744</text:p>
              </table:table-cell>
              <table:table-cell office:value-type="float" office:value="0.80644478176812">
                <text:p>0.80644478176812</text:p>
              </table:table-cell>
              <table:table-cell office:value-type="float" office:value="15700">
                <text:p>15700</text:p>
              </table:table-cell>
              <table:table-cell office:value-type="float" office:value="0.9971080562">
                <text:p>0.99710805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172.228298138">
                <text:p>11172.228298138</text:p>
              </table:table-cell>
              <table:table-cell office:value-type="float" office:value="0.812187252970409">
                <text:p>0.812187252970409</text:p>
              </table:table-cell>
              <table:table-cell office:value-type="float" office:value="15800">
                <text:p>15800</text:p>
              </table:table-cell>
              <table:table-cell office:value-type="float" office:value="0.9973109255">
                <text:p>0.99731092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204.1300641298">
                <text:p>11204.1300641298</text:p>
              </table:table-cell>
              <table:table-cell office:value-type="float" office:value="0.817847895891282">
                <text:p>0.817847895891282</text:p>
              </table:table-cell>
              <table:table-cell office:value-type="float" office:value="15900">
                <text:p>15900</text:p>
              </table:table-cell>
              <table:table-cell office:value-type="float" office:value="0.9974974935">
                <text:p>0.99749749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236.3473002521">
                <text:p>11236.3473002521</text:p>
              </table:table-cell>
              <table:table-cell office:value-type="float" office:value="0.823425197894208">
                <text:p>0.823425197894208</text:p>
              </table:table-cell>
              <table:table-cell office:value-type="float" office:value="16000">
                <text:p>16000</text:p>
              </table:table-cell>
              <table:table-cell office:value-type="float" office:value="0.9976692194">
                <text:p>0.99766921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268.890817584">
                <text:p>11268.890817584</text:p>
              </table:table-cell>
              <table:table-cell office:value-type="float" office:value="0.828917654139974">
                <text:p>0.828917654139974</text:p>
              </table:table-cell>
              <table:table-cell office:value-type="float" office:value="16100">
                <text:p>16100</text:p>
              </table:table-cell>
              <table:table-cell office:value-type="float" office:value="0.9978274195">
                <text:p>0.99782741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301.7714254824">
                <text:p>11301.7714254824</text:p>
              </table:table-cell>
              <table:table-cell office:value-type="float" office:value="0.834323764699746">
                <text:p>0.834323764699746</text:p>
              </table:table-cell>
              <table:table-cell office:value-type="float" office:value="16200">
                <text:p>16200</text:p>
              </table:table-cell>
              <table:table-cell office:value-type="float" office:value="0.9979732826">
                <text:p>0.99797328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334.9999349614">
                <text:p>11334.9999349614</text:p>
              </table:table-cell>
              <table:table-cell office:value-type="float" office:value="0.839642044625238">
                <text:p>0.839642044625238</text:p>
              </table:table-cell>
              <table:table-cell office:value-type="float" office:value="16300">
                <text:p>16300</text:p>
              </table:table-cell>
              <table:table-cell office:value-type="float" office:value="0.9981078834">
                <text:p>0.99810788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368.5871270449">
                <text:p>11368.5871270449</text:p>
              </table:table-cell>
              <table:table-cell office:value-type="float" office:value="0.84487102681031">
                <text:p>0.84487102681031</text:p>
              </table:table-cell>
              <table:table-cell office:value-type="float" office:value="16400">
                <text:p>16400</text:p>
              </table:table-cell>
              <table:table-cell office:value-type="float" office:value="0.9982321937">
                <text:p>0.99823219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402.5437232743">
                <text:p>11402.5437232743</text:p>
              </table:table-cell>
              <table:table-cell office:value-type="float" office:value="0.850009266496994">
                <text:p>0.850009266496994</text:p>
              </table:table-cell>
              <table:table-cell office:value-type="float" office:value="16500">
                <text:p>16500</text:p>
              </table:table-cell>
              <table:table-cell office:value-type="float" office:value="0.9983470938">
                <text:p>0.99834709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436.8803683042">
                <text:p>11436.8803683042</text:p>
              </table:table-cell>
              <table:table-cell office:value-type="float" office:value="0.855055349087767">
                <text:p>0.855055349087767</text:p>
              </table:table-cell>
              <table:table-cell office:value-type="float" office:value="16600">
                <text:p>16600</text:p>
              </table:table-cell>
              <table:table-cell office:value-type="float" office:value="0.9984533811">
                <text:p>0.99845338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471.6075827883">
                <text:p>11471.6075827883</text:p>
              </table:table-cell>
              <table:table-cell office:value-type="float" office:value="0.860007892951725">
                <text:p>0.860007892951725</text:p>
              </table:table-cell>
              <table:table-cell office:value-type="float" office:value="16700">
                <text:p>16700</text:p>
              </table:table-cell>
              <table:table-cell office:value-type="float" office:value="0.998551779">
                <text:p>0.9985517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506.7357496333">
                <text:p>11506.7357496333</text:p>
              </table:table-cell>
              <table:table-cell office:value-type="float" office:value="0.864865559573054">
                <text:p>0.864865559573054</text:p>
              </table:table-cell>
              <table:table-cell office:value-type="float" office:value="16800">
                <text:p>16800</text:p>
              </table:table-cell>
              <table:table-cell office:value-type="float" office:value="0.9986429441">
                <text:p>0.99864294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542.2750597486">
                <text:p>11542.2750597486</text:p>
              </table:table-cell>
              <table:table-cell office:value-type="float" office:value="0.869627056833583">
                <text:p>0.869627056833583</text:p>
              </table:table-cell>
              <table:table-cell office:value-type="float" office:value="16900">
                <text:p>16900</text:p>
              </table:table-cell>
              <table:table-cell office:value-type="float" office:value="0.998727473">
                <text:p>0.9987274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578.2354903767">
                <text:p>11578.2354903767</text:p>
              </table:table-cell>
              <table:table-cell office:value-type="float" office:value="0.874291149057246">
                <text:p>0.874291149057246</text:p>
              </table:table-cell>
              <table:table-cell office:value-type="float" office:value="17000">
                <text:p>17000</text:p>
              </table:table-cell>
              <table:table-cell office:value-type="float" office:value="0.9988059081">
                <text:p>0.99880590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14.6267514242">
                <text:p>11614.6267514242</text:p>
              </table:table-cell>
              <table:table-cell office:value-type="float" office:value="0.878856662035638">
                <text:p>0.878856662035638</text:p>
              </table:table-cell>
              <table:table-cell office:value-type="float" office:value="17100">
                <text:p>17100</text:p>
              </table:table-cell>
              <table:table-cell office:value-type="float" office:value="0.998878743">
                <text:p>0.9988787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51.4582526851">
                <text:p>11651.4582526851</text:p>
              </table:table-cell>
              <table:table-cell office:value-type="float" office:value="0.883322492276416">
                <text:p>0.883322492276416</text:p>
              </table:table-cell>
              <table:table-cell office:value-type="float" office:value="17200">
                <text:p>17200</text:p>
              </table:table-cell>
              <table:table-cell office:value-type="float" office:value="0.9989464273">
                <text:p>0.99894642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88.7390579756">
                <text:p>11688.7390579756</text:p>
              </table:table-cell>
              <table:table-cell office:value-type="float" office:value="0.887687614450573">
                <text:p>0.887687614450573</text:p>
              </table:table-cell>
              <table:table-cell office:value-type="float" office:value="17300">
                <text:p>17300</text:p>
              </table:table-cell>
              <table:table-cell office:value-type="float" office:value="0.9990093708">
                <text:p>0.99900937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726.4778321532">
                <text:p>11726.4778321532</text:p>
              </table:table-cell>
              <table:table-cell office:value-type="float" office:value="0.891951088246077">
                <text:p>0.891951088246077</text:p>
              </table:table-cell>
              <table:table-cell office:value-type="float" office:value="17400">
                <text:p>17400</text:p>
              </table:table-cell>
              <table:table-cell office:value-type="float" office:value="0.9990679474">
                <text:p>0.99906794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764.6828049991">
                <text:p>11764.6828049991</text:p>
              </table:table-cell>
              <table:table-cell office:value-type="float" office:value="0.89611206795305">
                <text:p>0.89611206795305</text:p>
              </table:table-cell>
              <table:table-cell office:value-type="float" office:value="17500">
                <text:p>17500</text:p>
              </table:table-cell>
              <table:table-cell office:value-type="float" office:value="0.9991224983">
                <text:p>0.99912249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803.3617202932">
                <text:p>11803.3617202932</text:p>
              </table:table-cell>
              <table:table-cell office:value-type="float" office:value="0.900169809838754">
                <text:p>0.900169809838754</text:p>
              </table:table-cell>
              <table:table-cell office:value-type="float" office:value="17600">
                <text:p>17600</text:p>
              </table:table-cell>
              <table:table-cell office:value-type="float" office:value="0.9991733355">
                <text:p>0.99917333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842.5217810312">
                <text:p>11842.5217810312</text:p>
              </table:table-cell>
              <table:table-cell office:value-type="float" office:value="0.904123679073353">
                <text:p>0.904123679073353</text:p>
              </table:table-cell>
              <table:table-cell office:value-type="float" office:value="17700">
                <text:p>17700</text:p>
              </table:table-cell>
              <table:table-cell office:value-type="float" office:value="0.9992207442">
                <text:p>0.99922074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882.1696130357">
                <text:p>11882.1696130357</text:p>
              </table:table-cell>
              <table:table-cell office:value-type="float" office:value="0.907973158807261">
                <text:p>0.907973158807261</text:p>
              </table:table-cell>
              <table:table-cell office:value-type="float" office:value="17800">
                <text:p>17800</text:p>
              </table:table-cell>
              <table:table-cell office:value-type="float" office:value="0.9992649852">
                <text:p>0.99926498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922.3112141971">
                <text:p>11922.3112141971</text:p>
              </table:table-cell>
              <table:table-cell office:value-type="float" office:value="0.911717856839878">
                <text:p>0.911717856839878</text:p>
              </table:table-cell>
              <table:table-cell office:value-type="float" office:value="17900">
                <text:p>17900</text:p>
              </table:table-cell>
              <table:table-cell office:value-type="float" office:value="0.9993062977">
                <text:p>0.99930629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962.9519032867">
                <text:p>11962.9519032867</text:p>
              </table:table-cell>
              <table:table-cell office:value-type="float" office:value="0.915357511773691">
                <text:p>0.915357511773691</text:p>
              </table:table-cell>
              <table:table-cell office:value-type="float" office:value="18000">
                <text:p>18000</text:p>
              </table:table-cell>
              <table:table-cell office:value-type="float" office:value="0.9993449006">
                <text:p>0.99934490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004.0962871516">
                <text:p>12004.0962871516</text:p>
              </table:table-cell>
              <table:table-cell office:value-type="float" office:value="0.91889200047765">
                <text:p>0.91889200047765</text:p>
              </table:table-cell>
              <table:table-cell office:value-type="float" office:value="18100">
                <text:p>18100</text:p>
              </table:table-cell>
              <table:table-cell office:value-type="float" office:value="0.999380995">
                <text:p>0.9993809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045.7482163689">
                <text:p>12045.7482163689</text:p>
              </table:table-cell>
              <table:table-cell office:value-type="float" office:value="0.922321343160167">
                <text:p>0.922321343160167</text:p>
              </table:table-cell>
              <table:table-cell office:value-type="float" office:value="18200">
                <text:p>18200</text:p>
              </table:table-cell>
              <table:table-cell office:value-type="float" office:value="0.9994147652">
                <text:p>0.99941476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087.9107437192">
                <text:p>12087.9107437192</text:p>
              </table:table-cell>
              <table:table-cell office:value-type="float" office:value="0.925645707718591">
                <text:p>0.925645707718591</text:p>
              </table:table-cell>
              <table:table-cell office:value-type="float" office:value="18300">
                <text:p>18300</text:p>
              </table:table-cell>
              <table:table-cell office:value-type="float" office:value="0.9994463805">
                <text:p>0.99944638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130.5861002568">
                <text:p>12130.5861002568</text:p>
              </table:table-cell>
              <table:table-cell office:value-type="float" office:value="0.928865414540056">
                <text:p>0.928865414540056</text:p>
              </table:table-cell>
              <table:table-cell office:value-type="float" office:value="18400">
                <text:p>18400</text:p>
              </table:table-cell>
              <table:table-cell office:value-type="float" office:value="0.9994759969">
                <text:p>0.99947599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173.7756638389">
                <text:p>12173.7756638389</text:p>
              </table:table-cell>
              <table:table-cell office:value-type="float" office:value="0.931980939022035">
                <text:p>0.931980939022035</text:p>
              </table:table-cell>
              <table:table-cell office:value-type="float" office:value="18500">
                <text:p>18500</text:p>
              </table:table-cell>
              <table:table-cell office:value-type="float" office:value="0.9995037573">
                <text:p>0.99950375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217.4799331971">
                <text:p>12217.4799331971</text:p>
              </table:table-cell>
              <table:table-cell office:value-type="float" office:value="0.934992913127934">
                <text:p>0.934992913127934</text:p>
              </table:table-cell>
              <table:table-cell office:value-type="float" office:value="18600">
                <text:p>18600</text:p>
              </table:table-cell>
              <table:table-cell office:value-type="float" office:value="0.9995297938">
                <text:p>0.99952979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261.6985182998">
                <text:p>12261.6985182998</text:p>
              </table:table-cell>
              <table:table-cell office:value-type="float" office:value="0.937902126686994">
                <text:p>0.937902126686994</text:p>
              </table:table-cell>
              <table:table-cell office:value-type="float" office:value="18700">
                <text:p>18700</text:p>
              </table:table-cell>
              <table:table-cell office:value-type="float" office:value="0.9995542278">
                <text:p>0.99955422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306.430126301">
                <text:p>12306.430126301</text:p>
              </table:table-cell>
              <table:table-cell office:value-type="float" office:value="0.940709526524587">
                <text:p>0.940709526524587</text:p>
              </table:table-cell>
              <table:table-cell office:value-type="float" office:value="18800">
                <text:p>18800</text:p>
              </table:table-cell>
              <table:table-cell office:value-type="float" office:value="0.9995771711">
                <text:p>0.99957717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351.6725605139">
                <text:p>12351.6725605139</text:p>
              </table:table-cell>
              <table:table-cell office:value-type="float" office:value="0.943416214890051">
                <text:p>0.943416214890051</text:p>
              </table:table-cell>
              <table:table-cell office:value-type="float" office:value="18900">
                <text:p>18900</text:p>
              </table:table-cell>
              <table:table-cell office:value-type="float" office:value="0.9995987272">
                <text:p>0.99959872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397.422719586">
                <text:p>12397.422719586</text:p>
              </table:table-cell>
              <table:table-cell office:value-type="float" office:value="0.946023446123851">
                <text:p>0.946023446123851</text:p>
              </table:table-cell>
              <table:table-cell office:value-type="float" office:value="19000">
                <text:p>19000</text:p>
              </table:table-cell>
              <table:table-cell office:value-type="float" office:value="0.9996189912">
                <text:p>0.99961899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443.6766148112">
                <text:p>12443.6766148112</text:p>
              </table:table-cell>
              <table:table-cell office:value-type="float" office:value="0.948532622874314">
                <text:p>0.948532622874314</text:p>
              </table:table-cell>
              <table:table-cell office:value-type="float" office:value="19100">
                <text:p>19100</text:p>
              </table:table-cell>
              <table:table-cell office:value-type="float" office:value="0.9996380512">
                <text:p>0.99963805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490.429384051">
                <text:p>12490.429384051</text:p>
              </table:table-cell>
              <table:table-cell office:value-type="float" office:value="0.950945290330979">
                <text:p>0.950945290330979</text:p>
              </table:table-cell>
              <table:table-cell office:value-type="float" office:value="19200">
                <text:p>19200</text:p>
              </table:table-cell>
              <table:table-cell office:value-type="float" office:value="0.9996559886">
                <text:p>0.99965598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537.6753185347">
                <text:p>12537.6753185347</text:p>
              </table:table-cell>
              <table:table-cell office:value-type="float" office:value="0.95326312971755">
                <text:p>0.95326312971755</text:p>
              </table:table-cell>
              <table:table-cell office:value-type="float" office:value="19300">
                <text:p>19300</text:p>
              </table:table-cell>
              <table:table-cell office:value-type="float" office:value="0.9996728786">
                <text:p>0.99967287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585.4078908339">
                <text:p>12585.4078908339</text:p>
              </table:table-cell>
              <table:table-cell office:value-type="float" office:value="0.955487950365485">
                <text:p>0.955487950365485</text:p>
              </table:table-cell>
              <table:table-cell office:value-type="float" office:value="19400">
                <text:p>19400</text:p>
              </table:table-cell>
              <table:table-cell office:value-type="float" office:value="0.9996887908">
                <text:p>0.99968879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633.6197978816">
                <text:p>12633.6197978816</text:p>
              </table:table-cell>
              <table:table-cell office:value-type="float" office:value="0.957621681316252">
                <text:p>0.957621681316252</text:p>
              </table:table-cell>
              <table:table-cell office:value-type="float" office:value="19500">
                <text:p>19500</text:p>
              </table:table-cell>
              <table:table-cell office:value-type="float" office:value="0.9997037897">
                <text:p>0.99970378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682.3030013214">
                <text:p>12682.3030013214</text:p>
              </table:table-cell>
              <table:table-cell office:value-type="float" office:value="0.959666361552621">
                <text:p>0.959666361552621</text:p>
              </table:table-cell>
              <table:table-cell office:value-type="float" office:value="19600">
                <text:p>19600</text:p>
              </table:table-cell>
              <table:table-cell office:value-type="float" office:value="0.9997179351">
                <text:p>0.99971793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731.4487770665">
                <text:p>12731.4487770665</text:p>
              </table:table-cell>
              <table:table-cell office:value-type="float" office:value="0.961624129734529">
                <text:p>0.961624129734529</text:p>
              </table:table-cell>
              <table:table-cell office:value-type="float" office:value="19700">
                <text:p>19700</text:p>
              </table:table-cell>
              <table:table-cell office:value-type="float" office:value="0.9997312823">
                <text:p>0.99973128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781.0477685236">
                <text:p>12781.0477685236</text:p>
              </table:table-cell>
              <table:table-cell office:value-type="float" office:value="0.96349721329169">
                <text:p>0.96349721329169</text:p>
              </table:table-cell>
              <table:table-cell office:value-type="float" office:value="19800">
                <text:p>19800</text:p>
              </table:table-cell>
              <table:table-cell office:value-type="float" office:value="0.9997438827">
                <text:p>0.99974388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831.0900442638">
                <text:p>12831.0900442638</text:p>
              </table:table-cell>
              <table:table-cell office:value-type="float" office:value="0.965287917102642">
                <text:p>0.965287917102642</text:p>
              </table:table-cell>
              <table:table-cell office:value-type="float" office:value="19900">
                <text:p>19900</text:p>
              </table:table-cell>
              <table:table-cell office:value-type="float" office:value="0.9997557839">
                <text:p>0.99975578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881.5651547827">
                <text:p>12881.5651547827</text:p>
              </table:table-cell>
              <table:table-cell office:value-type="float" office:value="0.966998611724828">
                <text:p>0.966998611724828</text:p>
              </table:table-cell>
              <table:table-cell office:value-type="float" office:value="20000">
                <text:p>20000</text:p>
              </table:table-cell>
              <table:table-cell office:value-type="float" office:value="0.9997670304">
                <text:p>0.99976703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932.4621987004">
                <text:p>12932.4621987004</text:p>
              </table:table-cell>
              <table:table-cell office:value-type="float" office:value="0.968631721801714">
                <text:p>0.96863172180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983.769882884">
                <text:p>12983.769882884</text:p>
              </table:table-cell>
              <table:table-cell office:value-type="float" office:value="0.970189714172335">
                <text:p>0.970189714172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035.476586497">
                <text:p>13035.476586497</text:p>
              </table:table-cell>
              <table:table-cell office:value-type="float" office:value="0.971675086291246">
                <text:p>0.97167508629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087.5704239377">
                <text:p>13087.5704239377</text:p>
              </table:table-cell>
              <table:table-cell office:value-type="float" office:value="0.973090354906917">
                <text:p>0.973090354906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140.0393066318">
                <text:p>13140.0393066318</text:p>
              </table:table-cell>
              <table:table-cell office:value-type="float" office:value="0.974438045148613">
                <text:p>0.974438045148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192.8710030189">
                <text:p>13192.8710030189</text:p>
              </table:table-cell>
              <table:table-cell office:value-type="float" office:value="0.975720680126537">
                <text:p>0.975720680126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246.0531961453">
                <text:p>13246.0531961453</text:p>
              </table:table-cell>
              <table:table-cell office:value-type="float" office:value="0.976940771133948">
                <text:p>0.97694077113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299.573538363">
                <text:p>13299.573538363</text:p>
              </table:table-cell>
              <table:table-cell office:value-type="float" office:value="0.978100808523134">
                <text:p>0.97810080852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353.4197027224">
                <text:p>13353.4197027224</text:p>
              </table:table-cell>
              <table:table-cell office:value-type="float" office:value="0.979203253310223">
                <text:p>0.979203253310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407.5794311607">
                <text:p>13407.5794311607</text:p>
              </table:table-cell>
              <table:table-cell office:value-type="float" office:value="0.980250529556671">
                <text:p>0.980250529556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462.0405766742">
                <text:p>13462.0405766742</text:p>
              </table:table-cell>
              <table:table-cell office:value-type="float" office:value="0.98124501749268">
                <text:p>0.9812450174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516.7911457897">
                <text:p>13516.7911457897</text:p>
              </table:table-cell>
              <table:table-cell office:value-type="float" office:value="0.982189047536044">
                <text:p>0.982189047536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571.8193326022">
                <text:p>13571.8193326022</text:p>
              </table:table-cell>
              <table:table-cell office:value-type="float" office:value="0.98308489500479">
                <text:p>0.9830848950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627.1135508876">
                <text:p>13627.1135508876</text:p>
              </table:table-cell>
              <table:table-cell office:value-type="float" office:value="0.983934775656233">
                <text:p>0.983934775656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682.6624617334">
                <text:p>13682.6624617334</text:p>
              </table:table-cell>
              <table:table-cell office:value-type="float" office:value="0.984740841965437">
                <text:p>0.984740841965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738.4549972364">
                <text:p>13738.4549972364</text:p>
              </table:table-cell>
              <table:table-cell office:value-type="float" office:value="0.985505180118606">
                <text:p>0.985505180118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794.4803804191">
                <text:p>13794.4803804191</text:p>
              </table:table-cell>
              <table:table-cell office:value-type="float" office:value="0.986229807680339">
                <text:p>0.986229807680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850.7281412743">
                <text:p>13850.7281412743</text:p>
              </table:table-cell>
              <table:table-cell office:value-type="float" office:value="0.986916671884964">
                <text:p>0.986916671884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907.1881308745">
                <text:p>13907.1881308745</text:p>
              </table:table-cell>
              <table:table-cell office:value-type="float" office:value="0.987567648526897">
                <text:p>0.987567648526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963.8505294307">
                <text:p>13963.8505294307</text:p>
              </table:table-cell>
              <table:table-cell office:value-type="float" office:value="0.988184541337427">
                <text:p>0.988184541337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020.7058544253">
                <text:p>14020.7058544253</text:p>
              </table:table-cell>
              <table:table-cell office:value-type="float" office:value="0.988769081880007">
                <text:p>0.98876908188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077.7449646157">
                <text:p>14077.7449646157</text:p>
              </table:table-cell>
              <table:table-cell office:value-type="float" office:value="0.989322929848266">
                <text:p>0.989322929848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134.9590619714">
                <text:p>14134.9590619714</text:p>
              </table:table-cell>
              <table:table-cell office:value-type="float" office:value="0.989847673742755">
                <text:p>0.989847673742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192.3396914931">
                <text:p>14192.3396914931</text:p>
              </table:table-cell>
              <table:table-cell office:value-type="float" office:value="0.99034483187345">
                <text:p>0.99034483187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249.8787391595">
                <text:p>14249.8787391595</text:p>
              </table:table-cell>
              <table:table-cell office:value-type="float" office:value="0.990815853641962">
                <text:p>0.99081585364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307.568428239">
                <text:p>14307.568428239</text:p>
              </table:table-cell>
              <table:table-cell office:value-type="float" office:value="0.991262121060143">
                <text:p>0.99126212106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365.4013141886">
                <text:p>14365.4013141886</text:p>
              </table:table-cell>
              <table:table-cell office:value-type="float" office:value="0.991684950464896">
                <text:p>0.991684950464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423.3702783492">
                <text:p>14423.3702783492</text:p>
              </table:table-cell>
              <table:table-cell office:value-type="float" office:value="0.992085594392151">
                <text:p>0.99208559439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481.4685206325">
                <text:p>14481.4685206325</text:p>
              </table:table-cell>
              <table:table-cell office:value-type="float" office:value="0.992465243576307">
                <text:p>0.992465243576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539.6895513759">
                <text:p>14539.6895513759</text:p>
              </table:table-cell>
              <table:table-cell office:value-type="float" office:value="0.992825029044704">
                <text:p>0.992825029044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598.0271825309">
                <text:p>14598.0271825309</text:p>
              </table:table-cell>
              <table:table-cell office:value-type="float" office:value="0.993166024279914">
                <text:p>0.993166024279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656.475518328">
                <text:p>14656.475518328</text:p>
              </table:table-cell>
              <table:table-cell office:value-type="float" office:value="0.993489247425714">
                <text:p>0.99348924742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715.0289454181">
                <text:p>14715.0289454181</text:p>
              </table:table-cell>
              <table:table-cell office:value-type="float" office:value="0.993795663514791">
                <text:p>0.99379566351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773.682123433">
                <text:p>14773.682123433</text:p>
              </table:table-cell>
              <table:table-cell office:value-type="float" office:value="0.994086186704714">
                <text:p>0.994086186704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832.4299739589">
                <text:p>14832.4299739589</text:p>
              </table:table-cell>
              <table:table-cell office:value-type="float" office:value="0.994361682493583">
                <text:p>0.994361682493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891.2676708805">
                <text:p>14891.2676708805</text:p>
              </table:table-cell>
              <table:table-cell office:value-type="float" office:value="0.994622969919388">
                <text:p>0.994622969919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950.1906299807">
                <text:p>14950.1906299807</text:p>
              </table:table-cell>
              <table:table-cell office:value-type="float" office:value="0.994870823718246">
                <text:p>0.994870823718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009.1944987577">
                <text:p>15009.1944987577</text:p>
              </table:table-cell>
              <table:table-cell office:value-type="float" office:value="0.995105976437735">
                <text:p>0.995105976437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068.2751463638">
                <text:p>15068.2751463638</text:p>
              </table:table-cell>
              <table:table-cell office:value-type="float" office:value="0.995329120496755">
                <text:p>0.995329120496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127.4286537134">
                <text:p>15127.4286537134</text:p>
              </table:table-cell>
              <table:table-cell office:value-type="float" office:value="0.995540910185861">
                <text:p>0.995540910185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186.6513037994">
                <text:p>15186.6513037994</text:p>
              </table:table-cell>
              <table:table-cell office:value-type="float" office:value="0.995741963603419">
                <text:p>0.99574196360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245.939572251">
                <text:p>15245.939572251</text:p>
              </table:table-cell>
              <table:table-cell office:value-type="float" office:value="0.995932864524113">
                <text:p>0.995932864524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305.2901180712">
                <text:p>15305.2901180712</text:p>
              </table:table-cell>
              <table:table-cell office:value-type="float" office:value="0.996114164197107">
                <text:p>0.996114164197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364.6997750934">
                <text:p>15364.6997750934</text:p>
              </table:table-cell>
              <table:table-cell office:value-type="float" office:value="0.996286383074196">
                <text:p>0.996286383074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424.1655428522">
                <text:p>15424.1655428522</text:p>
              </table:table-cell>
              <table:table-cell office:value-type="float" office:value="0.996450012462563">
                <text:p>0.996450012462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483.6845786707">
                <text:p>15483.6845786707</text:p>
              </table:table-cell>
              <table:table-cell office:value-type="float" office:value="0.99660551610848">
                <text:p>0.9966055161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543.2541895995">
                <text:p>15543.2541895995</text:p>
              </table:table-cell>
              <table:table-cell office:value-type="float" office:value="0.996753331707546">
                <text:p>0.996753331707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602.8718247702">
                <text:p>15602.8718247702</text:p>
              </table:table-cell>
              <table:table-cell office:value-type="float" office:value="0.996893872344435">
                <text:p>0.996893872344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662.5350680686">
                <text:p>15662.5350680686</text:p>
              </table:table-cell>
              <table:table-cell office:value-type="float" office:value="0.997027527863187">
                <text:p>0.997027527863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722.2416311256">
                <text:p>15722.2416311256</text:p>
              </table:table-cell>
              <table:table-cell office:value-type="float" office:value="0.997154666169666">
                <text:p>0.997154666169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781.989346621">
                <text:p>15781.989346621</text:p>
              </table:table-cell>
              <table:table-cell office:value-type="float" office:value="0.997275634468102">
                <text:p>0.99727563446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841.7761618388">
                <text:p>15841.7761618388</text:p>
              </table:table-cell>
              <table:table-cell office:value-type="float" office:value="0.997390760433669">
                <text:p>0.997390760433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901.6001328152">
                <text:p>15901.6001328152</text:p>
              </table:table-cell>
              <table:table-cell office:value-type="float" office:value="0.997500353324088">
                <text:p>0.997500353324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961.459418182">
                <text:p>15961.459418182</text:p>
              </table:table-cell>
              <table:table-cell office:value-type="float" office:value="0.997604705030589">
                <text:p>0.997604705030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021.3522739069">
                <text:p>16021.3522739069</text:p>
              </table:table-cell>
              <table:table-cell office:value-type="float" office:value="0.997704091073334">
                <text:p>0.99770409107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081.2770479947">
                <text:p>16081.2770479947</text:p>
              </table:table-cell>
              <table:table-cell office:value-type="float" office:value="0.997798771541612">
                <text:p>0.99779877154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141.2321755185">
                <text:p>16141.2321755185</text:p>
              </table:table-cell>
              <table:table-cell office:value-type="float" office:value="0.997888991982079">
                <text:p>0.99788899198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201.2161739059">
                <text:p>16201.2161739059</text:p>
              </table:table-cell>
              <table:table-cell office:value-type="float" office:value="0.997974984237308">
                <text:p>0.997974984237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261.2276384702">
                <text:p>16261.2276384702</text:p>
              </table:table-cell>
              <table:table-cell office:value-type="float" office:value="0.998056967237014">
                <text:p>0.998056967237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321.2652381772">
                <text:p>16321.2652381772</text:p>
              </table:table-cell>
              <table:table-cell office:value-type="float" office:value="0.998135147744281">
                <text:p>0.998135147744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381.3277115964">
                <text:p>16381.3277115964</text:p>
              </table:table-cell>
              <table:table-cell office:value-type="float" office:value="0.998209721059004">
                <text:p>0.998209721059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441.4138632665">
                <text:p>16441.4138632665</text:p>
              </table:table-cell>
              <table:table-cell office:value-type="float" office:value="0.998280871681097">
                <text:p>0.99828087168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501.5225598581">
                <text:p>16501.5225598581</text:p>
              </table:table-cell>
              <table:table-cell office:value-type="float" office:value="0.998348773934725">
                <text:p>0.998348773934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561.6527269475">
                <text:p>16561.6527269475</text:p>
              </table:table-cell>
              <table:table-cell office:value-type="float" office:value="0.998413592556809">
                <text:p>0.998413592556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621.8033457631">
                <text:p>16621.8033457631</text:p>
              </table:table-cell>
              <table:table-cell office:value-type="float" office:value="0.99847548325087">
                <text:p>0.99847548325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681.9734501503">
                <text:p>16681.9734501503</text:p>
              </table:table-cell>
              <table:table-cell office:value-type="float" office:value="0.998534593208485">
                <text:p>0.998534593208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742.1621237045">
                <text:p>16742.1621237045</text:p>
              </table:table-cell>
              <table:table-cell office:value-type="float" office:value="0.998591061600095">
                <text:p>0.99859106160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802.3684970626">
                <text:p>16802.3684970626</text:p>
              </table:table-cell>
              <table:table-cell office:value-type="float" office:value="0.998645020036916">
                <text:p>0.99864502003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862.5917453433">
                <text:p>16862.5917453433</text:p>
              </table:table-cell>
              <table:table-cell office:value-type="float" office:value="0.998696593005593">
                <text:p>0.998696593005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922.8310857045">
                <text:p>16922.8310857045</text:p>
              </table:table-cell>
              <table:table-cell office:value-type="float" office:value="0.998745898277131">
                <text:p>0.998745898277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983.085775173">
                <text:p>16983.085775173</text:p>
              </table:table-cell>
              <table:table-cell office:value-type="float" office:value="0.998793047291779">
                <text:p>0.99879304729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043.355108317">
                <text:p>17043.355108317</text:p>
              </table:table-cell>
              <table:table-cell office:value-type="float" office:value="0.998838145520843">
                <text:p>0.998838145520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103.6384153309">
                <text:p>17103.6384153309</text:p>
              </table:table-cell>
              <table:table-cell office:value-type="float" office:value="0.998881292807351">
                <text:p>0.998881292807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163.9350600846">
                <text:p>17163.9350600846</text:p>
              </table:table-cell>
              <table:table-cell office:value-type="float" office:value="0.998922583686388">
                <text:p>0.99892258368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224.2444383104">
                <text:p>17224.2444383104</text:p>
              </table:table-cell>
              <table:table-cell office:value-type="float" office:value="0.998962107686493">
                <text:p>0.998962107686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284.565975892">
                <text:p>17284.565975892</text:p>
              </table:table-cell>
              <table:table-cell office:value-type="float" office:value="0.998999949613198">
                <text:p>0.998999949613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344.8991272491">
                <text:p>17344.8991272491</text:p>
              </table:table-cell>
              <table:table-cell office:value-type="float" office:value="0.999036189815793">
                <text:p>0.99903618981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405.2433738121">
                <text:p>17405.2433738121</text:p>
              </table:table-cell>
              <table:table-cell office:value-type="float" office:value="0.999070904438325">
                <text:p>0.99907090443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465.598222563">
                <text:p>17465.598222563</text:p>
              </table:table-cell>
              <table:table-cell office:value-type="float" office:value="0.999104165655744">
                <text:p>0.99910416565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525.9632047582">
                <text:p>17525.9632047582</text:p>
              </table:table-cell>
              <table:table-cell office:value-type="float" office:value="0.999136041896199">
                <text:p>0.999136041896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586.3378745189">
                <text:p>17586.3378745189</text:p>
              </table:table-cell>
              <table:table-cell office:value-type="float" office:value="0.999166598050097">
                <text:p>0.999166598050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646.7218077061">
                <text:p>17646.7218077061</text:p>
              </table:table-cell>
              <table:table-cell office:value-type="float" office:value="0.999195895667005">
                <text:p>0.99919589566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707.1146007546">
                <text:p>17707.1146007546</text:p>
              </table:table-cell>
              <table:table-cell office:value-type="float" office:value="0.999223993140924">
                <text:p>0.99922399314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767.5158695927">
                <text:p>17767.5158695927</text:p>
              </table:table-cell>
              <table:table-cell office:value-type="float" office:value="0.999250945884723">
                <text:p>0.999250945884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827.9252486219">
                <text:p>17827.9252486219</text:p>
              </table:table-cell>
              <table:table-cell office:value-type="float" office:value="0.999276806494368">
                <text:p>0.99927680649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888.342389753">
                <text:p>17888.342389753</text:p>
              </table:table-cell>
              <table:table-cell office:value-type="float" office:value="0.99930162490357">
                <text:p>0.99930162490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948.7669614962">
                <text:p>17948.7669614962</text:p>
              </table:table-cell>
              <table:table-cell office:value-type="float" office:value="0.999325448529429">
                <text:p>0.999325448529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009.1986481009">
                <text:p>18009.1986481009</text:p>
              </table:table-cell>
              <table:table-cell office:value-type="float" office:value="0.999348322409628">
                <text:p>0.99934832240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069.6371487291">
                <text:p>18069.6371487291</text:p>
              </table:table-cell>
              <table:table-cell office:value-type="float" office:value="0.999370289331661">
                <text:p>0.99937028933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130.0821767448">
                <text:p>18130.0821767448</text:p>
              </table:table-cell>
              <table:table-cell office:value-type="float" office:value="0.99939138995463">
                <text:p>0.99939138995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190.5334589001">
                <text:p>18190.5334589001</text:p>
              </table:table-cell>
              <table:table-cell office:value-type="float" office:value="0.999411662923968">
                <text:p>0.999411662923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250.9907347098">
                <text:p>18250.9907347098</text:p>
              </table:table-cell>
              <table:table-cell office:value-type="float" office:value="0.999431144979622">
                <text:p>0.999431144979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311.4537557867">
                <text:p>18311.4537557867</text:p>
              </table:table-cell>
              <table:table-cell office:value-type="float" office:value="0.999449871058014">
                <text:p>0.999449871058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371.9222852288">
                <text:p>18371.9222852288</text:p>
              </table:table-cell>
              <table:table-cell office:value-type="float" office:value="0.999467874388177">
                <text:p>0.999467874388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432.3960970393">
                <text:p>18432.3960970393</text:p>
              </table:table-cell>
              <table:table-cell office:value-type="float" office:value="0.999485186582424">
                <text:p>0.99948518658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492.8749755776">
                <text:p>18492.8749755776</text:p>
              </table:table-cell>
              <table:table-cell office:value-type="float" office:value="0.999501837721856">
                <text:p>0.99950183772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553.3587150407">
                <text:p>18553.3587150407</text:p>
              </table:table-cell>
              <table:table-cell office:value-type="float" office:value="0.999517856437048">
                <text:p>0.99951785643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613.847118972">
                <text:p>18613.847118972</text:p>
              </table:table-cell>
              <table:table-cell office:value-type="float" office:value="0.99953326998416">
                <text:p>0.99953326998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674.3399997865">
                <text:p>18674.3399997865</text:p>
              </table:table-cell>
              <table:table-cell office:value-type="float" office:value="0.999548104316787">
                <text:p>0.999548104316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734.8371783725">
                <text:p>18734.8371783725</text:p>
              </table:table-cell>
              <table:table-cell office:value-type="float" office:value="0.999562384153782">
                <text:p>0.999562384153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795.338483611">
                <text:p>18795.338483611</text:p>
              </table:table-cell>
              <table:table-cell office:value-type="float" office:value="0.999576133043264">
                <text:p>0.99957613304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855.8437520255">
                <text:p>18855.8437520255</text:p>
              </table:table-cell>
              <table:table-cell office:value-type="float" office:value="0.999589373423097">
                <text:p>0.999589373423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916.3528273971">
                <text:p>18916.3528273971</text:p>
              </table:table-cell>
              <table:table-cell office:value-type="float" office:value="0.99960212667799">
                <text:p>0.99960212667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976.865560411">
                <text:p>18976.865560411</text:p>
              </table:table-cell>
              <table:table-cell office:value-type="float" office:value="0.999614413193452">
                <text:p>0.999614413193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037.3818083211">
                <text:p>19037.3818083211</text:p>
              </table:table-cell>
              <table:table-cell office:value-type="float" office:value="0.999626252406765">
                <text:p>0.999626252406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097.9014346326">
                <text:p>19097.9014346326</text:p>
              </table:table-cell>
              <table:table-cell office:value-type="float" office:value="0.999637662855167">
                <text:p>0.999637662855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158.4243088012">
                <text:p>19158.4243088012</text:p>
              </table:table-cell>
              <table:table-cell office:value-type="float" office:value="0.999648662221396">
                <text:p>0.99964866222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218.9503059475">
                <text:p>19218.9503059475</text:p>
              </table:table-cell>
              <table:table-cell office:value-type="float" office:value="0.999659267376749">
                <text:p>0.999659267376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279.4793065867">
                <text:p>19279.4793065867</text:p>
              </table:table-cell>
              <table:table-cell office:value-type="float" office:value="0.999669494421806">
                <text:p>0.99966949442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340.0111963649">
                <text:p>19340.0111963649</text:p>
              </table:table-cell>
              <table:table-cell office:value-type="float" office:value="0.999679358724947">
                <text:p>0.999679358724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400.545865845">
                <text:p>19400.545865845</text:p>
              </table:table-cell>
              <table:table-cell office:value-type="float" office:value="0.999688874958799">
                <text:p>0.999688874958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461.0832102308">
                <text:p>19461.0832102308</text:p>
              </table:table-cell>
              <table:table-cell office:value-type="float" office:value="0.999698057134719">
                <text:p>0.999698057134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521.6231291791">
                <text:p>19521.6231291791</text:p>
              </table:table-cell>
              <table:table-cell office:value-type="float" office:value="0.999706918635431">
                <text:p>0.999706918635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582.1655265836">
                <text:p>19582.1655265836</text:p>
              </table:table-cell>
              <table:table-cell office:value-type="float" office:value="0.999715472245931">
                <text:p>0.999715472245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642.7103103775">
                <text:p>19642.7103103775</text:p>
              </table:table-cell>
              <table:table-cell office:value-type="float" office:value="0.999723730182739">
                <text:p>0.999723730182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703.2573923465">
                <text:p>19703.2573923465</text:p>
              </table:table-cell>
              <table:table-cell office:value-type="float" office:value="0.99973170412162">
                <text:p>0.9997317041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763.8066879504">
                <text:p>19763.8066879504</text:p>
              </table:table-cell>
              <table:table-cell office:value-type="float" office:value="0.999739405223824">
                <text:p>0.99973940522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824.3581161547">
                <text:p>19824.3581161547</text:p>
              </table:table-cell>
              <table:table-cell office:value-type="float" office:value="0.999746844160963">
                <text:p>0.999746844160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884.9115992695">
                <text:p>19884.9115992695</text:p>
              </table:table-cell>
              <table:table-cell office:value-type="float" office:value="0.999754031138579">
                <text:p>0.99975403113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945.4670627974">
                <text:p>19945.4670627974</text:p>
              </table:table-cell>
              <table:table-cell office:value-type="float" office:value="0.999760975918489">
                <text:p>0.999760975918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006.0244352828">
                <text:p>20006.0244352828</text:p>
              </table:table-cell>
              <table:table-cell office:value-type="float" office:value="0.999767687839968">
                <text:p>0.999767687839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066.5836481961">
                <text:p>20066.5836481961</text:p>
              </table:table-cell>
              <table:table-cell office:value-type="float" office:value="0.999774175839833">
                <text:p>0.999774175839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127.1446357692">
                <text:p>20127.1446357692</text:p>
              </table:table-cell>
              <table:table-cell office:value-type="float" office:value="0.9997804484715">
                <text:p>0.999780448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187.7073348938">
                <text:p>20187.7073348938</text:p>
              </table:table-cell>
              <table:table-cell office:value-type="float" office:value="0.999786513923054">
                <text:p>0.99978651392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248.2716849966">
                <text:p>20248.2716849966</text:p>
              </table:table-cell>
              <table:table-cell office:value-type="float" office:value="0.999792380034406">
                <text:p>0.999792380034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308.8376279273">
                <text:p>20308.8376279273</text:p>
              </table:table-cell>
              <table:table-cell office:value-type="float" office:value="0.999798054313565">
                <text:p>0.99979805431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369.4051078506">
                <text:p>20369.4051078506</text:p>
              </table:table-cell>
              <table:table-cell office:value-type="float" office:value="0.999803543952097">
                <text:p>0.99980354395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429.9740711444">
                <text:p>20429.9740711444</text:p>
              </table:table-cell>
              <table:table-cell office:value-type="float" office:value="0.99980885583979">
                <text:p>0.99980885583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490.5444663027">
                <text:p>20490.5444663027</text:p>
              </table:table-cell>
              <table:table-cell office:value-type="float" office:value="0.999813996578592">
                <text:p>0.99981399657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551.1162438427">
                <text:p>20551.1162438427</text:p>
              </table:table-cell>
              <table:table-cell office:value-type="float" office:value="0.999818972495846">
                <text:p>0.999818972495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611.6893562172">
                <text:p>20611.6893562172</text:p>
              </table:table-cell>
              <table:table-cell office:value-type="float" office:value="0.99982378965686">
                <text:p>0.99982378965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672.2637577302">
                <text:p>20672.2637577302</text:p>
              </table:table-cell>
              <table:table-cell office:value-type="float" office:value="0.999828453876858">
                <text:p>0.999828453876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732.8394044533">
                <text:p>20732.8394044533</text:p>
              </table:table-cell>
              <table:table-cell office:value-type="float" office:value="0.999832970732341">
                <text:p>0.999832970732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793.4162541652">
                <text:p>20793.4162541652</text:p>
              </table:table-cell>
              <table:table-cell office:value-type="float" office:value="0.999837345571873">
                <text:p>0.99983734557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853.9942662551">
                <text:p>20853.9942662551</text:p>
              </table:table-cell>
              <table:table-cell office:value-type="float" office:value="0.999841583526358">
                <text:p>0.999841583526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914.5734016697">
                <text:p>20914.5734016697</text:p>
              </table:table-cell>
              <table:table-cell office:value-type="float" office:value="0.999845689518791">
                <text:p>0.99984568951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975.1536228431">
                <text:p>20975.1536228431</text:p>
              </table:table-cell>
              <table:table-cell office:value-type="float" office:value="0.999849668273556">
                <text:p>0.999849668273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035.7348936341">
                <text:p>21035.7348936341</text:p>
              </table:table-cell>
              <table:table-cell office:value-type="float" office:value="0.999853524325251">
                <text:p>0.999853524325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096.3171792658">
                <text:p>21096.3171792658</text:p>
              </table:table-cell>
              <table:table-cell office:value-type="float" office:value="0.999857262027104">
                <text:p>0.999857262027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156.9004462687">
                <text:p>21156.9004462687</text:p>
              </table:table-cell>
              <table:table-cell office:value-type="float" office:value="0.999860885558967">
                <text:p>0.999860885558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217.484662426">
                <text:p>21217.484662426</text:p>
              </table:table-cell>
              <table:table-cell office:value-type="float" office:value="0.999864398934941">
                <text:p>0.999864398934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